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text-line-through-style="solid"/>
    </style:style>
    <style:style style:name="T2_2" style:family="text">
      <style:text-properties style:text-line-through-style="solid"/>
    </style:style>
    <style:style style:name="T2_3" style:family="text">
      <style:text-properties style:text-line-through-style="solid"/>
    </style:style>
    <style:style style:name="T2_4" style:family="text">
      <style:text-properties style:text-line-through-style="solid"/>
    </style:style>
    <style:style style:name="T2_5" style:family="text">
      <style:text-properties style:text-line-through-style="solid"/>
    </style:style>
    <style:style style:name="T2_6" style:family="text">
      <style:text-properties style:text-line-through-style="solid"/>
    </style:style>
    <style:style style:name="T2_7" style:family="text">
      <style:text-properties style:text-line-through-style="solid"/>
    </style:style>
    <style:style style:name="T2_8" style:family="text">
      <style:text-properties style:text-line-through-style="solid"/>
    </style:style>
    <style:style style:name="T2_9" style:family="text">
      <style:text-properties style:text-line-through-style="solid"/>
    </style:style>
    <style:style style:name="T2_10" style:family="text">
      <style:text-properties style:text-line-through-style="solid"/>
    </style:style>
    <style:style style:name="T2_11" style:family="text">
      <style:text-properties style:text-line-through-style="solid"/>
    </style:style>
    <style:style style:name="T2_12" style:family="text">
      <style:text-properties style:text-line-through-style="solid"/>
    </style:style>
    <style:style style:name="T2_13" style:family="text">
      <style:text-properties style:text-line-through-style="solid"/>
    </style:style>
    <style:style style:name="T2_14" style:family="text">
      <style:text-properties style:text-line-through-style="solid"/>
    </style:style>
    <style:style style:name="T2_15" style:family="text">
      <style:text-properties style:text-line-through-style="solid"/>
    </style:style>
    <style:style style:name="T2_16" style:family="text">
      <style:text-properties style:text-line-through-style="solid"/>
    </style:style>
    <style:style style:name="T2_17" style:family="text">
      <style:text-properties style:text-line-through-style="solid"/>
    </style:style>
    <style:style style:name="T2_18" style:family="text">
      <style:text-properties style:text-line-through-style="solid"/>
    </style:style>
    <style:style style:name="T2_19" style:family="text">
      <style:text-properties style:text-line-through-style="solid"/>
    </style:style>
    <style:style style:name="T2_20" style:family="text">
      <style:text-properties style:text-line-through-style="solid"/>
    </style:style>
    <style:style style:name="T2_21" style:family="text">
      <style:text-properties style:text-line-through-style="solid"/>
    </style:style>
    <style:style style:name="T2_22" style:family="text">
      <style:text-properties style:text-line-through-style="solid"/>
    </style:style>
    <style:style style:name="T2_23" style:family="text">
      <style:text-properties style:text-line-through-style="solid"/>
    </style:style>
    <style:style style:name="T2_24" style:family="text">
      <style:text-properties style:text-line-through-style="solid"/>
    </style:style>
    <style:style style:name="T2_25" style:family="text">
      <style:text-properties style:text-line-through-style="solid"/>
    </style:style>
    <style:style style:name="T2_26" style:family="text">
      <style:text-properties style:text-line-through-style="solid"/>
    </style:style>
    <style:style style:name="T2_27" style:family="text">
      <style:text-properties style:text-line-through-style="solid"/>
    </style:style>
    <style:style style:name="T2_28" style:family="text">
      <style:text-properties style:text-line-through-style="solid"/>
    </style:style>
    <style:style style:name="T2_29" style:family="text">
      <style:text-properties style:text-line-through-style="solid"/>
    </style:style>
    <style:style style:name="T2_30" style:family="text">
      <style:text-properties style:text-line-through-style="solid"/>
    </style:style>
    <style:style style:name="T2_31" style:family="text">
      <style:text-properties style:text-line-through-style="solid"/>
    </style:style>
    <style:style style:name="T2_32" style:family="text">
      <style:text-properties style:text-line-through-style="solid"/>
    </style:style>
    <style:style style:name="T2_33" style:family="text">
      <style:text-properties style:text-line-through-style="solid"/>
    </style:style>
    <style:style style:name="T2_34" style:family="text">
      <style:text-properties style:text-line-through-style="solid"/>
    </style:style>
    <style:style style:name="T2_35" style:family="text">
      <style:text-properties style:text-line-through-style="solid"/>
    </style:style>
    <style:style style:name="T2_36" style:family="text">
      <style:text-properties style:text-line-through-style="solid"/>
    </style:style>
    <style:style style:name="T2_37" style:family="text">
      <style:text-properties style:text-line-through-style="solid"/>
    </style:style>
    <style:style style:name="T2_38" style:family="text">
      <style:text-properties style:text-line-through-style="solid"/>
    </style:style>
    <style:style style:name="T2_39" style:family="text">
      <style:text-properties style:text-line-through-style="solid"/>
    </style:style>
    <style:style style:name="T2_40" style:family="text">
      <style:text-properties style:text-line-through-style="solid"/>
    </style:style>
    <style:style style:name="T2_41" style:family="text">
      <style:text-properties style:text-line-through-style="solid"/>
    </style:style>
    <style:style style:name="T2_42" style:family="text">
      <style:text-properties style:text-line-through-style="solid"/>
    </style:style>
    <style:style style:name="T2_43" style:family="text">
      <style:text-properties style:text-line-through-style="solid"/>
    </style:style>
    <style:style style:name="T2_44" style:family="text">
      <style:text-properties style:text-line-through-style="solid"/>
    </style:style>
    <style:style style:name="T2_45" style:family="text">
      <style:text-properties style:text-line-through-style="solid"/>
    </style:style>
    <style:style style:name="T2_46" style:family="text">
      <style:text-properties style:text-line-through-style="solid"/>
    </style:style>
    <style:style style:name="T2_47" style:family="text">
      <style:text-properties style:text-line-through-style="solid"/>
    </style:style>
    <style:style style:name="T2_48" style:family="text">
      <style:text-properties style:text-line-through-style="solid"/>
    </style:style>
    <style:style style:name="T2_49" style:family="text">
      <style:text-properties style:text-line-through-style="solid"/>
    </style:style>
    <style:style style:name="T2_50" style:family="text">
      <style:text-properties style:text-line-through-style="solid"/>
    </style:style>
    <style:style style:name="T2_51" style:family="text">
      <style:text-properties style:text-line-through-style="solid"/>
    </style:style>
    <style:style style:name="T2_52" style:family="text">
      <style:text-properties style:text-line-through-style="solid"/>
    </style:style>
    <style:style style:name="T2_53" style:family="text">
      <style:text-properties style:text-line-through-style="solid"/>
    </style:style>
    <style:style style:name="T2_54" style:family="text">
      <style:text-properties style:text-line-through-style="solid"/>
    </style:style>
    <style:style style:name="T2_55" style:family="text">
      <style:text-properties style:text-line-through-style="solid"/>
    </style:style>
    <style:style style:name="T2_56" style:family="text">
      <style:text-properties style:text-line-through-style="solid"/>
    </style:style>
    <style:style style:name="T2_57" style:family="text">
      <style:text-properties style:text-line-through-style="solid"/>
    </style:style>
    <style:style style:name="T2_58" style:family="text">
      <style:text-properties style:text-line-through-style="solid"/>
    </style:style>
    <style:style style:name="T2_59" style:family="text">
      <style:text-properties style:text-line-through-style="solid"/>
    </style:style>
    <style:style style:name="T2_60" style:family="text">
      <style:text-properties style:text-line-through-style="solid"/>
    </style:style>
    <style:style style:name="T2_61" style:family="text">
      <style:text-properties style:text-line-through-style="solid"/>
    </style:style>
    <style:style style:name="T2_62" style:family="text">
      <style:text-properties style:text-line-through-style="solid"/>
    </style:style>
    <style:style style:name="T2_63" style:family="text">
      <style:text-properties style:text-line-through-style="solid"/>
    </style:style>
    <style:style style:name="T2_64" style:family="text">
      <style:text-properties style:text-line-through-style="solid"/>
    </style:style>
    <style:style style:name="T2_65" style:family="text">
      <style:text-properties style:text-line-through-style="solid"/>
    </style:style>
    <style:style style:name="T2_66" style:family="text">
      <style:text-properties style:text-line-through-style="solid"/>
    </style:style>
    <style:style style:name="T2_67" style:family="text">
      <style:text-properties style:text-line-through-style="solid"/>
    </style:style>
    <style:style style:name="T2_68" style:family="text">
      <style:text-properties style:text-line-through-style="solid"/>
    </style:style>
    <style:style style:name="T2_69" style:family="text">
      <style:text-properties style:text-line-through-style="solid"/>
    </style:style>
    <style:style style:name="T2_70" style:family="text">
      <style:text-properties style:text-line-through-style="solid"/>
    </style:style>
    <style:style style:name="T2_71" style:family="text">
      <style:text-properties style:text-line-through-style="solid"/>
    </style:style>
    <style:style style:name="T2_72" style:family="text">
      <style:text-properties style:text-line-through-style="solid"/>
    </style:style>
    <style:style style:name="T2_73" style:family="text">
      <style:text-properties style:text-line-through-style="solid"/>
    </style:style>
    <style:style style:name="T2_74" style:family="text">
      <style:text-properties style:text-line-through-style="solid"/>
    </style:style>
    <style:style style:name="T2_75" style:family="text">
      <style:text-properties style:text-line-through-style="solid"/>
    </style:style>
    <style:style style:name="T2_76" style:family="text">
      <style:text-properties style:text-line-through-style="solid"/>
    </style:style>
    <style:style style:name="T2_77" style:family="text">
      <style:text-properties style:text-line-through-style="solid"/>
    </style:style>
    <style:style style:name="T2_78" style:family="text">
      <style:text-properties style:text-line-through-style="solid"/>
    </style:style>
    <style:style style:name="T2_79" style:family="text">
      <style:text-properties style:text-line-through-style="solid"/>
    </style:style>
    <style:style style:name="T2_80" style:family="text">
      <style:text-properties style:text-line-through-style="solid"/>
    </style:style>
    <style:style style:name="T2_81" style:family="text">
      <style:text-properties style:text-line-through-style="solid"/>
    </style:style>
    <style:style style:name="T2_82" style:family="text">
      <style:text-properties style:text-line-through-style="solid"/>
    </style:style>
    <style:style style:name="T2_83" style:family="text">
      <style:text-properties style:text-line-through-style="solid"/>
    </style:style>
    <style:style style:name="T2_84" style:family="text">
      <style:text-properties style:text-line-through-style="solid"/>
    </style:style>
    <style:style style:name="T2_85" style:family="text">
      <style:text-properties style:text-line-through-style="solid"/>
    </style:style>
    <style:style style:name="T2_86" style:family="text">
      <style:text-properties style:text-line-through-style="solid"/>
    </style:style>
    <style:style style:name="T2_87" style:family="text">
      <style:text-properties style:text-line-through-style="solid"/>
    </style:style>
    <style:style style:name="T2_88" style:family="text">
      <style:text-properties style:text-line-through-style="solid"/>
    </style:style>
    <style:style style:name="T2_89" style:family="text">
      <style:text-properties style:text-line-through-style="solid"/>
    </style:style>
    <style:style style:name="T2_90" style:family="text">
      <style:text-properties style:text-line-through-style="solid"/>
    </style:style>
    <style:style style:name="T2_91" style:family="text">
      <style:text-properties style:text-line-through-style="solid"/>
    </style:style>
    <style:style style:name="T2_92" style:family="text">
      <style:text-properties style:text-line-through-style="solid"/>
    </style:style>
    <style:style style:name="T2_93" style:family="text">
      <style:text-properties style:text-line-through-style="solid"/>
    </style:style>
    <style:style style:name="T2_94" style:family="text">
      <style:text-properties style:text-line-through-style="solid"/>
    </style:style>
    <style:style style:name="T2_95" style:family="text">
      <style:text-properties style:text-line-through-style="solid"/>
    </style:style>
    <style:style style:name="T2_96" style:family="text">
      <style:text-properties style:text-line-through-style="solid"/>
    </style:style>
    <style:style style:name="T2_97" style:family="text">
      <style:text-properties style:text-line-through-style="solid"/>
    </style:style>
    <style:style style:name="T2_98" style:family="text">
      <style:text-properties style:text-line-through-style="solid"/>
    </style:style>
    <style:style style:name="T2_99" style:family="text">
      <style:text-properties style:text-line-through-style="solid"/>
    </style:style>
    <style:style style:name="T2_100" style:family="text">
      <style:text-properties style:text-line-through-style="solid"/>
    </style:style>
    <style:style style:name="T2_101" style:family="text">
      <style:text-properties style:text-line-through-style="solid"/>
    </style:style>
    <style:style style:name="T2_102" style:family="text">
      <style:text-properties style:text-line-through-style="solid"/>
    </style:style>
    <style:style style:name="T2_103" style:family="text">
      <style:text-properties style:text-line-through-style="solid"/>
    </style:style>
    <style:style style:name="T2_104" style:family="text">
      <style:text-properties style:text-line-through-style="solid"/>
    </style:style>
    <style:style style:name="T2_105" style:family="text">
      <style:text-properties style:text-line-through-style="solid"/>
    </style:style>
    <style:style style:name="T2_106" style:family="text">
      <style:text-properties style:text-line-through-style="solid"/>
    </style:style>
    <style:style style:name="T2_107" style:family="text">
      <style:text-properties style:text-line-through-style="solid"/>
    </style:style>
    <style:style style:name="T2_108" style:family="text">
      <style:text-properties style:text-line-through-style="solid"/>
    </style:style>
    <style:style style:name="T2_109" style:family="text">
      <style:text-properties style:text-line-through-style="solid"/>
    </style:style>
    <style:style style:name="T2_110" style:family="text">
      <style:text-properties style:text-line-through-style="solid"/>
    </style:style>
    <style:style style:name="T2_111" style:family="text">
      <style:text-properties style:text-line-through-style="solid"/>
    </style:style>
    <style:style style:name="T2_112" style:family="text">
      <style:text-properties style:text-line-through-style="solid"/>
    </style:style>
    <style:style style:name="T2_113" style:family="text">
      <style:text-properties style:text-line-through-style="solid"/>
    </style:style>
    <style:style style:name="T2_114" style:family="text">
      <style:text-properties style:text-line-through-style="solid"/>
    </style:style>
    <style:style style:name="T2_115" style:family="text">
      <style:text-properties style:text-line-through-style="solid"/>
    </style:style>
    <style:style style:name="T2_116" style:family="text">
      <style:text-properties style:text-line-through-style="solid"/>
    </style:style>
    <style:style style:name="T2_117" style:family="text">
      <style:text-properties style:text-line-through-style="solid"/>
    </style:style>
    <style:style style:name="T2_118" style:family="text">
      <style:text-properties style:text-line-through-style="solid"/>
    </style:style>
    <style:style style:name="T2_119" style:family="text">
      <style:text-properties style:text-line-through-style="solid"/>
    </style:style>
    <style:style style:name="T2_120" style:family="text">
      <style:text-properties style:text-line-through-style="solid"/>
    </style:style>
    <style:style style:name="T2_121" style:family="text">
      <style:text-properties style:text-line-through-style="solid"/>
    </style:style>
    <style:style style:name="T2_122" style:family="text">
      <style:text-properties style:text-line-through-style="solid"/>
    </style:style>
    <style:style style:name="T2_123" style:family="text">
      <style:text-properties style:text-line-through-style="solid"/>
    </style:style>
    <style:style style:name="T2_124" style:family="text">
      <style:text-properties style:text-line-through-style="solid"/>
    </style:style>
    <style:style style:name="T2_125" style:family="text">
      <style:text-properties style:text-line-through-style="solid"/>
    </style:style>
    <style:style style:name="T2_126" style:family="text">
      <style:text-properties style:text-line-through-style="solid"/>
    </style:style>
    <style:style style:name="T2_127" style:family="text">
      <style:text-properties style:text-line-through-style="solid"/>
    </style:style>
    <style:style style:name="T2_128" style:family="text">
      <style:text-properties style:text-line-through-style="solid"/>
    </style:style>
    <style:style style:name="T2_129" style:family="text">
      <style:text-properties style:text-line-through-style="solid"/>
    </style:style>
    <style:style style:name="T2_130" style:family="text">
      <style:text-properties style:text-line-through-style="solid"/>
    </style:style>
    <style:style style:name="T2_131" style:family="text">
      <style:text-properties style:text-line-through-style="solid"/>
    </style:style>
    <style:style style:name="T2_132" style:family="text">
      <style:text-properties style:text-line-through-style="solid"/>
    </style:style>
    <style:style style:name="T2_133" style:family="text">
      <style:text-properties style:text-line-through-style="solid"/>
    </style:style>
    <style:style style:name="T2_134" style:family="text">
      <style:text-properties style:text-line-through-style="solid"/>
    </style:style>
    <style:style style:name="T2_135" style:family="text">
      <style:text-properties style:text-line-through-style="solid"/>
    </style:style>
    <style:style style:name="T2_136" style:family="text">
      <style:text-properties style:text-line-through-style="solid"/>
    </style:style>
    <style:style style:name="T2_137" style:family="text">
      <style:text-properties style:text-line-through-style="solid"/>
    </style:style>
    <style:style style:name="T2_138" style:family="text">
      <style:text-properties style:text-line-through-style="solid"/>
    </style:style>
    <style:style style:name="T2_139" style:family="text">
      <style:text-properties style:text-line-through-style="solid"/>
    </style:style>
    <style:style style:name="T2_140" style:family="text">
      <style:text-properties style:text-line-through-style="solid"/>
    </style:style>
    <style:style style:name="T2_141" style:family="text">
      <style:text-properties style:text-line-through-style="solid"/>
    </style:style>
    <style:style style:name="T2_142" style:family="text">
      <style:text-properties style:text-line-through-style="solid"/>
    </style:style>
    <style:style style:name="T2_143" style:family="text">
      <style:text-properties style:text-line-through-style="solid"/>
    </style:style>
    <style:style style:name="T2_144" style:family="text">
      <style:text-properties style:text-line-through-style="solid"/>
    </style:style>
    <style:style style:name="T2_145" style:family="text">
      <style:text-properties style:text-line-through-style="solid"/>
    </style:style>
    <style:style style:name="T2_146" style:family="text">
      <style:text-properties style:text-line-through-style="solid"/>
    </style:style>
    <style:style style:name="T2_147" style:family="text">
      <style:text-properties style:text-line-through-style="solid"/>
    </style:style>
    <style:style style:name="T2_148" style:family="text">
      <style:text-properties style:text-line-through-style="solid"/>
    </style:style>
    <style:style style:name="T2_149" style:family="text">
      <style:text-properties style:text-line-through-style="solid"/>
    </style:style>
    <style:style style:name="T2_150" style:family="text">
      <style:text-properties style:text-line-through-style="solid"/>
    </style:style>
    <style:style style:name="T2_151" style:family="text">
      <style:text-properties style:text-line-through-style="solid"/>
    </style:style>
    <style:style style:name="T2_152" style:family="text">
      <style:text-properties style:text-line-through-style="solid"/>
    </style:style>
    <style:style style:name="T2_153" style:family="text">
      <style:text-properties style:text-line-through-style="solid"/>
    </style:style>
    <style:style style:name="T2_154" style:family="text">
      <style:text-properties style:text-line-through-style="solid"/>
    </style:style>
    <style:style style:name="T2_155" style:family="text">
      <style:text-properties style:text-line-through-style="solid"/>
    </style:style>
    <style:style style:name="T2_156" style:family="text">
      <style:text-properties style:text-line-through-style="solid"/>
    </style:style>
    <style:style style:name="T2_157" style:family="text">
      <style:text-properties style:text-line-through-style="solid"/>
    </style:style>
    <style:style style:name="T2_158" style:family="text">
      <style:text-properties style:text-line-through-style="solid"/>
    </style:style>
    <style:style style:name="T2_159" style:family="text">
      <style:text-properties style:text-line-through-style="solid"/>
    </style:style>
    <style:style style:name="T2_160" style:family="text">
      <style:text-properties style:text-line-through-style="solid"/>
    </style:style>
    <style:style style:name="T2_161" style:family="text">
      <style:text-properties style:text-line-through-style="solid"/>
    </style:style>
    <style:style style:name="T2_162" style:family="text">
      <style:text-properties style:text-line-through-style="solid"/>
    </style:style>
    <style:style style:name="T2_163" style:family="text">
      <style:text-properties style:text-line-through-style="solid"/>
    </style:style>
    <style:style style:name="T2_164" style:family="text">
      <style:text-properties style:text-line-through-style="solid"/>
    </style:style>
    <style:style style:name="T2_165" style:family="text">
      <style:text-properties style:text-line-through-style="solid"/>
    </style:style>
    <style:style style:name="T2_166" style:family="text">
      <style:text-properties style:text-line-through-style="solid"/>
    </style:style>
    <style:style style:name="T2_167" style:family="text">
      <style:text-properties style:text-line-through-style="solid"/>
    </style:style>
    <style:style style:name="T2_168" style:family="text">
      <style:text-properties style:text-line-through-style="solid"/>
    </style:style>
    <style:style style:name="T2_169" style:family="text">
      <style:text-properties style:text-line-through-style="solid"/>
    </style:style>
    <style:style style:name="T2_170" style:family="text">
      <style:text-properties style:text-line-through-style="solid"/>
    </style:style>
    <style:style style:name="T2_171" style:family="text">
      <style:text-properties style:text-line-through-style="solid"/>
    </style:style>
    <style:style style:name="T2_172" style:family="text">
      <style:text-properties style:text-line-through-style="solid"/>
    </style:style>
    <style:style style:name="T2_173" style:family="text">
      <style:text-properties style:text-line-through-style="solid"/>
    </style:style>
    <style:style style:name="T2_174" style:family="text">
      <style:text-properties style:text-line-through-style="solid"/>
    </style:style>
    <style:style style:name="T2_175" style:family="text">
      <style:text-properties style:text-line-through-style="solid"/>
    </style:style>
    <style:style style:name="T2_176" style:family="text">
      <style:text-properties style:text-line-through-style="solid"/>
    </style:style>
    <style:style style:name="T2_177" style:family="text">
      <style:text-properties style:text-line-through-style="solid"/>
    </style:style>
    <style:style style:name="T2_178" style:family="text">
      <style:text-properties style:text-line-through-style="solid"/>
    </style:style>
    <style:style style:name="T2_179" style:family="text">
      <style:text-properties style:text-line-through-style="solid"/>
    </style:style>
    <style:style style:name="T2_180" style:family="text">
      <style:text-properties style:text-line-through-style="solid"/>
    </style:style>
    <style:style style:name="T2_181" style:family="text">
      <style:text-properties style:text-line-through-style="solid"/>
    </style:style>
    <style:style style:name="T2_182" style:family="text">
      <style:text-properties style:text-line-through-style="solid"/>
    </style:style>
    <style:style style:name="T2_183" style:family="text">
      <style:text-properties style:text-line-through-style="solid"/>
    </style:style>
    <style:style style:name="T2_184" style:family="text">
      <style:text-properties style:text-line-through-style="solid"/>
    </style:style>
    <style:style style:name="T2_185" style:family="text">
      <style:text-properties style:text-line-through-style="solid"/>
    </style:style>
    <style:style style:name="T2_186" style:family="text">
      <style:text-properties style:text-line-through-style="solid"/>
    </style:style>
    <style:style style:name="T2_187" style:family="text">
      <style:text-properties style:text-line-through-style="solid"/>
    </style:style>
    <style:style style:name="T2_188" style:family="text">
      <style:text-properties style:text-line-through-style="solid"/>
    </style:style>
    <style:style style:name="T2_189" style:family="text">
      <style:text-properties style:text-line-through-style="solid"/>
    </style:style>
    <style:style style:name="T2_190" style:family="text">
      <style:text-properties style:text-line-through-style="solid"/>
    </style:style>
    <style:style style:name="T2_191" style:family="text">
      <style:text-properties style:text-line-through-style="solid"/>
    </style:style>
    <style:style style:name="T2_192" style:family="text">
      <style:text-properties style:text-line-through-style="solid"/>
    </style:style>
    <style:style style:name="T2_193" style:family="text">
      <style:text-properties style:text-line-through-style="solid"/>
    </style:style>
    <style:style style:name="T2_194" style:family="text">
      <style:text-properties style:text-line-through-style="solid"/>
    </style:style>
    <style:style style:name="T2_195" style:family="text">
      <style:text-properties style:text-line-through-style="solid"/>
    </style:style>
    <style:style style:name="T2_196" style:family="text">
      <style:text-properties style:text-line-through-style="solid"/>
    </style:style>
    <style:style style:name="T2_197" style:family="text">
      <style:text-properties style:text-line-through-style="solid"/>
    </style:style>
    <style:style style:name="T2_198" style:family="text">
      <style:text-properties style:text-line-through-style="solid"/>
    </style:style>
    <style:style style:name="T2_199" style:family="text">
      <style:text-properties style:text-line-through-style="solid"/>
    </style:style>
    <style:style style:name="T2_200" style:family="text">
      <style:text-properties style:text-line-through-style="solid"/>
    </style:style>
    <style:style style:name="T2_201" style:family="text">
      <style:text-properties style:text-line-through-style="solid"/>
    </style:style>
    <style:style style:name="T2_202" style:family="text">
      <style:text-properties style:text-line-through-style="solid"/>
    </style:style>
    <style:style style:name="T2_203" style:family="text">
      <style:text-properties style:text-line-through-style="solid"/>
    </style:style>
    <style:style style:name="T2_204" style:family="text">
      <style:text-properties style:text-line-through-style="solid"/>
    </style:style>
    <style:style style:name="T2_205" style:family="text">
      <style:text-properties style:text-line-through-style="solid"/>
    </style:style>
    <style:style style:name="T2_206" style:family="text">
      <style:text-properties style:text-line-through-style="solid"/>
    </style:style>
    <style:style style:name="T2_207" style:family="text">
      <style:text-properties style:text-line-through-style="solid"/>
    </style:style>
    <style:style style:name="T2_208" style:family="text">
      <style:text-properties style:text-line-through-style="solid"/>
    </style:style>
    <style:style style:name="T2_209" style:family="text">
      <style:text-properties style:text-line-through-style="solid"/>
    </style:style>
    <style:style style:name="T2_210" style:family="text">
      <style:text-properties style:text-line-through-style="solid"/>
    </style:style>
    <style:style style:name="T2_211" style:family="text">
      <style:text-properties style:text-line-through-style="solid"/>
    </style:style>
    <style:style style:name="T2_212" style:family="text">
      <style:text-properties style:text-line-through-style="solid"/>
    </style:style>
    <style:style style:name="T2_213" style:family="text">
      <style:text-properties style:text-line-through-style="solid"/>
    </style:style>
    <style:style style:name="T2_214" style:family="text">
      <style:text-properties style:text-line-through-style="solid"/>
    </style:style>
    <style:style style:name="T2_215" style:family="text">
      <style:text-properties style:text-line-through-style="solid"/>
    </style:style>
    <style:style style:name="T2_216" style:family="text">
      <style:text-properties style:text-line-through-style="solid"/>
    </style:style>
    <style:style style:name="T2_217" style:family="text">
      <style:text-properties style:text-line-through-style="solid"/>
    </style:style>
    <style:style style:name="T2_218" style:family="text">
      <style:text-properties style:text-line-through-style="solid"/>
    </style:style>
    <style:style style:name="T2_219" style:family="text">
      <style:text-properties style:text-line-through-style="solid"/>
    </style:style>
    <style:style style:name="T2_220" style:family="text">
      <style:text-properties style:text-line-through-style="solid"/>
    </style:style>
    <style:style style:name="T2_221" style:family="text">
      <style:text-properties style:text-line-through-style="solid"/>
    </style:style>
    <style:style style:name="T2_222" style:family="text">
      <style:text-properties style:text-line-through-style="solid"/>
    </style:style>
    <style:style style:name="T2_223" style:family="text">
      <style:text-properties style:text-line-through-style="solid"/>
    </style:style>
    <style:style style:name="T2_224" style:family="text">
      <style:text-properties style:text-line-through-style="solid"/>
    </style:style>
    <style:style style:name="T2_225" style:family="text">
      <style:text-properties style:text-line-through-style="solid"/>
    </style:style>
    <style:style style:name="T2_226" style:family="text">
      <style:text-properties style:text-line-through-style="solid"/>
    </style:style>
    <style:style style:name="T2_227" style:family="text">
      <style:text-properties style:text-line-through-style="solid"/>
    </style:style>
    <style:style style:name="T2_228" style:family="text">
      <style:text-properties style:text-line-through-style="solid"/>
    </style:style>
    <style:style style:name="T2_229" style:family="text">
      <style:text-properties style:text-line-through-style="solid"/>
    </style:style>
    <style:style style:name="T2_230" style:family="text">
      <style:text-properties style:text-line-through-style="solid"/>
    </style:style>
    <style:style style:name="T2_231" style:family="text">
      <style:text-properties style:text-line-through-style="solid"/>
    </style:style>
    <style:style style:name="T2_232" style:family="text">
      <style:text-properties style:text-line-through-style="soli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line-through-style="solid"/>
    </style:style>
    <style:style style:name="T3_2" style:family="text">
      <style:text-properties style:text-line-through-style="solid"/>
    </style:style>
    <style:style style:name="T3_3" style:family="text">
      <style:text-properties style:text-line-through-style="solid"/>
    </style:style>
    <style:style style:name="T3_4" style:family="text">
      <style:text-properties style:text-line-through-style="solid"/>
    </style:style>
    <style:style style:name="T3_5" style:family="text">
      <style:text-properties style:text-line-through-style="solid"/>
    </style:style>
    <style:style style:name="T3_6" style:family="text">
      <style:text-properties style:text-line-through-style="solid"/>
    </style:style>
    <style:style style:name="T3_7" style:family="text">
      <style:text-properties style:text-line-through-style="solid"/>
    </style:style>
    <style:style style:name="T3_8" style:family="text">
      <style:text-properties style:text-line-through-style="solid"/>
    </style:style>
    <style:style style:name="T3_9" style:family="text">
      <style:text-properties style:text-line-through-style="solid"/>
    </style:style>
    <style:style style:name="T3_10" style:family="text">
      <style:text-properties style:text-line-through-style="solid"/>
    </style:style>
    <style:style style:name="T3_11" style:family="text">
      <style:text-properties style:text-line-through-style="solid"/>
    </style:style>
    <style:style style:name="T3_12" style:family="text">
      <style:text-properties style:text-line-through-style="soli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text-line-through-style="solid"/>
    </style:style>
    <style:style style:name="T4_2" style:family="text">
      <style:text-properties style:text-line-through-style="solid"/>
    </style:style>
    <style:style style:name="T4_3" style:family="text">
      <style:text-properties style:text-line-through-style="solid"/>
    </style:style>
    <style:style style:name="T4_4" style:family="text">
      <style:text-properties style:text-line-through-style="solid"/>
    </style:style>
    <style:style style:name="T4_5" style:family="text">
      <style:text-properties style:text-line-through-style="solid"/>
    </style:style>
    <style:style style:name="T4_6" style:family="text">
      <style:text-properties style:text-line-through-style="solid"/>
    </style:style>
    <style:style style:name="T4_7" style:family="text">
      <style:text-properties style:text-line-through-style="solid"/>
    </style:style>
    <style:style style:name="T4_8" style:family="text">
      <style:text-properties style:text-line-through-style="solid"/>
    </style:style>
    <style:style style:name="T4_9" style:family="text">
      <style:text-properties style:text-line-through-style="solid"/>
    </style:style>
    <style:style style:name="T4_10" style:family="text">
      <style:text-properties style:text-line-through-style="solid"/>
    </style:style>
    <style:style style:name="T4_11" style:family="text">
      <style:text-properties style:text-line-through-style="solid"/>
    </style:style>
    <style:style style:name="T4_12" style:family="text">
      <style:text-properties style:text-line-through-style="solid"/>
    </style:style>
    <style:style style:name="T4_13" style:family="text">
      <style:text-properties style:text-line-through-style="solid"/>
    </style:style>
    <style:style style:name="T4_14" style:family="text">
      <style:text-properties style:text-line-through-style="solid"/>
    </style:style>
    <style:style style:name="T4_15" style:family="text">
      <style:text-properties style:text-line-through-style="solid"/>
    </style:style>
    <style:style style:name="T4_16" style:family="text">
      <style:text-properties style:text-line-through-style="solid"/>
    </style:style>
    <style:style style:name="T4_17" style:family="text">
      <style:text-properties style:text-line-through-style="solid"/>
    </style:style>
    <style:style style:name="T4_18" style:family="text">
      <style:text-properties style:text-line-through-style="solid"/>
    </style:style>
    <style:style style:name="T4_19" style:family="text">
      <style:text-properties style:text-line-through-style="solid"/>
    </style:style>
    <style:style style:name="T4_20" style:family="text">
      <style:text-properties style:text-line-through-style="solid"/>
    </style:style>
    <style:style style:name="T4_21" style:family="text">
      <style:text-properties style:text-line-through-style="solid"/>
    </style:style>
    <style:style style:name="T4_22" style:family="text">
      <style:text-properties style:text-line-through-style="solid"/>
    </style:style>
    <style:style style:name="T4_23" style:family="text">
      <style:text-properties style:text-line-through-style="solid"/>
    </style:style>
    <style:style style:name="T4_24" style:family="text">
      <style:text-properties style:text-line-through-style="solid"/>
    </style:style>
    <style:style style:name="T4_25" style:family="text">
      <style:text-properties style:text-line-through-style="solid"/>
    </style:style>
    <style:style style:name="T4_26" style:family="text">
      <style:text-properties style:text-line-through-style="solid"/>
    </style:style>
    <style:style style:name="T4_27" style:family="text">
      <style:text-properties style:text-line-through-style="solid"/>
    </style:style>
    <style:style style:name="T4_28" style:family="text">
      <style:text-properties style:text-line-through-style="solid"/>
    </style:style>
    <style:style style:name="T4_29" style:family="text">
      <style:text-properties style:text-line-through-style="solid"/>
    </style:style>
    <style:style style:name="T4_30" style:family="text">
      <style:text-properties style:text-line-through-style="solid"/>
    </style:style>
    <style:style style:name="T4_31" style:family="text">
      <style:text-properties style:text-line-through-style="solid"/>
    </style:style>
    <style:style style:name="T4_32" style:family="text">
      <style:text-properties style:text-line-through-style="solid"/>
    </style:style>
    <style:style style:name="T4_33" style:family="text">
      <style:text-properties style:text-line-through-style="solid"/>
    </style:style>
    <style:style style:name="T4_34" style:family="text">
      <style:text-properties style:text-line-through-style="solid"/>
    </style:style>
    <style:style style:name="T4_35" style:family="text">
      <style:text-properties style:text-line-through-style="solid"/>
    </style:style>
    <style:style style:name="T4_36" style:family="text">
      <style:text-properties style:text-line-through-style="solid"/>
    </style:style>
    <style:style style:name="T4_37" style:family="text">
      <style:text-properties style:text-line-through-style="solid"/>
    </style:style>
    <style:style style:name="T4_38" style:family="text">
      <style:text-properties style:text-line-through-style="solid"/>
    </style:style>
    <style:style style:name="T4_39" style:family="text">
      <style:text-properties style:text-line-through-style="solid"/>
    </style:style>
    <style:style style:name="T4_40" style:family="text">
      <style:text-properties style:text-line-through-style="solid"/>
    </style:style>
    <style:style style:name="T4_41" style:family="text">
      <style:text-properties style:text-line-through-style="solid"/>
    </style:style>
    <style:style style:name="T4_42" style:family="text">
      <style:text-properties style:text-line-through-style="solid"/>
    </style:style>
    <style:style style:name="T4_43" style:family="text">
      <style:text-properties style:text-line-through-style="solid"/>
    </style:style>
    <style:style style:name="T4_44" style:family="text">
      <style:text-properties style:text-line-through-style="solid"/>
    </style:style>
    <style:style style:name="T4_45" style:family="text">
      <style:text-properties style:text-line-through-style="solid"/>
    </style:style>
    <style:style style:name="T4_46" style:family="text">
      <style:text-properties style:text-line-through-style="solid"/>
    </style:style>
    <style:style style:name="T4_47" style:family="text">
      <style:text-properties style:text-line-through-style="solid"/>
    </style:style>
    <style:style style:name="T4_48" style:family="text">
      <style:text-properties style:text-line-through-style="solid"/>
    </style:style>
    <style:style style:name="T4_49" style:family="text">
      <style:text-properties style:text-line-through-style="solid"/>
    </style:style>
    <style:style style:name="T4_50" style:family="text">
      <style:text-properties style:text-line-through-style="solid"/>
    </style:style>
    <style:style style:name="T4_51" style:family="text">
      <style:text-properties style:text-line-through-style="solid"/>
    </style:style>
    <style:style style:name="T4_52" style:family="text">
      <style:text-properties style:text-line-through-style="solid"/>
    </style:style>
    <style:style style:name="T4_53" style:family="text">
      <style:text-properties style:text-line-through-style="solid"/>
    </style:style>
    <style:style style:name="T4_54" style:family="text">
      <style:text-properties style:text-line-through-style="solid"/>
    </style:style>
    <style:style style:name="T4_55" style:family="text">
      <style:text-properties style:text-line-through-style="solid"/>
    </style:style>
    <style:style style:name="T4_56" style:family="text">
      <style:text-properties style:text-line-through-style="solid"/>
    </style:style>
    <style:style style:name="T4_57" style:family="text">
      <style:text-properties style:text-line-through-style="solid"/>
    </style:style>
    <style:style style:name="T4_58" style:family="text">
      <style:text-properties style:text-line-through-style="solid"/>
    </style:style>
    <style:style style:name="T4_59" style:family="text">
      <style:text-properties style:text-line-through-style="solid"/>
    </style:style>
    <style:style style:name="T4_60" style:family="text">
      <style:text-properties style:text-line-through-style="solid"/>
    </style:style>
    <style:style style:name="T4_61" style:family="text">
      <style:text-properties style:text-line-through-style="solid"/>
    </style:style>
    <style:style style:name="T4_62" style:family="text">
      <style:text-properties style:text-line-through-style="solid"/>
    </style:style>
    <style:style style:name="T4_63" style:family="text">
      <style:text-properties style:text-line-through-style="solid"/>
    </style:style>
    <style:style style:name="T4_64" style:family="text">
      <style:text-properties style:text-line-through-style="solid"/>
    </style:style>
    <style:style style:name="T4_65" style:family="text">
      <style:text-properties style:text-line-through-style="solid"/>
    </style:style>
    <style:style style:name="T4_66" style:family="text">
      <style:text-properties style:text-line-through-style="solid"/>
    </style:style>
    <style:style style:name="T4_67" style:family="text">
      <style:text-properties style:text-line-through-style="solid"/>
    </style:style>
    <style:style style:name="T4_68" style:family="text">
      <style:text-properties style:text-line-through-style="solid"/>
    </style:style>
    <style:style style:name="T4_69" style:family="text">
      <style:text-properties style:text-line-through-style="solid"/>
    </style:style>
    <style:style style:name="T4_70" style:family="text">
      <style:text-properties style:text-line-through-style="solid"/>
    </style:style>
    <style:style style:name="T4_71" style:family="text">
      <style:text-properties style:text-line-through-style="solid"/>
    </style:style>
    <style:style style:name="T4_72" style:family="text">
      <style:text-properties style:text-line-through-style="solid"/>
    </style:style>
    <style:style style:name="T4_73" style:family="text">
      <style:text-properties style:text-line-through-style="solid"/>
    </style:style>
    <style:style style:name="T4_74" style:family="text">
      <style:text-properties style:text-line-through-style="solid"/>
    </style:style>
    <style:style style:name="T4_75" style:family="text">
      <style:text-properties style:text-line-through-style="solid"/>
    </style:style>
    <style:style style:name="T4_76" style:family="text">
      <style:text-properties style:text-line-through-style="soli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text-line-through-style="solid"/>
    </style:style>
    <style:style style:name="T5_2" style:family="text">
      <style:text-properties style:text-line-through-style="solid"/>
    </style:style>
    <style:style style:name="T5_3" style:family="text">
      <style:text-properties style:text-line-through-style="solid"/>
    </style:style>
    <style:style style:name="T5_4" style:family="text">
      <style:text-properties style:text-line-through-style="solid"/>
    </style:style>
    <style:style style:name="T5_5" style:family="text">
      <style:text-properties style:text-line-through-style="solid"/>
    </style:style>
    <style:style style:name="T5_6" style:family="text">
      <style:text-properties style:text-line-through-style="solid"/>
    </style:style>
    <style:style style:name="T5_7" style:family="text">
      <style:text-properties style:text-line-through-style="solid"/>
    </style:style>
    <style:style style:name="T5_8" style:family="text">
      <style:text-properties style:text-line-through-style="solid"/>
    </style:style>
    <style:style style:name="T5_9" style:family="text">
      <style:text-properties style:text-line-through-style="solid"/>
    </style:style>
    <style:style style:name="T5_10" style:family="text">
      <style:text-properties style:text-line-through-style="solid"/>
    </style:style>
    <style:style style:name="T5_11" style:family="text">
      <style:text-properties style:text-line-through-style="solid"/>
    </style:style>
    <style:style style:name="T5_12" style:family="text">
      <style:text-properties style:text-line-through-style="solid"/>
    </style:style>
    <style:style style:name="T5_13" style:family="text">
      <style:text-properties style:text-line-through-style="solid"/>
    </style:style>
    <style:style style:name="T5_14" style:family="text">
      <style:text-properties style:text-line-through-style="solid"/>
    </style:style>
    <style:style style:name="T5_15" style:family="text">
      <style:text-properties style:text-line-through-style="solid"/>
    </style:style>
    <style:style style:name="T5_16" style:family="text">
      <style:text-properties style:text-line-through-style="solid"/>
    </style:style>
    <style:style style:name="T5_17" style:family="text">
      <style:text-properties style:text-line-through-style="solid"/>
    </style:style>
    <style:style style:name="T5_18" style:family="text">
      <style:text-properties style:text-line-through-style="solid"/>
    </style:style>
    <style:style style:name="T5_19" style:family="text">
      <style:text-properties style:text-line-through-style="solid" fo:font-style="italic" style:font-style-asian="italic" style:font-style-complex="italic"/>
    </style:style>
    <style:style style:name="T5_20" style:family="text">
      <style:text-properties style:text-line-through-style="solid"/>
    </style:style>
    <style:style style:name="T5_21" style:family="text">
      <style:text-properties style:text-line-through-style="solid"/>
    </style:style>
    <style:style style:name="T5_22" style:family="text">
      <style:text-properties style:text-line-through-style="solid"/>
    </style:style>
    <style:style style:name="T5_23" style:family="text">
      <style:text-properties style:text-line-through-style="solid"/>
    </style:style>
    <style:style style:name="T5_24" style:family="text">
      <style:text-properties style:text-line-through-style="solid"/>
    </style:style>
    <style:style style:name="T5_25" style:family="text">
      <style:text-properties style:text-line-through-style="solid"/>
    </style:style>
    <style:style style:name="T5_26" style:family="text">
      <style:text-properties style:text-line-through-style="solid"/>
    </style:style>
    <style:style style:name="T5_27" style:family="text">
      <style:text-properties style:text-line-through-style="solid"/>
    </style:style>
    <style:style style:name="T5_28" style:family="text">
      <style:text-properties style:text-line-through-style="solid"/>
    </style:style>
    <style:style style:name="T5_29" style:family="text">
      <style:text-properties style:text-line-through-style="solid"/>
    </style:style>
    <style:style style:name="T5_30" style:family="text">
      <style:text-properties style:text-line-through-style="solid"/>
    </style:style>
    <style:style style:name="T5_31" style:family="text">
      <style:text-properties style:text-line-through-style="solid"/>
    </style:style>
    <style:style style:name="T5_32" style:family="text">
      <style:text-properties style:text-line-through-style="solid"/>
    </style:style>
    <style:style style:name="T5_33" style:family="text">
      <style:text-properties style:text-line-through-style="solid"/>
    </style:style>
    <style:style style:name="T5_34" style:family="text">
      <style:text-properties style:text-line-through-style="solid"/>
    </style:style>
    <style:style style:name="T5_35" style:family="text">
      <style:text-properties style:text-line-through-style="solid"/>
    </style:style>
    <style:style style:name="T5_36" style:family="text">
      <style:text-properties style:text-line-through-style="solid"/>
    </style:style>
    <style:style style:name="T5_37" style:family="text">
      <style:text-properties style:text-line-through-style="solid"/>
    </style:style>
    <style:style style:name="T5_38" style:family="text">
      <style:text-properties style:text-line-through-style="solid"/>
    </style:style>
    <style:style style:name="T5_39" style:family="text">
      <style:text-properties style:text-line-through-style="solid"/>
    </style:style>
    <style:style style:name="T5_40" style:family="text">
      <style:text-properties style:text-line-through-style="solid"/>
    </style:style>
    <style:style style:name="T5_41" style:family="text">
      <style:text-properties style:text-line-through-style="solid"/>
    </style:style>
    <style:style style:name="T5_42" style:family="text">
      <style:text-properties style:text-line-through-style="solid"/>
    </style:style>
    <style:style style:name="T5_43" style:family="text">
      <style:text-properties style:text-line-through-style="solid"/>
    </style:style>
    <style:style style:name="T5_44" style:family="text">
      <style:text-properties style:text-line-through-style="solid"/>
    </style:style>
    <style:style style:name="T5_45" style:family="text">
      <style:text-properties style:text-line-through-style="solid"/>
    </style:style>
    <style:style style:name="T5_46" style:family="text">
      <style:text-properties style:text-line-through-style="solid"/>
    </style:style>
    <style:style style:name="T5_47" style:family="text">
      <style:text-properties style:text-line-through-style="solid"/>
    </style:style>
    <style:style style:name="T5_48" style:family="text">
      <style:text-properties style:text-line-through-style="solid"/>
    </style:style>
    <style:style style:name="T5_49" style:family="text">
      <style:text-properties style:text-line-through-style="solid"/>
    </style:style>
    <style:style style:name="T5_50" style:family="text">
      <style:text-properties style:text-line-through-style="solid"/>
    </style:style>
    <style:style style:name="T5_51" style:family="text">
      <style:text-properties style:text-line-through-style="solid"/>
    </style:style>
    <style:style style:name="T5_52" style:family="text">
      <style:text-properties style:text-line-through-style="solid"/>
    </style:style>
    <style:style style:name="T5_53" style:family="text">
      <style:text-properties style:text-line-through-style="solid"/>
    </style:style>
    <style:style style:name="T5_54" style:family="text">
      <style:text-properties style:text-line-through-style="solid"/>
    </style:style>
    <style:style style:name="T5_55" style:family="text">
      <style:text-properties style:text-line-through-style="solid"/>
    </style:style>
    <style:style style:name="T5_56" style:family="text">
      <style:text-properties style:text-line-through-style="solid"/>
    </style:style>
    <style:style style:name="T5_57" style:family="text">
      <style:text-properties style:text-line-through-style="solid"/>
    </style:style>
    <style:style style:name="T5_58" style:family="text">
      <style:text-properties style:text-line-through-style="solid"/>
    </style:style>
    <style:style style:name="T5_59" style:family="text">
      <style:text-properties style:text-line-through-style="solid"/>
    </style:style>
    <style:style style:name="T5_60" style:family="text">
      <style:text-properties style:text-line-through-style="solid"/>
    </style:style>
    <style:style style:name="T5_61" style:family="text">
      <style:text-properties style:text-line-through-style="solid"/>
    </style:style>
    <style:style style:name="T5_62" style:family="text">
      <style:text-properties style:text-line-through-style="solid"/>
    </style:style>
    <style:style style:name="T5_63" style:family="text">
      <style:text-properties style:text-line-through-style="solid"/>
    </style:style>
    <style:style style:name="T5_64" style:family="text">
      <style:text-properties style:text-line-through-style="solid"/>
    </style:style>
    <style:style style:name="T5_65" style:family="text">
      <style:text-properties style:text-line-through-style="solid"/>
    </style:style>
    <style:style style:name="T5_66" style:family="text">
      <style:text-properties style:text-line-through-style="solid"/>
    </style:style>
    <style:style style:name="T5_67" style:family="text">
      <style:text-properties style:text-line-through-style="solid"/>
    </style:style>
    <style:style style:name="T5_68" style:family="text">
      <style:text-properties style:text-line-through-style="solid"/>
    </style:style>
    <style:style style:name="T5_69" style:family="text">
      <style:text-properties style:text-line-through-style="solid"/>
    </style:style>
    <style:style style:name="T5_70" style:family="text">
      <style:text-properties style:text-line-through-style="solid"/>
    </style:style>
    <style:style style:name="T5_71" style:family="text">
      <style:text-properties style:text-line-through-style="solid"/>
    </style:style>
    <style:style style:name="T5_72" style:family="text">
      <style:text-properties style:text-line-through-style="solid"/>
    </style:style>
    <style:style style:name="T5_73" style:family="text">
      <style:text-properties style:text-line-through-style="solid"/>
    </style:style>
    <style:style style:name="T5_74" style:family="text">
      <style:text-properties style:text-line-through-style="solid"/>
    </style:style>
    <style:style style:name="T5_75" style:family="text">
      <style:text-properties style:text-line-through-style="solid"/>
    </style:style>
    <style:style style:name="T5_76" style:family="text">
      <style:text-properties style:text-line-through-style="solid"/>
    </style:style>
    <style:style style:name="T5_77" style:family="text">
      <style:text-properties style:text-line-through-style="solid"/>
    </style:style>
    <style:style style:name="T5_78" style:family="text">
      <style:text-properties style:text-line-through-style="solid"/>
    </style:style>
    <style:style style:name="T5_79" style:family="text">
      <style:text-properties style:text-line-through-style="solid"/>
    </style:style>
    <style:style style:name="T5_80" style:family="text">
      <style:text-properties style:text-line-through-style="solid"/>
    </style:style>
    <style:style style:name="T5_81" style:family="text">
      <style:text-properties style:text-line-through-style="solid"/>
    </style:style>
    <style:style style:name="T5_82" style:family="text">
      <style:text-properties style:text-line-through-style="solid"/>
    </style:style>
    <style:style style:name="T5_83" style:family="text">
      <style:text-properties style:text-line-through-style="solid"/>
    </style:style>
    <style:style style:name="T5_84" style:family="text">
      <style:text-properties style:text-line-through-style="solid"/>
    </style:style>
    <style:style style:name="T5_85" style:family="text">
      <style:text-properties style:text-line-through-style="solid"/>
    </style:style>
    <style:style style:name="T5_86" style:family="text">
      <style:text-properties style:text-line-through-style="solid"/>
    </style:style>
    <style:style style:name="T5_87" style:family="text">
      <style:text-properties style:text-line-through-style="solid"/>
    </style:style>
    <style:style style:name="T5_88" style:family="text">
      <style:text-properties style:text-line-through-style="solid"/>
    </style:style>
    <style:style style:name="T5_89" style:family="text">
      <style:text-properties style:text-line-through-style="solid"/>
    </style:style>
    <style:style style:name="T5_90" style:family="text">
      <style:text-properties style:text-line-through-style="solid"/>
    </style:style>
    <style:style style:name="T5_91" style:family="text">
      <style:text-properties style:text-line-through-style="solid"/>
    </style:style>
    <style:style style:name="T5_92" style:family="text">
      <style:text-properties style:text-line-through-style="solid"/>
    </style:style>
    <style:style style:name="T5_93" style:family="text">
      <style:text-properties style:text-line-through-style="solid"/>
    </style:style>
    <style:style style:name="T5_94" style:family="text">
      <style:text-properties style:text-line-through-style="soli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text-line-through-style="solid"/>
    </style:style>
    <style:style style:name="T6_2" style:family="text">
      <style:text-properties style:text-line-through-style="solid"/>
    </style:style>
    <style:style style:name="T6_3" style:family="text">
      <style:text-properties style:text-line-through-style="solid"/>
    </style:style>
    <style:style style:name="T6_4" style:family="text">
      <style:text-properties style:text-line-through-style="solid"/>
    </style:style>
    <style:style style:name="T6_5" style:family="text">
      <style:text-properties style:text-line-through-style="solid"/>
    </style:style>
    <style:style style:name="T6_6" style:family="text">
      <style:text-properties style:text-line-through-style="solid"/>
    </style:style>
    <style:style style:name="T6_7" style:family="text">
      <style:text-properties style:text-line-through-style="solid"/>
    </style:style>
    <style:style style:name="T6_8" style:family="text">
      <style:text-properties style:text-line-through-style="solid"/>
    </style:style>
    <style:style style:name="T6_9" style:family="text">
      <style:text-properties style:text-line-through-style="solid"/>
    </style:style>
    <style:style style:name="T6_10" style:family="text">
      <style:text-properties style:text-line-through-style="solid"/>
    </style:style>
    <style:style style:name="T6_11" style:family="text">
      <style:text-properties style:text-line-through-style="solid"/>
    </style:style>
    <style:style style:name="T6_12" style:family="text">
      <style:text-properties style:text-line-through-style="solid"/>
    </style:style>
    <style:style style:name="T6_13" style:family="text">
      <style:text-properties style:text-line-through-style="solid"/>
    </style:style>
    <style:style style:name="T6_14" style:family="text">
      <style:text-properties style:text-line-through-style="solid"/>
    </style:style>
    <style:style style:name="T6_15" style:family="text">
      <style:text-properties style:text-line-through-style="solid"/>
    </style:style>
    <style:style style:name="T6_16" style:family="text">
      <style:text-properties style:text-line-through-style="solid"/>
    </style:style>
    <style:style style:name="T6_17" style:family="text">
      <style:text-properties style:text-line-through-style="solid"/>
    </style:style>
    <style:style style:name="T6_18" style:family="text">
      <style:text-properties style:text-line-through-style="solid"/>
    </style:style>
    <style:style style:name="T6_19" style:family="text">
      <style:text-properties style:text-line-through-style="solid"/>
    </style:style>
    <style:style style:name="T6_20" style:family="text">
      <style:text-properties style:text-line-through-style="solid"/>
    </style:style>
    <style:style style:name="T6_21" style:family="text">
      <style:text-properties style:text-line-through-style="solid"/>
    </style:style>
    <style:style style:name="T6_22" style:family="text">
      <style:text-properties style:text-line-through-style="solid"/>
    </style:style>
    <style:style style:name="T6_23" style:family="text">
      <style:text-properties style:text-line-through-style="solid"/>
    </style:style>
    <style:style style:name="T6_24" style:family="text">
      <style:text-properties style:text-line-through-style="solid"/>
    </style:style>
    <style:style style:name="T6_25" style:family="text">
      <style:text-properties style:text-line-through-style="solid"/>
    </style:style>
    <style:style style:name="T6_26" style:family="text">
      <style:text-properties style:text-line-through-style="solid"/>
    </style:style>
    <style:style style:name="T6_27" style:family="text">
      <style:text-properties style:text-line-through-style="solid"/>
    </style:style>
    <style:style style:name="T6_28" style:family="text">
      <style:text-properties style:text-line-through-style="solid"/>
    </style:style>
    <style:style style:name="T6_29" style:family="text">
      <style:text-properties style:text-line-through-style="solid"/>
    </style:style>
    <style:style style:name="T6_30" style:family="text">
      <style:text-properties style:text-line-through-style="solid"/>
    </style:style>
    <style:style style:name="T6_31" style:family="text">
      <style:text-properties style:text-line-through-style="solid"/>
    </style:style>
    <style:style style:name="T6_32" style:family="text">
      <style:text-properties style:text-line-through-style="solid"/>
    </style:style>
    <style:style style:name="T6_33" style:family="text">
      <style:text-properties style:text-line-through-style="solid"/>
    </style:style>
    <style:style style:name="T6_34" style:family="text">
      <style:text-properties style:text-line-through-style="solid"/>
    </style:style>
    <style:style style:name="T6_35" style:family="text">
      <style:text-properties style:text-line-through-style="solid"/>
    </style:style>
    <style:style style:name="T6_36" style:family="text">
      <style:text-properties style:text-line-through-style="solid"/>
    </style:style>
    <style:style style:name="T6_37" style:family="text">
      <style:text-properties style:text-line-through-style="solid"/>
    </style:style>
    <style:style style:name="T6_38" style:family="text">
      <style:text-properties style:text-line-through-style="solid"/>
    </style:style>
    <style:style style:name="T6_39" style:family="text">
      <style:text-properties style:text-line-through-style="solid"/>
    </style:style>
    <style:style style:name="T6_40" style:family="text">
      <style:text-properties style:text-line-through-style="solid"/>
    </style:style>
    <style:style style:name="T6_41" style:family="text">
      <style:text-properties style:text-line-through-style="solid"/>
    </style:style>
    <style:style style:name="T6_42" style:family="text">
      <style:text-properties style:text-line-through-style="solid"/>
    </style:style>
    <style:style style:name="T6_43" style:family="text">
      <style:text-properties style:text-line-through-style="solid"/>
    </style:style>
    <style:style style:name="T6_44" style:family="text">
      <style:text-properties style:text-line-through-style="solid"/>
    </style:style>
    <style:style style:name="T6_45" style:family="text">
      <style:text-properties style:text-line-through-style="solid"/>
    </style:style>
    <style:style style:name="T6_46" style:family="text">
      <style:text-properties style:text-line-through-style="solid"/>
    </style:style>
    <style:style style:name="T6_47" style:family="text">
      <style:text-properties style:text-line-through-style="solid"/>
    </style:style>
    <style:style style:name="T6_48" style:family="text">
      <style:text-properties style:text-line-through-style="solid"/>
    </style:style>
    <style:style style:name="T6_49" style:family="text">
      <style:text-properties style:text-line-through-style="solid"/>
    </style:style>
    <style:style style:name="T6_50" style:family="text">
      <style:text-properties style:text-line-through-style="solid"/>
    </style:style>
    <style:style style:name="T6_51" style:family="text">
      <style:text-properties style:text-line-through-style="solid"/>
    </style:style>
    <style:style style:name="T6_52" style:family="text">
      <style:text-properties style:text-line-through-style="solid"/>
    </style:style>
    <style:style style:name="T6_53" style:family="text">
      <style:text-properties style:text-line-through-style="solid"/>
    </style:style>
    <style:style style:name="T6_54" style:family="text">
      <style:text-properties style:text-line-through-style="solid"/>
    </style:style>
    <style:style style:name="T6_55" style:family="text">
      <style:text-properties style:text-line-through-style="solid"/>
    </style:style>
    <style:style style:name="T6_56" style:family="text">
      <style:text-properties style:text-line-through-style="solid"/>
    </style:style>
    <style:style style:name="T6_57" style:family="text">
      <style:text-properties style:text-line-through-style="solid"/>
    </style:style>
    <style:style style:name="T6_58" style:family="text">
      <style:text-properties style:text-line-through-style="solid"/>
    </style:style>
    <style:style style:name="T6_59" style:family="text">
      <style:text-properties style:text-line-through-style="solid"/>
    </style:style>
    <style:style style:name="T6_60" style:family="text">
      <style:text-properties style:text-line-through-style="solid"/>
    </style:style>
    <style:style style:name="T6_61" style:family="text">
      <style:text-properties style:text-line-through-style="solid"/>
    </style:style>
    <style:style style:name="T6_62" style:family="text">
      <style:text-properties style:text-line-through-style="solid"/>
    </style:style>
    <style:style style:name="T6_63" style:family="text">
      <style:text-properties style:text-line-through-style="solid"/>
    </style:style>
    <style:style style:name="T6_64" style:family="text">
      <style:text-properties style:text-line-through-style="solid"/>
    </style:style>
    <style:style style:name="T6_65" style:family="text">
      <style:text-properties style:text-line-through-style="solid"/>
    </style:style>
    <style:style style:name="T6_66" style:family="text">
      <style:text-properties style:text-line-through-style="solid"/>
    </style:style>
    <style:style style:name="T6_67" style:family="text">
      <style:text-properties style:text-line-through-style="solid"/>
    </style:style>
    <style:style style:name="T6_68" style:family="text">
      <style:text-properties style:text-line-through-style="solid"/>
    </style:style>
    <style:style style:name="T6_69" style:family="text">
      <style:text-properties style:text-line-through-style="solid"/>
    </style:style>
    <style:style style:name="T6_70" style:family="text">
      <style:text-properties style:text-line-through-style="solid"/>
    </style:style>
    <style:style style:name="T6_71" style:family="text">
      <style:text-properties style:text-line-through-style="solid"/>
    </style:style>
    <style:style style:name="T6_72" style:family="text">
      <style:text-properties style:text-line-through-style="solid"/>
    </style:style>
    <style:style style:name="T6_73" style:family="text">
      <style:text-properties style:text-line-through-style="solid"/>
    </style:style>
    <style:style style:name="T6_74" style:family="text">
      <style:text-properties style:text-line-through-style="solid"/>
    </style:style>
    <style:style style:name="T6_75" style:family="text">
      <style:text-properties style:text-line-through-style="solid"/>
    </style:style>
    <style:style style:name="T6_76" style:family="text">
      <style:text-properties style:text-line-through-style="solid"/>
    </style:style>
    <style:style style:name="T6_77" style:family="text">
      <style:text-properties style:text-line-through-style="solid"/>
    </style:style>
    <style:style style:name="T6_78" style:family="text">
      <style:text-properties style:text-line-through-style="solid"/>
    </style:style>
    <style:style style:name="T6_79" style:family="text">
      <style:text-properties style:text-line-through-style="solid"/>
    </style:style>
    <style:style style:name="T6_80" style:family="text">
      <style:text-properties style:text-line-through-style="solid"/>
    </style:style>
    <style:style style:name="T6_81" style:family="text">
      <style:text-properties style:text-line-through-style="solid"/>
    </style:style>
    <style:style style:name="T6_82" style:family="text">
      <style:text-properties style:text-line-through-style="solid"/>
    </style:style>
    <style:style style:name="T6_83" style:family="text">
      <style:text-properties style:text-line-through-style="solid" fo:font-style="italic" style:font-style-asian="italic" style:font-style-complex="italic"/>
    </style:style>
    <style:style style:name="T6_84" style:family="text">
      <style:text-properties style:text-line-through-style="solid" fo:font-style="italic" style:font-style-asian="italic" style:font-style-complex="italic"/>
    </style:style>
    <style:style style:name="T6_85" style:family="text">
      <style:text-properties style:text-line-through-style="solid" fo:font-style="italic" style:font-style-asian="italic" style:font-style-complex="italic"/>
    </style:style>
    <style:style style:name="T6_86" style:family="text">
      <style:text-properties style:text-line-through-style="solid" fo:font-style="italic" style:font-style-asian="italic" style:font-style-complex="italic"/>
    </style:style>
    <style:style style:name="T6_87" style:family="text">
      <style:text-properties style:text-line-through-style="solid" fo:font-style="italic" style:font-style-asian="italic" style:font-style-complex="italic"/>
    </style:style>
    <style:style style:name="T6_88" style:family="text">
      <style:text-properties style:text-line-through-style="solid"/>
    </style:style>
    <style:style style:name="T6_89" style:family="text">
      <style:text-properties style:text-line-through-style="solid"/>
    </style:style>
    <style:style style:name="T6_90" style:family="text">
      <style:text-properties style:text-line-through-style="solid"/>
    </style:style>
    <style:style style:name="T6_91" style:family="text">
      <style:text-properties style:text-line-through-style="solid"/>
    </style:style>
    <style:style style:name="T6_92" style:family="text">
      <style:text-properties style:text-line-through-style="solid"/>
    </style:style>
    <style:style style:name="T6_93" style:family="text">
      <style:text-properties style:text-line-through-style="solid"/>
    </style:style>
    <style:style style:name="T6_94" style:family="text">
      <style:text-properties style:text-line-through-style="solid"/>
    </style:style>
    <style:style style:name="T6_95" style:family="text">
      <style:text-properties style:text-line-through-style="solid"/>
    </style:style>
    <style:style style:name="T6_96" style:family="text">
      <style:text-properties style:text-line-through-style="solid"/>
    </style:style>
    <style:style style:name="T6_97" style:family="text">
      <style:text-properties style:text-line-through-style="solid"/>
    </style:style>
    <style:style style:name="T6_98" style:family="text">
      <style:text-properties style:text-line-through-style="solid"/>
    </style:style>
    <style:style style:name="T6_99" style:family="text">
      <style:text-properties style:text-line-through-style="solid"/>
    </style:style>
    <style:style style:name="T6_100" style:family="text">
      <style:text-properties style:text-line-through-style="solid"/>
    </style:style>
    <style:style style:name="T6_101" style:family="text">
      <style:text-properties style:text-line-through-style="solid"/>
    </style:style>
    <style:style style:name="T6_102" style:family="text">
      <style:text-properties style:text-line-through-style="solid"/>
    </style:style>
    <style:style style:name="T6_103" style:family="text">
      <style:text-properties style:text-line-through-style="solid"/>
    </style:style>
    <style:style style:name="T6_104" style:family="text">
      <style:text-properties style:text-line-through-style="solid"/>
    </style:style>
    <style:style style:name="T6_105" style:family="text">
      <style:text-properties style:text-line-through-style="solid"/>
    </style:style>
    <style:style style:name="T6_106" style:family="text">
      <style:text-properties style:text-line-through-style="solid"/>
    </style:style>
    <style:style style:name="T6_107" style:family="text">
      <style:text-properties style:text-line-through-style="solid"/>
    </style:style>
    <style:style style:name="T6_108" style:family="text">
      <style:text-properties style:text-line-through-style="solid"/>
    </style:style>
    <style:style style:name="T6_109" style:family="text">
      <style:text-properties style:text-line-through-style="solid"/>
    </style:style>
    <style:style style:name="T6_110" style:family="text">
      <style:text-properties style:text-line-through-style="solid"/>
    </style:style>
    <style:style style:name="T6_111" style:family="text">
      <style:text-properties style:text-line-through-style="solid"/>
    </style:style>
    <style:style style:name="T6_112" style:family="text">
      <style:text-properties style:text-line-through-style="solid"/>
    </style:style>
    <style:style style:name="T6_113" style:family="text">
      <style:text-properties style:text-line-through-style="solid"/>
    </style:style>
    <style:style style:name="T6_114" style:family="text">
      <style:text-properties style:text-line-through-style="solid"/>
    </style:style>
    <style:style style:name="T6_115" style:family="text">
      <style:text-properties style:text-line-through-style="solid"/>
    </style:style>
    <style:style style:name="T6_116" style:family="text">
      <style:text-properties style:text-line-through-style="solid"/>
    </style:style>
    <style:style style:name="T6_117" style:family="text">
      <style:text-properties style:text-line-through-style="solid"/>
    </style:style>
    <style:style style:name="T6_118" style:family="text">
      <style:text-properties style:text-line-through-style="solid"/>
    </style:style>
    <style:style style:name="T6_119" style:family="text">
      <style:text-properties style:text-line-through-style="solid"/>
    </style:style>
    <style:style style:name="T6_120" style:family="text">
      <style:text-properties style:text-line-through-style="solid"/>
    </style:style>
    <style:style style:name="T6_121" style:family="text">
      <style:text-properties style:text-line-through-style="solid"/>
    </style:style>
    <style:style style:name="T6_122" style:family="text">
      <style:text-properties style:text-line-through-style="solid"/>
    </style:style>
    <style:style style:name="T6_123" style:family="text">
      <style:text-properties style:text-line-through-style="solid"/>
    </style:style>
    <style:style style:name="T6_124" style:family="text">
      <style:text-properties style:text-line-through-style="solid"/>
    </style:style>
    <style:style style:name="T6_125" style:family="text">
      <style:text-properties style:text-line-through-style="solid"/>
    </style:style>
    <style:style style:name="T6_126" style:family="text">
      <style:text-properties style:text-line-through-style="solid"/>
    </style:style>
    <style:style style:name="T6_127" style:family="text">
      <style:text-properties style:text-line-through-style="solid"/>
    </style:style>
    <style:style style:name="T6_128" style:family="text">
      <style:text-properties style:text-line-through-style="solid"/>
    </style:style>
    <style:style style:name="T6_129" style:family="text">
      <style:text-properties style:text-line-through-style="solid"/>
    </style:style>
    <style:style style:name="T6_130" style:family="text">
      <style:text-properties style:text-line-through-style="solid"/>
    </style:style>
    <style:style style:name="T6_131" style:family="text">
      <style:text-properties style:text-line-through-style="solid"/>
    </style:style>
    <style:style style:name="T6_132" style:family="text">
      <style:text-properties style:text-line-through-style="solid"/>
    </style:style>
    <style:style style:name="T6_133" style:family="text">
      <style:text-properties style:text-line-through-style="solid"/>
    </style:style>
    <style:style style:name="T6_134" style:family="text">
      <style:text-properties style:text-line-through-style="solid"/>
    </style:style>
    <style:style style:name="T6_135" style:family="text">
      <style:text-properties style:text-line-through-style="solid"/>
    </style:style>
    <style:style style:name="T6_136" style:family="text">
      <style:text-properties style:text-line-through-style="solid"/>
    </style:style>
    <style:style style:name="T6_137" style:family="text">
      <style:text-properties style:text-line-through-style="solid"/>
    </style:style>
    <style:style style:name="T6_138" style:family="text">
      <style:text-properties style:text-line-through-style="solid"/>
    </style:style>
    <style:style style:name="T6_139" style:family="text">
      <style:text-properties style:text-line-through-style="solid"/>
    </style:style>
    <style:style style:name="T6_140" style:family="text">
      <style:text-properties style:text-line-through-style="solid"/>
    </style:style>
    <style:style style:name="T6_141" style:family="text">
      <style:text-properties style:text-line-through-style="solid"/>
    </style:style>
    <style:style style:name="T6_142" style:family="text">
      <style:text-properties style:text-line-through-style="solid"/>
    </style:style>
    <style:style style:name="T6_143" style:family="text">
      <style:text-properties style:text-line-through-style="solid"/>
    </style:style>
    <style:style style:name="T6_144" style:family="text">
      <style:text-properties style:text-line-through-style="solid"/>
    </style:style>
    <style:style style:name="T6_145" style:family="text">
      <style:text-properties style:text-line-through-style="solid"/>
    </style:style>
    <style:style style:name="T6_146" style:family="text">
      <style:text-properties style:text-line-through-style="solid"/>
    </style:style>
    <style:style style:name="T6_147" style:family="text">
      <style:text-properties style:text-line-through-style="solid"/>
    </style:style>
    <style:style style:name="T6_148" style:family="text">
      <style:text-properties style:text-line-through-style="solid"/>
    </style:style>
    <style:style style:name="T6_149" style:family="text">
      <style:text-properties style:text-line-through-style="solid"/>
    </style:style>
    <style:style style:name="T6_150" style:family="text">
      <style:text-properties style:text-line-through-style="solid"/>
    </style:style>
    <style:style style:name="T6_151" style:family="text">
      <style:text-properties style:text-line-through-style="solid"/>
    </style:style>
    <style:style style:name="T6_152" style:family="text">
      <style:text-properties style:text-line-through-style="solid"/>
    </style:style>
    <style:style style:name="T6_153" style:family="text">
      <style:text-properties style:text-line-through-style="solid"/>
    </style:style>
    <style:style style:name="T6_154" style:family="text">
      <style:text-properties style:text-line-through-style="solid"/>
    </style:style>
    <style:style style:name="T6_155" style:family="text">
      <style:text-properties style:text-line-through-style="solid"/>
    </style:style>
    <style:style style:name="T6_156" style:family="text">
      <style:text-properties style:text-line-through-style="solid"/>
    </style:style>
    <style:style style:name="T6_157" style:family="text">
      <style:text-properties style:text-line-through-style="solid"/>
    </style:style>
    <style:style style:name="T6_158" style:family="text">
      <style:text-properties style:text-line-through-style="solid"/>
    </style:style>
    <style:style style:name="T6_159" style:family="text">
      <style:text-properties style:text-line-through-style="solid"/>
    </style:style>
    <style:style style:name="T6_160" style:family="text">
      <style:text-properties style:text-line-through-style="solid"/>
    </style:style>
    <style:style style:name="T6_161" style:family="text">
      <style:text-properties style:text-line-through-style="solid"/>
    </style:style>
    <style:style style:name="T6_162" style:family="text">
      <style:text-properties style:text-line-through-style="solid"/>
    </style:style>
    <style:style style:name="T6_163" style:family="text">
      <style:text-properties style:text-line-through-style="solid"/>
    </style:style>
    <style:style style:name="T6_164" style:family="text">
      <style:text-properties style:text-line-through-style="solid"/>
    </style:style>
    <style:style style:name="T6_165" style:family="text">
      <style:text-properties style:text-line-through-style="solid"/>
    </style:style>
    <style:style style:name="T6_166" style:family="text">
      <style:text-properties style:text-line-through-style="solid"/>
    </style:style>
    <style:style style:name="T6_167" style:family="text">
      <style:text-properties style:text-line-through-style="solid"/>
    </style:style>
    <style:style style:name="T6_168" style:family="text">
      <style:text-properties style:text-line-through-style="solid"/>
    </style:style>
    <style:style style:name="T6_169" style:family="text">
      <style:text-properties style:text-line-through-style="solid"/>
    </style:style>
    <style:style style:name="T6_170" style:family="text">
      <style:text-properties style:text-line-through-style="solid"/>
    </style:style>
    <style:style style:name="T6_171" style:family="text">
      <style:text-properties style:text-line-through-style="solid"/>
    </style:style>
    <style:style style:name="T6_172" style:family="text">
      <style:text-properties style:text-line-through-style="solid"/>
    </style:style>
    <style:style style:name="T6_173" style:family="text">
      <style:text-properties style:text-line-through-style="solid"/>
    </style:style>
    <style:style style:name="T6_174" style:family="text">
      <style:text-properties style:text-line-through-style="solid"/>
    </style:style>
    <style:style style:name="T6_175" style:family="text">
      <style:text-properties style:text-line-through-style="solid"/>
    </style:style>
    <style:style style:name="T6_176" style:family="text">
      <style:text-properties style:text-line-through-style="solid"/>
    </style:style>
    <style:style style:name="T6_177" style:family="text">
      <style:text-properties style:text-line-through-style="solid"/>
    </style:style>
    <style:style style:name="T6_178" style:family="text">
      <style:text-properties style:text-line-through-style="solid"/>
    </style:style>
    <style:style style:name="T6_179" style:family="text">
      <style:text-properties style:text-line-through-style="solid"/>
    </style:style>
    <style:style style:name="T6_180" style:family="text">
      <style:text-properties style:text-line-through-style="solid"/>
    </style:style>
    <style:style style:name="T6_181" style:family="text">
      <style:text-properties style:text-line-through-style="solid"/>
    </style:style>
    <style:style style:name="T6_182" style:family="text">
      <style:text-properties style:text-line-through-style="solid"/>
    </style:style>
    <style:style style:name="T6_183" style:family="text">
      <style:text-properties style:text-line-through-style="solid"/>
    </style:style>
    <style:style style:name="T6_184" style:family="text">
      <style:text-properties style:text-line-through-style="solid"/>
    </style:style>
    <style:style style:name="T6_185" style:family="text">
      <style:text-properties style:text-line-through-style="solid"/>
    </style:style>
    <style:style style:name="T6_186" style:family="text">
      <style:text-properties style:text-line-through-style="solid"/>
    </style:style>
    <style:style style:name="T6_187" style:family="text">
      <style:text-properties style:text-line-through-style="solid"/>
    </style:style>
    <style:style style:name="T6_188" style:family="text">
      <style:text-properties style:text-line-through-style="solid"/>
    </style:style>
    <style:style style:name="T6_189" style:family="text">
      <style:text-properties style:text-line-through-style="solid"/>
    </style:style>
    <style:style style:name="T6_190" style:family="text">
      <style:text-properties style:text-line-through-style="soli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text-line-through-style="solid"/>
    </style:style>
    <style:style style:name="T7_2" style:family="text">
      <style:text-properties style:text-line-through-style="solid"/>
    </style:style>
    <style:style style:name="T7_3" style:family="text">
      <style:text-properties style:text-line-through-style="solid"/>
    </style:style>
    <style:style style:name="T7_4" style:family="text">
      <style:text-properties style:text-line-through-style="solid"/>
    </style:style>
    <style:style style:name="T7_5" style:family="text">
      <style:text-properties style:text-line-through-style="solid"/>
    </style:style>
    <style:style style:name="T7_6" style:family="text">
      <style:text-properties style:text-line-through-style="solid"/>
    </style:style>
    <style:style style:name="T7_7" style:family="text">
      <style:text-properties style:text-line-through-style="solid"/>
    </style:style>
    <style:style style:name="T7_8" style:family="text">
      <style:text-properties style:text-line-through-style="solid"/>
    </style:style>
    <style:style style:name="T7_9" style:family="text">
      <style:text-properties style:text-line-through-style="solid"/>
    </style:style>
    <style:style style:name="T7_10" style:family="text">
      <style:text-properties style:text-line-through-style="solid"/>
    </style:style>
    <style:style style:name="T7_11" style:family="text">
      <style:text-properties style:text-line-through-style="solid"/>
    </style:style>
    <style:style style:name="T7_12" style:family="text">
      <style:text-properties style:text-line-through-style="solid"/>
    </style:style>
    <style:style style:name="T7_13" style:family="text">
      <style:text-properties style:text-line-through-style="solid"/>
    </style:style>
    <style:style style:name="T7_14" style:family="text">
      <style:text-properties style:text-line-through-style="solid"/>
    </style:style>
    <style:style style:name="T7_15" style:family="text">
      <style:text-properties style:text-line-through-style="solid"/>
    </style:style>
    <style:style style:name="T7_16" style:family="text">
      <style:text-properties style:text-line-through-style="solid"/>
    </style:style>
    <style:style style:name="T7_17" style:family="text">
      <style:text-properties style:text-line-through-style="solid"/>
    </style:style>
    <style:style style:name="T7_18" style:family="text">
      <style:text-properties style:text-line-through-style="solid"/>
    </style:style>
    <style:style style:name="T7_19" style:family="text">
      <style:text-properties style:text-line-through-style="solid"/>
    </style:style>
    <style:style style:name="T7_20" style:family="text">
      <style:text-properties style:text-line-through-style="solid"/>
    </style:style>
    <style:style style:name="T7_21" style:family="text">
      <style:text-properties style:text-line-through-style="solid"/>
    </style:style>
    <style:style style:name="T7_22" style:family="text">
      <style:text-properties style:text-line-through-style="solid"/>
    </style:style>
    <style:style style:name="T7_23" style:family="text">
      <style:text-properties style:text-line-through-style="solid"/>
    </style:style>
    <style:style style:name="T7_24" style:family="text">
      <style:text-properties style:text-line-through-style="solid"/>
    </style:style>
    <style:style style:name="T7_25" style:family="text">
      <style:text-properties style:text-line-through-style="solid"/>
    </style:style>
    <style:style style:name="T7_26" style:family="text">
      <style:text-properties style:text-line-through-style="solid"/>
    </style:style>
    <style:style style:name="T7_27" style:family="text">
      <style:text-properties style:text-line-through-style="solid"/>
    </style:style>
    <style:style style:name="T7_28" style:family="text">
      <style:text-properties style:text-line-through-style="solid"/>
    </style:style>
    <style:style style:name="T7_29" style:family="text">
      <style:text-properties style:text-line-through-style="solid"/>
    </style:style>
    <style:style style:name="T7_30" style:family="text">
      <style:text-properties style:text-line-through-style="solid"/>
    </style:style>
    <style:style style:name="T7_31" style:family="text">
      <style:text-properties style:text-line-through-style="solid"/>
    </style:style>
    <style:style style:name="T7_32" style:family="text">
      <style:text-properties style:text-line-through-style="solid"/>
    </style:style>
    <style:style style:name="T7_33" style:family="text">
      <style:text-properties style:text-line-through-style="solid"/>
    </style:style>
    <style:style style:name="T7_34" style:family="text">
      <style:text-properties style:text-line-through-style="solid"/>
    </style:style>
    <style:style style:name="T7_35" style:family="text">
      <style:text-properties style:text-line-through-style="solid"/>
    </style:style>
    <style:style style:name="T7_36" style:family="text">
      <style:text-properties style:text-line-through-style="solid"/>
    </style:style>
    <style:style style:name="T7_37" style:family="text">
      <style:text-properties style:text-line-through-style="solid"/>
    </style:style>
    <style:style style:name="T7_38" style:family="text">
      <style:text-properties style:text-line-through-style="solid"/>
    </style:style>
    <style:style style:name="T7_39" style:family="text">
      <style:text-properties style:text-line-through-style="solid"/>
    </style:style>
    <style:style style:name="T7_40" style:family="text">
      <style:text-properties style:text-line-through-style="solid"/>
    </style:style>
    <style:style style:name="T7_41" style:family="text">
      <style:text-properties style:text-line-through-style="solid"/>
    </style:style>
    <style:style style:name="T7_42" style:family="text">
      <style:text-properties style:text-line-through-style="solid"/>
    </style:style>
    <style:style style:name="T7_43" style:family="text">
      <style:text-properties style:text-line-through-style="solid"/>
    </style:style>
    <style:style style:name="T7_44" style:family="text">
      <style:text-properties style:text-line-through-style="solid"/>
    </style:style>
    <style:style style:name="T7_45" style:family="text">
      <style:text-properties style:text-line-through-style="solid"/>
    </style:style>
    <style:style style:name="T7_46" style:family="text">
      <style:text-properties style:text-line-through-style="solid"/>
    </style:style>
    <style:style style:name="T7_47" style:family="text">
      <style:text-properties style:text-line-through-style="solid"/>
    </style:style>
    <style:style style:name="T7_48" style:family="text">
      <style:text-properties style:text-line-through-style="soli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>
      <style:text-properties fo:font-style="italic" style:font-style-asian="italic" style:font-style-complex="italic"/>
    </style:style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fo:font-style="italic" style:font-style-asian="italic" style:font-style-complex="italic"/>
    </style:style>
    <style:style style:name="T13_28" style:family="text">
      <style:text-properties fo:font-style="italic" style:font-style-asian="italic" style:font-style-complex="italic"/>
    </style:style>
    <style:style style:name="T13_29" style:family="text">
      <style:text-properties fo:font-style="italic" style:font-style-asian="italic" style:font-style-complex="italic"/>
    </style:style>
    <style:style style:name="T13_30" style:family="text">
      <style:text-properties fo:font-style="italic" style:font-style-asian="italic" style:font-style-complex="italic"/>
    </style:style>
    <style:style style:name="T13_31" style:family="text">
      <style:text-properties fo:font-style="italic" style:font-style-asian="italic" style:font-style-complex="italic"/>
    </style:style>
    <style:style style:name="T13_32" style:family="text">
      <style:text-properties fo:font-style="italic" style:font-style-asian="italic" style:font-style-complex="italic"/>
    </style:style>
    <style:style style:name="T13_33" style:family="text">
      <style:text-properties fo:font-style="italic" style:font-style-asian="italic" style:font-style-complex="italic"/>
    </style:style>
    <style:style style:name="T13_34" style:family="text">
      <style:text-properties fo:font-style="italic" style:font-style-asian="italic" style:font-style-complex="italic"/>
    </style:style>
    <style:style style:name="T13_35" style:family="text">
      <style:text-properties fo:font-style="italic" style:font-style-asian="italic" style:font-style-complex="italic"/>
    </style:style>
    <style:style style:name="T13_36" style:family="text">
      <style:text-properties fo:font-style="italic" style:font-style-asian="italic" style:font-style-complex="italic"/>
    </style:style>
    <style:style style:name="T13_37" style:family="text">
      <style:text-properties fo:font-style="italic" style:font-style-asian="italic" style:font-style-complex="italic"/>
    </style:style>
    <style:style style:name="T13_38" style:family="text">
      <style:text-properties fo:font-style="italic" style:font-style-asian="italic" style:font-style-complex="italic"/>
    </style:style>
    <style:style style:name="T13_39" style:family="text">
      <style:text-properties fo:font-style="italic" style:font-style-asian="italic" style:font-style-complex="italic"/>
    </style:style>
    <style:style style:name="T13_40" style:family="text">
      <style:text-properties fo:font-style="italic" style:font-style-asian="italic" style:font-style-complex="italic"/>
    </style:style>
    <style:style style:name="T13_41" style:family="text">
      <style:text-properties fo:font-style="italic" style:font-style-asian="italic" style:font-style-complex="italic"/>
    </style:style>
    <style:style style:name="T13_42" style:family="text">
      <style:text-properties fo:font-style="italic" style:font-style-asian="italic" style:font-style-complex="italic"/>
    </style:style>
    <style:style style:name="T13_43" style:family="text">
      <style:text-properties fo:font-style="italic" style:font-style-asian="italic" style:font-style-complex="italic"/>
    </style:style>
    <style:style style:name="T13_44" style:family="text">
      <style:text-properties fo:font-style="italic" style:font-style-asian="italic" style:font-style-complex="italic"/>
    </style:style>
    <style:style style:name="T13_45" style:family="text">
      <style:text-properties fo:font-style="italic" style:font-style-asian="italic" style:font-style-complex="italic"/>
    </style:style>
    <style:style style:name="T13_46" style:family="text">
      <style:text-properties fo:font-style="italic" style:font-style-asian="italic" style:font-style-complex="italic"/>
    </style:style>
    <style:style style:name="T13_47" style:family="text">
      <style:text-properties fo:font-style="italic" style:font-style-asian="italic" style:font-style-complex="italic"/>
    </style:style>
    <style:style style:name="T13_48" style:family="text">
      <style:text-properties fo:font-style="italic" style:font-style-asian="italic" style:font-style-complex="italic"/>
    </style:style>
    <style:style style:name="T13_49" style:family="text">
      <style:text-properties fo:font-style="italic" style:font-style-asian="italic" style:font-style-complex="italic"/>
    </style:style>
    <style:style style:name="T13_50" style:family="text">
      <style:text-properties fo:font-style="italic" style:font-style-asian="italic" style:font-style-complex="italic"/>
    </style:style>
    <style:style style:name="T13_51" style:family="text">
      <style:text-properties fo:font-style="italic" style:font-style-asian="italic" style:font-style-complex="italic"/>
    </style:style>
    <style:style style:name="T13_52" style:family="text">
      <style:text-properties fo:font-style="italic" style:font-style-asian="italic" style:font-style-complex="italic"/>
    </style:style>
    <style:style style:name="T13_53" style:family="text">
      <style:text-properties fo:font-style="italic" style:font-style-asian="italic" style:font-style-complex="italic"/>
    </style:style>
    <style:style style:name="T13_54" style:family="text">
      <style:text-properties fo:font-style="italic" style:font-style-asian="italic" style:font-style-complex="italic"/>
    </style:style>
    <style:style style:name="T13_55" style:family="text">
      <style:text-properties fo:font-style="italic" style:font-style-asian="italic" style:font-style-complex="italic"/>
    </style:style>
    <style:style style:name="T13_56" style:family="text">
      <style:text-properties fo:font-style="italic" style:font-style-asian="italic" style:font-style-complex="italic"/>
    </style:style>
    <style:style style:name="T13_57" style:family="text">
      <style:text-properties fo:font-style="italic" style:font-style-asian="italic" style:font-style-complex="italic"/>
    </style:style>
    <style:style style:name="T13_58" style:family="text">
      <style:text-properties fo:font-style="italic" style:font-style-asian="italic" style:font-style-complex="italic"/>
    </style:style>
    <style:style style:name="T13_59" style:family="text">
      <style:text-properties fo:font-style="italic" style:font-style-asian="italic" style:font-style-complex="italic"/>
    </style:style>
    <style:style style:name="T13_60" style:family="text">
      <style:text-properties fo:font-style="italic" style:font-style-asian="italic" style:font-style-complex="italic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P16" style:family="paragraph" style:parent-style-name="Heading_20_1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>
      <style:text-properties fo:font-style="italic" style:font-style-asian="italic" style:font-style-complex="italic"/>
    </style:style>
    <style:style style:name="T20_22" style:family="text">
      <style:text-properties fo:font-style="italic" style:font-style-asian="italic" style:font-style-complex="italic"/>
    </style:style>
    <style:style style:name="T20_23" style:family="text">
      <style:text-properties fo:font-style="italic" style:font-style-asian="italic" style:font-style-complex="italic"/>
    </style:style>
    <style:style style:name="T20_24" style:family="text">
      <style:text-properties fo:font-style="italic" style:font-style-asian="italic" style:font-style-complex="italic"/>
    </style:style>
    <style:style style:name="T20_25" style:family="text">
      <style:text-properties fo:font-style="italic" style:font-style-asian="italic" style:font-style-complex="italic"/>
    </style:style>
    <style:style style:name="T20_26" style:family="text">
      <style:text-properties fo:font-style="italic" style:font-style-asian="italic" style:font-style-complex="italic"/>
    </style:style>
    <style:style style:name="T20_27" style:family="text">
      <style:text-properties fo:font-style="italic" style:font-style-asian="italic" style:font-style-complex="italic"/>
    </style:style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>
      <style:text-properties fo:color="#1155cc" style:text-underline-style="solid" style:text-underline-color="font-color"/>
    </style:style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 style:parent-style-name="Standard"/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5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>
      <style:text-properties fo:font-style="italic" style:font-style-asian="italic" style:font-style-complex="italic"/>
    </style:style>
    <style:style style:name="T25_48" style:family="text">
      <style:text-properties fo:font-style="italic" style:font-style-asian="italic" style:font-style-complex="italic"/>
    </style:style>
    <style:style style:name="T25_49" style:family="text">
      <style:text-properties fo:font-style="italic" style:font-style-asian="italic" style:font-style-complex="italic"/>
    </style:style>
    <style:style style:name="T25_50" style:family="text">
      <style:text-properties fo:font-style="italic" style:font-style-asian="italic" style:font-style-complex="italic"/>
    </style:style>
    <style:style style:name="T25_51" style:family="text">
      <style:text-properties fo:font-style="italic" style:font-style-asian="italic" style:font-style-complex="italic"/>
    </style:style>
    <style:style style:name="T25_52" style:family="text">
      <style:text-properties fo:font-style="italic" style:font-style-asian="italic" style:font-style-complex="italic"/>
    </style:style>
    <style:style style:name="T25_53" style:family="text">
      <style:text-properties fo:font-style="italic" style:font-style-asian="italic" style:font-style-complex="italic"/>
    </style:style>
    <style:style style:name="T25_54" style:family="text">
      <style:text-properties fo:font-style="italic" style:font-style-asian="italic" style:font-style-complex="italic"/>
    </style:style>
    <style:style style:name="T25_55" style:family="text">
      <style:text-properties fo:font-style="italic" style:font-style-asian="italic" style:font-style-complex="italic"/>
    </style:style>
    <style:style style:name="T25_56" style:family="text">
      <style:text-properties fo:font-style="italic" style:font-style-asian="italic" style:font-style-complex="italic"/>
    </style:style>
    <style:style style:name="T25_57" style:family="text">
      <style:text-properties fo:font-style="italic" style:font-style-asian="italic" style:font-style-complex="italic"/>
    </style:style>
    <style:style style:name="T25_58" style:family="text">
      <style:text-properties fo:font-style="italic" style:font-style-asian="italic" style:font-style-complex="italic"/>
    </style:style>
    <style:style style:name="T25_59" style:family="text">
      <style:text-properties fo:font-style="italic" style:font-style-asian="italic" style:font-style-complex="italic"/>
    </style:style>
    <style:style style:name="T25_60" style:family="text">
      <style:text-properties fo:font-style="italic" style:font-style-asian="italic" style:font-style-complex="italic"/>
    </style:style>
    <style:style style:name="T25_61" style:family="text">
      <style:text-properties fo:font-style="italic" style:font-style-asian="italic" style:font-style-complex="italic"/>
    </style:style>
    <style:style style:name="T25_62" style:family="text">
      <style:text-properties fo:font-style="italic" style:font-style-asian="italic" style:font-style-complex="italic"/>
    </style:style>
    <style:style style:name="T25_63" style:family="text">
      <style:text-properties fo:font-style="italic" style:font-style-asian="italic" style:font-style-complex="italic"/>
    </style:style>
    <style:style style:name="T25_64" style:family="text">
      <style:text-properties fo:font-style="italic" style:font-style-asian="italic" style:font-style-complex="italic"/>
    </style:style>
    <style:style style:name="T25_65" style:family="text">
      <style:text-properties fo:font-style="italic" style:font-style-asian="italic" style:font-style-complex="italic"/>
    </style:style>
    <style:style style:name="T25_66" style:family="text">
      <style:text-properties fo:font-style="italic" style:font-style-asian="italic" style:font-style-complex="italic"/>
    </style:style>
    <style:style style:name="T25_67" style:family="text">
      <style:text-properties fo:font-style="italic" style:font-style-asian="italic" style:font-style-complex="italic"/>
    </style:style>
    <style:style style:name="T25_68" style:family="text">
      <style:text-properties fo:font-style="italic" style:font-style-asian="italic" style:font-style-complex="italic"/>
    </style:style>
    <style:style style:name="T25_69" style:family="text">
      <style:text-properties fo:font-style="italic" style:font-style-asian="italic" style:font-style-complex="italic"/>
    </style:style>
    <style:style style:name="T25_70" style:family="text">
      <style:text-properties fo:font-style="italic" style:font-style-asian="italic" style:font-style-complex="italic"/>
    </style:style>
    <style:style style:name="T25_71" style:family="text">
      <style:text-properties fo:font-style="italic" style:font-style-asian="italic" style:font-style-complex="italic"/>
    </style:style>
    <style:style style:name="T25_72" style:family="text">
      <style:text-properties fo:font-style="italic" style:font-style-asian="italic" style:font-style-complex="italic"/>
    </style:style>
    <style:style style:name="T25_73" style:family="text">
      <style:text-properties fo:font-style="italic" style:font-style-asian="italic" style:font-style-complex="italic"/>
    </style:style>
    <style:style style:name="T25_74" style:family="text">
      <style:text-properties fo:font-style="italic" style:font-style-asian="italic" style:font-style-complex="italic"/>
    </style:style>
    <style:style style:name="T25_75" style:family="text">
      <style:text-properties fo:font-style="italic" style:font-style-asian="italic" style:font-style-complex="italic"/>
    </style:style>
    <style:style style:name="T25_76" style:family="text">
      <style:text-properties fo:font-style="italic" style:font-style-asian="italic" style:font-style-complex="italic"/>
    </style:style>
    <style:style style:name="T25_77" style:family="text">
      <style:text-properties fo:font-style="italic" style:font-style-asian="italic" style:font-style-complex="italic"/>
    </style:style>
    <style:style style:name="T25_78" style:family="text">
      <style:text-properties fo:font-style="italic" style:font-style-asian="italic" style:font-style-complex="italic"/>
    </style:style>
    <style:style style:name="T25_79" style:family="text">
      <style:text-properties fo:font-style="italic" style:font-style-asian="italic" style:font-style-complex="italic"/>
    </style:style>
    <style:style style:name="T25_80" style:family="text">
      <style:text-properties fo:font-style="italic" style:font-style-asian="italic" style:font-style-complex="italic"/>
    </style:style>
    <style:style style:name="T25_81" style:family="text">
      <style:text-properties fo:font-style="italic" style:font-style-asian="italic" style:font-style-complex="italic"/>
    </style:style>
    <style:style style:name="T25_82" style:family="text">
      <style:text-properties fo:font-style="italic" style:font-style-asian="italic" style:font-style-complex="italic"/>
    </style:style>
    <style:style style:name="T25_83" style:family="text">
      <style:text-properties fo:font-style="italic" style:font-style-asian="italic" style:font-style-complex="italic"/>
    </style:style>
    <style:style style:name="T25_84" style:family="text">
      <style:text-properties fo:font-style="italic" style:font-style-asian="italic" style:font-style-complex="italic"/>
    </style:style>
    <style:style style:name="T25_85" style:family="text">
      <style:text-properties fo:font-style="italic" style:font-style-asian="italic" style:font-style-complex="italic"/>
    </style:style>
    <style:style style:name="T25_86" style:family="text">
      <style:text-properties fo:font-style="italic" style:font-style-asian="italic" style:font-style-complex="italic"/>
    </style:style>
    <style:style style:name="T25_87" style:family="text">
      <style:text-properties fo:font-style="italic" style:font-style-asian="italic" style:font-style-complex="italic"/>
    </style:style>
    <style:style style:name="T25_88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>
      <style:text-properties fo:font-style="italic" style:font-style-asian="italic" style:font-style-complex="italic"/>
    </style:style>
    <style:style style:name="T26_94" style:family="text" style:parent-style-name="Standard"/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 style:parent-style-name="Standard"/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P29" style:family="paragraph" style:parent-style-name="Heading_20_1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 style:parent-style-name="Standard"/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 style:parent-style-name="Standard"/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/>
    <style:style style:name="T35_50" style:family="text" style:parent-style-name="Standard"/>
    <style:style style:name="P36" style:family="paragraph" style:parent-style-name="Standard">
      <style:paragraph-properties fo:break-before="auto" fo:line-height="100%" fo:margin-bottom="0cm" style:writing-mode="lr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T36_7" style:family="text">
      <style:text-properties fo:font-size="10pt" style:font-size-asian="10pt" style:font-size-complex="10pt"/>
    </style:style>
    <style:style style:name="T36_8" style:family="text">
      <style:text-properties fo:font-size="10pt" style:font-size-asian="10pt" style:font-size-complex="10pt"/>
    </style:style>
    <style:style style:name="T36_9" style:family="text">
      <style:text-properties fo:font-size="10pt" style:font-size-asian="10pt" style:font-size-complex="10pt"/>
    </style:style>
    <style:style style:name="T36_10" style:family="text">
      <style:text-properties fo:font-size="10pt" style:font-size-asian="10pt" style:font-size-complex="10pt"/>
    </style:style>
    <style:style style:name="T36_11" style:family="text">
      <style:text-properties fo:font-size="10pt" style:font-size-asian="10pt" style:font-size-complex="10pt"/>
    </style:style>
    <style:style style:name="T36_12" style:family="text">
      <style:text-properties fo:font-size="10pt" style:font-size-asian="10pt" style:font-size-complex="10pt"/>
    </style:style>
    <style:style style:name="T36_13" style:family="text">
      <style:text-properties fo:font-size="10pt" style:font-size-asian="10pt" style:font-size-complex="10pt"/>
    </style:style>
    <style:style style:name="T36_14" style:family="text">
      <style:text-properties fo:font-size="10pt" style:font-size-asian="10pt" style:font-size-complex="10pt"/>
    </style:style>
    <style:style style:name="T36_15" style:family="text">
      <style:text-properties fo:font-size="10pt" style:font-size-asian="10pt" style:font-size-complex="10pt"/>
    </style:style>
    <style:style style:name="T36_16" style:family="text">
      <style:text-properties fo:font-size="10pt" style:font-size-asian="10pt" style:font-size-complex="10pt"/>
    </style:style>
    <style:style style:name="T36_17" style:family="text">
      <style:text-properties fo:font-size="10pt" style:font-size-asian="10pt" style:font-size-complex="10pt"/>
    </style:style>
    <style:style style:name="T36_18" style:family="text">
      <style:text-properties fo:font-size="10pt" style:font-size-asian="10pt" style:font-size-complex="10pt"/>
    </style:style>
    <style:style style:name="T36_19" style:family="text">
      <style:text-properties fo:font-size="10pt" style:font-size-asian="10pt" style:font-size-complex="10pt"/>
    </style:style>
    <style:style style:name="T36_20" style:family="text">
      <style:text-properties fo:font-size="10pt" style:font-size-asian="10pt" style:font-size-complex="10pt"/>
    </style:style>
    <style:style style:name="T36_21" style:family="text">
      <style:text-properties fo:font-size="10pt" style:font-size-asian="10pt" style:font-size-complex="10pt"/>
    </style:style>
    <style:style style:name="T36_22" style:family="text">
      <style:text-properties fo:font-size="10pt" style:font-size-asian="10pt" style:font-size-complex="10pt"/>
    </style:style>
    <style:style style:name="T36_23" style:family="text">
      <style:text-properties fo:font-size="10pt" style:font-size-asian="10pt" style:font-size-complex="10pt"/>
    </style:style>
    <style:style style:name="T36_24" style:family="text">
      <style:text-properties fo:font-size="10pt" style:font-size-asian="10pt" style:font-size-complex="10pt"/>
    </style:style>
    <style:style style:name="T36_25" style:family="text">
      <style:text-properties fo:font-size="10pt" style:font-size-asian="10pt" style:font-size-complex="10pt"/>
    </style:style>
    <style:style style:name="T36_26" style:family="text">
      <style:text-properties fo:font-size="10pt" style:font-size-asian="10pt" style:font-size-complex="10pt"/>
    </style:style>
    <style:style style:name="T36_27" style:family="text">
      <style:text-properties fo:font-size="10pt" style:font-size-asian="10pt" style:font-size-complex="10pt"/>
    </style:style>
    <style:style style:name="T36_28" style:family="text">
      <style:text-properties fo:font-size="10pt" style:font-size-asian="10pt" style:font-size-complex="10pt"/>
    </style:style>
    <style:style style:name="T36_29" style:family="text">
      <style:text-properties fo:font-size="10pt" style:font-size-asian="10pt" style:font-size-complex="10pt"/>
    </style:style>
    <style:style style:name="T36_30" style:family="text">
      <style:text-properties fo:font-style="italic" style:font-style-asian="italic" style:font-style-complex="italic" fo:font-size="10pt" style:font-size-asian="10pt" style:font-size-complex="10pt"/>
    </style:style>
    <style:style style:name="T36_31" style:family="text">
      <style:text-properties fo:font-style="italic" style:font-style-asian="italic" style:font-style-complex="italic" fo:font-size="10pt" style:font-size-asian="10pt" style:font-size-complex="10pt"/>
    </style:style>
    <style:style style:name="T36_32" style:family="text">
      <style:text-properties fo:font-style="italic" style:font-style-asian="italic" style:font-style-complex="italic" fo:font-size="10pt" style:font-size-asian="10pt" style:font-size-complex="10pt"/>
    </style:style>
    <style:style style:name="T36_33" style:family="text">
      <style:text-properties fo:font-style="italic" style:font-style-asian="italic" style:font-style-complex="italic" fo:font-size="10pt" style:font-size-asian="10pt" style:font-size-complex="10pt"/>
    </style:style>
    <style:style style:name="T36_34" style:family="text">
      <style:text-properties fo:font-style="italic" style:font-style-asian="italic" style:font-style-complex="italic" fo:font-size="10pt" style:font-size-asian="10pt" style:font-size-complex="10pt"/>
    </style:style>
    <style:style style:name="T36_35" style:family="text">
      <style:text-properties fo:font-style="italic" style:font-style-asian="italic" style:font-style-complex="italic" fo:font-size="10pt" style:font-size-asian="10pt" style:font-size-complex="10pt"/>
    </style:style>
    <style:style style:name="T36_36" style:family="text">
      <style:text-properties fo:font-style="italic" style:font-style-asian="italic" style:font-style-complex="italic" fo:font-size="10pt" style:font-size-asian="10pt" style:font-size-complex="10pt"/>
    </style:style>
    <style:style style:name="T36_37" style:family="text">
      <style:text-properties fo:font-style="italic" style:font-style-asian="italic" style:font-style-complex="italic" fo:font-size="10pt" style:font-size-asian="10pt" style:font-size-complex="10pt"/>
    </style:style>
    <style:style style:name="T36_38" style:family="text">
      <style:text-properties fo:font-style="italic" style:font-style-asian="italic" style:font-style-complex="italic" fo:font-size="10pt" style:font-size-asian="10pt" style:font-size-complex="10pt"/>
    </style:style>
    <style:style style:name="T36_39" style:family="text">
      <style:text-properties fo:font-size="10pt" style:font-size-asian="10pt" style:font-size-complex="10pt"/>
    </style:style>
    <style:style style:name="T36_40" style:family="text">
      <style:text-properties fo:font-size="10pt" style:font-size-asian="10pt" style:font-size-complex="10pt"/>
    </style:style>
    <style:style style:name="T36_41" style:family="text">
      <style:text-properties fo:font-size="10pt" style:font-size-asian="10pt" style:font-size-complex="10pt"/>
    </style:style>
    <style:style style:name="T36_42" style:family="text">
      <style:text-properties fo:font-size="10pt" style:font-size-asian="10pt" style:font-size-complex="10pt"/>
    </style:style>
    <style:style style:name="T36_43" style:family="text">
      <style:text-properties fo:font-size="10pt" style:font-size-asian="10pt" style:font-size-complex="10pt"/>
    </style:style>
    <style:style style:name="T36_44" style:family="text">
      <style:text-properties fo:font-size="10pt" style:font-size-asian="10pt" style:font-size-complex="10pt"/>
    </style:style>
    <style:style style:name="T36_45" style:family="text">
      <style:text-properties fo:font-size="10pt" style:font-size-asian="10pt" style:font-size-complex="10pt"/>
    </style:style>
    <style:style style:name="T36_46" style:family="text">
      <style:text-properties fo:font-size="10pt" style:font-size-asian="10pt" style:font-size-complex="10pt"/>
    </style:style>
    <style:style style:name="T36_47" style:family="text">
      <style:text-properties fo:font-size="10pt" style:font-size-asian="10pt" style:font-size-complex="10pt"/>
    </style:style>
    <style:style style:name="T36_48" style:family="text">
      <style:text-properties fo:font-style="italic" style:font-style-asian="italic" style:font-style-complex="italic" fo:font-size="10pt" style:font-size-asian="10pt" style:font-size-complex="10pt"/>
    </style:style>
    <style:style style:name="T36_49" style:family="text">
      <style:text-properties fo:font-style="italic" style:font-style-asian="italic" style:font-style-complex="italic" fo:font-size="10pt" style:font-size-asian="10pt" style:font-size-complex="10pt"/>
    </style:style>
    <style:style style:name="T36_50" style:family="text">
      <style:text-properties fo:font-style="italic" style:font-style-asian="italic" style:font-style-complex="italic" fo:font-size="10pt" style:font-size-asian="10pt" style:font-size-complex="10pt"/>
    </style:style>
    <style:style style:name="T36_51" style:family="text">
      <style:text-properties fo:font-style="italic" style:font-style-asian="italic" style:font-style-complex="italic" fo:font-size="10pt" style:font-size-asian="10pt" style:font-size-complex="10pt"/>
    </style:style>
    <style:style style:name="T36_52" style:family="text">
      <style:text-properties fo:font-style="italic" style:font-style-asian="italic" style:font-style-complex="italic" fo:font-size="10pt" style:font-size-asian="10pt" style:font-size-complex="10pt"/>
    </style:style>
    <style:style style:name="T36_53" style:family="text">
      <style:text-properties fo:font-style="italic" style:font-style-asian="italic" style:font-style-complex="italic" fo:font-size="10pt" style:font-size-asian="10pt" style:font-size-complex="10pt"/>
    </style:style>
    <style:style style:name="T36_54" style:family="text">
      <style:text-properties fo:font-style="italic" style:font-style-asian="italic" style:font-style-complex="italic" fo:font-size="10pt" style:font-size-asian="10pt" style:font-size-complex="10pt"/>
    </style:style>
    <style:style style:name="T36_55" style:family="text">
      <style:text-properties fo:font-style="italic" style:font-style-asian="italic" style:font-style-complex="italic" fo:font-size="10pt" style:font-size-asian="10pt" style:font-size-complex="10pt"/>
    </style:style>
    <style:style style:name="T36_56" style:family="text">
      <style:text-properties fo:font-style="italic" style:font-style-asian="italic" style:font-style-complex="italic" fo:font-size="10pt" style:font-size-asian="10pt" style:font-size-complex="10pt"/>
    </style:style>
    <style:style style:name="T36_57" style:family="text">
      <style:text-properties fo:font-size="10pt" style:font-size-asian="10pt" style:font-size-complex="10pt"/>
    </style:style>
    <style:style style:name="T36_58" style:family="text">
      <style:text-properties fo:font-size="10pt" style:font-size-asian="10pt" style:font-size-complex="10pt"/>
    </style:style>
    <style:style style:name="T36_59" style:family="text">
      <style:text-properties fo:font-size="10pt" style:font-size-asian="10pt" style:font-size-complex="10pt"/>
    </style:style>
    <style:style style:name="T36_60" style:family="text">
      <style:text-properties fo:font-size="10pt" style:font-size-asian="10pt" style:font-size-complex="10pt"/>
    </style:style>
    <style:style style:name="T36_61" style:family="text">
      <style:text-properties fo:font-size="10pt" style:font-size-asian="10pt" style:font-size-complex="10pt"/>
    </style:style>
    <style:style style:name="T36_62" style:family="text">
      <style:text-properties fo:font-size="10pt" style:font-size-asian="10pt" style:font-size-complex="10pt"/>
    </style:style>
    <style:style style:name="T36_63" style:family="text">
      <style:text-properties fo:font-size="10pt" style:font-size-asian="10pt" style:font-size-complex="10pt"/>
    </style:style>
    <style:style style:name="T36_64" style:family="text">
      <style:text-properties fo:font-size="10pt" style:font-size-asian="10pt" style:font-size-complex="10pt"/>
    </style:style>
    <style:style style:name="T36_65" style:family="text">
      <style:text-properties fo:font-size="10pt" style:font-size-asian="10pt" style:font-size-complex="10pt"/>
    </style:style>
    <style:style style:name="T36_66" style:family="text">
      <style:text-properties fo:font-style="italic" style:font-style-asian="italic" style:font-style-complex="italic" fo:font-size="10pt" style:font-size-asian="10pt" style:font-size-complex="10pt"/>
    </style:style>
    <style:style style:name="T36_67" style:family="text">
      <style:text-properties fo:font-style="italic" style:font-style-asian="italic" style:font-style-complex="italic" fo:font-size="10pt" style:font-size-asian="10pt" style:font-size-complex="10pt"/>
    </style:style>
    <style:style style:name="T36_68" style:family="text">
      <style:text-properties fo:font-style="italic" style:font-style-asian="italic" style:font-style-complex="italic" fo:font-size="10pt" style:font-size-asian="10pt" style:font-size-complex="10pt"/>
    </style:style>
    <style:style style:name="T36_69" style:family="text">
      <style:text-properties fo:font-style="italic" style:font-style-asian="italic" style:font-style-complex="italic" fo:font-size="10pt" style:font-size-asian="10pt" style:font-size-complex="10pt"/>
    </style:style>
    <style:style style:name="T36_70" style:family="text">
      <style:text-properties fo:font-style="italic" style:font-style-asian="italic" style:font-style-complex="italic" fo:font-size="10pt" style:font-size-asian="10pt" style:font-size-complex="10pt"/>
    </style:style>
    <style:style style:name="T36_71" style:family="text">
      <style:text-properties fo:font-style="italic" style:font-style-asian="italic" style:font-style-complex="italic" fo:font-size="10pt" style:font-size-asian="10pt" style:font-size-complex="10pt"/>
    </style:style>
    <style:style style:name="T36_7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 style:parent-style-name="Standard"/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>
      <style:text-properties fo:font-style="italic" style:font-style-asian="italic" style:font-style-complex="italic"/>
    </style:style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P43" style:family="paragraph" style:parent-style-name="Heading_20_3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T44_123" style:family="text"/>
    <style:style style:name="T44_124" style:family="text"/>
    <style:style style:name="T44_125" style:family="text"/>
    <style:style style:name="T44_126" style:family="text"/>
    <style:style style:name="T44_127" style:family="text"/>
    <style:style style:name="T44_128" style:family="text"/>
    <style:style style:name="T44_129" style:family="text"/>
    <style:style style:name="T44_130" style:family="text"/>
    <style:style style:name="T44_131" style:family="text"/>
    <style:style style:name="T44_132" style:family="text"/>
    <style:style style:name="T44_133" style:family="text"/>
    <style:style style:name="T44_134" style:family="text"/>
    <style:style style:name="T44_135" style:family="text"/>
    <style:style style:name="T44_136" style:family="text"/>
    <style:style style:name="T44_137" style:family="text"/>
    <style:style style:name="T44_138" style:family="text"/>
    <style:style style:name="T44_139" style:family="text"/>
    <style:style style:name="T44_140" style:family="text"/>
    <style:style style:name="T44_141" style:family="text"/>
    <style:style style:name="T44_142" style:family="text"/>
    <style:style style:name="T44_143" style:family="text"/>
    <style:style style:name="T44_144" style:family="text"/>
    <style:style style:name="T44_145" style:family="text"/>
    <style:style style:name="T44_146" style:family="text"/>
    <style:style style:name="T44_147" style:family="text"/>
    <style:style style:name="T44_148" style:family="text"/>
    <style:style style:name="T44_149" style:family="text"/>
    <style:style style:name="T44_150" style:family="text"/>
    <style:style style:name="T44_151" style:family="text"/>
    <style:style style:name="T44_152" style:family="text"/>
    <style:style style:name="T44_153" style:family="text"/>
    <style:style style:name="T44_154" style:family="text"/>
    <style:style style:name="T44_155" style:family="text"/>
    <style:style style:name="T44_156" style:family="text"/>
    <style:style style:name="T44_157" style:family="text"/>
    <style:style style:name="T44_158" style:family="text"/>
    <style:style style:name="T44_159" style:family="text"/>
    <style:style style:name="T44_160" style:family="text"/>
    <style:style style:name="T44_161" style:family="text"/>
    <style:style style:name="T44_162" style:family="text"/>
    <style:style style:name="T44_163" style:family="text"/>
    <style:style style:name="T44_164" style:family="text"/>
    <style:style style:name="T44_165" style:family="text"/>
    <style:style style:name="T44_166" style:family="text"/>
    <style:style style:name="T44_167" style:family="text"/>
    <style:style style:name="T44_168" style:family="text"/>
    <style:style style:name="T44_169" style:family="text"/>
    <style:style style:name="T44_170" style:family="text"/>
    <style:style style:name="T44_171" style:family="text"/>
    <style:style style:name="T44_172" style:family="text"/>
    <style:style style:name="T44_173" style:family="text"/>
    <style:style style:name="T44_174" style:family="text"/>
    <style:style style:name="T44_175" style:family="text"/>
    <style:style style:name="T44_176" style:family="text"/>
    <style:style style:name="T44_177" style:family="text"/>
    <style:style style:name="T44_178" style:family="text"/>
    <style:style style:name="T44_179" style:family="text"/>
    <style:style style:name="T44_180" style:family="text"/>
    <style:style style:name="T44_181" style:family="text"/>
    <style:style style:name="T44_182" style:family="text"/>
    <style:style style:name="T44_183" style:family="text"/>
    <style:style style:name="T44_184" style:family="text"/>
    <style:style style:name="T44_185" style:family="text"/>
    <style:style style:name="T44_186" style:family="text"/>
    <style:style style:name="T44_187" style:family="text"/>
    <style:style style:name="T44_188" style:family="text"/>
    <style:style style:name="T44_189" style:family="text"/>
    <style:style style:name="T44_190" style:family="text"/>
    <style:style style:name="T44_191" style:family="text"/>
    <style:style style:name="T44_192" style:family="text"/>
    <style:style style:name="T44_193" style:family="text"/>
    <style:style style:name="T44_194" style:family="text"/>
    <style:style style:name="T44_195" style:family="text"/>
    <style:style style:name="T44_196" style:family="text"/>
    <style:style style:name="T44_197" style:family="text"/>
    <style:style style:name="T44_198" style:family="text"/>
    <style:style style:name="T44_199" style:family="text"/>
    <style:style style:name="T44_200" style:family="text"/>
    <style:style style:name="T44_201" style:family="text"/>
    <style:style style:name="T44_202" style:family="text"/>
    <style:style style:name="T44_203" style:family="text"/>
    <style:style style:name="T44_204" style:family="text"/>
    <style:style style:name="T44_205" style:family="text"/>
    <style:style style:name="T44_206" style:family="text"/>
    <style:style style:name="T44_207" style:family="text"/>
    <style:style style:name="T44_208" style:family="text"/>
    <style:style style:name="T44_209" style:family="text"/>
    <style:style style:name="T44_210" style:family="text"/>
    <style:style style:name="T44_211" style:family="text"/>
    <style:style style:name="T44_212" style:family="text"/>
    <style:style style:name="T44_213" style:family="text"/>
    <style:style style:name="T44_214" style:family="text"/>
    <style:style style:name="T44_215" style:family="text"/>
    <style:style style:name="T44_216" style:family="text"/>
    <style:style style:name="T44_217" style:family="text"/>
    <style:style style:name="T44_218" style:family="text"/>
    <style:style style:name="T44_219" style:family="text"/>
    <style:style style:name="T44_220" style:family="text"/>
    <style:style style:name="T44_221" style:family="text"/>
    <style:style style:name="T44_222" style:family="text"/>
    <style:style style:name="T44_223" style:family="text"/>
    <style:style style:name="T44_224" style:family="text"/>
    <style:style style:name="T44_225" style:family="text"/>
    <style:style style:name="T44_226" style:family="text"/>
    <style:style style:name="T44_227" style:family="text"/>
    <style:style style:name="T44_228" style:family="text"/>
    <style:style style:name="T44_229" style:family="text"/>
    <style:style style:name="T44_230" style:family="text"/>
    <style:style style:name="T44_231" style:family="text"/>
    <style:style style:name="T44_232" style:family="text"/>
    <style:style style:name="T44_233" style:family="text"/>
    <style:style style:name="T44_234" style:family="text"/>
    <style:style style:name="T44_235" style:family="text"/>
    <style:style style:name="T44_236" style:family="text"/>
    <style:style style:name="T44_237" style:family="text"/>
    <style:style style:name="T44_238" style:family="text"/>
    <style:style style:name="T44_239" style:family="text"/>
    <style:style style:name="T44_240" style:family="text"/>
    <style:style style:name="T44_241" style:family="text"/>
    <style:style style:name="T44_242" style:family="text"/>
    <style:style style:name="T44_243" style:family="text"/>
    <style:style style:name="T44_244" style:family="text"/>
    <style:style style:name="T44_245" style:family="text"/>
    <style:style style:name="T44_246" style:family="text"/>
    <style:style style:name="T44_247" style:family="text"/>
    <style:style style:name="T44_248" style:family="text"/>
    <style:style style:name="T44_249" style:family="text"/>
    <style:style style:name="T44_250" style:family="text"/>
    <style:style style:name="T44_251" style:family="text"/>
    <style:style style:name="T44_252" style:family="text"/>
    <style:style style:name="T44_253" style:family="text"/>
    <style:style style:name="T44_254" style:family="text"/>
    <style:style style:name="T44_255" style:family="text"/>
    <style:style style:name="T44_256" style:family="text"/>
    <style:style style:name="T44_257" style:family="text"/>
    <style:style style:name="T44_258" style:family="text"/>
    <style:style style:name="T44_259" style:family="text"/>
    <style:style style:name="T44_260" style:family="text"/>
    <style:style style:name="T44_261" style:family="text"/>
    <style:style style:name="T44_262" style:family="text"/>
    <style:style style:name="T44_263" style:family="text"/>
    <style:style style:name="T44_264" style:family="text"/>
    <style:style style:name="T44_265" style:family="text"/>
    <style:style style:name="T44_266" style:family="text"/>
    <style:style style:name="T44_267" style:family="text"/>
    <style:style style:name="T44_268" style:family="text"/>
    <style:style style:name="T44_269" style:family="text"/>
    <style:style style:name="T44_270" style:family="text"/>
    <style:style style:name="T44_271" style:family="text"/>
    <style:style style:name="T44_27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>
      <style:text-properties fo:font-style="italic" style:font-style-asian="italic" style:font-style-complex="italic"/>
    </style:style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>
      <style:text-properties fo:font-style="italic" style:font-style-asian="italic" style:font-style-complex="italic"/>
    </style:style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>
      <style:text-properties fo:font-style="italic" style:font-style-asian="italic" style:font-style-complex="italic"/>
    </style:style>
    <style:style style:name="T45_128" style:family="text">
      <style:text-properties fo:font-style="italic" style:font-style-asian="italic" style:font-style-complex="italic"/>
    </style:style>
    <style:style style:name="T45_129" style:family="text">
      <style:text-properties fo:font-style="italic" style:font-style-asian="italic" style:font-style-complex="italic"/>
    </style:style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999999"/>
    </style:style>
    <style:style style:name="T49_2" style:family="text">
      <style:text-properties fo:color="#999999"/>
    </style:style>
    <style:style style:name="T49_3" style:family="text">
      <style:text-properties fo:color="#999999"/>
    </style:style>
    <style:style style:name="T49_4" style:family="text">
      <style:text-properties fo:color="#999999"/>
    </style:style>
    <style:style style:name="T49_5" style:family="text">
      <style:text-properties fo:color="#999999"/>
    </style:style>
    <style:style style:name="T49_6" style:family="text">
      <style:text-properties fo:color="#999999"/>
    </style:style>
    <style:style style:name="T49_7" style:family="text">
      <style:text-properties fo:color="#999999"/>
    </style:style>
    <style:style style:name="T49_8" style:family="text">
      <style:text-properties fo:color="#999999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fo:color="#999999"/>
    </style:style>
    <style:style style:name="T50_2" style:family="text">
      <style:text-properties fo:color="#999999"/>
    </style:style>
    <style:style style:name="T50_3" style:family="text">
      <style:text-properties fo:color="#999999"/>
    </style:style>
    <style:style style:name="T50_4" style:family="text">
      <style:text-properties fo:color="#999999"/>
    </style:style>
    <style:style style:name="T50_5" style:family="text">
      <style:text-properties fo:color="#999999"/>
    </style:style>
    <style:style style:name="T50_6" style:family="text">
      <style:text-properties fo:color="#999999"/>
    </style:style>
    <style:style style:name="T50_7" style:family="text">
      <style:text-properties fo:color="#999999"/>
    </style:style>
    <style:style style:name="T50_8" style:family="text">
      <style:text-properties fo:color="#999999"/>
    </style:style>
    <style:style style:name="T50_9" style:family="text">
      <style:text-properties fo:color="#999999"/>
    </style:style>
    <style:style style:name="T50_10" style:family="text">
      <style:text-properties fo:color="#999999"/>
    </style:style>
    <style:style style:name="T50_11" style:family="text">
      <style:text-properties fo:color="#999999"/>
    </style:style>
    <style:style style:name="T50_12" style:family="text">
      <style:text-properties fo:color="#999999"/>
    </style:style>
    <style:style style:name="T50_13" style:family="text">
      <style:text-properties fo:color="#999999"/>
    </style:style>
    <style:style style:name="T50_14" style:family="text">
      <style:text-properties fo:color="#999999"/>
    </style:style>
    <style:style style:name="T50_15" style:family="text">
      <style:text-properties fo:color="#999999"/>
    </style:style>
    <style:style style:name="T50_16" style:family="text">
      <style:text-properties fo:color="#999999"/>
    </style:style>
    <style:style style:name="T50_17" style:family="text">
      <style:text-properties fo:color="#999999"/>
    </style:style>
    <style:style style:name="T50_18" style:family="text">
      <style:text-properties fo:color="#999999"/>
    </style:style>
    <style:style style:name="T50_19" style:family="text">
      <style:text-properties fo:color="#999999"/>
    </style:style>
    <style:style style:name="T50_20" style:family="text">
      <style:text-properties fo:color="#999999"/>
    </style:style>
    <style:style style:name="T50_21" style:family="text">
      <style:text-properties fo:color="#999999"/>
    </style:style>
    <style:style style:name="T50_22" style:family="text">
      <style:text-properties fo:color="#999999"/>
    </style:style>
    <style:style style:name="T50_23" style:family="text">
      <style:text-properties fo:color="#999999"/>
    </style:style>
    <style:style style:name="T50_24" style:family="text">
      <style:text-properties fo:color="#999999"/>
    </style:style>
    <style:style style:name="T50_25" style:family="text">
      <style:text-properties fo:color="#999999"/>
    </style:style>
    <style:style style:name="T50_26" style:family="text">
      <style:text-properties fo:color="#999999"/>
    </style:style>
    <style:style style:name="T50_27" style:family="text">
      <style:text-properties fo:color="#999999"/>
    </style:style>
    <style:style style:name="T50_28" style:family="text">
      <style:text-properties fo:color="#999999"/>
    </style:style>
    <style:style style:name="T50_29" style:family="text">
      <style:text-properties fo:color="#999999"/>
    </style:style>
    <style:style style:name="T50_30" style:family="text">
      <style:text-properties fo:color="#999999"/>
    </style:style>
    <style:style style:name="T50_31" style:family="text">
      <style:text-properties fo:color="#999999"/>
    </style:style>
    <style:style style:name="T50_32" style:family="text">
      <style:text-properties fo:color="#999999"/>
    </style:style>
    <style:style style:name="T50_33" style:family="text">
      <style:text-properties fo:color="#999999"/>
    </style:style>
    <style:style style:name="T50_34" style:family="text">
      <style:text-properties fo:color="#999999"/>
    </style:style>
    <style:style style:name="T50_35" style:family="text">
      <style:text-properties fo:color="#999999"/>
    </style:style>
    <style:style style:name="T50_36" style:family="text">
      <style:text-properties fo:color="#999999"/>
    </style:style>
    <style:style style:name="T50_37" style:family="text">
      <style:text-properties fo:color="#999999"/>
    </style:style>
    <style:style style:name="T50_38" style:family="text">
      <style:text-properties fo:color="#999999"/>
    </style:style>
    <style:style style:name="T50_39" style:family="text">
      <style:text-properties fo:color="#999999"/>
    </style:style>
    <style:style style:name="T50_40" style:family="text">
      <style:text-properties fo:color="#999999"/>
    </style:style>
    <style:style style:name="T50_41" style:family="text">
      <style:text-properties fo:color="#999999"/>
    </style:style>
    <style:style style:name="T50_42" style:family="text">
      <style:text-properties fo:color="#999999"/>
    </style:style>
    <style:style style:name="T50_43" style:family="text">
      <style:text-properties fo:color="#999999"/>
    </style:style>
    <style:style style:name="T50_44" style:family="text">
      <style:text-properties fo:color="#999999"/>
    </style:style>
    <style:style style:name="T50_45" style:family="text">
      <style:text-properties fo:color="#999999"/>
    </style:style>
    <style:style style:name="T50_46" style:family="text">
      <style:text-properties fo:color="#999999"/>
    </style:style>
    <style:style style:name="T50_47" style:family="text">
      <style:text-properties fo:color="#999999"/>
    </style:style>
    <style:style style:name="T50_48" style:family="text">
      <style:text-properties fo:color="#999999"/>
    </style:style>
    <style:style style:name="T50_49" style:family="text">
      <style:text-properties fo:color="#999999"/>
    </style:style>
    <style:style style:name="T50_50" style:family="text">
      <style:text-properties fo:color="#999999"/>
    </style:style>
    <style:style style:name="T50_51" style:family="text">
      <style:text-properties fo:color="#999999"/>
    </style:style>
    <style:style style:name="T50_52" style:family="text">
      <style:text-properties fo:color="#999999"/>
    </style:style>
    <style:style style:name="T50_53" style:family="text">
      <style:text-properties fo:color="#999999"/>
    </style:style>
    <style:style style:name="T50_54" style:family="text">
      <style:text-properties fo:color="#999999"/>
    </style:style>
    <style:style style:name="T50_55" style:family="text">
      <style:text-properties fo:color="#999999"/>
    </style:style>
    <style:style style:name="T50_56" style:family="text">
      <style:text-properties fo:color="#999999"/>
    </style:style>
    <style:style style:name="T50_57" style:family="text">
      <style:text-properties fo:color="#999999"/>
    </style:style>
    <style:style style:name="T50_58" style:family="text">
      <style:text-properties fo:color="#999999"/>
    </style:style>
    <style:style style:name="T50_59" style:family="text">
      <style:text-properties fo:color="#999999"/>
    </style:style>
    <style:style style:name="T50_60" style:family="text">
      <style:text-properties fo:color="#999999"/>
    </style:style>
    <style:style style:name="T50_61" style:family="text">
      <style:text-properties fo:color="#999999"/>
    </style:style>
    <style:style style:name="T50_62" style:family="text">
      <style:text-properties fo:color="#999999"/>
    </style:style>
    <style:style style:name="T50_63" style:family="text">
      <style:text-properties fo:color="#999999"/>
    </style:style>
    <style:style style:name="T50_64" style:family="text">
      <style:text-properties fo:color="#999999"/>
    </style:style>
    <style:style style:name="T50_65" style:family="text">
      <style:text-properties fo:color="#999999"/>
    </style:style>
    <style:style style:name="T50_66" style:family="text">
      <style:text-properties fo:color="#999999"/>
    </style:style>
    <style:style style:name="T50_67" style:family="text">
      <style:text-properties fo:color="#999999"/>
    </style:style>
    <style:style style:name="T50_68" style:family="text">
      <style:text-properties fo:color="#999999"/>
    </style:style>
    <style:style style:name="T50_69" style:family="text">
      <style:text-properties fo:color="#999999"/>
    </style:style>
    <style:style style:name="T50_70" style:family="text">
      <style:text-properties fo:color="#999999"/>
    </style:style>
    <style:style style:name="T50_71" style:family="text">
      <style:text-properties fo:color="#999999"/>
    </style:style>
    <style:style style:name="T50_72" style:family="text">
      <style:text-properties fo:color="#999999"/>
    </style:style>
    <style:style style:name="T50_73" style:family="text">
      <style:text-properties fo:color="#999999"/>
    </style:style>
    <style:style style:name="T50_74" style:family="text">
      <style:text-properties fo:color="#999999"/>
    </style:style>
    <style:style style:name="T50_75" style:family="text">
      <style:text-properties fo:color="#999999"/>
    </style:style>
    <style:style style:name="T50_76" style:family="text">
      <style:text-properties fo:color="#999999"/>
    </style:style>
    <style:style style:name="T50_77" style:family="text">
      <style:text-properties fo:color="#999999"/>
    </style:style>
    <style:style style:name="T50_78" style:family="text">
      <style:text-properties fo:color="#999999"/>
    </style:style>
    <style:style style:name="T50_79" style:family="text">
      <style:text-properties fo:color="#999999"/>
    </style:style>
    <style:style style:name="T50_80" style:family="text">
      <style:text-properties fo:color="#999999"/>
    </style:style>
    <style:style style:name="T50_81" style:family="text">
      <style:text-properties fo:color="#999999"/>
    </style:style>
    <style:style style:name="T50_82" style:family="text">
      <style:text-properties fo:color="#999999"/>
    </style:style>
    <style:style style:name="T50_83" style:family="text">
      <style:text-properties fo:color="#999999"/>
    </style:style>
    <style:style style:name="T50_84" style:family="text">
      <style:text-properties fo:color="#999999"/>
    </style:style>
    <style:style style:name="T50_85" style:family="text">
      <style:text-properties fo:color="#999999"/>
    </style:style>
    <style:style style:name="T50_86" style:family="text">
      <style:text-properties fo:color="#999999"/>
    </style:style>
    <style:style style:name="T50_87" style:family="text">
      <style:text-properties fo:color="#999999"/>
    </style:style>
    <style:style style:name="T50_88" style:family="text">
      <style:text-properties fo:color="#999999"/>
    </style:style>
    <style:style style:name="T50_89" style:family="text">
      <style:text-properties fo:color="#999999"/>
    </style:style>
    <style:style style:name="T50_90" style:family="text">
      <style:text-properties fo:color="#999999"/>
    </style:style>
    <style:style style:name="T50_91" style:family="text">
      <style:text-properties fo:color="#999999"/>
    </style:style>
    <style:style style:name="T50_92" style:family="text">
      <style:text-properties fo:color="#999999"/>
    </style:style>
    <style:style style:name="T50_93" style:family="text">
      <style:text-properties fo:color="#999999"/>
    </style:style>
    <style:style style:name="T50_94" style:family="text">
      <style:text-properties fo:color="#999999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color="#999999"/>
    </style:style>
    <style:style style:name="T51_2" style:family="text">
      <style:text-properties fo:color="#999999"/>
    </style:style>
    <style:style style:name="T51_3" style:family="text">
      <style:text-properties fo:color="#999999"/>
    </style:style>
    <style:style style:name="T51_4" style:family="text">
      <style:text-properties fo:color="#999999"/>
    </style:style>
    <style:style style:name="T51_5" style:family="text">
      <style:text-properties fo:color="#999999"/>
    </style:style>
    <style:style style:name="T51_6" style:family="text">
      <style:text-properties fo:color="#999999"/>
    </style:style>
    <style:style style:name="T51_7" style:family="text">
      <style:text-properties fo:color="#999999"/>
    </style:style>
    <style:style style:name="T51_8" style:family="text">
      <style:text-properties fo:color="#999999"/>
    </style:style>
    <style:style style:name="T51_9" style:family="text">
      <style:text-properties fo:color="#999999"/>
    </style:style>
    <style:style style:name="T51_10" style:family="text">
      <style:text-properties fo:color="#999999"/>
    </style:style>
    <style:style style:name="T51_11" style:family="text">
      <style:text-properties fo:color="#999999"/>
    </style:style>
    <style:style style:name="T51_12" style:family="text">
      <style:text-properties fo:color="#999999"/>
    </style:style>
    <style:style style:name="T51_13" style:family="text">
      <style:text-properties fo:color="#999999"/>
    </style:style>
    <style:style style:name="T51_14" style:family="text">
      <style:text-properties fo:color="#999999"/>
    </style:style>
    <style:style style:name="T51_15" style:family="text">
      <style:text-properties fo:color="#999999"/>
    </style:style>
    <style:style style:name="T51_16" style:family="text">
      <style:text-properties fo:color="#999999"/>
    </style:style>
    <style:style style:name="T51_17" style:family="text">
      <style:text-properties fo:color="#999999"/>
    </style:style>
    <style:style style:name="T51_18" style:family="text">
      <style:text-properties fo:color="#999999"/>
    </style:style>
    <style:style style:name="T51_19" style:family="text">
      <style:text-properties fo:color="#999999"/>
    </style:style>
    <style:style style:name="T51_20" style:family="text">
      <style:text-properties fo:color="#999999"/>
    </style:style>
    <style:style style:name="T51_21" style:family="text">
      <style:text-properties fo:color="#999999"/>
    </style:style>
    <style:style style:name="T51_22" style:family="text">
      <style:text-properties fo:color="#999999"/>
    </style:style>
    <style:style style:name="T51_23" style:family="text">
      <style:text-properties fo:color="#999999"/>
    </style:style>
    <style:style style:name="T51_24" style:family="text">
      <style:text-properties fo:color="#999999"/>
    </style:style>
    <style:style style:name="T51_25" style:family="text">
      <style:text-properties fo:color="#999999"/>
    </style:style>
    <style:style style:name="T51_26" style:family="text">
      <style:text-properties fo:color="#999999"/>
    </style:style>
    <style:style style:name="T51_27" style:family="text">
      <style:text-properties fo:color="#999999"/>
    </style:style>
    <style:style style:name="T51_28" style:family="text">
      <style:text-properties fo:color="#999999"/>
    </style:style>
    <style:style style:name="T51_29" style:family="text">
      <style:text-properties fo:color="#999999"/>
    </style:style>
    <style:style style:name="T51_30" style:family="text">
      <style:text-properties fo:color="#999999"/>
    </style:style>
    <style:style style:name="T51_31" style:family="text">
      <style:text-properties fo:color="#999999"/>
    </style:style>
    <style:style style:name="T51_32" style:family="text">
      <style:text-properties fo:color="#999999"/>
    </style:style>
    <style:style style:name="T51_33" style:family="text">
      <style:text-properties fo:color="#999999"/>
    </style:style>
    <style:style style:name="T51_34" style:family="text">
      <style:text-properties fo:color="#999999"/>
    </style:style>
    <style:style style:name="T51_35" style:family="text">
      <style:text-properties fo:color="#999999"/>
    </style:style>
    <style:style style:name="T51_36" style:family="text">
      <style:text-properties fo:color="#999999"/>
    </style:style>
    <style:style style:name="T51_37" style:family="text">
      <style:text-properties fo:color="#999999"/>
    </style:style>
    <style:style style:name="T51_38" style:family="text">
      <style:text-properties fo:color="#999999"/>
    </style:style>
    <style:style style:name="T51_39" style:family="text">
      <style:text-properties fo:color="#999999"/>
    </style:style>
    <style:style style:name="T51_40" style:family="text">
      <style:text-properties fo:color="#999999"/>
    </style:style>
    <style:style style:name="T51_41" style:family="text">
      <style:text-properties fo:color="#999999"/>
    </style:style>
    <style:style style:name="T51_42" style:family="text">
      <style:text-properties fo:color="#999999"/>
    </style:style>
    <style:style style:name="T51_43" style:family="text">
      <style:text-properties fo:color="#999999"/>
    </style:style>
    <style:style style:name="T51_44" style:family="text">
      <style:text-properties fo:color="#999999"/>
    </style:style>
    <style:style style:name="T51_45" style:family="text">
      <style:text-properties fo:color="#999999"/>
    </style:style>
    <style:style style:name="T51_46" style:family="text">
      <style:text-properties fo:color="#999999"/>
    </style:style>
    <style:style style:name="T51_47" style:family="text">
      <style:text-properties fo:color="#999999"/>
    </style:style>
    <style:style style:name="T51_48" style:family="text">
      <style:text-properties fo:color="#999999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color="#999999"/>
    </style:style>
    <style:style style:name="T52_2" style:family="text">
      <style:text-properties fo:color="#999999"/>
    </style:style>
    <style:style style:name="T52_3" style:family="text">
      <style:text-properties fo:color="#999999"/>
    </style:style>
    <style:style style:name="T52_4" style:family="text">
      <style:text-properties fo:color="#999999"/>
    </style:style>
    <style:style style:name="T52_5" style:family="text">
      <style:text-properties fo:color="#999999"/>
    </style:style>
    <style:style style:name="T52_6" style:family="text">
      <style:text-properties fo:color="#999999"/>
    </style:style>
    <style:style style:name="T52_7" style:family="text">
      <style:text-properties fo:color="#999999"/>
    </style:style>
    <style:style style:name="T52_8" style:family="text">
      <style:text-properties fo:color="#999999"/>
    </style:style>
    <style:style style:name="T52_9" style:family="text">
      <style:text-properties fo:color="#999999"/>
    </style:style>
    <style:style style:name="T52_10" style:family="text">
      <style:text-properties fo:color="#999999"/>
    </style:style>
    <style:style style:name="T52_11" style:family="text">
      <style:text-properties fo:color="#999999"/>
    </style:style>
    <style:style style:name="T52_12" style:family="text">
      <style:text-properties fo:color="#999999"/>
    </style:style>
    <style:style style:name="T52_13" style:family="text">
      <style:text-properties fo:color="#999999"/>
    </style:style>
    <style:style style:name="T52_14" style:family="text">
      <style:text-properties fo:color="#999999"/>
    </style:style>
    <style:style style:name="T52_15" style:family="text">
      <style:text-properties fo:color="#999999"/>
    </style:style>
    <style:style style:name="T52_16" style:family="text">
      <style:text-properties fo:color="#999999"/>
    </style:style>
    <style:style style:name="T52_17" style:family="text">
      <style:text-properties fo:color="#999999"/>
    </style:style>
    <style:style style:name="T52_18" style:family="text">
      <style:text-properties fo:color="#999999"/>
    </style:style>
    <style:style style:name="T52_19" style:family="text">
      <style:text-properties fo:color="#999999"/>
    </style:style>
    <style:style style:name="T52_20" style:family="text">
      <style:text-properties fo:color="#999999"/>
    </style:style>
    <style:style style:name="T52_21" style:family="text">
      <style:text-properties fo:color="#999999"/>
    </style:style>
    <style:style style:name="T52_22" style:family="text">
      <style:text-properties fo:color="#999999"/>
    </style:style>
    <style:style style:name="T52_23" style:family="text">
      <style:text-properties fo:color="#999999"/>
    </style:style>
    <style:style style:name="T52_24" style:family="text">
      <style:text-properties fo:color="#999999"/>
    </style:style>
    <style:style style:name="T52_25" style:family="text">
      <style:text-properties fo:color="#999999"/>
    </style:style>
    <style:style style:name="T52_26" style:family="text">
      <style:text-properties fo:color="#999999"/>
    </style:style>
    <style:style style:name="T52_27" style:family="text">
      <style:text-properties fo:color="#999999"/>
    </style:style>
    <style:style style:name="T52_28" style:family="text">
      <style:text-properties fo:color="#999999"/>
    </style:style>
    <style:style style:name="T52_29" style:family="text">
      <style:text-properties fo:color="#999999"/>
    </style:style>
    <style:style style:name="T52_30" style:family="text">
      <style:text-properties fo:color="#999999"/>
    </style:style>
    <style:style style:name="T52_31" style:family="text">
      <style:text-properties fo:color="#999999"/>
    </style:style>
    <style:style style:name="T52_32" style:family="text">
      <style:text-properties fo:color="#999999"/>
    </style:style>
    <style:style style:name="T52_33" style:family="text">
      <style:text-properties fo:color="#999999"/>
    </style:style>
    <style:style style:name="T52_34" style:family="text">
      <style:text-properties fo:color="#999999"/>
    </style:style>
    <style:style style:name="T52_35" style:family="text">
      <style:text-properties fo:color="#999999"/>
    </style:style>
    <style:style style:name="T52_36" style:family="text">
      <style:text-properties fo:color="#999999"/>
    </style:style>
    <style:style style:name="T52_37" style:family="text">
      <style:text-properties fo:color="#999999"/>
    </style:style>
    <style:style style:name="T52_38" style:family="text">
      <style:text-properties fo:color="#999999"/>
    </style:style>
    <style:style style:name="T52_39" style:family="text">
      <style:text-properties fo:color="#999999"/>
    </style:style>
    <style:style style:name="T52_40" style:family="text">
      <style:text-properties fo:color="#999999"/>
    </style:style>
    <style:style style:name="T52_41" style:family="text">
      <style:text-properties fo:color="#999999"/>
    </style:style>
    <style:style style:name="T52_42" style:family="text">
      <style:text-properties fo:color="#999999"/>
    </style:style>
    <style:style style:name="T52_43" style:family="text">
      <style:text-properties fo:color="#999999"/>
    </style:style>
    <style:style style:name="T52_44" style:family="text">
      <style:text-properties fo:color="#999999"/>
    </style:style>
    <style:style style:name="T52_45" style:family="text">
      <style:text-properties fo:color="#999999"/>
    </style:style>
    <style:style style:name="T52_46" style:family="text">
      <style:text-properties fo:color="#999999"/>
    </style:style>
    <style:style style:name="T52_47" style:family="text">
      <style:text-properties fo:color="#999999"/>
    </style:style>
    <style:style style:name="T52_48" style:family="text">
      <style:text-properties fo:color="#999999"/>
    </style:style>
    <style:style style:name="T52_49" style:family="text">
      <style:text-properties fo:color="#999999"/>
    </style:style>
    <style:style style:name="T52_50" style:family="text">
      <style:text-properties fo:color="#999999"/>
    </style:style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>
      <style:text-properties fo:color="#999999"/>
    </style:style>
    <style:style style:name="T53_2" style:family="text">
      <style:text-properties fo:color="#999999"/>
    </style:style>
    <style:style style:name="T53_3" style:family="text">
      <style:text-properties fo:color="#999999"/>
    </style:style>
    <style:style style:name="T53_4" style:family="text">
      <style:text-properties fo:color="#999999"/>
    </style:style>
    <style:style style:name="T53_5" style:family="text">
      <style:text-properties fo:color="#999999"/>
    </style:style>
    <style:style style:name="T53_6" style:family="text">
      <style:text-properties fo:color="#999999"/>
    </style:style>
    <style:style style:name="T53_7" style:family="text">
      <style:text-properties fo:color="#999999"/>
    </style:style>
    <style:style style:name="T53_8" style:family="text">
      <style:text-properties fo:color="#999999"/>
    </style:style>
    <style:style style:name="T53_9" style:family="text">
      <style:text-properties fo:color="#999999"/>
    </style:style>
    <style:style style:name="T53_10" style:family="text">
      <style:text-properties fo:color="#999999"/>
    </style:style>
    <style:style style:name="T53_11" style:family="text">
      <style:text-properties fo:color="#999999"/>
    </style:style>
    <style:style style:name="T53_12" style:family="text">
      <style:text-properties fo:color="#999999"/>
    </style:style>
    <style:style style:name="T53_13" style:family="text">
      <style:text-properties fo:color="#999999"/>
    </style:style>
    <style:style style:name="T53_14" style:family="text">
      <style:text-properties fo:color="#999999"/>
    </style:style>
    <style:style style:name="T53_15" style:family="text">
      <style:text-properties fo:color="#999999"/>
    </style:style>
    <style:style style:name="T53_16" style:family="text">
      <style:text-properties fo:color="#999999"/>
    </style:style>
    <style:style style:name="T53_17" style:family="text">
      <style:text-properties fo:color="#999999"/>
    </style:style>
    <style:style style:name="T53_18" style:family="text">
      <style:text-properties fo:color="#999999"/>
    </style:style>
    <style:style style:name="T53_19" style:family="text">
      <style:text-properties fo:color="#999999"/>
    </style:style>
    <style:style style:name="T53_20" style:family="text">
      <style:text-properties fo:color="#999999"/>
    </style:style>
    <style:style style:name="T53_21" style:family="text">
      <style:text-properties fo:color="#999999"/>
    </style:style>
    <style:style style:name="T53_22" style:family="text">
      <style:text-properties fo:color="#999999"/>
    </style:style>
    <style:style style:name="T53_23" style:family="text">
      <style:text-properties fo:color="#999999"/>
    </style:style>
    <style:style style:name="T53_24" style:family="text">
      <style:text-properties fo:color="#999999"/>
    </style:style>
    <style:style style:name="T53_25" style:family="text">
      <style:text-properties fo:color="#999999"/>
    </style:style>
    <style:style style:name="T53_26" style:family="text">
      <style:text-properties fo:color="#999999"/>
    </style:style>
    <style:style style:name="T53_27" style:family="text">
      <style:text-properties fo:color="#999999"/>
    </style:style>
    <style:style style:name="T53_28" style:family="text">
      <style:text-properties fo:color="#999999"/>
    </style:style>
    <style:style style:name="T53_29" style:family="text">
      <style:text-properties fo:color="#999999"/>
    </style:style>
    <style:style style:name="T53_30" style:family="text">
      <style:text-properties fo:color="#999999"/>
    </style:style>
    <style:style style:name="T53_31" style:family="text">
      <style:text-properties fo:color="#999999"/>
    </style:style>
    <style:style style:name="T53_32" style:family="text">
      <style:text-properties fo:color="#999999"/>
    </style:style>
    <style:style style:name="T53_33" style:family="text">
      <style:text-properties fo:color="#999999"/>
    </style:style>
    <style:style style:name="T53_34" style:family="text">
      <style:text-properties fo:color="#999999"/>
    </style:style>
    <style:style style:name="T53_35" style:family="text">
      <style:text-properties fo:color="#999999"/>
    </style:style>
    <style:style style:name="T53_36" style:family="text">
      <style:text-properties fo:color="#999999"/>
    </style:style>
    <style:style style:name="T53_37" style:family="text">
      <style:text-properties fo:color="#999999"/>
    </style:style>
    <style:style style:name="T53_38" style:family="text">
      <style:text-properties fo:color="#999999"/>
    </style:style>
    <style:style style:name="T53_39" style:family="text">
      <style:text-properties fo:color="#999999"/>
    </style:style>
    <style:style style:name="T53_40" style:family="text">
      <style:text-properties fo:color="#999999"/>
    </style:style>
    <style:style style:name="T53_41" style:family="text">
      <style:text-properties fo:color="#999999"/>
    </style:style>
    <style:style style:name="T53_42" style:family="text">
      <style:text-properties fo:color="#999999"/>
    </style:style>
    <style:style style:name="T53_43" style:family="text">
      <style:text-properties fo:color="#999999"/>
    </style:style>
    <style:style style:name="T53_44" style:family="text">
      <style:text-properties fo:color="#999999"/>
    </style:style>
    <style:style style:name="T53_45" style:family="text">
      <style:text-properties fo:color="#999999"/>
    </style:style>
    <style:style style:name="T53_46" style:family="text">
      <style:text-properties fo:color="#999999"/>
    </style:style>
    <style:style style:name="T53_47" style:family="text">
      <style:text-properties fo:color="#999999"/>
    </style:style>
    <style:style style:name="T53_48" style:family="text">
      <style:text-properties fo:color="#999999"/>
    </style:style>
    <style:style style:name="T53_49" style:family="text">
      <style:text-properties fo:color="#999999"/>
    </style:style>
    <style:style style:name="T53_50" style:family="text">
      <style:text-properties fo:color="#999999"/>
    </style:style>
    <style:style style:name="T53_51" style:family="text">
      <style:text-properties fo:color="#999999"/>
    </style:style>
    <style:style style:name="T53_52" style:family="text">
      <style:text-properties fo:color="#999999"/>
    </style:style>
    <style:style style:name="T53_53" style:family="text">
      <style:text-properties fo:color="#999999"/>
    </style:style>
    <style:style style:name="T53_54" style:family="text">
      <style:text-properties fo:color="#999999"/>
    </style:style>
    <style:style style:name="T53_55" style:family="text">
      <style:text-properties fo:color="#999999"/>
    </style:style>
    <style:style style:name="T53_56" style:family="text">
      <style:text-properties fo:color="#999999"/>
    </style:style>
    <style:style style:name="T53_57" style:family="text">
      <style:text-properties fo:color="#999999"/>
    </style:style>
    <style:style style:name="T53_58" style:family="text">
      <style:text-properties fo:color="#999999"/>
    </style:style>
    <style:style style:name="T53_59" style:family="text">
      <style:text-properties fo:color="#999999"/>
    </style:style>
    <style:style style:name="T53_60" style:family="text">
      <style:text-properties fo:color="#999999"/>
    </style:style>
    <style:style style:name="T53_61" style:family="text">
      <style:text-properties fo:color="#999999"/>
    </style:style>
    <style:style style:name="T53_62" style:family="text">
      <style:text-properties fo:color="#999999"/>
    </style:style>
    <style:style style:name="T53_63" style:family="text">
      <style:text-properties fo:color="#999999"/>
    </style:style>
    <style:style style:name="T53_64" style:family="text">
      <style:text-properties fo:color="#999999"/>
    </style:style>
    <style:style style:name="T53_65" style:family="text">
      <style:text-properties fo:color="#999999"/>
    </style:style>
    <style:style style:name="T53_66" style:family="text">
      <style:text-properties fo:color="#999999"/>
    </style:style>
    <style:style style:name="T53_67" style:family="text">
      <style:text-properties fo:color="#999999"/>
    </style:style>
    <style:style style:name="T53_68" style:family="text">
      <style:text-properties fo:color="#999999"/>
    </style:style>
    <style:style style:name="T53_69" style:family="text">
      <style:text-properties fo:color="#999999"/>
    </style:style>
    <style:style style:name="T53_70" style:family="text">
      <style:text-properties fo:color="#999999"/>
    </style:style>
    <style:style style:name="T53_71" style:family="text">
      <style:text-properties fo:color="#999999"/>
    </style:style>
    <style:style style:name="T53_72" style:family="text">
      <style:text-properties fo:color="#999999"/>
    </style:style>
    <style:style style:name="T53_73" style:family="text">
      <style:text-properties fo:color="#999999"/>
    </style:style>
    <style:style style:name="T53_74" style:family="text">
      <style:text-properties fo:color="#999999"/>
    </style:style>
    <style:style style:name="T53_75" style:family="text">
      <style:text-properties fo:color="#999999"/>
    </style:style>
    <style:style style:name="T53_76" style:family="text">
      <style:text-properties fo:color="#999999"/>
    </style:style>
    <style:style style:name="P54" style:family="paragraph" style:parent-style-name="Heading_20_1">
      <style:paragraph-properties fo:break-before="auto" fo:line-height="115%" style:writing-mode="lr-tb"/>
    </style:style>
    <style:style style:name="T54_1" style:family="text"/>
    <style:style style:name="P55" style:family="paragraph" style:parent-style-name="Subtitle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T57_109" style:family="text"/>
    <style:style style:name="T57_110" style:family="text"/>
    <style:style style:name="T57_111" style:family="text"/>
    <style:style style:name="T57_112" style:family="text"/>
    <style:style style:name="T57_113" style:family="text"/>
    <style:style style:name="T57_114" style:family="text"/>
    <style:style style:name="T57_115" style:family="text"/>
    <style:style style:name="T57_116" style:family="text"/>
    <style:style style:name="T57_117" style:family="text"/>
    <style:style style:name="T57_118" style:family="text"/>
    <style:style style:name="T57_119" style:family="text"/>
    <style:style style:name="T57_120" style:family="text"/>
    <style:style style:name="T57_121" style:family="text"/>
    <style:style style:name="T57_122" style:family="text"/>
    <style:style style:name="T57_123" style:family="text"/>
    <style:style style:name="T57_124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text-line-through-style="solid"/>
    </style:style>
    <style:style style:name="T58_2" style:family="text">
      <style:text-properties style:text-line-through-style="solid"/>
    </style:style>
    <style:style style:name="T58_3" style:family="text">
      <style:text-properties style:text-line-through-style="solid"/>
    </style:style>
    <style:style style:name="T58_4" style:family="text">
      <style:text-properties style:text-line-through-style="solid"/>
    </style:style>
    <style:style style:name="T58_5" style:family="text">
      <style:text-properties style:text-line-through-style="solid"/>
    </style:style>
    <style:style style:name="T58_6" style:family="text">
      <style:text-properties style:text-line-through-style="solid"/>
    </style:style>
    <style:style style:name="T58_7" style:family="text">
      <style:text-properties style:text-line-through-style="solid"/>
    </style:style>
    <style:style style:name="T58_8" style:family="text">
      <style:text-properties style:text-line-through-style="solid"/>
    </style:style>
    <style:style style:name="T58_9" style:family="text">
      <style:text-properties style:text-line-through-style="solid"/>
    </style:style>
    <style:style style:name="T58_10" style:family="text">
      <style:text-properties style:text-line-through-style="solid"/>
    </style:style>
    <style:style style:name="T58_11" style:family="text">
      <style:text-properties style:text-line-through-style="solid"/>
    </style:style>
    <style:style style:name="T58_12" style:family="text">
      <style:text-properties style:text-line-through-style="solid"/>
    </style:style>
    <style:style style:name="T58_13" style:family="text">
      <style:text-properties style:text-line-through-style="solid"/>
    </style:style>
    <style:style style:name="T58_14" style:family="text">
      <style:text-properties style:text-line-through-style="solid"/>
    </style:style>
    <style:style style:name="T58_15" style:family="text">
      <style:text-properties style:text-line-through-style="solid"/>
    </style:style>
    <style:style style:name="T58_16" style:family="text">
      <style:text-properties style:text-line-through-style="solid"/>
    </style:style>
    <style:style style:name="T58_17" style:family="text">
      <style:text-properties style:text-line-through-style="solid"/>
    </style:style>
    <style:style style:name="T58_18" style:family="text">
      <style:text-properties style:text-line-through-style="solid"/>
    </style:style>
    <style:style style:name="T58_19" style:family="text">
      <style:text-properties style:text-line-through-style="solid"/>
    </style:style>
    <style:style style:name="T58_20" style:family="text">
      <style:text-properties style:text-line-through-style="solid"/>
    </style:style>
    <style:style style:name="T58_21" style:family="text">
      <style:text-properties style:text-line-through-style="solid"/>
    </style:style>
    <style:style style:name="T58_22" style:family="text">
      <style:text-properties style:text-line-through-style="solid"/>
    </style:style>
    <style:style style:name="T58_23" style:family="text">
      <style:text-properties style:text-line-through-style="solid"/>
    </style:style>
    <style:style style:name="T58_24" style:family="text">
      <style:text-properties style:text-line-through-style="solid"/>
    </style:style>
    <style:style style:name="T58_25" style:family="text">
      <style:text-properties style:text-line-through-style="solid"/>
    </style:style>
    <style:style style:name="T58_26" style:family="text">
      <style:text-properties style:text-line-through-style="solid"/>
    </style:style>
    <style:style style:name="T58_27" style:family="text">
      <style:text-properties style:text-line-through-style="solid"/>
    </style:style>
    <style:style style:name="T58_28" style:family="text">
      <style:text-properties style:text-line-through-style="solid"/>
    </style:style>
    <style:style style:name="T58_29" style:family="text">
      <style:text-properties style:text-line-through-style="solid"/>
    </style:style>
    <style:style style:name="T58_30" style:family="text">
      <style:text-properties style:text-line-through-style="solid"/>
    </style:style>
    <style:style style:name="T58_31" style:family="text">
      <style:text-properties style:text-line-through-style="solid"/>
    </style:style>
    <style:style style:name="T58_32" style:family="text">
      <style:text-properties style:text-line-through-style="solid"/>
    </style:style>
    <style:style style:name="T58_33" style:family="text">
      <style:text-properties style:text-line-through-style="solid"/>
    </style:style>
    <style:style style:name="T58_34" style:family="text">
      <style:text-properties style:text-line-through-style="solid"/>
    </style:style>
    <style:style style:name="T58_35" style:family="text">
      <style:text-properties style:text-line-through-style="solid"/>
    </style:style>
    <style:style style:name="T58_36" style:family="text">
      <style:text-properties style:text-line-through-style="solid"/>
    </style:style>
    <style:style style:name="T58_37" style:family="text">
      <style:text-properties style:text-line-through-style="solid"/>
    </style:style>
    <style:style style:name="T58_38" style:family="text">
      <style:text-properties style:text-line-through-style="solid"/>
    </style:style>
    <style:style style:name="T58_39" style:family="text">
      <style:text-properties style:text-line-through-style="solid"/>
    </style:style>
    <style:style style:name="T58_40" style:family="text">
      <style:text-properties style:text-line-through-style="solid"/>
    </style:style>
    <style:style style:name="T58_41" style:family="text">
      <style:text-properties style:text-line-through-style="solid"/>
    </style:style>
    <style:style style:name="T58_42" style:family="text">
      <style:text-properties style:text-line-through-style="solid"/>
    </style:style>
    <style:style style:name="T58_43" style:family="text">
      <style:text-properties style:text-line-through-style="solid"/>
    </style:style>
    <style:style style:name="T58_44" style:family="text">
      <style:text-properties style:text-line-through-style="solid"/>
    </style:style>
    <style:style style:name="T58_45" style:family="text">
      <style:text-properties style:text-line-through-style="solid"/>
    </style:style>
    <style:style style:name="T58_46" style:family="text">
      <style:text-properties style:text-line-through-style="solid"/>
    </style:style>
    <style:style style:name="T58_47" style:family="text">
      <style:text-properties style:text-line-through-style="solid"/>
    </style:style>
    <style:style style:name="T58_48" style:family="text">
      <style:text-properties style:text-line-through-style="solid"/>
    </style:style>
    <style:style style:name="T58_49" style:family="text">
      <style:text-properties style:text-line-through-style="solid"/>
    </style:style>
    <style:style style:name="T58_50" style:family="text">
      <style:text-properties style:text-line-through-style="solid"/>
    </style:style>
    <style:style style:name="T58_51" style:family="text">
      <style:text-properties style:text-line-through-style="solid"/>
    </style:style>
    <style:style style:name="T58_52" style:family="text">
      <style:text-properties style:text-line-through-style="solid"/>
    </style:style>
    <style:style style:name="T58_53" style:family="text">
      <style:text-properties style:text-line-through-style="solid"/>
    </style:style>
    <style:style style:name="T58_54" style:family="text">
      <style:text-properties style:text-line-through-style="solid"/>
    </style:style>
    <style:style style:name="T58_55" style:family="text">
      <style:text-properties style:text-line-through-style="solid"/>
    </style:style>
    <style:style style:name="T58_56" style:family="text">
      <style:text-properties style:text-line-through-style="solid"/>
    </style:style>
    <style:style style:name="T58_57" style:family="text">
      <style:text-properties style:text-line-through-style="solid"/>
    </style:style>
    <style:style style:name="T58_58" style:family="text">
      <style:text-properties style:text-line-through-style="solid"/>
    </style:style>
    <style:style style:name="T58_59" style:family="text">
      <style:text-properties style:text-line-through-style="solid"/>
    </style:style>
    <style:style style:name="T58_60" style:family="text">
      <style:text-properties style:text-line-through-style="solid"/>
    </style:style>
    <style:style style:name="T58_61" style:family="text">
      <style:text-properties style:text-line-through-style="solid"/>
    </style:style>
    <style:style style:name="T58_62" style:family="text">
      <style:text-properties style:text-line-through-style="solid"/>
    </style:style>
    <style:style style:name="T58_63" style:family="text">
      <style:text-properties style:text-line-through-style="solid"/>
    </style:style>
    <style:style style:name="T58_64" style:family="text">
      <style:text-properties style:text-line-through-style="solid"/>
    </style:style>
    <style:style style:name="T58_65" style:family="text">
      <style:text-properties style:text-line-through-style="solid"/>
    </style:style>
    <style:style style:name="T58_66" style:family="text">
      <style:text-properties style:text-line-through-style="solid"/>
    </style:style>
    <style:style style:name="T58_67" style:family="text">
      <style:text-properties style:text-line-through-style="solid"/>
    </style:style>
    <style:style style:name="T58_68" style:family="text">
      <style:text-properties style:text-line-through-style="solid"/>
    </style:style>
    <style:style style:name="T58_69" style:family="text">
      <style:text-properties style:text-line-through-style="solid"/>
    </style:style>
    <style:style style:name="T58_70" style:family="text">
      <style:text-properties style:text-line-through-style="solid"/>
    </style:style>
    <style:style style:name="T58_71" style:family="text">
      <style:text-properties style:text-line-through-style="solid"/>
    </style:style>
    <style:style style:name="T58_72" style:family="text">
      <style:text-properties style:text-line-through-style="solid"/>
    </style:style>
    <style:style style:name="T58_73" style:family="text">
      <style:text-properties style:text-line-through-style="solid"/>
    </style:style>
    <style:style style:name="T58_74" style:family="text">
      <style:text-properties style:text-line-through-style="solid"/>
    </style:style>
    <style:style style:name="T58_75" style:family="text">
      <style:text-properties style:text-line-through-style="solid"/>
    </style:style>
    <style:style style:name="T58_76" style:family="text">
      <style:text-properties style:text-line-through-style="solid"/>
    </style:style>
    <style:style style:name="T58_77" style:family="text">
      <style:text-properties style:text-line-through-style="solid"/>
    </style:style>
    <style:style style:name="T58_78" style:family="text">
      <style:text-properties style:text-line-through-style="solid"/>
    </style:style>
    <style:style style:name="T58_79" style:family="text">
      <style:text-properties style:text-line-through-style="solid"/>
    </style:style>
    <style:style style:name="T58_80" style:family="text">
      <style:text-properties style:text-line-through-style="solid"/>
    </style:style>
    <style:style style:name="T58_81" style:family="text">
      <style:text-properties style:text-line-through-style="solid"/>
    </style:style>
    <style:style style:name="T58_82" style:family="text">
      <style:text-properties style:text-line-through-style="solid"/>
    </style:style>
    <style:style style:name="T58_83" style:family="text">
      <style:text-properties style:text-line-through-style="solid"/>
    </style:style>
    <style:style style:name="T58_84" style:family="text">
      <style:text-properties style:text-line-through-style="solid"/>
    </style:style>
    <style:style style:name="T58_85" style:family="text">
      <style:text-properties style:text-line-through-style="solid"/>
    </style:style>
    <style:style style:name="T58_86" style:family="text">
      <style:text-properties style:text-line-through-style="solid"/>
    </style:style>
    <style:style style:name="T58_87" style:family="text">
      <style:text-properties style:text-line-through-style="solid"/>
    </style:style>
    <style:style style:name="T58_88" style:family="text">
      <style:text-properties style:text-line-through-style="solid"/>
    </style:style>
    <style:style style:name="T58_89" style:family="text">
      <style:text-properties style:text-line-through-style="solid"/>
    </style:style>
    <style:style style:name="T58_90" style:family="text">
      <style:text-properties style:text-line-through-style="solid"/>
    </style:style>
    <style:style style:name="T58_91" style:family="text">
      <style:text-properties style:text-line-through-style="solid"/>
    </style:style>
    <style:style style:name="T58_92" style:family="text">
      <style:text-properties style:text-line-through-style="solid"/>
    </style:style>
    <style:style style:name="T58_93" style:family="text">
      <style:text-properties style:text-line-through-style="solid"/>
    </style:style>
    <style:style style:name="T58_94" style:family="text">
      <style:text-properties style:text-line-through-style="solid"/>
    </style:style>
    <style:style style:name="T58_95" style:family="text">
      <style:text-properties style:text-line-through-style="solid"/>
    </style:style>
    <style:style style:name="T58_96" style:family="text">
      <style:text-properties style:text-line-through-style="solid"/>
    </style:style>
    <style:style style:name="T58_97" style:family="text">
      <style:text-properties style:text-line-through-style="solid"/>
    </style:style>
    <style:style style:name="T58_98" style:family="text">
      <style:text-properties style:text-line-through-style="solid"/>
    </style:style>
    <style:style style:name="T58_99" style:family="text">
      <style:text-properties style:text-line-through-style="solid"/>
    </style:style>
    <style:style style:name="T58_100" style:family="text">
      <style:text-properties style:text-line-through-style="solid"/>
    </style:style>
    <style:style style:name="T58_101" style:family="text">
      <style:text-properties style:text-line-through-style="solid"/>
    </style:style>
    <style:style style:name="T58_102" style:family="text">
      <style:text-properties style:text-line-through-style="solid"/>
    </style:style>
    <style:style style:name="T58_103" style:family="text">
      <style:text-properties style:text-line-through-style="solid"/>
    </style:style>
    <style:style style:name="T58_104" style:family="text">
      <style:text-properties style:text-line-through-style="solid"/>
    </style:style>
    <style:style style:name="T58_105" style:family="text">
      <style:text-properties style:text-line-through-style="solid"/>
    </style:style>
    <style:style style:name="T58_106" style:family="text">
      <style:text-properties style:text-line-through-style="solid"/>
    </style:style>
    <style:style style:name="T58_107" style:family="text">
      <style:text-properties style:text-line-through-style="solid"/>
    </style:style>
    <style:style style:name="T58_108" style:family="text">
      <style:text-properties style:text-line-through-style="solid"/>
    </style:style>
    <style:style style:name="T58_109" style:family="text">
      <style:text-properties style:text-line-through-style="solid"/>
    </style:style>
    <style:style style:name="T58_110" style:family="text">
      <style:text-properties style:text-line-through-style="solid"/>
    </style:style>
    <style:style style:name="T58_111" style:family="text">
      <style:text-properties style:text-line-through-style="solid"/>
    </style:style>
    <style:style style:name="T58_112" style:family="text">
      <style:text-properties style:text-line-through-style="solid"/>
    </style:style>
    <style:style style:name="T58_113" style:family="text">
      <style:text-properties style:text-line-through-style="solid"/>
    </style:style>
    <style:style style:name="T58_114" style:family="text">
      <style:text-properties style:text-line-through-style="solid"/>
    </style:style>
    <style:style style:name="T58_115" style:family="text">
      <style:text-properties style:text-line-through-style="solid"/>
    </style:style>
    <style:style style:name="T58_116" style:family="text">
      <style:text-properties style:text-line-through-style="solid"/>
    </style:style>
    <style:style style:name="T58_117" style:family="text">
      <style:text-properties style:text-line-through-style="solid"/>
    </style:style>
    <style:style style:name="T58_118" style:family="text">
      <style:text-properties style:text-line-through-style="solid"/>
    </style:style>
    <style:style style:name="T58_119" style:family="text">
      <style:text-properties style:text-line-through-style="solid"/>
    </style:style>
    <style:style style:name="T58_120" style:family="text">
      <style:text-properties style:text-line-through-style="solid"/>
    </style:style>
    <style:style style:name="T58_121" style:family="text">
      <style:text-properties style:text-line-through-style="solid"/>
    </style:style>
    <style:style style:name="T58_122" style:family="text">
      <style:text-properties style:text-line-through-style="soli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text-line-through-style="solid"/>
    </style:style>
    <style:style style:name="T59_2" style:family="text">
      <style:text-properties style:text-line-through-style="solid"/>
    </style:style>
    <style:style style:name="T59_3" style:family="text">
      <style:text-properties style:text-line-through-style="solid"/>
    </style:style>
    <style:style style:name="T59_4" style:family="text">
      <style:text-properties style:text-line-through-style="solid"/>
    </style:style>
    <style:style style:name="T59_5" style:family="text">
      <style:text-properties style:text-line-through-style="solid"/>
    </style:style>
    <style:style style:name="T59_6" style:family="text">
      <style:text-properties style:text-line-through-style="solid"/>
    </style:style>
    <style:style style:name="T59_7" style:family="text">
      <style:text-properties style:text-line-through-style="solid"/>
    </style:style>
    <style:style style:name="T59_8" style:family="text">
      <style:text-properties style:text-line-through-style="solid"/>
    </style:style>
    <style:style style:name="T59_9" style:family="text">
      <style:text-properties style:text-line-through-style="solid"/>
    </style:style>
    <style:style style:name="T59_10" style:family="text">
      <style:text-properties style:text-line-through-style="solid"/>
    </style:style>
    <style:style style:name="T59_11" style:family="text">
      <style:text-properties style:text-line-through-style="solid"/>
    </style:style>
    <style:style style:name="T59_12" style:family="text">
      <style:text-properties style:text-line-through-style="solid"/>
    </style:style>
    <style:style style:name="T59_13" style:family="text">
      <style:text-properties style:text-line-through-style="solid"/>
    </style:style>
    <style:style style:name="T59_14" style:family="text">
      <style:text-properties style:text-line-through-style="solid"/>
    </style:style>
    <style:style style:name="T59_15" style:family="text">
      <style:text-properties style:text-line-through-style="solid"/>
    </style:style>
    <style:style style:name="T59_16" style:family="text">
      <style:text-properties style:text-line-through-style="solid"/>
    </style:style>
    <style:style style:name="T59_17" style:family="text">
      <style:text-properties style:text-line-through-style="solid"/>
    </style:style>
    <style:style style:name="T59_18" style:family="text">
      <style:text-properties style:text-line-through-style="solid"/>
    </style:style>
    <style:style style:name="T59_19" style:family="text">
      <style:text-properties style:text-line-through-style="solid"/>
    </style:style>
    <style:style style:name="T59_20" style:family="text">
      <style:text-properties style:text-line-through-style="solid"/>
    </style:style>
    <style:style style:name="T59_21" style:family="text">
      <style:text-properties style:text-line-through-style="solid"/>
    </style:style>
    <style:style style:name="T59_22" style:family="text">
      <style:text-properties style:text-line-through-style="solid"/>
    </style:style>
    <style:style style:name="T59_23" style:family="text">
      <style:text-properties style:text-line-through-style="solid"/>
    </style:style>
    <style:style style:name="T59_24" style:family="text">
      <style:text-properties style:text-line-through-style="solid"/>
    </style:style>
    <style:style style:name="T59_25" style:family="text">
      <style:text-properties style:text-line-through-style="solid"/>
    </style:style>
    <style:style style:name="T59_26" style:family="text">
      <style:text-properties style:text-line-through-style="solid"/>
    </style:style>
    <style:style style:name="T59_27" style:family="text">
      <style:text-properties style:text-line-through-style="solid"/>
    </style:style>
    <style:style style:name="T59_28" style:family="text">
      <style:text-properties style:text-line-through-style="solid"/>
    </style:style>
    <style:style style:name="T59_29" style:family="text">
      <style:text-properties style:text-line-through-style="solid"/>
    </style:style>
    <style:style style:name="T59_30" style:family="text">
      <style:text-properties style:text-line-through-style="solid"/>
    </style:style>
    <style:style style:name="T59_31" style:family="text">
      <style:text-properties style:text-line-through-style="solid"/>
    </style:style>
    <style:style style:name="T59_32" style:family="text">
      <style:text-properties style:text-line-through-style="solid"/>
    </style:style>
    <style:style style:name="T59_33" style:family="text">
      <style:text-properties style:text-line-through-style="solid"/>
    </style:style>
    <style:style style:name="T59_34" style:family="text">
      <style:text-properties style:text-line-through-style="solid"/>
    </style:style>
    <style:style style:name="T59_35" style:family="text">
      <style:text-properties style:text-line-through-style="solid"/>
    </style:style>
    <style:style style:name="T59_36" style:family="text">
      <style:text-properties style:text-line-through-style="solid"/>
    </style:style>
    <style:style style:name="T59_37" style:family="text">
      <style:text-properties style:text-line-through-style="solid"/>
    </style:style>
    <style:style style:name="T59_38" style:family="text">
      <style:text-properties style:text-line-through-style="solid"/>
    </style:style>
    <style:style style:name="T59_39" style:family="text">
      <style:text-properties style:text-line-through-style="solid"/>
    </style:style>
    <style:style style:name="T59_40" style:family="text">
      <style:text-properties style:text-line-through-style="solid"/>
    </style:style>
    <style:style style:name="T59_41" style:family="text">
      <style:text-properties style:text-line-through-style="solid"/>
    </style:style>
    <style:style style:name="T59_42" style:family="text">
      <style:text-properties style:text-line-through-style="solid"/>
    </style:style>
    <style:style style:name="T59_43" style:family="text">
      <style:text-properties style:text-line-through-style="solid"/>
    </style:style>
    <style:style style:name="T59_44" style:family="text">
      <style:text-properties style:text-line-through-style="solid"/>
    </style:style>
    <style:style style:name="T59_45" style:family="text">
      <style:text-properties style:text-line-through-style="solid"/>
    </style:style>
    <style:style style:name="T59_46" style:family="text">
      <style:text-properties style:text-line-through-style="solid"/>
    </style:style>
    <style:style style:name="T59_47" style:family="text">
      <style:text-properties style:text-line-through-style="solid"/>
    </style:style>
    <style:style style:name="T59_48" style:family="text">
      <style:text-properties style:text-line-through-style="solid"/>
    </style:style>
    <style:style style:name="T59_49" style:family="text">
      <style:text-properties style:text-line-through-style="solid"/>
    </style:style>
    <style:style style:name="T59_50" style:family="text">
      <style:text-properties style:text-line-through-style="solid"/>
    </style:style>
    <style:style style:name="T59_51" style:family="text">
      <style:text-properties style:text-line-through-style="solid"/>
    </style:style>
    <style:style style:name="T59_52" style:family="text">
      <style:text-properties style:text-line-through-style="solid"/>
    </style:style>
    <style:style style:name="T59_53" style:family="text">
      <style:text-properties style:text-line-through-style="solid"/>
    </style:style>
    <style:style style:name="T59_54" style:family="text">
      <style:text-properties style:text-line-through-style="solid"/>
    </style:style>
    <style:style style:name="T59_55" style:family="text">
      <style:text-properties style:text-line-through-style="solid"/>
    </style:style>
    <style:style style:name="T59_56" style:family="text">
      <style:text-properties style:text-line-through-style="solid"/>
    </style:style>
    <style:style style:name="T59_57" style:family="text">
      <style:text-properties style:text-line-through-style="solid"/>
    </style:style>
    <style:style style:name="T59_58" style:family="text">
      <style:text-properties style:text-line-through-style="solid"/>
    </style:style>
    <style:style style:name="T59_59" style:family="text">
      <style:text-properties style:text-line-through-style="solid"/>
    </style:style>
    <style:style style:name="T59_60" style:family="text">
      <style:text-properties style:text-line-through-style="solid"/>
    </style:style>
    <style:style style:name="T59_61" style:family="text">
      <style:text-properties style:text-line-through-style="solid"/>
    </style:style>
    <style:style style:name="T59_62" style:family="text">
      <style:text-properties style:text-line-through-style="solid"/>
    </style:style>
    <style:style style:name="T59_63" style:family="text">
      <style:text-properties style:text-line-through-style="solid"/>
    </style:style>
    <style:style style:name="T59_64" style:family="text">
      <style:text-properties style:text-line-through-style="solid"/>
    </style:style>
    <style:style style:name="T59_65" style:family="text">
      <style:text-properties style:text-line-through-style="solid"/>
    </style:style>
    <style:style style:name="T59_66" style:family="text">
      <style:text-properties style:text-line-through-style="solid"/>
    </style:style>
    <style:style style:name="T59_67" style:family="text">
      <style:text-properties style:text-line-through-style="solid"/>
    </style:style>
    <style:style style:name="T59_68" style:family="text">
      <style:text-properties style:text-line-through-style="solid"/>
    </style:style>
    <style:style style:name="T59_69" style:family="text">
      <style:text-properties style:text-line-through-style="solid"/>
    </style:style>
    <style:style style:name="T59_70" style:family="text">
      <style:text-properties style:text-line-through-style="solid"/>
    </style:style>
    <style:style style:name="T59_71" style:family="text">
      <style:text-properties style:text-line-through-style="solid"/>
    </style:style>
    <style:style style:name="T59_72" style:family="text">
      <style:text-properties style:text-line-through-style="solid"/>
    </style:style>
    <style:style style:name="T59_73" style:family="text">
      <style:text-properties style:text-line-through-style="solid"/>
    </style:style>
    <style:style style:name="T59_74" style:family="text">
      <style:text-properties style:text-line-through-style="solid"/>
    </style:style>
    <style:style style:name="T59_75" style:family="text">
      <style:text-properties style:text-line-through-style="solid"/>
    </style:style>
    <style:style style:name="T59_76" style:family="text">
      <style:text-properties style:text-line-through-style="solid"/>
    </style:style>
    <style:style style:name="T59_77" style:family="text">
      <style:text-properties style:text-line-through-style="solid"/>
    </style:style>
    <style:style style:name="T59_78" style:family="text">
      <style:text-properties style:text-line-through-style="solid"/>
    </style:style>
    <style:style style:name="T59_79" style:family="text">
      <style:text-properties style:text-line-through-style="solid"/>
    </style:style>
    <style:style style:name="T59_80" style:family="text">
      <style:text-properties style:text-line-through-style="solid"/>
    </style:style>
    <style:style style:name="T59_81" style:family="text">
      <style:text-properties style:text-line-through-style="solid"/>
    </style:style>
    <style:style style:name="T59_82" style:family="text">
      <style:text-properties style:text-line-through-style="solid"/>
    </style:style>
    <style:style style:name="T59_83" style:family="text">
      <style:text-properties style:text-line-through-style="solid"/>
    </style:style>
    <style:style style:name="T59_84" style:family="text">
      <style:text-properties style:text-line-through-style="solid"/>
    </style:style>
    <style:style style:name="T59_85" style:family="text">
      <style:text-properties style:text-line-through-style="solid"/>
    </style:style>
    <style:style style:name="T59_86" style:family="text">
      <style:text-properties style:text-line-through-style="solid"/>
    </style:style>
    <style:style style:name="T59_87" style:family="text">
      <style:text-properties style:text-line-through-style="solid"/>
    </style:style>
    <style:style style:name="T59_88" style:family="text">
      <style:text-properties style:text-line-through-style="solid"/>
    </style:style>
    <style:style style:name="T59_89" style:family="text">
      <style:text-properties style:text-line-through-style="solid"/>
    </style:style>
    <style:style style:name="T59_90" style:family="text">
      <style:text-properties style:text-line-through-style="solid"/>
    </style:style>
    <style:style style:name="T59_91" style:family="text">
      <style:text-properties style:text-line-through-style="solid"/>
    </style:style>
    <style:style style:name="T59_92" style:family="text">
      <style:text-properties style:text-line-through-style="solid"/>
    </style:style>
    <style:style style:name="T59_93" style:family="text">
      <style:text-properties style:text-line-through-style="solid"/>
    </style:style>
    <style:style style:name="T59_94" style:family="text">
      <style:text-properties style:text-line-through-style="solid"/>
    </style:style>
    <style:style style:name="P60" style:family="paragraph" style:parent-style-name="Heading_20_1">
      <style:paragraph-properties fo:break-before="auto" fo:line-height="115%" style:writing-mode="lr-tb"/>
    </style:style>
    <style:style style:name="T60_1" style:family="text"/>
    <style:style style:name="P61" style:family="paragraph" style:parent-style-name="Heading_20_2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T62_131" style:family="text"/>
    <style:style style:name="T62_132" style:family="text"/>
    <style:style style:name="T62_133" style:family="text"/>
    <style:style style:name="T62_134" style:family="text"/>
    <style:style style:name="T62_135" style:family="text"/>
    <style:style style:name="T62_136" style:family="text"/>
    <style:style style:name="T62_137" style:family="text"/>
    <style:style style:name="T62_138" style:family="text"/>
    <style:style style:name="T62_139" style:family="text"/>
    <style:style style:name="T62_140" style:family="text"/>
    <style:style style:name="T62_141" style:family="text"/>
    <style:style style:name="T62_142" style:family="text"/>
    <style:style style:name="T62_143" style:family="text"/>
    <style:style style:name="T62_144" style:family="text"/>
    <style:style style:name="T62_145" style:family="text"/>
    <style:style style:name="T62_146" style:family="text"/>
    <style:style style:name="T62_147" style:family="text"/>
    <style:style style:name="T62_148" style:family="text"/>
    <style:style style:name="T62_149" style:family="text"/>
    <style:style style:name="T62_150" style:family="text"/>
    <style:style style:name="T62_151" style:family="text"/>
    <style:style style:name="T62_152" style:family="text"/>
    <style:style style:name="T62_153" style:family="text"/>
    <style:style style:name="T62_154" style:family="text"/>
    <style:style style:name="T62_155" style:family="text"/>
    <style:style style:name="T62_156" style:family="text"/>
    <style:style style:name="T62_157" style:family="text"/>
    <style:style style:name="T62_158" style:family="text"/>
    <style:style style:name="T62_159" style:family="text"/>
    <style:style style:name="T62_160" style:family="text"/>
    <style:style style:name="T62_161" style:family="text"/>
    <style:style style:name="T62_162" style:family="text"/>
    <style:style style:name="T62_163" style:family="text"/>
    <style:style style:name="T62_164" style:family="text"/>
    <style:style style:name="T62_165" style:family="text"/>
    <style:style style:name="T62_166" style:family="text"/>
    <style:style style:name="T62_167" style:family="text"/>
    <style:style style:name="T62_168" style:family="text"/>
    <style:style style:name="T62_169" style:family="text"/>
    <style:style style:name="T62_170" style:family="text"/>
    <style:style style:name="T62_171" style:family="text"/>
    <style:style style:name="T62_172" style:family="text"/>
    <style:style style:name="T62_173" style:family="text"/>
    <style:style style:name="T62_174" style:family="text"/>
    <style:style style:name="T62_175" style:family="text"/>
    <style:style style:name="T62_176" style:family="text"/>
    <style:style style:name="T62_177" style:family="text"/>
    <style:style style:name="T62_178" style:family="text"/>
    <style:style style:name="T62_179" style:family="text"/>
    <style:style style:name="T62_180" style:family="text"/>
    <style:style style:name="T62_181" style:family="text"/>
    <style:style style:name="T62_182" style:family="text"/>
    <style:style style:name="T62_183" style:family="text"/>
    <style:style style:name="T62_184" style:family="text"/>
    <style:style style:name="T62_185" style:family="text"/>
    <style:style style:name="T62_186" style:family="text"/>
    <style:style style:name="T62_187" style:family="text"/>
    <style:style style:name="T62_188" style:family="text"/>
    <style:style style:name="T62_189" style:family="text"/>
    <style:style style:name="T62_190" style:family="text"/>
    <style:style style:name="T62_191" style:family="text"/>
    <style:style style:name="T62_192" style:family="text"/>
    <style:style style:name="T62_193" style:family="text"/>
    <style:style style:name="T62_194" style:family="text"/>
    <style:style style:name="T62_195" style:family="text"/>
    <style:style style:name="T62_196" style:family="text"/>
    <style:style style:name="T62_197" style:family="text"/>
    <style:style style:name="T62_198" style:family="text"/>
    <style:style style:name="T62_199" style:family="text"/>
    <style:style style:name="T62_200" style:family="text"/>
    <style:style style:name="T62_201" style:family="text"/>
    <style:style style:name="T62_202" style:family="text"/>
    <style:style style:name="T62_203" style:family="text"/>
    <style:style style:name="T62_204" style:family="text"/>
    <style:style style:name="T62_205" style:family="text"/>
    <style:style style:name="T62_206" style:family="text"/>
    <style:style style:name="T62_207" style:family="text"/>
    <style:style style:name="T62_208" style:family="text"/>
    <style:style style:name="T62_209" style:family="text"/>
    <style:style style:name="T62_210" style:family="text"/>
    <style:style style:name="T62_211" style:family="text"/>
    <style:style style:name="T62_212" style:family="text"/>
    <style:style style:name="P63" style:family="paragraph" style:parent-style-name="Heading_20_2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</office:automatic-styles>
  <office:body>
    <office:text>
      <text:p text:style-name="P1"><text:bookmark-start text:name="h.jzybv6use57t"/><text:bookmark-end text:name="h.jzybv6use57t"/><text:span text:style-name="T1_1">Open</text:span><text:span text:style-name="T1_2"><text:s/></text:span><text:span text:style-name="T1_3">Demystified</text:span><text:span text:style-name="T1_4">:<text:s/></text:span><text:span text:style-name="T1_5">A</text:span><text:span text:style-name="T1_6"><text:s/></text:span><text:span text:style-name="T1_7">Means</text:span><text:span text:style-name="T1_8">,<text:s/></text:span><text:span text:style-name="T1_9">Not</text:span><text:span text:style-name="T1_10"><text:s/></text:span><text:span text:style-name="T1_11">a</text:span><text:span text:style-name="T1_12"><text:s/></text:span><text:span text:style-name="T1_13">Movement</text:span></text:p>
      <text:p text:style-name="P2"><text:span text:style-name="T2_1">I</text:span><text:span text:style-name="T2_2"><text:s/></text:span><text:span text:style-name="T2_3">left</text:span><text:span text:style-name="T2_4"><text:s/></text:span><text:span text:style-name="T2_5">the</text:span><text:span text:style-name="T2_6"><text:s/></text:span><text:span text:style-name="T2_7">security</text:span><text:span text:style-name="T2_8"><text:s/></text:span><text:span text:style-name="T2_9">of</text:span><text:span text:style-name="T2_10"><text:s/></text:span><text:span text:style-name="T2_11">my</text:span><text:span text:style-name="T2_12"><text:s/></text:span><text:span text:style-name="T2_13">dual</text:span><text:span text:style-name="T2_14">-</text:span><text:span text:style-name="T2_15">boot</text:span><text:span text:style-name="T2_16"><text:s/></text:span><text:span text:style-name="T2_17">almost</text:span><text:span text:style-name="T2_18"><text:s/></text:span><text:span text:style-name="T2_19">a</text:span><text:span text:style-name="T2_20"><text:s/></text:span><text:span text:style-name="T2_21">decade</text:span><text:span text:style-name="T2_22"><text:s/></text:span><text:span text:style-name="T2_23">ago</text:span><text:span text:style-name="T2_24"><text:s/></text:span><text:span text:style-name="T2_25">when</text:span><text:span text:style-name="T2_26"><text:s/></text:span><text:span text:style-name="T2_27">I</text:span><text:span text:style-name="T2_28"><text:s/></text:span><text:span text:style-name="T2_29">switched</text:span><text:span text:style-name="T2_30"><text:s/></text:span><text:span text:style-name="T2_31">my</text:span><text:span text:style-name="T2_32"><text:s/></text:span><text:span text:style-name="T2_33">Hackintosh</text:span><text:span text:style-name="T2_34"><text:s/></text:span><text:span text:style-name="T2_35">fully</text:span><text:span text:style-name="T2_36"><text:s/></text:span><text:span text:style-name="T2_37">to</text:span><text:span text:style-name="T2_38"><text:s/></text:span><text:span text:style-name="T2_39">Ubuntu</text:span><text:span text:style-name="T2_40"><text:s/>8.04.<text:s/></text:span><text:span text:style-name="T2_41">I</text:span><text:span text:style-name="T2_42">’</text:span><text:span text:style-name="T2_43">ve</text:span><text:span text:style-name="T2_44"><text:s/></text:span><text:span text:style-name="T2_45">been</text:span><text:span text:style-name="T2_46"><text:s/></text:span><text:span text:style-name="T2_47">preaching</text:span><text:span text:style-name="T2_48"><text:s/></text:span><text:span text:style-name="T2_49">Open</text:span><text:span text:style-name="T2_50"><text:s/></text:span><text:span text:style-name="T2_51">ever</text:span><text:span text:style-name="T2_52"><text:s/></text:span><text:span text:style-name="T2_53">since</text:span><text:span text:style-name="T2_54">.<text:s/></text:span><text:span text:style-name="T2_55">I</text:span><text:span text:style-name="T2_56">’</text:span><text:span text:style-name="T2_57">ve</text:span><text:span text:style-name="T2_58"><text:s/></text:span><text:span text:style-name="T2_59">recorded</text:span><text:span text:style-name="T2_60"><text:s/></text:span><text:span text:style-name="T2_61">complex</text:span><text:span text:style-name="T2_62"><text:s/></text:span><text:span text:style-name="T2_63">pieces</text:span><text:span text:style-name="T2_64"><text:s/></text:span><text:span text:style-name="T2_65">of</text:span><text:span text:style-name="T2_66"><text:s/></text:span><text:span text:style-name="T2_67">music</text:span><text:span text:style-name="T2_68"><text:s/></text:span><text:span text:style-name="T2_69">on</text:span><text:span text:style-name="T2_70"><text:s/></text:span><text:span text:style-name="T2_71">open</text:span><text:span text:style-name="T2_72"><text:s/></text:span><text:span text:style-name="T2_73">source</text:span><text:span text:style-name="T2_74"><text:s/></text:span><text:span text:style-name="T2_75">software</text:span><text:span text:style-name="T2_76"><text:s/></text:span><text:span text:style-name="T2_77">and</text:span><text:span text:style-name="T2_78"><text:s/></text:span><text:span text:style-name="T2_79">designed</text:span><text:span text:style-name="T2_80"><text:s/></text:span><text:span text:style-name="T2_81">and</text:span><text:span text:style-name="T2_82"><text:s/></text:span><text:span text:style-name="T2_83">built</text:span><text:span text:style-name="T2_84"><text:s/></text:span><text:span text:style-name="T2_85">websites</text:span><text:span text:style-name="T2_86"><text:s/></text:span><text:span text:style-name="T2_87">to</text:span><text:span text:style-name="T2_88"><text:s/></text:span><text:span text:style-name="T2_89">make</text:span><text:span text:style-name="T2_90"><text:s/></text:span><text:span text:style-name="T2_91">my</text:span><text:span text:style-name="T2_92"><text:s/></text:span><text:span text:style-name="T2_93">living</text:span><text:span text:style-name="T2_94"><text:s/></text:span><text:span text:style-name="T2_95">with</text:span><text:span text:style-name="T2_96"><text:s/></text:span><text:span text:style-name="T2_97">it</text:span><text:span text:style-name="T2_98">.<text:s/></text:span><text:span text:style-name="T2_99">I</text:span><text:span text:style-name="T2_100">’</text:span><text:span text:style-name="T2_101">ve</text:span><text:span text:style-name="T2_102"><text:s/></text:span><text:span text:style-name="T2_103">embraced</text:span><text:span text:style-name="T2_104"><text:s/></text:span><text:span text:style-name="T2_105">Open</text:span><text:span text:style-name="T2_106"><text:s/></text:span><text:span text:style-name="T2_107">in</text:span><text:span text:style-name="T2_108"><text:s/></text:span><text:span text:style-name="T2_109">my</text:span><text:span text:style-name="T2_110"><text:s/></text:span><text:span text:style-name="T2_111">personal</text:span><text:span text:style-name="T2_112"><text:s/></text:span><text:span text:style-name="T2_113">life</text:span><text:span text:style-name="T2_114">,<text:s/></text:span><text:span text:style-name="T2_115">living</text:span><text:span text:style-name="T2_116">,<text:s/></text:span><text:span text:style-name="T2_117">as</text:span><text:span text:style-name="T2_118"><text:s/></text:span><text:span text:style-name="T2_119">it</text:span><text:span text:style-name="T2_120"><text:s/></text:span><text:span text:style-name="T2_121">were</text:span><text:span text:style-name="T2_122">,<text:s/></text:span><text:span text:style-name="T2_123">with</text:span><text:span text:style-name="T2_124"><text:s/></text:span><text:span text:style-name="T2_125">my</text:span><text:span text:style-name="T2_126"><text:s/></text:span><text:span text:style-name="T2_127">digital</text:span><text:span text:style-name="T2_128"><text:s/></text:span><text:span text:style-name="T2_129">heart</text:span><text:span text:style-name="T2_130"><text:s/></text:span><text:span text:style-name="T2_131">on</text:span><text:span text:style-name="T2_132"><text:s/></text:span><text:span text:style-name="T2_133">my</text:span><text:span text:style-name="T2_134"><text:s/></text:span><text:span text:style-name="T2_135">sleeve</text:span><text:span text:style-name="T2_136"><text:s/>(</text:span><text:span text:style-name="T2_137">I</text:span><text:span text:style-name="T2_138">’</text:span><text:span text:style-name="T2_139">m</text:span><text:span text:style-name="T2_140"><text:s/></text:span><text:span text:style-name="T2_141">even</text:span><text:span text:style-name="T2_142"><text:s/></text:span><text:span text:style-name="T2_143">planning</text:span><text:span text:style-name="T2_144"><text:s/></text:span><text:span text:style-name="T2_145">to</text:span><text:span text:style-name="T2_146"><text:s/></text:span><text:span text:style-name="T2_147">publish</text:span><text:span text:style-name="T2_148"><text:s/></text:span><text:span text:style-name="T2_149">my</text:span><text:span text:style-name="T2_150"><text:s/></text:span><text:span text:style-name="T2_151">GnuCash</text:span><text:span text:style-name="T2_152"><text:s/></text:span><text:span text:style-name="T2_153">personal</text:span><text:span text:style-name="T2_154"><text:s/></text:span><text:span text:style-name="T2_155">finance</text:span><text:span text:style-name="T2_156"><text:s/></text:span><text:span text:style-name="T2_157">file</text:span><text:span text:style-name="T2_158"><text:s/></text:span><text:span text:style-name="T2_159">along</text:span><text:span text:style-name="T2_160"><text:s/></text:span><text:span text:style-name="T2_161">with</text:span><text:span text:style-name="T2_162"><text:s/></text:span><text:span text:style-name="T2_163">my</text:span><text:span text:style-name="T2_164"><text:s/></text:span><text:span text:style-name="T2_165">new</text:span><text:span text:style-name="T2_166"><text:s/></text:span><text:span text:style-name="T2_167">website</text:span><text:span text:style-name="T2_168"><text:s/></text:span><text:span text:style-name="T2_169">in</text:span><text:span text:style-name="T2_170"><text:s/></text:span><text:span text:style-name="T2_171">the</text:span><text:span text:style-name="T2_172"><text:s/></text:span><text:span text:style-name="T2_173">coming</text:span><text:span text:style-name="T2_174"><text:s/></text:span><text:span text:style-name="T2_175">weeks</text:span><text:span text:style-name="T2_176">).<text:s/></text:span><text:span text:style-name="T2_177">I</text:span><text:span text:style-name="T2_178">’</text:span><text:span text:style-name="T2_179">ve</text:span><text:span text:style-name="T2_180"><text:s/></text:span><text:span text:style-name="T2_181">created</text:span><text:span text:style-name="T2_182"><text:s/></text:span><text:span text:style-name="T2_183">intricate</text:span><text:span text:style-name="T2_184"><text:s/></text:span><text:span text:style-name="T2_185">philosophical</text:span><text:span text:style-name="T2_186"><text:s/></text:span><text:span text:style-name="T2_187">justifications</text:span><text:span text:style-name="T2_188"><text:s/></text:span><text:span text:style-name="T2_189">for</text:span><text:span text:style-name="T2_190"><text:s/></text:span><text:span text:style-name="T2_191">Open</text:span><text:span text:style-name="T2_192"><text:s/></text:span><text:span text:style-name="T2_193">through</text:span><text:span text:style-name="T2_194"><text:s/></text:span><text:span text:style-name="T2_195">long</text:span><text:span text:style-name="T2_196"><text:s/></text:span><text:span text:style-name="T2_197">hours</text:span><text:span text:style-name="T2_198"><text:s/></text:span><text:span text:style-name="T2_199">of</text:span><text:span text:style-name="T2_200"><text:s/></text:span><text:span text:style-name="T2_201">conversation</text:span><text:span text:style-name="T2_202"><text:s/></text:span><text:span text:style-name="T2_203">and</text:span><text:span text:style-name="T2_204"><text:s/></text:span><text:span text:style-name="T2_205">found</text:span><text:span text:style-name="T2_206"><text:s/></text:span><text:span text:style-name="T2_207">joy</text:span><text:span text:style-name="T2_208"><text:s/></text:span><text:span text:style-name="T2_209">in</text:span><text:span text:style-name="T2_210"><text:s/></text:span><text:span text:style-name="T2_211">its</text:span><text:span text:style-name="T2_212"><text:s/></text:span><text:span text:style-name="T2_213">growing</text:span><text:span text:style-name="T2_214"><text:s/></text:span><text:span text:style-name="T2_215">success</text:span><text:span text:style-name="T2_216">.<text:s/></text:span><text:span text:style-name="T2_217">I</text:span><text:span text:style-name="T2_218"><text:s/></text:span><text:span text:style-name="T2_219">am</text:span><text:span text:style-name="T2_220"><text:s/></text:span><text:span text:style-name="T2_221">a</text:span><text:span text:style-name="T2_222"><text:s/></text:span><text:span text:style-name="T2_223">groupie</text:span><text:span text:style-name="T2_224">,<text:s/></text:span><text:span text:style-name="T2_225">a</text:span><text:span text:style-name="T2_226"><text:s/></text:span><text:span text:style-name="T2_227">disciple</text:span><text:span text:style-name="T2_228">,<text:s/></text:span><text:span text:style-name="T2_229">a</text:span><text:span text:style-name="T2_230"><text:s/></text:span><text:span text:style-name="T2_231">believer</text:span><text:span text:style-name="T2_232">.</text:span></text:p>
      <text:p text:style-name="P3"><text:span text:style-name="T3_1">And</text:span><text:span text:style-name="T3_2"><text:s/></text:span><text:span text:style-name="T3_3">that</text:span><text:span text:style-name="T3_4"><text:s/></text:span><text:span text:style-name="T3_5">may</text:span><text:span text:style-name="T3_6"><text:s/></text:span><text:span text:style-name="T3_7">be</text:span><text:span text:style-name="T3_8"><text:s/></text:span><text:span text:style-name="T3_9">a</text:span><text:span text:style-name="T3_10"><text:s/></text:span><text:span text:style-name="T3_11">problem</text:span><text:span text:style-name="T3_12">.</text:span></text:p>
      <text:p text:style-name="P4"><text:span text:style-name="T4_1">I</text:span><text:span text:style-name="T4_2"><text:s/></text:span><text:span text:style-name="T4_3">believe</text:span><text:span text:style-name="T4_4"><text:s/></text:span><text:span text:style-name="T4_5">we</text:span><text:span text:style-name="T4_6"><text:s/></text:span><text:span text:style-name="T4_7">have</text:span><text:span text:style-name="T4_8"><text:s/></text:span><text:span text:style-name="T4_9">created</text:span><text:span text:style-name="T4_10"><text:s/></text:span><text:span text:style-name="T4_11">a</text:span><text:span text:style-name="T4_12"><text:s/></text:span><text:span text:style-name="T4_13">religion</text:span><text:span text:style-name="T4_14">—</text:span><text:span text:style-name="T4_15">an</text:span><text:span text:style-name="T4_16"><text:s/></text:span><text:span text:style-name="T4_17">ideology</text:span><text:span text:style-name="T4_18"><text:s/></text:span><text:span text:style-name="T4_19">complete</text:span><text:span text:style-name="T4_20"><text:s/></text:span><text:span text:style-name="T4_21">with</text:span><text:span text:style-name="T4_22"><text:s/></text:span><text:span text:style-name="T4_23">saints</text:span><text:span text:style-name="T4_24">,<text:s/></text:span><text:span text:style-name="T4_25">dogma</text:span><text:span text:style-name="T4_26"><text:s/></text:span><text:span text:style-name="T4_27">and</text:span><text:span text:style-name="T4_28"><text:s/></text:span><text:span text:style-name="T4_29">a</text:span><text:span text:style-name="T4_30"><text:s/></text:span><text:span text:style-name="T4_31">Heaven</text:span><text:span text:style-name="T4_32"><text:s/></text:span><text:span text:style-name="T4_33">where</text:span><text:span text:style-name="T4_34"><text:s/></text:span><text:span text:style-name="T4_35">all</text:span><text:span text:style-name="T4_36"><text:s/></text:span><text:span text:style-name="T4_37">things</text:span><text:span text:style-name="T4_38"><text:s/></text:span><text:span text:style-name="T4_39">are</text:span><text:span text:style-name="T4_40"><text:s/></text:span><text:span text:style-name="T4_41">Open</text:span><text:span text:style-name="T4_42"><text:s/></text:span><text:span text:style-name="T4_43">and</text:span><text:span text:style-name="T4_44"><text:s/></text:span><text:span text:style-name="T4_45">pain</text:span><text:span text:style-name="T4_46"><text:s/></text:span><text:span text:style-name="T4_47">and</text:span><text:span text:style-name="T4_48"><text:s/></text:span><text:span text:style-name="T4_49">suffering</text:span><text:span text:style-name="T4_50"><text:s/></text:span><text:span text:style-name="T4_51">exist</text:span><text:span text:style-name="T4_52"><text:s/></text:span><text:span text:style-name="T4_53">only</text:span><text:span text:style-name="T4_54"><text:s/></text:span><text:span text:style-name="T4_55">in</text:span><text:span text:style-name="T4_56"><text:s/></text:span><text:span text:style-name="T4_57">memories</text:span><text:span text:style-name="T4_58"><text:s/></text:span><text:span text:style-name="T4_59">of</text:span><text:span text:style-name="T4_60"><text:s/></text:span><text:span text:style-name="T4_61">the</text:span><text:span text:style-name="T4_62"><text:s/></text:span><text:span text:style-name="T4_63">cold</text:span><text:span text:style-name="T4_64">,<text:s/></text:span><text:span text:style-name="T4_65">tyrannical</text:span><text:span text:style-name="T4_66"><text:s/></text:span><text:span text:style-name="T4_67">world</text:span><text:span text:style-name="T4_68"><text:s/></text:span><text:span text:style-name="T4_69">before</text:span><text:span text:style-name="T4_70"><text:s/></text:span><text:span text:style-name="T4_71">the</text:span><text:span text:style-name="T4_72"><text:s/></text:span><text:span text:style-name="T4_73">Open</text:span><text:span text:style-name="T4_74"><text:s/></text:span><text:span text:style-name="T4_75">Revolution</text:span><text:span text:style-name="T4_76">.</text:span></text:p>
      <text:p text:style-name="P5"><text:span text:style-name="T5_1">But</text:span><text:span text:style-name="T5_2"><text:s/></text:span><text:span text:style-name="T5_3">ideology</text:span><text:span text:style-name="T5_4"><text:s/></text:span><text:span text:style-name="T5_5">is</text:span><text:span text:style-name="T5_6"><text:s/></text:span><text:span text:style-name="T5_7">not</text:span><text:span text:style-name="T5_8"><text:s/></text:span><text:span text:style-name="T5_9">universal</text:span><text:span text:style-name="T5_10">.<text:s/></text:span><text:span text:style-name="T5_11">Worse</text:span><text:span text:style-name="T5_12">,<text:s/></text:span><text:span text:style-name="T5_13">we</text:span><text:span text:style-name="T5_14">,<text:s/></text:span><text:span text:style-name="T5_15">its</text:span><text:span text:style-name="T5_16"><text:s/></text:span><text:span text:style-name="T5_17">proponents</text:span><text:span text:style-name="T5_18">,<text:s/></text:span><text:span text:style-name="T5_19">believe</text:span><text:span text:style-name="T5_20"><text:s/></text:span><text:span text:style-name="T5_21">it</text:span><text:span text:style-name="T5_22"><text:s/></text:span><text:span text:style-name="T5_23">to</text:span><text:span text:style-name="T5_24"><text:s/></text:span><text:span text:style-name="T5_25">be</text:span><text:span text:style-name="T5_26"><text:s/></text:span><text:span text:style-name="T5_27">universal</text:span><text:span text:style-name="T5_28">,<text:s/></text:span><text:span text:style-name="T5_29">and</text:span><text:span text:style-name="T5_30"><text:s/></text:span><text:span text:style-name="T5_31">it</text:span><text:span text:style-name="T5_32"><text:s/></text:span><text:span text:style-name="T5_33">is</text:span><text:span text:style-name="T5_34"><text:s/></text:span><text:span text:style-name="T5_35">often</text:span><text:span text:style-name="T5_36"><text:s/></text:span><text:span text:style-name="T5_37">our</text:span><text:span text:style-name="T5_38"><text:s/></text:span><text:span text:style-name="T5_39">passion</text:span><text:span text:style-name="T5_40"><text:s/></text:span><text:span text:style-name="T5_41">and</text:span><text:span text:style-name="T5_42"><text:s/></text:span><text:span text:style-name="T5_43">zeal</text:span><text:span text:style-name="T5_44"><text:s/></text:span><text:span text:style-name="T5_45">that</text:span><text:span text:style-name="T5_46"><text:s/></text:span><text:span text:style-name="T5_47">create</text:span><text:span text:style-name="T5_48"><text:s/></text:span><text:span text:style-name="T5_49">the</text:span><text:span text:style-name="T5_50"><text:s/></text:span><text:span text:style-name="T5_51">insurmountable</text:span><text:span text:style-name="T5_52"><text:s/></text:span><text:span text:style-name="T5_53">rifts</text:span><text:span text:style-name="T5_54"><text:s/></text:span><text:span text:style-name="T5_55">that</text:span><text:span text:style-name="T5_56"><text:s/></text:span><text:span text:style-name="T5_57">divide</text:span><text:span text:style-name="T5_58"><text:s/></text:span><text:span text:style-name="T5_59">the</text:span><text:span text:style-name="T5_60"><text:s/></text:span><text:span text:style-name="T5_61">world</text:span><text:span text:style-name="T5_62"><text:s/></text:span><text:span text:style-name="T5_63">into</text:span><text:span text:style-name="T5_64"><text:s/></text:span><text:span text:style-name="T5_65">groups</text:span><text:span text:style-name="T5_66"><text:s/></text:span><text:span text:style-name="T5_67">at</text:span><text:span text:style-name="T5_68"><text:s/></text:span><text:span text:style-name="T5_69">odds</text:span><text:span text:style-name="T5_70">.<text:s/></text:span><text:span text:style-name="T5_71">This</text:span><text:span text:style-name="T5_72"><text:s/></text:span><text:span text:style-name="T5_73">is</text:span><text:span text:style-name="T5_74"><text:s/></text:span><text:span text:style-name="T5_75">not</text:span><text:span text:style-name="T5_76"><text:s/></text:span><text:span text:style-name="T5_77">the</text:span><text:span text:style-name="T5_78"><text:s/></text:span><text:span text:style-name="T5_79">future</text:span><text:span text:style-name="T5_80"><text:s/></text:span><text:span text:style-name="T5_81">we</text:span><text:span text:style-name="T5_82"><text:s/></text:span><text:span text:style-name="T5_83">want</text:span><text:span text:style-name="T5_84"><text:s/></text:span><text:span text:style-name="T5_85">when</text:span><text:span text:style-name="T5_86"><text:s/></text:span><text:span text:style-name="T5_87">we</text:span><text:span text:style-name="T5_88"><text:s/></text:span><text:span text:style-name="T5_89">talk</text:span><text:span text:style-name="T5_90"><text:s/></text:span><text:span text:style-name="T5_91">about</text:span><text:span text:style-name="T5_92"><text:s/></text:span><text:span text:style-name="T5_93">Open</text:span><text:span text:style-name="T5_94">.</text:span></text:p>
      <text:p text:style-name="P6"><text:span text:style-name="T6_1">With</text:span><text:span text:style-name="T6_2"><text:s/></text:span><text:span text:style-name="T6_3">this</text:span><text:span text:style-name="T6_4"><text:s/></text:span><text:span text:style-name="T6_5">writing</text:span><text:span text:style-name="T6_6">,<text:s/></text:span><text:span text:style-name="T6_7">I</text:span><text:span text:style-name="T6_8">’</text:span><text:span text:style-name="T6_9">d</text:span><text:span text:style-name="T6_10"><text:s/></text:span><text:span text:style-name="T6_11">like</text:span><text:span text:style-name="T6_12"><text:s/></text:span><text:span text:style-name="T6_13">to</text:span><text:span text:style-name="T6_14"><text:s/></text:span><text:span text:style-name="T6_15">encourage</text:span><text:span text:style-name="T6_16"><text:s/></text:span><text:span text:style-name="T6_17">a</text:span><text:span text:style-name="T6_18"><text:s/></text:span><text:span text:style-name="T6_19">shift</text:span><text:span text:style-name="T6_20"><text:s/></text:span><text:span text:style-name="T6_21">in</text:span><text:span text:style-name="T6_22"><text:s/></text:span><text:span text:style-name="T6_23">our</text:span><text:span text:style-name="T6_24"><text:s/></text:span><text:span text:style-name="T6_25">tone</text:span><text:span text:style-name="T6_26"><text:s/></text:span><text:span text:style-name="T6_27">as</text:span><text:span text:style-name="T6_28"><text:s/></text:span><text:span text:style-name="T6_29">we</text:span><text:span text:style-name="T6_30"><text:s/></text:span><text:span text:style-name="T6_31">discuss</text:span><text:span text:style-name="T6_32"><text:s/></text:span><text:span text:style-name="T6_33">open</text:span><text:span text:style-name="T6_34"><text:s/></text:span><text:span text:style-name="T6_35">concepts</text:span><text:span text:style-name="T6_36"><text:s/></text:span><text:span text:style-name="T6_37">within</text:span><text:span text:style-name="T6_38"><text:s/></text:span><text:span text:style-name="T6_39">and</text:span><text:span text:style-name="T6_40"><text:s/></text:span><text:span text:style-name="T6_41">without</text:span><text:span text:style-name="T6_42"><text:s/></text:span><text:span text:style-name="T6_43">our</text:span><text:span text:style-name="T6_44"><text:s/></text:span><text:span text:style-name="T6_45">community</text:span><text:span text:style-name="T6_46">.<text:s/></text:span><text:span text:style-name="T6_47">I</text:span><text:span text:style-name="T6_48">’</text:span><text:span text:style-name="T6_49">d</text:span><text:span text:style-name="T6_50"><text:s/></text:span><text:span text:style-name="T6_51">like</text:span><text:span text:style-name="T6_52"><text:s/></text:span><text:span text:style-name="T6_53">humbly</text:span><text:span text:style-name="T6_54"><text:s/></text:span><text:span text:style-name="T6_55">to</text:span><text:span text:style-name="T6_56"><text:s/></text:span><text:span text:style-name="T6_57">suggest</text:span><text:span text:style-name="T6_58"><text:s/></text:span><text:span text:style-name="T6_59">that</text:span><text:span text:style-name="T6_60"><text:s/></text:span><text:span text:style-name="T6_61">we</text:span><text:span text:style-name="T6_62"><text:s/></text:span><text:span text:style-name="T6_63">need</text:span><text:span text:style-name="T6_64"><text:s/></text:span><text:span text:style-name="T6_65">to</text:span><text:span text:style-name="T6_66"><text:s/></text:span><text:span text:style-name="T6_67">acknowledge</text:span><text:span text:style-name="T6_68"><text:s/></text:span><text:span text:style-name="T6_69">two</text:span><text:span text:style-name="T6_70"><text:s/></text:span><text:span text:style-name="T6_71">worlds</text:span><text:span text:style-name="T6_72">:<text:s/></text:span><text:span text:style-name="T6_73">One</text:span><text:span text:style-name="T6_74"><text:s/></text:span><text:span text:style-name="T6_75">whose</text:span><text:span text:style-name="T6_76"><text:s/></text:span><text:span text:style-name="T6_77">joy</text:span><text:span text:style-name="T6_78"><text:s/></text:span><text:span text:style-name="T6_79">is</text:span><text:span text:style-name="T6_80"><text:s/></text:span><text:span text:style-name="T6_81">the</text:span><text:span text:style-name="T6_82"><text:s/></text:span><text:span text:style-name="T6_83">concept</text:span><text:span text:style-name="T6_84"><text:s/></text:span><text:span text:style-name="T6_85">and</text:span><text:span text:style-name="T6_86"><text:s/></text:span><text:span text:style-name="T6_87">philosophy</text:span><text:span text:style-name="T6_88"><text:s/></text:span><text:span text:style-name="T6_89">of</text:span><text:span text:style-name="T6_90"><text:s/></text:span><text:span text:style-name="T6_91">Open</text:span><text:span text:style-name="T6_92">,<text:s/></text:span><text:span text:style-name="T6_93">and</text:span><text:span text:style-name="T6_94"><text:s/></text:span><text:span text:style-name="T6_95">another</text:span><text:span text:style-name="T6_96"><text:s/></text:span><text:span text:style-name="T6_97">very</text:span><text:span text:style-name="T6_98"><text:s/></text:span><text:span text:style-name="T6_99">different</text:span><text:span text:style-name="T6_100"><text:s/></text:span><text:span text:style-name="T6_101">one</text:span><text:span text:style-name="T6_102"><text:s/></text:span><text:span text:style-name="T6_103">which</text:span><text:span text:style-name="T6_104"><text:s/></text:span><text:span text:style-name="T6_105">cares</text:span><text:span text:style-name="T6_106"><text:s/></text:span><text:span text:style-name="T6_107">little</text:span><text:span text:style-name="T6_108"><text:s/></text:span><text:span text:style-name="T6_109">for</text:span><text:span text:style-name="T6_110"><text:s/></text:span><text:span text:style-name="T6_111">the</text:span><text:span text:style-name="T6_112"><text:s/></text:span><text:span text:style-name="T6_113">lofty</text:span><text:span text:style-name="T6_114"><text:s/></text:span><text:span text:style-name="T6_115">rhetoric</text:span><text:span text:style-name="T6_116"><text:s/></text:span><text:span text:style-name="T6_117">of</text:span><text:span text:style-name="T6_118"><text:s/></text:span><text:span text:style-name="T6_119">Revolution</text:span><text:span text:style-name="T6_120">.<text:s/></text:span><text:span text:style-name="T6_121">I</text:span><text:span text:style-name="T6_122"><text:s/></text:span><text:span text:style-name="T6_123">argue</text:span><text:span text:style-name="T6_124"><text:s/></text:span><text:span text:style-name="T6_125">that</text:span><text:span text:style-name="T6_126"><text:s/></text:span><text:span text:style-name="T6_127">in</text:span><text:span text:style-name="T6_128"><text:s/></text:span><text:span text:style-name="T6_129">spite</text:span><text:span text:style-name="T6_130"><text:s/></text:span><text:span text:style-name="T6_131">of</text:span><text:span text:style-name="T6_132"><text:s/></text:span><text:span text:style-name="T6_133">the</text:span><text:span text:style-name="T6_134"><text:s/></text:span><text:span text:style-name="T6_135">beauty</text:span><text:span text:style-name="T6_136"><text:s/></text:span><text:span text:style-name="T6_137">that</text:span><text:span text:style-name="T6_138"><text:s/></text:span><text:span text:style-name="T6_139">some</text:span><text:span text:style-name="T6_140"><text:s/>(</text:span><text:span text:style-name="T6_141">including</text:span><text:span text:style-name="T6_142"><text:s/></text:span><text:span text:style-name="T6_143">myself</text:span><text:span text:style-name="T6_144">)<text:s/></text:span><text:span text:style-name="T6_145">see</text:span><text:span text:style-name="T6_146"><text:s/></text:span><text:span text:style-name="T6_147">in</text:span><text:span text:style-name="T6_148"><text:s/></text:span><text:span text:style-name="T6_149">open</text:span><text:span text:style-name="T6_150"><text:s/></text:span><text:span text:style-name="T6_151">concepts</text:span><text:span text:style-name="T6_152">,<text:s/></text:span><text:span text:style-name="T6_153">there</text:span><text:span text:style-name="T6_154"><text:s/></text:span><text:span text:style-name="T6_155">are</text:span><text:span text:style-name="T6_156"><text:s/></text:span><text:span text:style-name="T6_157">also</text:span><text:span text:style-name="T6_158"><text:s/></text:span><text:span text:style-name="T6_159">raw</text:span><text:span text:style-name="T6_160">,<text:s/></text:span><text:span text:style-name="T6_161">pragmatic</text:span><text:span text:style-name="T6_162"><text:s/></text:span><text:span text:style-name="T6_163">reasons</text:span><text:span text:style-name="T6_164"><text:s/></text:span><text:span text:style-name="T6_165">for</text:span><text:span text:style-name="T6_166"><text:s/></text:span><text:span text:style-name="T6_167">being</text:span><text:span text:style-name="T6_168"><text:s/></text:span><text:span text:style-name="T6_169">open</text:span><text:span text:style-name="T6_170"><text:s/></text:span><text:span text:style-name="T6_171">in</text:span><text:span text:style-name="T6_172"><text:s/></text:span><text:span text:style-name="T6_173">certain</text:span><text:span text:style-name="T6_174"><text:s/></text:span><text:span text:style-name="T6_175">contexts</text:span><text:span text:style-name="T6_176"><text:s/></text:span><text:span text:style-name="T6_177">and</text:span><text:span text:style-name="T6_178">,<text:s/></text:span><text:span text:style-name="T6_179">admittedly</text:span><text:span text:style-name="T6_180">,<text:s/></text:span><text:span text:style-name="T6_181">for</text:span><text:span text:style-name="T6_182"><text:s/></text:span><text:span text:style-name="T6_183">staying</text:span><text:span text:style-name="T6_184"><text:s/></text:span><text:span text:style-name="T6_185">closed</text:span><text:span text:style-name="T6_186"><text:s/></text:span><text:span text:style-name="T6_187">in</text:span><text:span text:style-name="T6_188"><text:s/></text:span><text:span text:style-name="T6_189">others</text:span><text:span text:style-name="T6_190">.</text:span></text:p>
      <text:p text:style-name="P7"><text:span text:style-name="T7_1">Thus</text:span><text:span text:style-name="T7_2">,<text:s/></text:span><text:span text:style-name="T7_3">I</text:span><text:span text:style-name="T7_4">’</text:span><text:span text:style-name="T7_5">d</text:span><text:span text:style-name="T7_6"><text:s/></text:span><text:span text:style-name="T7_7">like</text:span><text:span text:style-name="T7_8"><text:s/></text:span><text:span text:style-name="T7_9">to</text:span><text:span text:style-name="T7_10"><text:s/></text:span><text:span text:style-name="T7_11">attempt</text:span><text:span text:style-name="T7_12"><text:s/></text:span><text:span text:style-name="T7_13">to</text:span><text:span text:style-name="T7_14"><text:s/></text:span><text:span text:style-name="T7_15">demystify</text:span><text:span text:style-name="T7_16"><text:s/></text:span><text:span text:style-name="T7_17">Open</text:span><text:span text:style-name="T7_18"><text:s/></text:span><text:span text:style-name="T7_19">and</text:span><text:span text:style-name="T7_20"><text:s/></text:span><text:span text:style-name="T7_21">ground</text:span><text:span text:style-name="T7_22"><text:s/></text:span><text:span text:style-name="T7_23">it</text:span><text:span text:style-name="T7_24"><text:s/></text:span><text:span text:style-name="T7_25">in</text:span><text:span text:style-name="T7_26"><text:s/></text:span><text:span text:style-name="T7_27">the</text:span><text:span text:style-name="T7_28"><text:s/></text:span><text:span text:style-name="T7_29">more</text:span><text:span text:style-name="T7_30"><text:s/></text:span><text:span text:style-name="T7_31">familiar</text:span><text:span text:style-name="T7_32"><text:s/></text:span><text:span text:style-name="T7_33">vocabulary</text:span><text:span text:style-name="T7_34"><text:s/></text:span><text:span text:style-name="T7_35">of</text:span><text:span text:style-name="T7_36"><text:s/>“</text:span><text:span text:style-name="T7_37">what</text:span><text:span text:style-name="T7_38"><text:s/></text:span><text:span text:style-name="T7_39">does</text:span><text:span text:style-name="T7_40"><text:s/></text:span><text:span text:style-name="T7_41">this</text:span><text:span text:style-name="T7_42"><text:s/></text:span><text:span text:style-name="T7_43">mean</text:span><text:span text:style-name="T7_44"><text:s/></text:span><text:span text:style-name="T7_45">for</text:span><text:span text:style-name="T7_46"><text:s/></text:span><text:span text:style-name="T7_47">me</text:span><text:span text:style-name="T7_48">?”.</text:span></text:p>
      <text:p text:style-name="P8"><text:span text:style-name="T8_1">In</text:span><text:span text:style-name="T8_2"><text:s/></text:span><text:span text:style-name="T8_3">the</text:span><text:span text:style-name="T8_4"><text:s/></text:span><text:span text:style-name="T8_5">humble</text:span><text:span text:style-name="T8_6"><text:s/></text:span><text:span text:style-name="T8_7">beginnings</text:span><text:span text:style-name="T8_8"><text:s/></text:span><text:span text:style-name="T8_9">of</text:span><text:span text:style-name="T8_10"><text:s/></text:span><text:span text:style-name="T8_11">the</text:span><text:span text:style-name="T8_12"><text:s/></text:span><text:span text:style-name="T8_13">GNU</text:span><text:span text:style-name="T8_14"><text:s/></text:span><text:span text:style-name="T8_15">and</text:span><text:span text:style-name="T8_16"><text:s/></text:span><text:span text:style-name="T8_17">Linux</text:span><text:span text:style-name="T8_18"><text:s/></text:span><text:span text:style-name="T8_19">projects</text:span><text:span text:style-name="T8_20">,<text:s/></text:span><text:span text:style-name="T8_21">open</text:span><text:span text:style-name="T8_22"><text:s/></text:span><text:span text:style-name="T8_23">source</text:span><text:span text:style-name="T8_24"><text:s/></text:span><text:span text:style-name="T8_25">was</text:span><text:span text:style-name="T8_26"><text:s/></text:span><text:span text:style-name="T8_27">a</text:span><text:span text:style-name="T8_28"><text:s/></text:span><text:span text:style-name="T8_29">narrowly</text:span><text:span text:style-name="T8_30">-</text:span><text:span text:style-name="T8_31">defined</text:span><text:span text:style-name="T8_32"><text:s/>(</text:span><text:span text:style-name="T8_33">though</text:span><text:span text:style-name="T8_34"><text:s/></text:span><text:span text:style-name="T8_35">emerging</text:span><text:span text:style-name="T8_36">)<text:s/></text:span><text:span text:style-name="T8_37">idea</text:span><text:span text:style-name="T8_38">.<text:s/></text:span><text:span text:style-name="T8_39">It</text:span><text:span text:style-name="T8_40"><text:s/></text:span><text:span text:style-name="T8_41">applied</text:span><text:span text:style-name="T8_42"><text:s/></text:span><text:span text:style-name="T8_43">only</text:span><text:span text:style-name="T8_44"><text:s/></text:span><text:span text:style-name="T8_45">to</text:span><text:span text:style-name="T8_46"><text:s/></text:span><text:span text:style-name="T8_47">programming</text:span><text:span text:style-name="T8_48">,<text:s/></text:span><text:span text:style-name="T8_49">and</text:span><text:span text:style-name="T8_50"><text:s/></text:span><text:span text:style-name="T8_51">was</text:span><text:span text:style-name="T8_52"><text:s/></text:span><text:span text:style-name="T8_53">a</text:span><text:span text:style-name="T8_54"><text:s/></text:span><text:span text:style-name="T8_55">largely</text:span><text:span text:style-name="T8_56"><text:s/></text:span><text:span text:style-name="T8_57">legal</text:span><text:span text:style-name="T8_58"><text:s/></text:span><text:span text:style-name="T8_59">designation</text:span><text:span text:style-name="T8_60"><text:s/></text:span><text:span text:style-name="T8_61">that</text:span><text:span text:style-name="T8_62"><text:s/></text:span><text:span text:style-name="T8_63">sought</text:span><text:span text:style-name="T8_64"><text:s/></text:span><text:span text:style-name="T8_65">to</text:span><text:span text:style-name="T8_66"><text:s/></text:span><text:span text:style-name="T8_67">guarantee</text:span><text:span text:style-name="T8_68"><text:s/></text:span><text:span text:style-name="T8_69">that</text:span><text:span text:style-name="T8_70"><text:s/></text:span><text:span text:style-name="T8_71">source</text:span><text:span text:style-name="T8_72"><text:s/></text:span><text:span text:style-name="T8_73">code</text:span><text:span text:style-name="T8_74"><text:s/></text:span><text:span text:style-name="T8_75">remained</text:span><text:span text:style-name="T8_76"><text:s/></text:span><text:span text:style-name="T8_77">available</text:span><text:span text:style-name="T8_78"><text:s/></text:span><text:span text:style-name="T8_79">to</text:span><text:span text:style-name="T8_80"><text:s/></text:span><text:span text:style-name="T8_81">users</text:span><text:span text:style-name="T8_82"><text:s/></text:span><text:span text:style-name="T8_83">even</text:span><text:span text:style-name="T8_84"><text:s/></text:span><text:span text:style-name="T8_85">as</text:span><text:span text:style-name="T8_86"><text:s/></text:span><text:span text:style-name="T8_87">it</text:span><text:span text:style-name="T8_88"><text:s/></text:span><text:span text:style-name="T8_89">was</text:span><text:span text:style-name="T8_90"><text:s/></text:span><text:span text:style-name="T8_91">augmented</text:span><text:span text:style-name="T8_92"><text:s/></text:span><text:span text:style-name="T8_93">through</text:span><text:span text:style-name="T8_94"><text:s/></text:span><text:span text:style-name="T8_95">subsequent</text:span><text:span text:style-name="T8_96"><text:s/></text:span><text:span text:style-name="T8_97">contributions</text:span><text:span text:style-name="T8_98">.</text:span></text:p>
      <text:p text:style-name="P9"><text:span text:style-name="T9_1">Thirty</text:span><text:span text:style-name="T9_2"><text:s/></text:span><text:span text:style-name="T9_3">years</text:span><text:span text:style-name="T9_4"><text:s/></text:span><text:span text:style-name="T9_5">later</text:span><text:span text:style-name="T9_6">,<text:s/></text:span><text:span text:style-name="T9_7">however</text:span><text:span text:style-name="T9_8">,<text:s text:c="2"/>“</text:span><text:span text:style-name="T9_9">open</text:span><text:span text:style-name="T9_10">”<text:s/></text:span><text:span text:style-name="T9_11">is</text:span><text:span text:style-name="T9_12"><text:s/></text:span><text:span text:style-name="T9_13">a</text:span><text:span text:style-name="T9_14"><text:s/></text:span><text:span text:style-name="T9_15">sweeping</text:span><text:span text:style-name="T9_16"><text:s/></text:span><text:span text:style-name="T9_17">enterprise</text:span><text:span text:style-name="T9_18">.<text:s/></text:span><text:span text:style-name="T9_19">On</text:span><text:span text:style-name="T9_20"><text:s/></text:span><text:span text:style-name="T9_21">top</text:span><text:span text:style-name="T9_22"><text:s/></text:span><text:span text:style-name="T9_23">of</text:span><text:span text:style-name="T9_24"><text:s/>“</text:span><text:span text:style-name="T9_25">open</text:span><text:span text:style-name="T9_26"><text:s/></text:span><text:span text:style-name="T9_27">source</text:span><text:span text:style-name="T9_28">”<text:s/></text:span><text:span text:style-name="T9_29">we</text:span><text:span text:style-name="T9_30"><text:s/></text:span><text:span text:style-name="T9_31">also</text:span><text:span text:style-name="T9_32"><text:s/></text:span><text:span text:style-name="T9_33">have</text:span><text:span text:style-name="T9_34"><text:s/>“</text:span><text:span text:style-name="T9_35">open</text:span><text:span text:style-name="T9_36"><text:s/></text:span><text:span text:style-name="T9_37">data</text:span><text:span text:style-name="T9_38">”,<text:s/>“</text:span><text:span text:style-name="T9_39">open</text:span><text:span text:style-name="T9_40"><text:s/></text:span><text:span text:style-name="T9_41">management</text:span><text:span text:style-name="T9_42">”,<text:s/>“</text:span><text:span text:style-name="T9_43">open</text:span><text:span text:style-name="T9_44"><text:s/></text:span><text:span text:style-name="T9_45">design</text:span><text:span text:style-name="T9_46">”,<text:s/>“</text:span><text:span text:style-name="T9_47">open</text:span><text:span text:style-name="T9_48"><text:s/></text:span><text:span text:style-name="T9_49">organizations</text:span><text:span text:style-name="T9_50">”<text:s/></text:span><text:span text:style-name="T9_51">and</text:span><text:span text:style-name="T9_52"><text:s/></text:span><text:span text:style-name="T9_53">even</text:span><text:span text:style-name="T9_54"><text:s/></text:span><text:span text:style-name="T9_55">just</text:span><text:span text:style-name="T9_56"><text:s/>“</text:span><text:span text:style-name="T9_57">open</text:span><text:span text:style-name="T9_58">”,<text:s/></text:span><text:span text:style-name="T9_59">which</text:span><text:span text:style-name="T9_60"><text:s/></text:span><text:span text:style-name="T9_61">we</text:span><text:span text:style-name="T9_62"><text:s/></text:span><text:span text:style-name="T9_63">often</text:span><text:span text:style-name="T9_64"><text:s/></text:span><text:span text:style-name="T9_65">take</text:span><text:span text:style-name="T9_66"><text:s/></text:span><text:span text:style-name="T9_67">to</text:span><text:span text:style-name="T9_68"><text:s/></text:span><text:span text:style-name="T9_69">imply</text:span><text:span text:style-name="T9_70"><text:s/></text:span><text:span text:style-name="T9_71">something</text:span><text:span text:style-name="T9_72"><text:s/></text:span><text:span text:style-name="T9_73">vague</text:span><text:span text:style-name="T9_74"><text:s/></text:span><text:span text:style-name="T9_75">about</text:span><text:span text:style-name="T9_76"><text:s/></text:span><text:span text:style-name="T9_77">a</text:span><text:span text:style-name="T9_78"><text:s/></text:span><text:span text:style-name="T9_79">progressive</text:span><text:span text:style-name="T9_80"><text:s/></text:span><text:span text:style-name="T9_81">policy</text:span><text:span text:style-name="T9_82">.<text:s/></text:span><text:span text:style-name="T9_83">This</text:span><text:span text:style-name="T9_84"><text:s/></text:span><text:span text:style-name="T9_85">has</text:span><text:span text:style-name="T9_86"><text:s/></text:span><text:span text:style-name="T9_87">all</text:span><text:span text:style-name="T9_88"><text:s/></text:span><text:span text:style-name="T9_89">gotten</text:span><text:span text:style-name="T9_90"><text:s/></text:span><text:span text:style-name="T9_91">a</text:span><text:span text:style-name="T9_92"><text:s/></text:span><text:span text:style-name="T9_93">little</text:span><text:span text:style-name="T9_94"><text:s/></text:span><text:span text:style-name="T9_95">confusing</text:span><text:span text:style-name="T9_96">,<text:s/></text:span><text:span text:style-name="T9_97">and</text:span><text:span text:style-name="T9_98"><text:s/></text:span><text:span text:style-name="T9_99">I</text:span><text:span text:style-name="T9_100"><text:s/></text:span><text:span text:style-name="T9_101">believe</text:span><text:span text:style-name="T9_102"><text:s/></text:span><text:span text:style-name="T9_103">it</text:span><text:span text:style-name="T9_104"><text:s/></text:span><text:span text:style-name="T9_105">would</text:span><text:span text:style-name="T9_106"><text:s/></text:span><text:span text:style-name="T9_107">be</text:span><text:span text:style-name="T9_108"><text:s/></text:span><text:span text:style-name="T9_109">useful</text:span><text:span text:style-name="T9_110"><text:s/></text:span><text:span text:style-name="T9_111">to</text:span><text:span text:style-name="T9_112"><text:s/></text:span><text:span text:style-name="T9_113">step</text:span><text:span text:style-name="T9_114"><text:s/></text:span><text:span text:style-name="T9_115">back</text:span><text:span text:style-name="T9_116"><text:s/></text:span><text:span text:style-name="T9_117">and</text:span><text:span text:style-name="T9_118"><text:s/></text:span><text:span text:style-name="T9_119">consider</text:span><text:span text:style-name="T9_120"><text:s/></text:span><text:span text:style-name="T9_121">what</text:span><text:span text:style-name="T9_122"><text:s/>“</text:span><text:span text:style-name="T9_123">open</text:span><text:span text:style-name="T9_124">”<text:s/></text:span><text:span text:style-name="T9_125">really</text:span><text:span text:style-name="T9_126"><text:s/></text:span><text:span text:style-name="T9_127">means</text:span><text:span text:style-name="T9_128">.</text:span></text:p>
      <text:h text:style-name="P10" text:outline-level="10"><text:bookmark-start text:name="h.ngn98v5wpvt4"/><text:bookmark-end text:name="h.ngn98v5wpvt4"/><text:span text:style-name="T10_1">Open</text:span><text:span text:style-name="T10_2">:<text:s/></text:span><text:span text:style-name="T10_3">A</text:span><text:span text:style-name="T10_4"><text:s/></text:span><text:span text:style-name="T10_5">definition</text:span></text:h>
      <text:p text:style-name="P11"><text:span text:style-name="T11_1">The</text:span><text:span text:style-name="T11_2"><text:s/></text:span><text:span text:style-name="T11_3">nebulous</text:span><text:span text:style-name="T11_4"><text:s/></text:span><text:span text:style-name="T11_5">ways</text:span><text:span text:style-name="T11_6"><text:s/></text:span><text:span text:style-name="T11_7">in</text:span><text:span text:style-name="T11_8"><text:s/></text:span><text:span text:style-name="T11_9">which</text:span><text:span text:style-name="T11_10"><text:s/></text:span><text:span text:style-name="T11_11">we</text:span><text:span text:style-name="T11_12"><text:s/></text:span><text:span text:style-name="T11_13">use</text:span><text:span text:style-name="T11_14"><text:s/></text:span><text:span text:style-name="T11_15">and</text:span><text:span text:style-name="T11_16"><text:s/></text:span><text:span text:style-name="T11_17">define</text:span><text:span text:style-name="T11_18"><text:s/>“</text:span><text:span text:style-name="T11_19">open</text:span><text:span text:style-name="T11_20">”<text:s/></text:span><text:span text:style-name="T11_21">in</text:span><text:span text:style-name="T11_22"><text:s/></text:span><text:span text:style-name="T11_23">modern</text:span><text:span text:style-name="T11_24"><text:s/></text:span><text:span text:style-name="T11_25">contexts</text:span><text:span text:style-name="T11_26"><text:s/></text:span><text:span text:style-name="T11_27">is</text:span><text:span text:style-name="T11_28"><text:s/></text:span><text:span text:style-name="T11_29">born</text:span><text:span text:style-name="T11_30">,<text:s/></text:span><text:span text:style-name="T11_31">I</text:span><text:span text:style-name="T11_32"><text:s/></text:span><text:span text:style-name="T11_33">believe</text:span><text:span text:style-name="T11_34">,<text:s/></text:span><text:span text:style-name="T11_35">of</text:span><text:span text:style-name="T11_36"><text:s/></text:span><text:span text:style-name="T11_37">an</text:span><text:span text:style-name="T11_38"><text:s/></text:span><text:span text:style-name="T11_39">intuitive</text:span><text:span text:style-name="T11_40"><text:s/></text:span><text:span text:style-name="T11_41">but</text:span><text:span text:style-name="T11_42"><text:s/></text:span><text:span text:style-name="T11_43">largely</text:span><text:span text:style-name="T11_44"><text:s/></text:span><text:span text:style-name="T11_45">unvoiced</text:span><text:span text:style-name="T11_46"><text:s/></text:span><text:span text:style-name="T11_47">understanding</text:span><text:span text:style-name="T11_48"><text:s/></text:span><text:span text:style-name="T11_49">of</text:span><text:span text:style-name="T11_50"><text:s/></text:span><text:span text:style-name="T11_51">what</text:span><text:span text:style-name="T11_52"><text:s/></text:span><text:span text:style-name="T11_53">it</text:span><text:span text:style-name="T11_54"><text:s/></text:span><text:span text:style-name="T11_55">means</text:span><text:span text:style-name="T11_56"><text:s/></text:span><text:span text:style-name="T11_57">to</text:span><text:span text:style-name="T11_58"><text:s/></text:span><text:span text:style-name="T11_59">us</text:span><text:span text:style-name="T11_60">.<text:s/></text:span><text:span text:style-name="T11_61">We</text:span><text:span text:style-name="T11_62"><text:s/></text:span><text:span text:style-name="T11_63">can</text:span><text:span text:style-name="T11_64"><text:s/></text:span><text:span text:style-name="T11_65">easily</text:span><text:span text:style-name="T11_66"><text:s/></text:span><text:span text:style-name="T11_67">describe</text:span><text:span text:style-name="T11_68"><text:s/></text:span><text:span text:style-name="T11_69">its</text:span><text:span text:style-name="T11_70"><text:s/></text:span><text:span text:style-name="T11_71">characteristics</text:span><text:span text:style-name="T11_72">—</text:span><text:span text:style-name="T11_73">transparency</text:span><text:span text:style-name="T11_74">,<text:s/></text:span><text:span text:style-name="T11_75">information</text:span><text:span text:style-name="T11_76"><text:s/></text:span><text:span text:style-name="T11_77">access</text:span><text:span text:style-name="T11_78">,<text:s/></text:span><text:span text:style-name="T11_79">visibility</text:span><text:span text:style-name="T11_80">,<text:s/></text:span><text:span text:style-name="T11_81">sharing</text:span><text:span text:style-name="T11_82">—</text:span><text:span text:style-name="T11_83">but</text:span><text:span text:style-name="T11_84"><text:s/></text:span><text:span text:style-name="T11_85">underlying</text:span><text:span text:style-name="T11_86"><text:s/></text:span><text:span text:style-name="T11_87">all</text:span><text:span text:style-name="T11_88"><text:s/></text:span><text:span text:style-name="T11_89">of</text:span><text:span text:style-name="T11_90"><text:s/></text:span><text:span text:style-name="T11_91">these</text:span><text:span text:style-name="T11_92"><text:s/></text:span><text:span text:style-name="T11_93">concepts</text:span><text:span text:style-name="T11_94"><text:s/></text:span><text:span text:style-name="T11_95">is</text:span><text:span text:style-name="T11_96"><text:s/></text:span><text:span text:style-name="T11_97">a</text:span><text:span text:style-name="T11_98"><text:s/></text:span><text:span text:style-name="T11_99">fact</text:span><text:span text:style-name="T11_100"><text:s/></text:span><text:span text:style-name="T11_101">that</text:span><text:span text:style-name="T11_102"><text:s/></text:span><text:span text:style-name="T11_103">seems</text:span><text:span text:style-name="T11_104"><text:s/></text:span><text:span text:style-name="T11_105">glaringly</text:span><text:span text:style-name="T11_106"><text:s/></text:span><text:span text:style-name="T11_107">absent</text:span><text:span text:style-name="T11_108"><text:s/></text:span><text:span text:style-name="T11_109">in</text:span><text:span text:style-name="T11_110"><text:s/></text:span><text:span text:style-name="T11_111">our</text:span><text:span text:style-name="T11_112"><text:s/></text:span><text:span text:style-name="T11_113">definitions</text:span><text:span text:style-name="T11_114">:</text:span></text:p>
      <text:p text:style-name="P12"><text:span text:style-name="T12_1"><office:annotation><dc:creator/><text:p text:style-name="P13"><text:span text:style-name="T13_1">You</text:span><text:span text:style-name="T13_2">'</text:span><text:span text:style-name="T13_3">re</text:span><text:span text:style-name="T13_4"><text:s/></text:span><text:span text:style-name="T13_5">going</text:span><text:span text:style-name="T13_6"><text:s/></text:span><text:span text:style-name="T13_7">to</text:span><text:span text:style-name="T13_8"><text:s/></text:span><text:span text:style-name="T13_9">love</text:span><text:span text:style-name="T13_10"><text:s/></text:span><text:span text:style-name="T13_11">Chad</text:span><text:span text:style-name="T13_12"><text:s/></text:span><text:span text:style-name="T13_13">Whitacre</text:span><text:span text:style-name="T13_14">'</text:span><text:span text:style-name="T13_15">s</text:span><text:span text:style-name="T13_16"><text:s/></text:span><text:span text:style-name="T13_17">column</text:span><text:span text:style-name="T13_18">,<text:s/></text:span><text:span text:style-name="T13_19">publishing</text:span><text:span text:style-name="T13_20"><text:s/></text:span><text:span text:style-name="T13_21">later</text:span><text:span text:style-name="T13_22"><text:s/></text:span><text:span text:style-name="T13_23">this</text:span><text:span text:style-name="T13_24"><text:s/></text:span><text:span text:style-name="T13_25">week</text:span><text:span text:style-name="T13_26">!</text:span></text:p></office:annotation></text:span><text:span text:style-name="T13_27">Open</text:span><text:span text:style-name="T13_28"><text:s/></text:span><text:span text:style-name="T13_29">is</text:span><text:span text:style-name="T13_30"><text:s/></text:span><text:span text:style-name="T13_31">not</text:span><text:span text:style-name="T13_32"><text:s/></text:span><text:span text:style-name="T13_33">an</text:span><text:span text:style-name="T13_34"><text:s/></text:span><text:span text:style-name="T13_35">end</text:span><text:span text:style-name="T13_36"><text:s/></text:span><text:span text:style-name="T13_37">in</text:span><text:span text:style-name="T13_38"><text:s/></text:span><text:span text:style-name="T13_39">and</text:span><text:span text:style-name="T13_40"><text:s/></text:span><text:span text:style-name="T13_41">of</text:span><text:span text:style-name="T13_42"><text:s/></text:span><text:span text:style-name="T13_43">itself</text:span><text:span text:style-name="T13_44">;<text:s/></text:span><text:span text:style-name="T13_45">it</text:span><text:span text:style-name="T13_46"><text:s/></text:span><text:span text:style-name="T13_47">is</text:span><text:span text:style-name="T13_48"><text:s/></text:span><text:span text:style-name="T13_49">a</text:span><text:span text:style-name="T13_50"><text:s/></text:span><text:span text:style-name="T13_51">means</text:span><text:span text:style-name="T13_52"><text:s/></text:span><text:span text:style-name="T13_53">to</text:span><text:span text:style-name="T13_54"><text:s/></text:span><text:span text:style-name="T13_55">more</text:span><text:span text:style-name="T13_56"><text:s/></text:span><text:span text:style-name="T13_57">powerful</text:span><text:span text:style-name="T13_58"><text:s/></text:span><text:span text:style-name="T13_59">collaboration</text:span><text:span text:style-name="T13_60">.</text:span></text:p>
      <text:p text:style-name="P14"><text:span text:style-name="T14_1">All</text:span><text:span text:style-name="T14_2"><text:s/></text:span><text:span text:style-name="T14_3">of</text:span><text:span text:style-name="T14_4"><text:s/></text:span><text:span text:style-name="T14_5">its</text:span><text:span text:style-name="T14_6"><text:s/></text:span><text:span text:style-name="T14_7">value</text:span><text:span text:style-name="T14_8">,<text:s/></text:span><text:span text:style-name="T14_9">all</text:span><text:span text:style-name="T14_10"><text:s/></text:span><text:span text:style-name="T14_11">of</text:span><text:span text:style-name="T14_12"><text:s/></text:span><text:span text:style-name="T14_13">the</text:span><text:span text:style-name="T14_14"><text:s/></text:span><text:span text:style-name="T14_15">possibilities</text:span><text:span text:style-name="T14_16"><text:s/></text:span><text:span text:style-name="T14_17">that</text:span><text:span text:style-name="T14_18"><text:s/></text:span><text:span text:style-name="T14_19">open</text:span><text:span text:style-name="T14_20"><text:s/></text:span><text:span text:style-name="T14_21">offers</text:span><text:span text:style-name="T14_22">,<text:s/></text:span><text:span text:style-name="T14_23">are</text:span><text:span text:style-name="T14_24"><text:s/></text:span><text:span text:style-name="T14_25">manifest</text:span><text:span text:style-name="T14_26"><text:s/></text:span><text:span text:style-name="T14_27">only</text:span><text:span text:style-name="T14_28"><text:s/></text:span><text:span text:style-name="T14_29">when</text:span><text:span text:style-name="T14_30"><text:s/></text:span><text:span text:style-name="T14_31">two</text:span><text:span text:style-name="T14_32"><text:s/></text:span><text:span text:style-name="T14_33">or</text:span><text:span text:style-name="T14_34"><text:s/></text:span><text:span text:style-name="T14_35">more</text:span><text:span text:style-name="T14_36"><text:s/></text:span><text:span text:style-name="T14_37">humans</text:span><text:span text:style-name="T14_38"><text:s/></text:span><text:span text:style-name="T14_39">work</text:span><text:span text:style-name="T14_40"><text:s/></text:span><text:span text:style-name="T14_41">together</text:span><text:span text:style-name="T14_42">.<text:s/></text:span><text:span text:style-name="T14_43">After</text:span><text:span text:style-name="T14_44"><text:s/></text:span><text:span text:style-name="T14_45">all</text:span><text:span text:style-name="T14_46">,<text:s/></text:span><text:span text:style-name="T14_47">where</text:span><text:span text:style-name="T14_48"><text:s/></text:span><text:span text:style-name="T14_49">is</text:span><text:span text:style-name="T14_50"><text:s/></text:span><text:span text:style-name="T14_51">the</text:span><text:span text:style-name="T14_52"><text:s/></text:span><text:span text:style-name="T14_53">power</text:span><text:span text:style-name="T14_54"><text:s/></text:span><text:span text:style-name="T14_55">in</text:span><text:span text:style-name="T14_56"><text:s/></text:span><text:span text:style-name="T14_57">open</text:span><text:span text:style-name="T14_58"><text:s/></text:span><text:span text:style-name="T14_59">source</text:span><text:span text:style-name="T14_60"><text:s/></text:span><text:span text:style-name="T14_61">if</text:span><text:span text:style-name="T14_62"><text:s/></text:span><text:span text:style-name="T14_63">only</text:span><text:span text:style-name="T14_64"><text:s/></text:span><text:span text:style-name="T14_65">one</text:span><text:span text:style-name="T14_66"><text:s/></text:span><text:span text:style-name="T14_67">person</text:span><text:span text:style-name="T14_68"><text:s/></text:span><text:span text:style-name="T14_69">ever</text:span><text:span text:style-name="T14_70"><text:s/></text:span><text:span text:style-name="T14_71">sees</text:span><text:span text:style-name="T14_72"><text:s/></text:span><text:span text:style-name="T14_73">the</text:span><text:span text:style-name="T14_74"><text:s/></text:span><text:span text:style-name="T14_75">source</text:span><text:span text:style-name="T14_76"><text:s/></text:span><text:span text:style-name="T14_77">code</text:span><text:span text:style-name="T14_78">?<text:s/></text:span><text:span text:style-name="T14_79">Where</text:span><text:span text:style-name="T14_80"><text:s/></text:span><text:span text:style-name="T14_81">is</text:span><text:span text:style-name="T14_82"><text:s/></text:span><text:span text:style-name="T14_83">the</text:span><text:span text:style-name="T14_84"><text:s/></text:span><text:span text:style-name="T14_85">power</text:span><text:span text:style-name="T14_86"><text:s/></text:span><text:span text:style-name="T14_87">in</text:span><text:span text:style-name="T14_88"><text:s/></text:span><text:span text:style-name="T14_89">transparency</text:span><text:span text:style-name="T14_90"><text:s/></text:span><text:span text:style-name="T14_91">if</text:span><text:span text:style-name="T14_92"><text:s/></text:span><text:span text:style-name="T14_93">only</text:span><text:span text:style-name="T14_94"><text:s/></text:span><text:span text:style-name="T14_95">one</text:span><text:span text:style-name="T14_96"><text:s/></text:span><text:span text:style-name="T14_97">person</text:span><text:span text:style-name="T14_98"><text:s/></text:span><text:span text:style-name="T14_99">is</text:span><text:span text:style-name="T14_100"><text:s/></text:span><text:span text:style-name="T14_101">making</text:span><text:span text:style-name="T14_102"><text:s/></text:span><text:span text:style-name="T14_103">decisions</text:span><text:span text:style-name="T14_104">?</text:span></text:p>
      <text:p text:style-name="P15"><text:span text:style-name="T15_1">Collaboration</text:span><text:span text:style-name="T15_2"><text:s/></text:span><text:span text:style-name="T15_3">is</text:span><text:span text:style-name="T15_4"><text:s/></text:span><text:span text:style-name="T15_5">powerful</text:span><text:span text:style-name="T15_6">—</text:span><text:span text:style-name="T15_7">not</text:span><text:span text:style-name="T15_8"><text:s/></text:span><text:span text:style-name="T15_9">openness</text:span><text:span text:style-name="T15_10">.<text:s/></text:span><text:span text:style-name="T15_11">So</text:span><text:span text:style-name="T15_12"><text:s/></text:span><text:span text:style-name="T15_13">the</text:span><text:span text:style-name="T15_14"><text:s/></text:span><text:span text:style-name="T15_15">answer</text:span><text:span text:style-name="T15_16"><text:s/></text:span><text:span text:style-name="T15_17">to</text:span><text:span text:style-name="T15_18"><text:s/></text:span><text:span text:style-name="T15_19">the</text:span><text:span text:style-name="T15_20"><text:s/></text:span><text:span text:style-name="T15_21">question</text:span><text:span text:style-name="T15_22">,<text:s/>“</text:span><text:span text:style-name="T15_23">What</text:span><text:span text:style-name="T15_24"><text:s/></text:span><text:span text:style-name="T15_25">is</text:span><text:span text:style-name="T15_26"><text:s/></text:span><text:span text:style-name="T15_27">open</text:span><text:span text:style-name="T15_28">?”<text:s/></text:span><text:span text:style-name="T15_29">is</text:span><text:span text:style-name="T15_30"><text:s/></text:span><text:span text:style-name="T15_31">simple</text:span><text:span text:style-name="T15_32">:<text:s/>“</text:span><text:span text:style-name="T15_33">Open</text:span><text:span text:style-name="T15_34">”<text:s/></text:span><text:span text:style-name="T15_35">is</text:span><text:span text:style-name="T15_36"><text:s/></text:span><text:span text:style-name="T15_37">a</text:span><text:span text:style-name="T15_38"><text:s/></text:span><text:span text:style-name="T15_39">methodology</text:span><text:span text:style-name="T15_40"><text:s/></text:span><text:span text:style-name="T15_41">for</text:span><text:span text:style-name="T15_42"><text:s/></text:span><text:span text:style-name="T15_43">optimizing</text:span><text:span text:style-name="T15_44"><text:s/></text:span><text:span text:style-name="T15_45">collaboration</text:span><text:span text:style-name="T15_46">—</text:span><text:span text:style-name="T15_47">a</text:span><text:span text:style-name="T15_48"><text:s/></text:span><text:span text:style-name="T15_49">way</text:span><text:span text:style-name="T15_50"><text:s/></text:span><text:span text:style-name="T15_51">of</text:span><text:span text:style-name="T15_52"><text:s/></text:span><text:span text:style-name="T15_53">structuring</text:span><text:span text:style-name="T15_54"><text:s/></text:span><text:span text:style-name="T15_55">information</text:span><text:span text:style-name="T15_56">,<text:s/></text:span><text:span text:style-name="T15_57">data</text:span><text:span text:style-name="T15_58"><text:s/></text:span><text:span text:style-name="T15_59">and</text:span><text:span text:style-name="T15_60"><text:s/></text:span><text:span text:style-name="T15_61">work</text:span><text:span text:style-name="T15_62"><text:s/></text:span><text:span text:style-name="T15_63">in</text:span><text:span text:style-name="T15_64"><text:s/></text:span><text:span text:style-name="T15_65">such</text:span><text:span text:style-name="T15_66"><text:s/></text:span><text:span text:style-name="T15_67">a</text:span><text:span text:style-name="T15_68"><text:s/></text:span><text:span text:style-name="T15_69">way</text:span><text:span text:style-name="T15_70"><text:s/></text:span><text:span text:style-name="T15_71">that</text:span><text:span text:style-name="T15_72"><text:s/></text:span><text:span text:style-name="T15_73">the</text:span><text:span text:style-name="T15_74"><text:s/></text:span><text:span text:style-name="T15_75">potential</text:span><text:span text:style-name="T15_76"><text:s/></text:span><text:span text:style-name="T15_77">for</text:span><text:span text:style-name="T15_78"><text:s/></text:span><text:span text:style-name="T15_79">meaningful</text:span><text:span text:style-name="T15_80"><text:s/></text:span><text:span text:style-name="T15_81">collaboration</text:span><text:span text:style-name="T15_82"><text:s/></text:span><text:span text:style-name="T15_83">is</text:span><text:span text:style-name="T15_84"><text:s/></text:span><text:span text:style-name="T15_85">maximized</text:span><text:span text:style-name="T15_86">.</text:span></text:p>
      <text:h text:style-name="P16" text:outline-level="10"><text:bookmark-start text:name="h.d6axux787etz"/><text:bookmark-end text:name="h.d6axux787etz"/><text:span text:style-name="T16_1">Why</text:span><text:span text:style-name="T16_2"><text:s/></text:span><text:span text:style-name="T16_3">collaborate</text:span><text:span text:style-name="T16_4">?</text:span></text:h>
      <text:p text:style-name="P17"><text:span text:style-name="T17_1">This</text:span><text:span text:style-name="T17_2"><text:s/></text:span><text:span text:style-name="T17_3">raises</text:span><text:span text:style-name="T17_4"><text:s/></text:span><text:span text:style-name="T17_5">another</text:span><text:span text:style-name="T17_6"><text:s/></text:span><text:span text:style-name="T17_7">question</text:span><text:span text:style-name="T17_8">,<text:s/></text:span><text:span text:style-name="T17_9">though</text:span><text:span text:style-name="T17_10">:<text:s/></text:span><text:span text:style-name="T17_11">Why</text:span><text:span text:style-name="T17_12"><text:s/></text:span><text:span text:style-name="T17_13">should</text:span><text:span text:style-name="T17_14"><text:s/></text:span><text:span text:style-name="T17_15">we</text:span><text:span text:style-name="T17_16"><text:s/></text:span><text:span text:style-name="T17_17">maximize</text:span><text:span text:style-name="T17_18"><text:s/></text:span><text:span text:style-name="T17_19">collaboration</text:span><text:span text:style-name="T17_20">?<text:s/></text:span><text:span text:style-name="T17_21">Why</text:span><text:span text:style-name="T17_22"><text:s/></text:span><text:span text:style-name="T17_23">collaborate</text:span><text:span text:style-name="T17_24"><text:s/></text:span><text:span text:style-name="T17_25">at</text:span><text:span text:style-name="T17_26"><text:s/></text:span><text:span text:style-name="T17_27">all</text:span><text:span text:style-name="T17_28">?<text:s/></text:span><text:span text:style-name="T17_29">Collaboration</text:span><text:span text:style-name="T17_30"><text:s/></text:span><text:span text:style-name="T17_31">is</text:span><text:span text:style-name="T17_32"><text:s/></text:span><text:span text:style-name="T17_33">cumbersome</text:span><text:span text:style-name="T17_34">,<text:s/></text:span><text:span text:style-name="T17_35">time</text:span><text:span text:style-name="T17_36">-</text:span><text:span text:style-name="T17_37">consuming</text:span><text:span text:style-name="T17_38">,<text:s/></text:span><text:span text:style-name="T17_39">and</text:span><text:span text:style-name="T17_40"><text:s/></text:span><text:span text:style-name="T17_41">often</text:span><text:span text:style-name="T17_42"><text:s/></text:span><text:span text:style-name="T17_43">not</text:span><text:span text:style-name="T17_44"><text:s/></text:span><text:span text:style-name="T17_45">very</text:span><text:span text:style-name="T17_46"><text:s/></text:span><text:span text:style-name="T17_47">satisfying</text:span><text:span text:style-name="T17_48">.<text:s/></text:span><text:span text:style-name="T17_49">Is</text:span><text:span text:style-name="T17_50"><text:s/></text:span><text:span text:style-name="T17_51">there</text:span><text:span text:style-name="T17_52"><text:s/></text:span><text:span text:style-name="T17_53">really</text:span><text:span text:style-name="T17_54"><text:s/></text:span><text:span text:style-name="T17_55">a</text:span><text:span text:style-name="T17_56"><text:s/></text:span><text:span text:style-name="T17_57">return</text:span><text:span text:style-name="T17_58"><text:s/></text:span><text:span text:style-name="T17_59">on</text:span><text:span text:style-name="T17_60"><text:s/></text:span><text:span text:style-name="T17_61">that</text:span><text:span text:style-name="T17_62"><text:s/></text:span><text:span text:style-name="T17_63">investment</text:span><text:span text:style-name="T17_64">?</text:span></text:p>
      <text:p text:style-name="P18"><text:span text:style-name="T18_1">In</text:span><text:span text:style-name="T18_2"><text:s/></text:span><text:span text:style-name="T18_3">short</text:span><text:span text:style-name="T18_4">:<text:s/></text:span><text:span text:style-name="T18_5">Yes</text:span><text:span text:style-name="T18_6">.</text:span></text:p>
      <text:p text:style-name="P19"><text:span text:style-name="T19_1">Decades</text:span><text:span text:style-name="T19_2"><text:s/></text:span><text:span text:style-name="T19_3">ago</text:span><text:span text:style-name="T19_4">,<text:s/></text:span><text:span text:style-name="T19_5">even</text:span><text:span text:style-name="T19_6"><text:s/></text:span><text:span text:style-name="T19_7">before</text:span><text:span text:style-name="T19_8"><text:s/></text:span><text:span text:style-name="T19_9">the</text:span><text:span text:style-name="T19_10"><text:s/></text:span><text:span text:style-name="T19_11">Internet</text:span><text:span text:style-name="T19_12"><text:s/></text:span><text:span text:style-name="T19_13">was</text:span><text:span text:style-name="T19_14"><text:s/></text:span><text:span text:style-name="T19_15">born</text:span><text:span text:style-name="T19_16">,<text:s/></text:span><text:span text:style-name="T19_17">in</text:span><text:span text:style-name="T19_18"><text:s/></text:span><text:span text:style-name="T19_19">a</text:span><text:span text:style-name="T19_20"><text:s/></text:span><text:span text:style-name="T19_21">time</text:span><text:span text:style-name="T19_22"><text:s/></text:span><text:span text:style-name="T19_23">when</text:span><text:span text:style-name="T19_24"><text:s/></text:span><text:span text:style-name="T19_25">computers</text:span><text:span text:style-name="T19_26"><text:s/></text:span><text:span text:style-name="T19_27">were</text:span><text:span text:style-name="T19_28"><text:s/></text:span><text:span text:style-name="T19_29">just</text:span><text:span text:style-name="T19_30"><text:s/></text:span><text:span text:style-name="T19_31">being</text:span><text:span text:style-name="T19_32"><text:s/></text:span><text:span text:style-name="T19_33">weaned</text:span><text:span text:style-name="T19_34"><text:s/></text:span><text:span text:style-name="T19_35">off</text:span><text:span text:style-name="T19_36"><text:s/></text:span><text:span text:style-name="T19_37">their</text:span><text:span text:style-name="T19_38"><text:s/></text:span><text:span text:style-name="T19_39">punch</text:span><text:span text:style-name="T19_40"><text:s/></text:span><text:span text:style-name="T19_41">cards</text:span><text:span text:style-name="T19_42">,<text:s/></text:span><text:span text:style-name="T19_43">one</text:span><text:span text:style-name="T19_44"><text:s/></text:span><text:span text:style-name="T19_45">of</text:span><text:span text:style-name="T19_46"><text:s/></text:span><text:span text:style-name="T19_47">the</text:span><text:span text:style-name="T19_48"><text:s/>20</text:span><text:span text:style-name="T19_49">th</text:span><text:span text:style-name="T19_50"><text:s/></text:span><text:span text:style-name="T19_51">century</text:span><text:span text:style-name="T19_52">’</text:span><text:span text:style-name="T19_53">s</text:span><text:span text:style-name="T19_54"><text:s/></text:span><text:span text:style-name="T19_55">most</text:span><text:span text:style-name="T19_56"><text:s/></text:span><text:span text:style-name="T19_57">visionary</text:span><text:span text:style-name="T19_58"><text:s/></text:span><text:span text:style-name="T19_59">writers</text:span><text:span text:style-name="T19_60">,<text:s/></text:span><text:span text:style-name="T19_61">Peter</text:span><text:span text:style-name="T19_62"><text:s/></text:span><text:span text:style-name="T19_63">Drucker</text:span><text:span text:style-name="T19_64">,<text:s/></text:span><text:span text:style-name="T19_65">announced</text:span><text:span text:style-name="T19_66"><text:s/></text:span><text:span text:style-name="T19_67">the</text:span><text:span text:style-name="T19_68"><text:s/></text:span><text:span text:style-name="T19_69">coming</text:span><text:span text:style-name="T19_70"><text:s/></text:span><text:span text:style-name="T19_71">of</text:span><text:span text:style-name="T19_72"><text:s/></text:span><text:span text:style-name="T19_73">the</text:span><text:span text:style-name="T19_74"><text:s/></text:span><text:span text:style-name="T19_75">Knowledge</text:span><text:span text:style-name="T19_76"><text:s/></text:span><text:span text:style-name="T19_77">Society</text:span><text:span text:style-name="T19_78">.</text:span></text:p>
      <text:p text:style-name="P20"><text:span text:style-name="T20_1">Drucker</text:span><text:span text:style-name="T20_2"><text:s/></text:span><text:span text:style-name="T20_3">first</text:span><text:span text:style-name="T20_4"><text:s/></text:span><text:span text:style-name="T20_5">made</text:span><text:span text:style-name="T20_6"><text:s/></text:span><text:span text:style-name="T20_7">mention</text:span><text:span text:style-name="T20_8"><text:s/></text:span><text:span text:style-name="T20_9">of</text:span><text:span text:style-name="T20_10"><text:s/></text:span><text:span text:style-name="T20_11">this</text:span><text:span text:style-name="T20_12"><text:s/></text:span><text:span text:style-name="T20_13">concept</text:span><text:span text:style-name="T20_14"><text:s/></text:span><text:span text:style-name="T20_15">in</text:span><text:span text:style-name="T20_16"><text:s/></text:span><text:span text:style-name="T20_17">his</text:span><text:span text:style-name="T20_18"><text:s/>1969<text:s/></text:span><text:span text:style-name="T20_19">book</text:span><text:span text:style-name="T20_20">,<text:s/></text:span><text:span text:style-name="T20_21">The</text:span><text:span text:style-name="T20_22"><text:s/></text:span><text:span text:style-name="T20_23">Age</text:span><text:span text:style-name="T20_24"><text:s/></text:span><text:span text:style-name="T20_25">of</text:span><text:span text:style-name="T20_26"><text:s/></text:span><text:span text:style-name="T20_27">Discontinuity</text:span><text:span text:style-name="T20_28">,<text:s/></text:span><text:span text:style-name="T20_29">and</text:span><text:span text:style-name="T20_30"><text:s/></text:span><text:span text:style-name="T20_31">his</text:span><text:span text:style-name="T20_32"><text:s/></text:span><text:span text:style-name="T20_33">ideas</text:span><text:span text:style-name="T20_34"><text:s/></text:span><text:span text:style-name="T20_35">continued</text:span><text:span text:style-name="T20_36"><text:s/></text:span><text:span text:style-name="T20_37">to</text:span><text:span text:style-name="T20_38"><text:s/></text:span><text:span text:style-name="T20_39"><text:a xlink:type="simple" xlink:href="http://www.theatlantic.com/past/docs/issues/95dec/chilearn/drucker.htm"><text:span text:style-name="T20_40">evolve</text:span></text:a></text:span><text:span text:style-name="T20_41"><text:s/></text:span><text:span text:style-name="T20_42">through</text:span><text:span text:style-name="T20_43"><text:s/></text:span><text:span text:style-name="T20_44">the</text:span><text:span text:style-name="T20_45"><text:s/>20</text:span><text:span text:style-name="T20_46">th</text:span><text:span text:style-name="T20_47"><text:s/></text:span><text:span text:style-name="T20_48">century</text:span><text:span text:style-name="T20_49"><text:s/></text:span><text:span text:style-name="T20_50">into</text:span><text:span text:style-name="T20_51"><text:s/></text:span><text:span text:style-name="T20_52">a</text:span><text:span text:style-name="T20_53"><text:s/></text:span><text:span text:style-name="T20_54">fascinating</text:span><text:span text:style-name="T20_55"><text:s/></text:span><text:span text:style-name="T20_56">glimpse</text:span><text:span text:style-name="T20_57"><text:s/></text:span><text:span text:style-name="T20_58">at</text:span><text:span text:style-name="T20_59"><text:s/></text:span><text:span text:style-name="T20_60">the</text:span><text:span text:style-name="T20_61"><text:s/></text:span><text:span text:style-name="T20_62">future</text:span><text:span text:style-name="T20_63"><text:s/></text:span><text:span text:style-name="T20_64">of</text:span><text:span text:style-name="T20_65"><text:s/></text:span><text:span text:style-name="T20_66">productive</text:span><text:span text:style-name="T20_67"><text:s/></text:span><text:span text:style-name="T20_68">work</text:span><text:span text:style-name="T20_69">.</text:span></text:p>
      <text:p text:style-name="P21"><text:span text:style-name="T21_1">The</text:span><text:span text:style-name="T21_2"><text:s/></text:span><text:span text:style-name="T21_3">Knowledge</text:span><text:span text:style-name="T21_4"><text:s/></text:span><text:span text:style-name="T21_5">Society</text:span><text:span text:style-name="T21_6">,<text:s/></text:span><text:span text:style-name="T21_7">Drucker</text:span><text:span text:style-name="T21_8"><text:s/></text:span><text:span text:style-name="T21_9">argued</text:span><text:span text:style-name="T21_10">,<text:s/></text:span><text:span text:style-name="T21_11">defined</text:span><text:span text:style-name="T21_12"><text:s/></text:span><text:span text:style-name="T21_13">a</text:span><text:span text:style-name="T21_14"><text:s/></text:span><text:span text:style-name="T21_15">new</text:span><text:span text:style-name="T21_16"><text:s/></text:span><text:span text:style-name="T21_17">economic</text:span><text:span text:style-name="T21_18"><text:s/></text:span><text:span text:style-name="T21_19">dynamic</text:span><text:span text:style-name="T21_20"><text:s/></text:span><text:span text:style-name="T21_21">whereby</text:span><text:span text:style-name="T21_22"><text:s/></text:span><text:span text:style-name="T21_23">the</text:span><text:span text:style-name="T21_24"><text:s/></text:span><text:span text:style-name="T21_25">capital</text:span><text:span text:style-name="T21_26"><text:s/></text:span><text:span text:style-name="T21_27">upon</text:span><text:span text:style-name="T21_28"><text:s/></text:span><text:span text:style-name="T21_29">which</text:span><text:span text:style-name="T21_30"><text:s/></text:span><text:span text:style-name="T21_31">industries</text:span><text:span text:style-name="T21_32"><text:s/></text:span><text:span text:style-name="T21_33">were</text:span><text:span text:style-name="T21_34"><text:s/></text:span><text:span text:style-name="T21_35">built</text:span><text:span text:style-name="T21_36">—</text:span><text:span text:style-name="T21_37">that</text:span><text:span text:style-name="T21_38"><text:s/></text:span><text:span text:style-name="T21_39">is</text:span><text:span text:style-name="T21_40">,<text:s/></text:span><text:span text:style-name="T21_41">knowledge</text:span><text:span text:style-name="T21_42">—</text:span><text:span text:style-name="T21_43">was</text:span><text:span text:style-name="T21_44"><text:s/></text:span><text:span text:style-name="T21_45">necessarily</text:span><text:span text:style-name="T21_46"><text:s/></text:span><text:span text:style-name="T21_47">and</text:span><text:span text:style-name="T21_48"><text:s/></text:span><text:span text:style-name="T21_49">irrevocably</text:span><text:span text:style-name="T21_50"><text:s/></text:span><text:span text:style-name="T21_51">transferred</text:span><text:span text:style-name="T21_52"><text:s/></text:span><text:span text:style-name="T21_53">to</text:span><text:span text:style-name="T21_54"><text:s/></text:span><text:span text:style-name="T21_55">workers</text:span><text:span text:style-name="T21_56">.<text:s/></text:span><text:span text:style-name="T21_57">In</text:span><text:span text:style-name="T21_58"><text:s/></text:span><text:span text:style-name="T21_59">this</text:span><text:span text:style-name="T21_60"><text:s/></text:span><text:span text:style-name="T21_61">transfer</text:span><text:span text:style-name="T21_62"><text:s/></text:span><text:span text:style-name="T21_63">of</text:span><text:span text:style-name="T21_64"><text:s/></text:span><text:span text:style-name="T21_65">capital</text:span><text:span text:style-name="T21_66">—</text:span><text:span text:style-name="T21_67">and</text:span><text:span text:style-name="T21_68"><text:s/></text:span><text:span text:style-name="T21_69">its</text:span><text:span text:style-name="T21_70"><text:s/></text:span><text:span text:style-name="T21_71">irrevocability</text:span><text:span text:style-name="T21_72">—</text:span><text:span text:style-name="T21_73">lies</text:span><text:span text:style-name="T21_74"><text:s/></text:span><text:span text:style-name="T21_75">the</text:span><text:span text:style-name="T21_76"><text:s/></text:span><text:span text:style-name="T21_77">fundamental</text:span><text:span text:style-name="T21_78"><text:s/></text:span><text:span text:style-name="T21_79"><office:annotation><dc:creator/><text:p text:style-name="P22"><text:span text:style-name="T22_1">Collaboration</text:span><text:span text:style-name="T22_2"><text:s/></text:span><text:span text:style-name="T22_3">is</text:span><text:span text:style-name="T22_4"><text:s/></text:span><text:span text:style-name="T22_5">the</text:span><text:span text:style-name="T22_6"><text:s/></text:span><text:span text:style-name="T22_7">means</text:span><text:span text:style-name="T22_8"><text:s/></text:span><text:span text:style-name="T22_9">by</text:span><text:span text:style-name="T22_10"><text:s/></text:span><text:span text:style-name="T22_11">which</text:span><text:span text:style-name="T22_12"><text:s/></text:span><text:span text:style-name="T22_13">we</text:span><text:span text:style-name="T22_14"><text:s/></text:span><text:span text:style-name="T22_15">leverage</text:span><text:span text:style-name="T22_16"><text:s/></text:span><text:span text:style-name="T22_17">our</text:span><text:span text:style-name="T22_18"><text:s/></text:span><text:span text:style-name="T22_19">capital</text:span><text:span text:style-name="T22_20"><text:s/></text:span><text:span text:style-name="T22_21">investment</text:span><text:span text:style-name="T22_22"><text:s/></text:span><text:span text:style-name="T22_23">in</text:span><text:span text:style-name="T22_24"><text:s/></text:span><text:span text:style-name="T22_25">a</text:span><text:span text:style-name="T22_26"><text:s/></text:span><text:span text:style-name="T22_27">knowledge</text:span><text:span text:style-name="T22_28"><text:s/></text:span><text:span text:style-name="T22_29">society</text:span><text:span text:style-name="T22_30">.<text:s/></text:span><text:span text:style-name="T22_31">Because</text:span><text:span text:style-name="T22_32"><text:s/></text:span><text:span text:style-name="T22_33">of</text:span><text:span text:style-name="T22_34"><text:s/></text:span><text:span text:style-name="T22_35">the</text:span><text:span text:style-name="T22_36"><text:s/></text:span><text:span text:style-name="T22_37">system</text:span><text:span text:style-name="T22_38"><text:s/></text:span><text:span text:style-name="T22_39">dynamics</text:span><text:span text:style-name="T22_40"><text:s/></text:span><text:span text:style-name="T22_41">of</text:span><text:span text:style-name="T22_42"><text:s/></text:span><text:span text:style-name="T22_43">diversity</text:span><text:span text:style-name="T22_44"><text:s/></text:span><text:span text:style-name="T22_45">and</text:span><text:span text:style-name="T22_46"><text:s/></text:span><text:span text:style-name="T22_47">synergy</text:span><text:span text:style-name="T22_48">,<text:s/></text:span><text:span text:style-name="T22_49">one</text:span><text:span text:style-name="T22_50"><text:s/></text:span><text:span text:style-name="T22_51">cannot</text:span><text:span text:style-name="T22_52"><text:s/></text:span><text:span text:style-name="T22_53">fully</text:span><text:span text:style-name="T22_54"><text:s/></text:span><text:span text:style-name="T22_55">capitalize</text:span><text:span text:style-name="T22_56"><text:s/></text:span><text:span text:style-name="T22_57">on</text:span><text:span text:style-name="T22_58"><text:s/></text:span><text:span text:style-name="T22_59">an</text:span><text:span text:style-name="T22_60"><text:s/></text:span><text:span text:style-name="T22_61">investment</text:span><text:span text:style-name="T22_62"><text:s/></text:span><text:span text:style-name="T22_63">in</text:span><text:span text:style-name="T22_64"><text:s/></text:span><text:span text:style-name="T22_65">knowledge</text:span><text:span text:style-name="T22_66"><text:s/></text:span><text:span text:style-name="T22_67">without</text:span><text:span text:style-name="T22_68"><text:s/></text:span><text:span text:style-name="T22_69">permitting</text:span><text:span text:style-name="T22_70"><text:s/></text:span><text:span text:style-name="T22_71">or</text:span><text:span text:style-name="T22_72"><text:s/></text:span><text:span text:style-name="T22_73">even</text:span><text:span text:style-name="T22_74"><text:s/></text:span><text:span text:style-name="T22_75">encouraging</text:span><text:span text:style-name="T22_76"><text:s/></text:span><text:span text:style-name="T22_77">some</text:span><text:span text:style-name="T22_78"><text:s/></text:span><text:span text:style-name="T22_79">degree</text:span><text:span text:style-name="T22_80"><text:s/></text:span><text:span text:style-name="T22_81">of</text:span><text:span text:style-name="T22_82"><text:s/></text:span><text:span text:style-name="T22_83">collaboration</text:span><text:span text:style-name="T22_84">.</text:span></text:p></office:annotation></text:span><text:span text:style-name="T22_85"><office:annotation><dc:creator/><text:p text:style-name="P23"><text:span text:style-name="T23_1">Like</text:span><text:span text:style-name="T23_2">!<text:s/></text:span><text:span text:style-name="T23_3">A</text:span><text:span text:style-name="T23_4"><text:s/></text:span><text:span text:style-name="T23_5">quote</text:span><text:span text:style-name="T23_6"><text:s/></text:span><text:span text:style-name="T23_7">from</text:span><text:span text:style-name="T23_8"><text:s/></text:span><text:span text:style-name="T23_9">Drucker</text:span><text:span text:style-name="T23_10">?<text:s/></text:span><text:span text:style-name="T23_11">From</text:span><text:span text:style-name="T23_12"><text:s/></text:span><text:span text:style-name="T23_13">you</text:span><text:span text:style-name="T23_14">?</text:span></text:p></office:annotation></text:span><text:span text:style-name="T23_15">argument</text:span><text:span text:style-name="T23_16"><text:s/></text:span><text:span text:style-name="T23_17">for</text:span><text:span text:style-name="T23_18"><text:s/></text:span><text:span text:style-name="T23_19">collaboration</text:span><text:span text:style-name="T23_20">.</text:span></text:p>
      <text:p text:style-name="P24"><text:span text:style-name="T24_1">In</text:span><text:span text:style-name="T24_2"><text:s/></text:span><text:span text:style-name="T24_3">investing</text:span><text:span text:style-name="T24_4"><text:s/></text:span><text:span text:style-name="T24_5">in</text:span><text:span text:style-name="T24_6"><text:s/></text:span><text:span text:style-name="T24_7">a</text:span><text:span text:style-name="T24_8"><text:s/></text:span><text:span text:style-name="T24_9">knowledge</text:span><text:span text:style-name="T24_10"><text:s/></text:span><text:span text:style-name="T24_11">worker</text:span><text:span text:style-name="T24_12">,<text:s/></text:span><text:span text:style-name="T24_13">you</text:span><text:span text:style-name="T24_14">’</text:span><text:span text:style-name="T24_15">ve</text:span><text:span text:style-name="T24_16"><text:s/></text:span><text:span text:style-name="T24_17">laid</text:span><text:span text:style-name="T24_18"><text:s/></text:span><text:span text:style-name="T24_19">the</text:span><text:span text:style-name="T24_20"><text:s/></text:span><text:span text:style-name="T24_21">foundations</text:span><text:span text:style-name="T24_22"><text:s/></text:span><text:span text:style-name="T24_23">for</text:span><text:span text:style-name="T24_24"><text:s/></text:span><text:span text:style-name="T24_25">a</text:span><text:span text:style-name="T24_26"><text:s/></text:span><text:span text:style-name="T24_27">return</text:span><text:span text:style-name="T24_28">.<text:s/></text:span><text:span text:style-name="T24_29">But</text:span><text:span text:style-name="T24_30"><text:s/></text:span><text:span text:style-name="T24_31">unlike</text:span><text:span text:style-name="T24_32"><text:s/></text:span><text:span text:style-name="T24_33">an</text:span><text:span text:style-name="T24_34"><text:s/></text:span><text:span text:style-name="T24_35">investment</text:span><text:span text:style-name="T24_36"><text:s/></text:span><text:span text:style-name="T24_37">in</text:span><text:span text:style-name="T24_38"><text:s/></text:span><text:span text:style-name="T24_39">a</text:span><text:span text:style-name="T24_40"><text:s/></text:span><text:span text:style-name="T24_41">machine</text:span><text:span text:style-name="T24_42"><text:s/></text:span><text:span text:style-name="T24_43">that</text:span><text:span text:style-name="T24_44"><text:s/></text:span><text:span text:style-name="T24_45">you</text:span><text:span text:style-name="T24_46"><text:s/></text:span><text:span text:style-name="T24_47">own</text:span><text:span text:style-name="T24_48">,<text:s/></text:span><text:span text:style-name="T24_49">your</text:span><text:span text:style-name="T24_50"><text:s/></text:span><text:span text:style-name="T24_51">investment</text:span><text:span text:style-name="T24_52"><text:s/></text:span><text:span text:style-name="T24_53">in</text:span><text:span text:style-name="T24_54"><text:s/></text:span><text:span text:style-name="T24_55">a</text:span><text:span text:style-name="T24_56"><text:s/></text:span><text:span text:style-name="T24_57">knowledge</text:span><text:span text:style-name="T24_58"><text:s/></text:span><text:span text:style-name="T24_59">worker</text:span><text:span text:style-name="T24_60"><text:s/></text:span><text:span text:style-name="T24_61">can</text:span><text:span text:style-name="T24_62"><text:s/></text:span><text:span text:style-name="T24_63">walk</text:span><text:span text:style-name="T24_64"><text:s/></text:span><text:span text:style-name="T24_65">out</text:span><text:span text:style-name="T24_66"><text:s/></text:span><text:span text:style-name="T24_67">the</text:span><text:span text:style-name="T24_68"><text:s/></text:span><text:span text:style-name="T24_69"><office:annotation><dc:creator/><text:p text:style-name="P25"><text:span text:style-name="T25_1">Check</text:span><text:span text:style-name="T25_2"><text:s/></text:span><text:span text:style-name="T25_3">out</text:span><text:span text:style-name="T25_4"><text:s/></text:span><text:span text:style-name="T25_5">book</text:span><text:span text:style-name="T25_6"><text:s/>_</text:span><text:span text:style-name="T25_7">Games</text:span><text:span text:style-name="T25_8"><text:s/></text:span><text:span text:style-name="T25_9">of</text:span><text:span text:style-name="T25_10"><text:s/></text:span><text:span text:style-name="T25_11">Empire</text:span><text:span text:style-name="T25_12">_</text:span></text:p></office:annotation></text:span><text:span text:style-name="T25_13">door</text:span><text:span text:style-name="T25_14"><text:s/></text:span><text:span text:style-name="T25_15">at</text:span><text:span text:style-name="T25_16"><text:s/></text:span><text:span text:style-name="T25_17">any</text:span><text:span text:style-name="T25_18"><text:s/></text:span><text:span text:style-name="T25_19">time</text:span><text:span text:style-name="T25_20">.<text:s/></text:span><text:span text:style-name="T25_21">This</text:span><text:span text:style-name="T25_22"><text:s/></text:span><text:span text:style-name="T25_23">is</text:span><text:span text:style-name="T25_24"><text:s/></text:span><text:span text:style-name="T25_25">a</text:span><text:span text:style-name="T25_26"><text:s/></text:span><text:span text:style-name="T25_27">risk</text:span><text:span text:style-name="T25_28"><text:s/></text:span><text:span text:style-name="T25_29">that</text:span><text:span text:style-name="T25_30"><text:s/></text:span><text:span text:style-name="T25_31">implies</text:span><text:span text:style-name="T25_32"><text:s/></text:span><text:span text:style-name="T25_33">the</text:span><text:span text:style-name="T25_34"><text:s/></text:span><text:span text:style-name="T25_35">need</text:span><text:span text:style-name="T25_36"><text:s/></text:span><text:span text:style-name="T25_37">for</text:span><text:span text:style-name="T25_38"><text:s/></text:span><text:span text:style-name="T25_39">a</text:span><text:span text:style-name="T25_40"><text:s/></text:span><text:span text:style-name="T25_41">new</text:span><text:span text:style-name="T25_42"><text:s/></text:span><text:span text:style-name="T25_43">industry</text:span><text:span text:style-name="T25_44"><text:s/></text:span><text:span text:style-name="T25_45">dynamic</text:span><text:span text:style-name="T25_46">:<text:s/></text:span><text:span text:style-name="T25_47">To</text:span><text:span text:style-name="T25_48"><text:s/></text:span><text:span text:style-name="T25_49">truly</text:span><text:span text:style-name="T25_50"><text:s/></text:span><text:span text:style-name="T25_51">capitalize</text:span><text:span text:style-name="T25_52"><text:s/></text:span><text:span text:style-name="T25_53">on</text:span><text:span text:style-name="T25_54"><text:s/></text:span><text:span text:style-name="T25_55">your</text:span><text:span text:style-name="T25_56"><text:s/></text:span><text:span text:style-name="T25_57">investment</text:span><text:span text:style-name="T25_58">,<text:s/></text:span><text:span text:style-name="T25_59">you</text:span><text:span text:style-name="T25_60"><text:s/></text:span><text:span text:style-name="T25_61">must</text:span><text:span text:style-name="T25_62"><text:s/></text:span><text:span text:style-name="T25_63">capitalize</text:span><text:span text:style-name="T25_64"><text:s/></text:span><text:span text:style-name="T25_65">on</text:span><text:span text:style-name="T25_66"><text:s/></text:span><text:span text:style-name="T25_67">the</text:span><text:span text:style-name="T25_68"><text:s/></text:span><text:span text:style-name="T25_69">investments</text:span><text:span text:style-name="T25_70"><text:s/></text:span><text:span text:style-name="T25_71">of</text:span><text:span text:style-name="T25_72"><text:s/></text:span><text:span text:style-name="T25_73">others</text:span><text:span text:style-name="T25_74">,<text:s/></text:span><text:span text:style-name="T25_75">and</text:span><text:span text:style-name="T25_76"><text:s/></text:span><text:span text:style-name="T25_77">allow</text:span><text:span text:style-name="T25_78"><text:s/></text:span><text:span text:style-name="T25_79">them</text:span><text:span text:style-name="T25_80"><text:s/></text:span><text:span text:style-name="T25_81">to</text:span><text:span text:style-name="T25_82"><text:s/></text:span><text:span text:style-name="T25_83">capitalize</text:span><text:span text:style-name="T25_84"><text:s/></text:span><text:span text:style-name="T25_85">on</text:span><text:span text:style-name="T25_86"><text:s/></text:span><text:span text:style-name="T25_87">yours</text:span><text:span text:style-name="T25_88">.</text:span></text:p>
      <text:p text:style-name="P26"><text:span text:style-name="T26_1">In</text:span><text:span text:style-name="T26_2"><text:s/></text:span><text:span text:style-name="T26_3">other</text:span><text:span text:style-name="T26_4"><text:s/></text:span><text:span text:style-name="T26_5">words</text:span><text:span text:style-name="T26_6">,<text:s/></text:span><text:span text:style-name="T26_7">collaboration</text:span><text:span text:style-name="T26_8"><text:s/></text:span><text:span text:style-name="T26_9">becomes</text:span><text:span text:style-name="T26_10"><text:s/></text:span><text:span text:style-name="T26_11">a</text:span><text:span text:style-name="T26_12"><text:s/></text:span><text:span text:style-name="T26_13">hedge</text:span><text:span text:style-name="T26_14"><text:s/></text:span><text:span text:style-name="T26_15">against</text:span><text:span text:style-name="T26_16"><text:s/></text:span><text:span text:style-name="T26_17">the</text:span><text:span text:style-name="T26_18"><text:s/></text:span><text:span text:style-name="T26_19">risk</text:span><text:span text:style-name="T26_20"><text:s/></text:span><text:span text:style-name="T26_21">of</text:span><text:span text:style-name="T26_22"><text:s/></text:span><text:span text:style-name="T26_23">losing</text:span><text:span text:style-name="T26_24"><text:s/></text:span><text:span text:style-name="T26_25">your</text:span><text:span text:style-name="T26_26"><text:s/></text:span><text:span text:style-name="T26_27">investment</text:span><text:span text:style-name="T26_28"><text:s/></text:span><text:span text:style-name="T26_29">to</text:span><text:span text:style-name="T26_30"><text:s/></text:span><text:span text:style-name="T26_31">the</text:span><text:span text:style-name="T26_32"><text:s/></text:span><text:span text:style-name="T26_33">competition</text:span><text:span text:style-name="T26_34">.<text:s/></text:span><text:span text:style-name="T26_35">To</text:span><text:span text:style-name="T26_36"><text:s/></text:span><text:span text:style-name="T26_37">really</text:span><text:span text:style-name="T26_38"><text:s/></text:span><text:span text:style-name="T26_39">get</text:span><text:span text:style-name="T26_40"><text:s/></text:span><text:span text:style-name="T26_41">your</text:span><text:span text:style-name="T26_42"><text:s/></text:span><text:span text:style-name="T26_43">money</text:span><text:span text:style-name="T26_44">’</text:span><text:span text:style-name="T26_45">s</text:span><text:span text:style-name="T26_46"><text:s/></text:span><text:span text:style-name="T26_47">worth</text:span><text:span text:style-name="T26_48">,<text:s/></text:span><text:span text:style-name="T26_49">the</text:span><text:span text:style-name="T26_50"><text:s/></text:span><text:span text:style-name="T26_51">workers</text:span><text:span text:style-name="T26_52"><text:s/></text:span><text:span text:style-name="T26_53">in</text:span><text:span text:style-name="T26_54"><text:s/></text:span><text:span text:style-name="T26_55">which</text:span><text:span text:style-name="T26_56"><text:s/></text:span><text:span text:style-name="T26_57">you</text:span><text:span text:style-name="T26_58">’</text:span><text:span text:style-name="T26_59">re</text:span><text:span text:style-name="T26_60"><text:s/></text:span><text:span text:style-name="T26_61">investing</text:span><text:span text:style-name="T26_62"><text:s/></text:span><text:span text:style-name="T26_63">need</text:span><text:span text:style-name="T26_64"><text:s/></text:span><text:span text:style-name="T26_65">to</text:span><text:span text:style-name="T26_66"><text:s/></text:span><text:span text:style-name="T26_67">be</text:span><text:span text:style-name="T26_68"><text:s/></text:span><text:span text:style-name="T26_69">working</text:span><text:span text:style-name="T26_70"><text:s/></text:span><text:span text:style-name="T26_71">in</text:span><text:span text:style-name="T26_72"><text:s/></text:span><text:span text:style-name="T26_73">teams</text:span><text:span text:style-name="T26_74"><text:s/></text:span><text:span text:style-name="T26_75">with</text:span><text:span text:style-name="T26_76"><text:s/></text:span><text:span text:style-name="T26_77">workers</text:span><text:span text:style-name="T26_78"><text:s/></text:span><text:span text:style-name="T26_79">in</text:span><text:span text:style-name="T26_80"><text:s/></text:span><text:span text:style-name="T26_81">which</text:span><text:span text:style-name="T26_82"><text:s/></text:span><text:span text:style-name="T26_83">you</text:span><text:span text:style-name="T26_84">’</text:span><text:span text:style-name="T26_85">re</text:span><text:span text:style-name="T26_86"><text:s/></text:span><text:span text:style-name="T26_87">not</text:span><text:span text:style-name="T26_88"><text:s/></text:span><text:span text:style-name="T26_89">investing</text:span><text:span text:style-name="T26_90">.<text:s/></text:span><text:span text:style-name="T26_91">The</text:span><text:span text:style-name="T26_92"><text:s/></text:span><text:span text:style-name="T26_93">synergy</text:span><text:span text:style-name="T26_94"><office:annotation><dc:creator/><text:p text:style-name="P27"><text:span text:style-name="T27_1">Up</text:span><text:span text:style-name="T27_2"><text:s/></text:span><text:span text:style-name="T27_3">for</text:span><text:span text:style-name="T27_4"><text:s/></text:span><text:span text:style-name="T27_5">debate</text:span><text:span text:style-name="T27_6">.</text:span></text:p></office:annotation></text:span><text:span text:style-name="T27_7"><office:annotation><dc:creator/><text:p text:style-name="P28"><text:span text:style-name="T28_1">Tweaked</text:span><text:span text:style-name="T28_2">.<text:s/></text:span><text:span text:style-name="T28_3">Any</text:span><text:span text:style-name="T28_4"><text:s/></text:span><text:span text:style-name="T28_5">better</text:span><text:span text:style-name="T28_6">?</text:span></text:p></office:annotation></text:span><text:span text:style-name="T28_7"><text:s/></text:span><text:span text:style-name="T28_8">among</text:span><text:span text:style-name="T28_9"><text:s/></text:span><text:span text:style-name="T28_10">these</text:span><text:span text:style-name="T28_11"><text:s/></text:span><text:span text:style-name="T28_12">teams</text:span><text:span text:style-name="T28_13">—</text:span><text:span text:style-name="T28_14">the</text:span><text:span text:style-name="T28_15"><text:s/></text:span><text:span text:style-name="T28_16">emergent</text:span><text:span text:style-name="T28_17">,<text:s/></text:span><text:span text:style-name="T28_18">added</text:span><text:span text:style-name="T28_19"><text:s/></text:span><text:span text:style-name="T28_20">value</text:span><text:span text:style-name="T28_21">—<text:s/></text:span><text:span text:style-name="T28_22">creates</text:span><text:span text:style-name="T28_23"><text:s/></text:span><text:span text:style-name="T28_24">a</text:span><text:span text:style-name="T28_25"><text:s/></text:span><text:span text:style-name="T28_26">more</text:span><text:span text:style-name="T28_27"><text:s/></text:span><text:span text:style-name="T28_28">reliable</text:span><text:span text:style-name="T28_29"><text:s/></text:span><text:span text:style-name="T28_30">return</text:span><text:span text:style-name="T28_31"><text:s/></text:span><text:span text:style-name="T28_32">on</text:span><text:span text:style-name="T28_33"><text:s/></text:span><text:span text:style-name="T28_34">one</text:span><text:span text:style-name="T28_35">’</text:span><text:span text:style-name="T28_36">s</text:span><text:span text:style-name="T28_37"><text:s/></text:span><text:span text:style-name="T28_38">investment</text:span><text:span text:style-name="T28_39"><text:s/></text:span><text:span text:style-name="T28_40">in</text:span><text:span text:style-name="T28_41"><text:s/></text:span><text:span text:style-name="T28_42">a</text:span><text:span text:style-name="T28_43"><text:s/></text:span><text:span text:style-name="T28_44">knowledge</text:span><text:span text:style-name="T28_45"><text:s/></text:span><text:span text:style-name="T28_46">worker</text:span><text:span text:style-name="T28_47">.</text:span></text:p>
      <text:h text:style-name="P29" text:outline-level="10"><text:bookmark-start text:name="h.qz6w9suexov"/><text:bookmark-end text:name="h.qz6w9suexov"/><text:span text:style-name="T29_1">Challenges</text:span><text:span text:style-name="T29_2"><text:s/></text:span><text:span text:style-name="T29_3">in</text:span><text:span text:style-name="T29_4"><text:s/></text:span><text:span text:style-name="T29_5">a</text:span><text:span text:style-name="T29_6"><text:s/></text:span><text:span text:style-name="T29_7">knowledge</text:span><text:span text:style-name="T29_8">-</text:span><text:span text:style-name="T29_9">driven</text:span><text:span text:style-name="T29_10"><text:s/></text:span><text:span text:style-name="T29_11">world</text:span><text:span text:style-name="T29_12"><text:s/></text:span><text:span text:style-name="T29_13">without</text:span><text:span text:style-name="T29_14"><text:s/></text:span><text:span text:style-name="T29_15">borders</text:span></text:h>
      <text:p text:style-name="P30"><text:span text:style-name="T30_1">Collaboration</text:span><text:span text:style-name="T30_2"><text:s/></text:span><text:span text:style-name="T30_3">is</text:span><text:span text:style-name="T30_4"><text:s/></text:span><text:span text:style-name="T30_5">far</text:span><text:span text:style-name="T30_6"><text:s/></text:span><text:span text:style-name="T30_7">from</text:span><text:span text:style-name="T30_8"><text:s/></text:span><text:span text:style-name="T30_9">new</text:span><text:span text:style-name="T30_10">.<text:s/></text:span><text:span text:style-name="T30_11"><office:annotation><dc:creator/><text:p text:style-name="P31"><text:span text:style-name="T31_1">Read</text:span><text:span text:style-name="T31_2"><text:s/></text:span><text:span text:style-name="T31_3">Richard</text:span><text:span text:style-name="T31_4"><text:s/></text:span><text:span text:style-name="T31_5">Sennett</text:span><text:span text:style-name="T31_6">'</text:span><text:span text:style-name="T31_7">s</text:span><text:span text:style-name="T31_8"><text:s/>_</text:span><text:span text:style-name="T31_9">Together</text:span><text:span text:style-name="T31_10">_?</text:span></text:p></office:annotation></text:span><text:span text:style-name="T31_11">The</text:span><text:span text:style-name="T31_12"><text:s/></text:span><text:span text:style-name="T31_13">history</text:span><text:span text:style-name="T31_14"><text:s/></text:span><text:span text:style-name="T31_15">of</text:span><text:span text:style-name="T31_16"><text:s/></text:span><text:span text:style-name="T31_17">human</text:span><text:span text:style-name="T31_18"><text:s/></text:span><text:span text:style-name="T31_19">enterprise</text:span><text:span text:style-name="T31_20"><text:s/></text:span><text:span text:style-name="T31_21">could</text:span><text:span text:style-name="T31_22"><text:s/></text:span><text:span text:style-name="T31_23">equally</text:span><text:span text:style-name="T31_24"><text:s/></text:span><text:span text:style-name="T31_25">be</text:span><text:span text:style-name="T31_26"><text:s/></text:span><text:span text:style-name="T31_27">considered</text:span><text:span text:style-name="T31_28"><text:s/></text:span><text:span text:style-name="T31_29">a</text:span><text:span text:style-name="T31_30"><text:s/></text:span><text:span text:style-name="T31_31">history</text:span><text:span text:style-name="T31_32"><text:s/></text:span><text:span text:style-name="T31_33">in</text:span><text:span text:style-name="T31_34"><text:s/></text:span><text:span text:style-name="T31_35">human</text:span><text:span text:style-name="T31_36"><text:s/></text:span><text:span text:style-name="T31_37">collaboration</text:span><text:span text:style-name="T31_38">.<text:s/></text:span><text:span text:style-name="T31_39">From</text:span><text:span text:style-name="T31_40"><text:s/></text:span><text:span text:style-name="T31_41">the</text:span><text:span text:style-name="T31_42"><text:s/></text:span><text:span text:style-name="T31_43">first</text:span><text:span text:style-name="T31_44"><text:s/></text:span><text:span text:style-name="T31_45">tribes</text:span><text:span text:style-name="T31_46"><text:s/></text:span><text:span text:style-name="T31_47">to</text:span><text:span text:style-name="T31_48"><text:s/></text:span><text:span text:style-name="T31_49">realize</text:span><text:span text:style-name="T31_50"><text:s/></text:span><text:span text:style-name="T31_51">there</text:span><text:span text:style-name="T31_52"><text:s/></text:span><text:span text:style-name="T31_53">was</text:span><text:span text:style-name="T31_54"><text:s/></text:span><text:span text:style-name="T31_55">strength</text:span><text:span text:style-name="T31_56"><text:s/></text:span><text:span text:style-name="T31_57">in</text:span><text:span text:style-name="T31_58"><text:s/></text:span><text:span text:style-name="T31_59">numbers</text:span><text:span text:style-name="T31_60"><text:s/></text:span><text:span text:style-name="T31_61">all</text:span><text:span text:style-name="T31_62"><text:s/></text:span><text:span text:style-name="T31_63">the</text:span><text:span text:style-name="T31_64"><text:s/></text:span><text:span text:style-name="T31_65">way</text:span><text:span text:style-name="T31_66"><text:s/></text:span><text:span text:style-name="T31_67">to</text:span><text:span text:style-name="T31_68"><text:s/></text:span><text:span text:style-name="T31_69">today</text:span><text:span text:style-name="T31_70">’</text:span><text:span text:style-name="T31_71">s</text:span><text:span text:style-name="T31_72"><text:s/></text:span><text:span text:style-name="T31_73">massive</text:span><text:span text:style-name="T31_74"><text:s/></text:span><text:span text:style-name="T31_75">governments</text:span><text:span text:style-name="T31_76">,<text:s/></text:span><text:span text:style-name="T31_77">corporations</text:span><text:span text:style-name="T31_78">,<text:s/></text:span><text:span text:style-name="T31_79">multinationals</text:span><text:span text:style-name="T31_80"><text:s/></text:span><text:span text:style-name="T31_81">and</text:span><text:span text:style-name="T31_82"><text:s/></text:span><text:span text:style-name="T31_83">consortia</text:span><text:span text:style-name="T31_84">,<text:s/></text:span><text:span text:style-name="T31_85">collaboration</text:span><text:span text:style-name="T31_86"><text:s/></text:span><text:span text:style-name="T31_87">has</text:span><text:span text:style-name="T31_88"><text:s/></text:span><text:span text:style-name="T31_89">been</text:span><text:span text:style-name="T31_90"><text:s/></text:span><text:span text:style-name="T31_91">central</text:span><text:span text:style-name="T31_92"><text:s/></text:span><text:span text:style-name="T31_93">to</text:span><text:span text:style-name="T31_94"><text:s/></text:span><text:span text:style-name="T31_95">our</text:span><text:span text:style-name="T31_96"><text:s/></text:span><text:span text:style-name="T31_97">progress</text:span><text:span text:style-name="T31_98"><text:s/></text:span><text:span text:style-name="T31_99">on</text:span><text:span text:style-name="T31_100"><text:s/></text:span><text:span text:style-name="T31_101">Earth</text:span><text:span text:style-name="T31_102">.</text:span></text:p>
      <text:p text:style-name="P32"><text:span text:style-name="T32_1">How</text:span><text:span text:style-name="T32_2">,<text:s/></text:span><text:span text:style-name="T32_3">then</text:span><text:span text:style-name="T32_4">,<text:s/></text:span><text:span text:style-name="T32_5">is</text:span><text:span text:style-name="T32_6"><text:s/></text:span><text:span text:style-name="T32_7">today</text:span><text:span text:style-name="T32_8">’</text:span><text:span text:style-name="T32_9">s</text:span><text:span text:style-name="T32_10"><text:s/></text:span><text:span text:style-name="T32_11">collaboration</text:span><text:span text:style-name="T32_12"><text:s/></text:span><text:span text:style-name="T32_13">different</text:span><text:span text:style-name="T32_14">?<text:s/></text:span><text:span text:style-name="T32_15">In</text:span><text:span text:style-name="T32_16"><text:s/></text:span><text:span text:style-name="T32_17">a</text:span><text:span text:style-name="T32_18"><text:s/></text:span><text:span text:style-name="T32_19">word</text:span><text:span text:style-name="T32_20">,<text:s/></text:span><text:span text:style-name="T32_21">context</text:span><text:span text:style-name="T32_22">.</text:span></text:p>
      <text:p text:style-name="P33"><text:span text:style-name="T33_1">For</text:span><text:span text:style-name="T33_2"><text:s/></text:span><text:span text:style-name="T33_3">all</text:span><text:span text:style-name="T33_4"><text:s/></text:span><text:span text:style-name="T33_5">the</text:span><text:span text:style-name="T33_6"><text:s/></text:span><text:span text:style-name="T33_7">centuries</text:span><text:span text:style-name="T33_8"><text:s/></text:span><text:span text:style-name="T33_9">of</text:span><text:span text:style-name="T33_10"><text:s/></text:span><text:span text:style-name="T33_11">human</text:span><text:span text:style-name="T33_12"><text:s/></text:span><text:span text:style-name="T33_13">civilization</text:span><text:span text:style-name="T33_14">,<text:s/></text:span><text:span text:style-name="T33_15">collaboration</text:span><text:span text:style-name="T33_16"><text:s/></text:span><text:span text:style-name="T33_17">has</text:span><text:span text:style-name="T33_18"><text:s/></text:span><text:span text:style-name="T33_19">been</text:span><text:span text:style-name="T33_20"><text:s/></text:span><text:span text:style-name="T33_21">focused</text:span><text:span text:style-name="T33_22"><text:s/></text:span><text:span text:style-name="T33_23">internally</text:span><text:span text:style-name="T33_24"><text:s/></text:span><text:span text:style-name="T33_25">on</text:span><text:span text:style-name="T33_26"><text:s/></text:span><text:span text:style-name="T33_27">the</text:span><text:span text:style-name="T33_28"><text:s/></text:span><text:span text:style-name="T33_29">goals</text:span><text:span text:style-name="T33_30"><text:s/></text:span><text:span text:style-name="T33_31">of</text:span><text:span text:style-name="T33_32"><text:s/></text:span><text:span text:style-name="T33_33">each</text:span><text:span text:style-name="T33_34"><text:s/></text:span><text:span text:style-name="T33_35">specific</text:span><text:span text:style-name="T33_36"><text:s/></text:span><text:span text:style-name="T33_37">group</text:span><text:span text:style-name="T33_38"><text:s/></text:span><text:span text:style-name="T33_39">of</text:span><text:span text:style-name="T33_40"><text:s/></text:span><text:span text:style-name="T33_41">collaborators</text:span><text:span text:style-name="T33_42">.<text:s/></text:span><text:span text:style-name="T33_43">This</text:span><text:span text:style-name="T33_44"><text:s/></text:span><text:span text:style-name="T33_45">is</text:span><text:span text:style-name="T33_46"><text:s/></text:span><text:span text:style-name="T33_47">natural</text:span><text:span text:style-name="T33_48"><text:s/></text:span><text:span text:style-name="T33_49">and</text:span><text:span text:style-name="T33_50"><text:s/></text:span><text:span text:style-name="T33_51">fine</text:span><text:span text:style-name="T33_52"><text:s/></text:span><text:span text:style-name="T33_53">when</text:span><text:span text:style-name="T33_54"><text:s/></text:span><text:span text:style-name="T33_55">scale</text:span><text:span text:style-name="T33_56"><text:s/></text:span><text:span text:style-name="T33_57">is</text:span><text:span text:style-name="T33_58"><text:s/></text:span><text:span text:style-name="T33_59">small</text:span><text:span text:style-name="T33_60">.<text:s/></text:span><text:span text:style-name="T33_61">Now</text:span><text:span text:style-name="T33_62">,<text:s/></text:span><text:span text:style-name="T33_63">though</text:span><text:span text:style-name="T33_64">,<text:s/></text:span><text:span text:style-name="T33_65">we</text:span><text:span text:style-name="T33_66">’</text:span><text:span text:style-name="T33_67">re</text:span><text:span text:style-name="T33_68"><text:s/></text:span><text:span text:style-name="T33_69">scaling</text:span><text:span text:style-name="T33_70"><text:s/></text:span><text:span text:style-name="T33_71">up</text:span><text:span text:style-name="T33_72">—</text:span><text:span text:style-name="T33_73">quickly</text:span><text:span text:style-name="T33_74">.</text:span></text:p>
      <text:p text:style-name="P34"><text:span text:style-name="T34_1">For</text:span><text:span text:style-name="T34_2"><text:s/></text:span><text:span text:style-name="T34_3">the</text:span><text:span text:style-name="T34_4"><text:s/></text:span><text:span text:style-name="T34_5">first</text:span><text:span text:style-name="T34_6"><text:s/></text:span><text:span text:style-name="T34_7">time</text:span><text:span text:style-name="T34_8">,<text:s/></text:span><text:span text:style-name="T34_9">the</text:span><text:span text:style-name="T34_10"><text:s/></text:span><text:span text:style-name="T34_11">borders</text:span><text:span text:style-name="T34_12"><text:s/></text:span><text:span text:style-name="T34_13">that</text:span><text:span text:style-name="T34_14"><text:s/></text:span><text:span text:style-name="T34_15">we</text:span><text:span text:style-name="T34_16">’</text:span><text:span text:style-name="T34_17">ve</text:span><text:span text:style-name="T34_18"><text:s/></text:span><text:span text:style-name="T34_19">created</text:span><text:span text:style-name="T34_20"><text:s/></text:span><text:span text:style-name="T34_21">to</text:span><text:span text:style-name="T34_22"><text:s/></text:span><text:span text:style-name="T34_23">define</text:span><text:span text:style-name="T34_24"><text:s/></text:span><text:span text:style-name="T34_25">friend</text:span><text:span text:style-name="T34_26"><text:s/></text:span><text:span text:style-name="T34_27">and</text:span><text:span text:style-name="T34_28"><text:s/></text:span><text:span text:style-name="T34_29">foe</text:span><text:span text:style-name="T34_30">—</text:span><text:span text:style-name="T34_31">political</text:span><text:span text:style-name="T34_32">,<text:s/></text:span><text:span text:style-name="T34_33">organizational</text:span><text:span text:style-name="T34_34"><text:s/></text:span><text:span text:style-name="T34_35">and</text:span><text:span text:style-name="T34_36"><text:s/></text:span><text:span text:style-name="T34_37">ideological</text:span><text:span text:style-name="T34_38"><text:s/></text:span><text:span text:style-name="T34_39">boundaries</text:span><text:span text:style-name="T34_40">—</text:span><text:span text:style-name="T34_41">are</text:span><text:span text:style-name="T34_42"><text:s/></text:span><text:span text:style-name="T34_43">vanishing</text:span><text:span text:style-name="T34_44">,<text:s/></text:span><text:span text:style-name="T34_45">and</text:span><text:span text:style-name="T34_46"><text:s/></text:span><text:span text:style-name="T34_47">we</text:span><text:span text:style-name="T34_48">’</text:span><text:span text:style-name="T34_49">re</text:span><text:span text:style-name="T34_50"><text:s/></text:span><text:span text:style-name="T34_51">beginning</text:span><text:span text:style-name="T34_52"><text:s/></text:span><text:span text:style-name="T34_53">to</text:span><text:span text:style-name="T34_54"><text:s/></text:span><text:span text:style-name="T34_55">align</text:span><text:span text:style-name="T34_56"><text:s/></text:span><text:span text:style-name="T34_57">around</text:span><text:span text:style-name="T34_58"><text:s/></text:span><text:span text:style-name="T34_59">goals</text:span><text:span text:style-name="T34_60"><text:s/></text:span><text:span text:style-name="T34_61">that</text:span><text:span text:style-name="T34_62"><text:s/></text:span><text:span text:style-name="T34_63">capture</text:span><text:span text:style-name="T34_64"><text:s/></text:span><text:span text:style-name="T34_65">the</text:span><text:span text:style-name="T34_66"><text:s/></text:span><text:span text:style-name="T34_67">complex</text:span><text:span text:style-name="T34_68"><text:s/></text:span><text:span text:style-name="T34_69">interactions</text:span><text:span text:style-name="T34_70"><text:s/></text:span><text:span text:style-name="T34_71">of</text:span><text:span text:style-name="T34_72"><text:s/></text:span><text:span text:style-name="T34_73">our</text:span><text:span text:style-name="T34_74"><text:s/></text:span><text:span text:style-name="T34_75">world</text:span><text:span text:style-name="T34_76"><text:s/></text:span><text:span text:style-name="T34_77">as</text:span><text:span text:style-name="T34_78"><text:s/></text:span><text:span text:style-name="T34_79">a</text:span><text:span text:style-name="T34_80"><text:s/></text:span><text:span text:style-name="T34_81">whole</text:span><text:span text:style-name="T34_82">.<text:s/></text:span><text:span text:style-name="T34_83">We</text:span><text:span text:style-name="T34_84">’</text:span><text:span text:style-name="T34_85">re</text:span><text:span text:style-name="T34_86"><text:s/></text:span><text:span text:style-name="T34_87">beginning</text:span><text:span text:style-name="T34_88"><text:s/></text:span><text:span text:style-name="T34_89">to</text:span><text:span text:style-name="T34_90"><text:s/></text:span><text:span text:style-name="T34_91">think</text:span><text:span text:style-name="T34_92"><text:s/></text:span><text:span text:style-name="T34_93">in</text:span><text:span text:style-name="T34_94"><text:s/></text:span><text:span text:style-name="T34_95"><office:annotation><dc:creator/><text:p text:style-name="P35"><text:span text:style-name="T35_1">Let</text:span><text:span text:style-name="T35_2">'</text:span><text:span text:style-name="T35_3">s</text:span><text:span text:style-name="T35_4"><text:s/></text:span><text:span text:style-name="T35_5">link</text:span><text:span text:style-name="T35_6"><text:s/></text:span><text:span text:style-name="T35_7">here</text:span><text:span text:style-name="T35_8">,<text:s/></text:span><text:span text:style-name="T35_9">since</text:span><text:span text:style-name="T35_10"><text:s/></text:span><text:span text:style-name="T35_11">we</text:span><text:span text:style-name="T35_12"><text:s/></text:span><text:span text:style-name="T35_13">don</text:span><text:span text:style-name="T35_14">'</text:span><text:span text:style-name="T35_15">t</text:span><text:span text:style-name="T35_16"><text:s/></text:span><text:span text:style-name="T35_17">have</text:span><text:span text:style-name="T35_18"><text:s/></text:span><text:span text:style-name="T35_19">the</text:span><text:span text:style-name="T35_20"><text:s/></text:span><text:span text:style-name="T35_21">ability</text:span><text:span text:style-name="T35_22"><text:s/></text:span><text:span text:style-name="T35_23">to</text:span><text:span text:style-name="T35_24"><text:s/></text:span><text:span text:style-name="T35_25">reproduce</text:span><text:span text:style-name="T35_26"><text:s/></text:span><text:span text:style-name="T35_27">footnotes</text:span><text:span text:style-name="T35_28"><text:s/></text:span><text:span text:style-name="T35_29">in</text:span><text:span text:style-name="T35_30"><text:s/></text:span><text:span text:style-name="T35_31">our</text:span><text:span text:style-name="T35_32"><text:s/></text:span><text:span text:style-name="T35_33">Drupal</text:span><text:span text:style-name="T35_34"><text:s/></text:span><text:span text:style-name="T35_35">installation</text:span><text:span text:style-name="T35_36">.<text:s/></text:span><text:span text:style-name="T35_37">What</text:span><text:span text:style-name="T35_38"><text:s/></text:span><text:span text:style-name="T35_39">would</text:span><text:span text:style-name="T35_40"><text:s/></text:span><text:span text:style-name="T35_41">you</text:span><text:span text:style-name="T35_42"><text:s/></text:span><text:span text:style-name="T35_43">like</text:span><text:span text:style-name="T35_44"><text:s/></text:span><text:span text:style-name="T35_45">to</text:span><text:span text:style-name="T35_46"><text:s/></text:span><text:span text:style-name="T35_47">link</text:span><text:span text:style-name="T35_48">?</text:span></text:p></office:annotation></text:span><text:span text:style-name="T35_49">systems</text:span><text:span text:style-name="T35_50"><text:note text:note-class="footnote"><text:note-citation/><text:note-body><text:p text:style-name="P36"><text:span text:style-name="T36_1"><text:s/></text:span><text:span text:style-name="T36_2">For</text:span><text:span text:style-name="T36_3"><text:s/></text:span><text:span text:style-name="T36_4">a</text:span><text:span text:style-name="T36_5"><text:s/></text:span><text:span text:style-name="T36_6">compelling</text:span><text:span text:style-name="T36_7"><text:s/></text:span><text:span text:style-name="T36_8">look</text:span><text:span text:style-name="T36_9"><text:s/></text:span><text:span text:style-name="T36_10">at</text:span><text:span text:style-name="T36_11"><text:s/></text:span><text:span text:style-name="T36_12">modern</text:span><text:span text:style-name="T36_13"><text:s/></text:span><text:span text:style-name="T36_14">systems</text:span><text:span text:style-name="T36_15"><text:s/></text:span><text:span text:style-name="T36_16">thinking</text:span><text:span text:style-name="T36_17">,<text:s/></text:span><text:span text:style-name="T36_18">check</text:span><text:span text:style-name="T36_19"><text:s/></text:span><text:span text:style-name="T36_20">out</text:span><text:span text:style-name="T36_21"><text:s/></text:span><text:span text:style-name="T36_22">David</text:span><text:span text:style-name="T36_23"><text:s/></text:span><text:span text:style-name="T36_24">Peter</text:span><text:span text:style-name="T36_25"><text:s/></text:span><text:span text:style-name="T36_26">Stroh</text:span><text:span text:style-name="T36_27">’</text:span><text:span text:style-name="T36_28">s</text:span><text:span text:style-name="T36_29"><text:s/></text:span><text:span text:style-name="T36_30">Systems</text:span><text:span text:style-name="T36_31"><text:s/></text:span><text:span text:style-name="T36_32">Thinking</text:span><text:span text:style-name="T36_33"><text:s/></text:span><text:span text:style-name="T36_34">for</text:span><text:span text:style-name="T36_35"><text:s/></text:span><text:span text:style-name="T36_36">Social</text:span><text:span text:style-name="T36_37"><text:s/></text:span><text:span text:style-name="T36_38">Change</text:span><text:span text:style-name="T36_39">,<text:s/></text:span><text:span text:style-name="T36_40">Donella</text:span><text:span text:style-name="T36_41"><text:s/></text:span><text:span text:style-name="T36_42">H</text:span><text:span text:style-name="T36_43">.<text:s/></text:span><text:span text:style-name="T36_44">Meadow</text:span><text:span text:style-name="T36_45">’</text:span><text:span text:style-name="T36_46">s</text:span><text:span text:style-name="T36_47"><text:s/></text:span><text:span text:style-name="T36_48">Thinking</text:span><text:span text:style-name="T36_49"><text:s/></text:span><text:span text:style-name="T36_50">in</text:span><text:span text:style-name="T36_51"><text:s/></text:span><text:span text:style-name="T36_52">Systems</text:span><text:span text:style-name="T36_53">:<text:s/></text:span><text:span text:style-name="T36_54">A</text:span><text:span text:style-name="T36_55"><text:s/></text:span><text:span text:style-name="T36_56">Primer</text:span><text:span text:style-name="T36_57">,<text:s/></text:span><text:span text:style-name="T36_58">and</text:span><text:span text:style-name="T36_59"><text:s/></text:span><text:span text:style-name="T36_60">Peter</text:span><text:span text:style-name="T36_61"><text:s/></text:span><text:span text:style-name="T36_62">Senge</text:span><text:span text:style-name="T36_63">’</text:span><text:span text:style-name="T36_64">s</text:span><text:span text:style-name="T36_65"><text:s/></text:span><text:span text:style-name="T36_66">The</text:span><text:span text:style-name="T36_67"><text:s/></text:span><text:span text:style-name="T36_68">Fifth</text:span><text:span text:style-name="T36_69"><text:s/></text:span><text:span text:style-name="T36_70">Discipline</text:span><text:span text:style-name="T36_71">.</text:span></text:p></text:note-body></text:note></text:span><text:span text:style-name="T36_72">.</text:span></text:p>
      <text:p text:style-name="P37"><text:span text:style-name="T37_1">While</text:span><text:span text:style-name="T37_2"><text:s/></text:span><text:span text:style-name="T37_3">a</text:span><text:span text:style-name="T37_4"><text:s/></text:span><text:span text:style-name="T37_5">full</text:span><text:span text:style-name="T37_6"><text:s/></text:span><text:span text:style-name="T37_7">discussion</text:span><text:span text:style-name="T37_8"><text:s/></text:span><text:span text:style-name="T37_9">of</text:span><text:span text:style-name="T37_10"><text:s/></text:span><text:span text:style-name="T37_11">this</text:span><text:span text:style-name="T37_12"><text:s/></text:span><text:span text:style-name="T37_13">realignment</text:span><text:span text:style-name="T37_14"><text:s/></text:span><text:span text:style-name="T37_15">is</text:span><text:span text:style-name="T37_16"><text:s/></text:span><text:span text:style-name="T37_17">outside</text:span><text:span text:style-name="T37_18"><text:s/></text:span><text:span text:style-name="T37_19">the</text:span><text:span text:style-name="T37_20"><text:s/></text:span><text:span text:style-name="T37_21">scope</text:span><text:span text:style-name="T37_22"><text:s/></text:span><text:span text:style-name="T37_23">of</text:span><text:span text:style-name="T37_24"><text:s/></text:span><text:span text:style-name="T37_25">this</text:span><text:span text:style-name="T37_26"><text:s/></text:span><text:span text:style-name="T37_27">writing</text:span><text:span text:style-name="T37_28">,<text:s/></text:span><text:span text:style-name="T37_29">the</text:span><text:span text:style-name="T37_30"><text:s/></text:span><text:span text:style-name="T37_31">reorientation</text:span><text:span text:style-name="T37_32"><text:s/></text:span><text:span text:style-name="T37_33">of</text:span><text:span text:style-name="T37_34"><text:s/></text:span><text:span text:style-name="T37_35">society</text:span><text:span text:style-name="T37_36"><text:s/></text:span><text:span text:style-name="T37_37">from</text:span><text:span text:style-name="T37_38"><text:s/></text:span><text:span text:style-name="T37_39">traditionally</text:span><text:span text:style-name="T37_40"><text:s/></text:span><text:span text:style-name="T37_41"><office:annotation><dc:creator/><text:p text:style-name="P38"><text:span text:style-name="T38_1">Maybe</text:span><text:span text:style-name="T38_2"><text:s/></text:span><text:span text:style-name="T38_3">reiterate</text:span><text:span text:style-name="T38_4"><text:s/></text:span><text:span text:style-name="T38_5">what</text:span><text:span text:style-name="T38_6"><text:s/></text:span><text:span text:style-name="T38_7">you</text:span><text:span text:style-name="T38_8"><text:s/></text:span><text:span text:style-name="T38_9">mean</text:span><text:span text:style-name="T38_10"><text:s/></text:span><text:span text:style-name="T38_11">by</text:span><text:span text:style-name="T38_12"><text:s/></text:span><text:span text:style-name="T38_13">this</text:span><text:span text:style-name="T38_14">?<text:s/></text:span><text:span text:style-name="T38_15">Framing</text:span><text:span text:style-name="T38_16"><text:s/></text:span><text:span text:style-name="T38_17">around</text:span><text:span text:style-name="T38_18"><text:s/></text:span><text:span text:style-name="T38_19">arbitrary</text:span><text:span text:style-name="T38_20"><text:s/></text:span><text:span text:style-name="T38_21">borders</text:span><text:span text:style-name="T38_22"><text:s/></text:span><text:span text:style-name="T38_23">like</text:span><text:span text:style-name="T38_24"><text:s/></text:span><text:span text:style-name="T38_25">nation</text:span><text:span text:style-name="T38_26">-</text:span><text:span text:style-name="T38_27">states</text:span><text:span text:style-name="T38_28">?<text:s/></text:span><text:span text:style-name="T38_29">Corporations</text:span><text:span text:style-name="T38_30">?<text:s/></text:span><text:span text:style-name="T38_31">Etc</text:span><text:span text:style-name="T38_32">.?</text:span></text:p></office:annotation></text:span><text:span text:style-name="T38_33">narrow</text:span><text:span text:style-name="T38_34"><text:s/></text:span><text:span text:style-name="T38_35">framing</text:span><text:span text:style-name="T38_36"><text:s/></text:span><text:span text:style-name="T38_37">to</text:span><text:span text:style-name="T38_38"><text:s/></text:span><text:span text:style-name="T38_39">whole</text:span><text:span text:style-name="T38_40">-</text:span><text:span text:style-name="T38_41">system</text:span><text:span text:style-name="T38_42"><text:s/></text:span><text:span text:style-name="T38_43">framing</text:span><text:span text:style-name="T38_44"><text:s/></text:span><text:span text:style-name="T38_45">is</text:span><text:span text:style-name="T38_46"><text:s/></text:span><text:span text:style-name="T38_47">an</text:span><text:span text:style-name="T38_48"><text:s/></text:span><text:span text:style-name="T38_49">important</text:span><text:span text:style-name="T38_50"><text:s/></text:span><text:span text:style-name="T38_51">advancement</text:span><text:span text:style-name="T38_52"><text:s/></text:span><text:span text:style-name="T38_53">for</text:span><text:span text:style-name="T38_54"><text:s/></text:span><text:span text:style-name="T38_55">the</text:span><text:span text:style-name="T38_56"><text:s/></text:span><text:span text:style-name="T38_57">context</text:span><text:span text:style-name="T38_58"><text:s/></text:span><text:span text:style-name="T38_59">of</text:span><text:span text:style-name="T38_60"><text:s/></text:span><text:span text:style-name="T38_61">our</text:span><text:span text:style-name="T38_62"><text:s/></text:span><text:span text:style-name="T38_63">collaboration</text:span><text:span text:style-name="T38_64">.<text:s/></text:span><text:span text:style-name="T38_65">It</text:span><text:span text:style-name="T38_66"><text:s/></text:span><text:span text:style-name="T38_67">brings</text:span><text:span text:style-name="T38_68"><text:s/></text:span><text:span text:style-name="T38_69">with</text:span><text:span text:style-name="T38_70"><text:s/></text:span><text:span text:style-name="T38_71">it</text:span><text:span text:style-name="T38_72"><text:s/></text:span><text:span text:style-name="T38_73">a</text:span><text:span text:style-name="T38_74"><text:s/></text:span><text:span text:style-name="T38_75">number</text:span><text:span text:style-name="T38_76"><text:s/></text:span><text:span text:style-name="T38_77">of</text:span><text:span text:style-name="T38_78"><text:s/></text:span><text:span text:style-name="T38_79">advantages</text:span><text:span text:style-name="T38_80">,<text:s/></text:span><text:span text:style-name="T38_81">including</text:span><text:span text:style-name="T38_82"><text:s/></text:span><text:span text:style-name="T38_83">a</text:span><text:span text:style-name="T38_84"><text:s/></text:span><text:span text:style-name="T38_85">much</text:span><text:span text:style-name="T38_86"><text:s/></text:span><text:span text:style-name="T38_87">larger</text:span><text:span text:style-name="T38_88"><text:s/></text:span><text:span text:style-name="T38_89">pool</text:span><text:span text:style-name="T38_90"><text:s/></text:span><text:span text:style-name="T38_91">of</text:span><text:span text:style-name="T38_92"><text:s/></text:span><text:span text:style-name="T38_93">productive</text:span><text:span text:style-name="T38_94"><text:s/></text:span><text:span text:style-name="T38_95">resources</text:span><text:span text:style-name="T38_96"><text:s/></text:span><text:span text:style-name="T38_97">from</text:span><text:span text:style-name="T38_98"><text:s/></text:span><text:span text:style-name="T38_99">which</text:span><text:span text:style-name="T38_100"><text:s/></text:span><text:span text:style-name="T38_101">to</text:span><text:span text:style-name="T38_102"><text:s/></text:span><text:span text:style-name="T38_103">draw</text:span><text:span text:style-name="T38_104">,<text:s/></text:span><text:span text:style-name="T38_105">the</text:span><text:span text:style-name="T38_106"><text:s/></text:span><text:span text:style-name="T38_107">natural</text:span><text:span text:style-name="T38_108"><text:s/></text:span><text:span text:style-name="T38_109">synergy</text:span><text:span text:style-name="T38_110"><text:s/></text:span><text:span text:style-name="T38_111">of</text:span><text:span text:style-name="T38_112"><text:s/></text:span><text:span text:style-name="T38_113">a</text:span><text:span text:style-name="T38_114"><text:s/></text:span><text:span text:style-name="T38_115">diversified</text:span><text:span text:style-name="T38_116"><text:s/></text:span><text:span text:style-name="T38_117">system</text:span><text:span text:style-name="T38_118">,<text:s/></text:span><text:span text:style-name="T38_119">and</text:span><text:span text:style-name="T38_120"><text:s/></text:span><text:span text:style-name="T38_121">massive</text:span><text:span text:style-name="T38_122"><text:s/></text:span><text:span text:style-name="T38_123">potential</text:span><text:span text:style-name="T38_124"><text:s/></text:span><text:span text:style-name="T38_125">gains</text:span><text:span text:style-name="T38_126"><text:s/></text:span><text:span text:style-name="T38_127">from</text:span><text:span text:style-name="T38_128"><text:s/></text:span><text:span text:style-name="T38_129">economies</text:span><text:span text:style-name="T38_130"><text:s/></text:span><text:span text:style-name="T38_131">of</text:span><text:span text:style-name="T38_132"><text:s/></text:span><text:span text:style-name="T38_133">scale</text:span><text:span text:style-name="T38_134">.</text:span></text:p>
      <text:p text:style-name="P39"><text:span text:style-name="T39_1">But</text:span><text:span text:style-name="T39_2"><text:s/></text:span><text:span text:style-name="T39_3">there</text:span><text:span text:style-name="T39_4"><text:s/></text:span><text:span text:style-name="T39_5">are</text:span><text:span text:style-name="T39_6"><text:s/></text:span><text:span text:style-name="T39_7">undeniable</text:span><text:span text:style-name="T39_8"><text:s/></text:span><text:span text:style-name="T39_9">challenges</text:span><text:span text:style-name="T39_10">,<text:s/></text:span><text:span text:style-name="T39_11">too</text:span><text:span text:style-name="T39_12">:<text:s/></text:span><text:span text:style-name="T39_13">Collaboration</text:span><text:span text:style-name="T39_14"><text:s/></text:span><text:span text:style-name="T39_15">in</text:span><text:span text:style-name="T39_16"><text:s/></text:span><text:span text:style-name="T39_17">the</text:span><text:span text:style-name="T39_18"><text:s/>21</text:span><text:span text:style-name="T39_19">st</text:span><text:span text:style-name="T39_20"><text:s/></text:span><text:span text:style-name="T39_21">century</text:span><text:span text:style-name="T39_22"><text:s/></text:span><text:span text:style-name="T39_23">is</text:span><text:span text:style-name="T39_24"><text:s/></text:span><text:span text:style-name="T39_25">increasingly</text:span><text:span text:style-name="T39_26"><text:s/></text:span><text:span text:style-name="T39_27">distant</text:span><text:span text:style-name="T39_28"><text:s/></text:span><text:span text:style-name="T39_29">and</text:span><text:span text:style-name="T39_30"><text:s/></text:span><text:span text:style-name="T39_31">anonymous</text:span><text:span text:style-name="T39_32">.<text:s/></text:span><text:span text:style-name="T39_33">This</text:span><text:span text:style-name="T39_34"><text:s/></text:span><text:span text:style-name="T39_35">makes</text:span><text:span text:style-name="T39_36"><text:s/></text:span><text:span text:style-name="T39_37">creating</text:span><text:span text:style-name="T39_38"><text:s/></text:span><text:span text:style-name="T39_39">strong</text:span><text:span text:style-name="T39_40"><text:s/></text:span><text:span text:style-name="T39_41">community</text:span><text:span text:style-name="T39_42"><text:s/></text:span><text:span text:style-name="T39_43">bonds</text:span><text:span text:style-name="T39_44"><text:s/></text:span><text:span text:style-name="T39_45">that</text:span><text:span text:style-name="T39_46"><text:s/></text:span><text:span text:style-name="T39_47">tend</text:span><text:span text:style-name="T39_48"><text:s/></text:span><text:span text:style-name="T39_49">to</text:span><text:span text:style-name="T39_50"><text:s/></text:span><text:span text:style-name="T39_51">yield</text:span><text:span text:style-name="T39_52"><text:s/></text:span><text:span text:style-name="T39_53">high</text:span><text:span text:style-name="T39_54">-</text:span><text:span text:style-name="T39_55">functioning</text:span><text:span text:style-name="T39_56"><text:s/></text:span><text:span text:style-name="T39_57">collaborative</text:span><text:span text:style-name="T39_58"><text:s/></text:span><text:span text:style-name="T39_59">teams</text:span><text:span text:style-name="T39_60"><text:s/></text:span><text:span text:style-name="T39_61">more</text:span><text:span text:style-name="T39_62"><text:s/></text:span><text:span text:style-name="T39_63">difficult</text:span><text:span text:style-name="T39_64">.<text:s/></text:span><text:span text:style-name="T39_65">Meaningful</text:span><text:span text:style-name="T39_66"><text:s/></text:span><text:span text:style-name="T39_67">communication</text:span><text:span text:style-name="T39_68"><text:s/></text:span><text:span text:style-name="T39_69">and</text:span><text:span text:style-name="T39_70"><text:s/></text:span><text:span text:style-name="T39_71">effective</text:span><text:span text:style-name="T39_72"><text:s/></text:span><text:span text:style-name="T39_73">alignment</text:span><text:span text:style-name="T39_74"><text:s/></text:span><text:span text:style-name="T39_75">are</text:span><text:span text:style-name="T39_76"><text:s/></text:span><text:span text:style-name="T39_77">both</text:span><text:span text:style-name="T39_78"><text:s/></text:span><text:span text:style-name="T39_79">much</text:span><text:span text:style-name="T39_80"><text:s/></text:span><text:span text:style-name="T39_81">more</text:span><text:span text:style-name="T39_82"><text:s/></text:span><text:span text:style-name="T39_83">difficult</text:span><text:span text:style-name="T39_84"><text:s/></text:span><text:span text:style-name="T39_85">across</text:span><text:span text:style-name="T39_86"><text:s/></text:span><text:span text:style-name="T39_87">larger</text:span><text:span text:style-name="T39_88"><text:s/></text:span><text:span text:style-name="T39_89">groups</text:span><text:span text:style-name="T39_90"><text:s/></text:span><text:span text:style-name="T39_91">of</text:span><text:span text:style-name="T39_92"><text:s/></text:span><text:span text:style-name="T39_93">participants</text:span><text:span text:style-name="T39_94">,<text:s/></text:span><text:span text:style-name="T39_95">and</text:span><text:span text:style-name="T39_96"><text:s/></text:span><text:span text:style-name="T39_97">agreeing</text:span><text:span text:style-name="T39_98"><text:s/></text:span><text:span text:style-name="T39_99">on</text:span><text:span text:style-name="T39_100"><text:s/></text:span><text:span text:style-name="T39_101">even</text:span><text:span text:style-name="T39_102"><text:s/></text:span><text:span text:style-name="T39_103">the</text:span><text:span text:style-name="T39_104"><text:s/></text:span><text:span text:style-name="T39_105">most</text:span><text:span text:style-name="T39_106"><text:s/></text:span><text:span text:style-name="T39_107">trivial</text:span><text:span text:style-name="T39_108"><text:s/></text:span><text:span text:style-name="T39_109">matters</text:span><text:span text:style-name="T39_110"><text:s/></text:span><text:span text:style-name="T39_111">quickly</text:span><text:span text:style-name="T39_112"><text:s/></text:span><text:span text:style-name="T39_113">becomes</text:span><text:span text:style-name="T39_114"><text:s/></text:span><text:span text:style-name="T39_115">impossible</text:span><text:span text:style-name="T39_116">.<text:s/></text:span><text:span text:style-name="T39_117">Trust</text:span><text:span text:style-name="T39_118"><text:s/></text:span><text:span text:style-name="T39_119">suffers</text:span><text:span text:style-name="T39_120"><text:s/></text:span><text:span text:style-name="T39_121">as</text:span><text:span text:style-name="T39_122"><text:s/></text:span><text:span text:style-name="T39_123">familiarity</text:span><text:span text:style-name="T39_124"><text:s/></text:span><text:span text:style-name="T39_125">among</text:span><text:span text:style-name="T39_126"><text:s/></text:span><text:span text:style-name="T39_127">members</text:span><text:span text:style-name="T39_128"><text:s/></text:span><text:span text:style-name="T39_129">wanes</text:span><text:span text:style-name="T39_130">,<text:s/></text:span><text:span text:style-name="T39_131">and</text:span><text:span text:style-name="T39_132"><text:s/></text:span><text:span text:style-name="T39_133">agility</text:span><text:span text:style-name="T39_134"><text:s/></text:span><text:span text:style-name="T39_135">diminishes</text:span><text:span text:style-name="T39_136"><text:s/></text:span><text:span text:style-name="T39_137">in</text:span><text:span text:style-name="T39_138"><text:s/></text:span><text:span text:style-name="T39_139">light</text:span><text:span text:style-name="T39_140"><text:s/></text:span><text:span text:style-name="T39_141">of</text:span><text:span text:style-name="T39_142"><text:s/></text:span><text:span text:style-name="T39_143">the</text:span><text:span text:style-name="T39_144"><text:s/></text:span><text:span text:style-name="T39_145">burden</text:span><text:span text:style-name="T39_146"><text:s/></text:span><text:span text:style-name="T39_147">of</text:span><text:span text:style-name="T39_148"><text:s/></text:span><text:span text:style-name="T39_149">decision</text:span><text:span text:style-name="T39_150">-</text:span><text:span text:style-name="T39_151">making</text:span><text:span text:style-name="T39_152"><text:s/></text:span><text:span text:style-name="T39_153">processes</text:span><text:span text:style-name="T39_154">.</text:span></text:p>
      <text:p text:style-name="P40"><text:span text:style-name="T40_1">Just</text:span><text:span text:style-name="T40_2"><text:s/></text:span><text:span text:style-name="T40_3">as</text:span><text:span text:style-name="T40_4"><text:s/></text:span><text:span text:style-name="T40_5">new</text:span><text:span text:style-name="T40_6"><text:s/></text:span><text:span text:style-name="T40_7">challenges</text:span><text:span text:style-name="T40_8"><text:s/></text:span><text:span text:style-name="T40_9">have</text:span><text:span text:style-name="T40_10"><text:s/></text:span><text:span text:style-name="T40_11">emerged</text:span><text:span text:style-name="T40_12"><text:s/></text:span><text:span text:style-name="T40_13">in</text:span><text:span text:style-name="T40_14"><text:s/></text:span><text:span text:style-name="T40_15">a</text:span><text:span text:style-name="T40_16"><text:s/></text:span><text:span text:style-name="T40_17">world</text:span><text:span text:style-name="T40_18"><text:s/></text:span><text:span text:style-name="T40_19">of</text:span><text:span text:style-name="T40_20"><text:s/></text:span><text:span text:style-name="T40_21">large</text:span><text:span text:style-name="T40_22">-</text:span><text:span text:style-name="T40_23">scale</text:span><text:span text:style-name="T40_24"><text:s/></text:span><text:span text:style-name="T40_25">collaboration</text:span><text:span text:style-name="T40_26">,<text:s/></text:span><text:span text:style-name="T40_27">though</text:span><text:span text:style-name="T40_28">,<text:s/></text:span><text:span text:style-name="T40_29">so</text:span><text:span text:style-name="T40_30">,<text:s/></text:span><text:span text:style-name="T40_31">too</text:span><text:span text:style-name="T40_32">,<text:s/></text:span><text:span text:style-name="T40_33">have</text:span><text:span text:style-name="T40_34"><text:s/></text:span><text:span text:style-name="T40_35">new</text:span><text:span text:style-name="T40_36"><text:s/></text:span><text:span text:style-name="T40_37">solutions</text:span><text:span text:style-name="T40_38">.<text:s/></text:span><text:span text:style-name="T40_39">Openness</text:span><text:span text:style-name="T40_40"><text:s/></text:span><text:span text:style-name="T40_41">is</text:span><text:span text:style-name="T40_42"><text:s/></text:span><text:span text:style-name="T40_43">one</text:span><text:span text:style-name="T40_44"><text:s/></text:span><text:span text:style-name="T40_45">of</text:span><text:span text:style-name="T40_46"><text:s/></text:span><text:span text:style-name="T40_47">these</text:span><text:span text:style-name="T40_48"><text:s/></text:span><text:span text:style-name="T40_49">solutions</text:span><text:span text:style-name="T40_50">.</text:span></text:p>
      <text:h text:style-name="P41" text:outline-level="10"><text:bookmark-start text:name="h.tp4657wddff"/><text:bookmark-end text:name="h.tp4657wddff"/><text:span text:style-name="T41_1">Open</text:span><text:span text:style-name="T41_2"><text:s/></text:span><text:span text:style-name="T41_3">solutions</text:span></text:h>
      <text:p text:style-name="P42"><text:span text:style-name="T42_1">As</text:span><text:span text:style-name="T42_2"><text:s/></text:span><text:span text:style-name="T42_3">I</text:span><text:span text:style-name="T42_4"><text:s/></text:span><text:span text:style-name="T42_5">mentioned</text:span><text:span text:style-name="T42_6"><text:s/></text:span><text:span text:style-name="T42_7">earlier</text:span><text:span text:style-name="T42_8">,<text:s/>“</text:span><text:span text:style-name="T42_9">open</text:span><text:span text:style-name="T42_10">”<text:s/></text:span><text:span text:style-name="T42_11">is</text:span><text:span text:style-name="T42_12"><text:s/></text:span><text:span text:style-name="T42_13">a</text:span><text:span text:style-name="T42_14"><text:s/></text:span><text:span text:style-name="T42_15">means</text:span><text:span text:style-name="T42_16"><text:s/></text:span><text:span text:style-name="T42_17">and</text:span><text:span text:style-name="T42_18"><text:s/></text:span><text:span text:style-name="T42_19">a</text:span><text:span text:style-name="T42_20"><text:s/></text:span><text:span text:style-name="T42_21">method</text:span><text:span text:style-name="T42_22">—<text:s/></text:span><text:span text:style-name="T42_23">a</text:span><text:span text:style-name="T42_24"><text:s/></text:span><text:span text:style-name="T42_25">way</text:span><text:span text:style-name="T42_26"><text:s/></text:span><text:span text:style-name="T42_27">of</text:span><text:span text:style-name="T42_28"><text:s/></text:span><text:span text:style-name="T42_29">doing</text:span><text:span text:style-name="T42_30"><text:s/></text:span><text:span text:style-name="T42_31">things</text:span><text:span text:style-name="T42_32"><text:s/></text:span><text:span text:style-name="T42_33">that</text:span><text:span text:style-name="T42_34"><text:s/></text:span><text:span text:style-name="T42_35">provides</text:span><text:span text:style-name="T42_36"><text:s/></text:span><text:span text:style-name="T42_37">solutions</text:span><text:span text:style-name="T42_38"><text:s/></text:span><text:span text:style-name="T42_39">to</text:span><text:span text:style-name="T42_40"><text:s/></text:span><text:span text:style-name="T42_41">some</text:span><text:span text:style-name="T42_42"><text:s/></text:span><text:span text:style-name="T42_43">of</text:span><text:span text:style-name="T42_44"><text:s/></text:span><text:span text:style-name="T42_45">the</text:span><text:span text:style-name="T42_46"><text:s/></text:span><text:span text:style-name="T42_47">challenges</text:span><text:span text:style-name="T42_48"><text:s/></text:span><text:span text:style-name="T42_49">of</text:span><text:span text:style-name="T42_50"><text:s/></text:span><text:span text:style-name="T42_51">large</text:span><text:span text:style-name="T42_52">-</text:span><text:span text:style-name="T42_53">scale</text:span><text:span text:style-name="T42_54"><text:s/></text:span><text:span text:style-name="T42_55">collaboration</text:span><text:span text:style-name="T42_56">.<text:s/></text:span><text:span text:style-name="T42_57">While</text:span><text:span text:style-name="T42_58"><text:s/></text:span><text:span text:style-name="T42_59">many</text:span><text:span text:style-name="T42_60"><text:s/></text:span><text:span text:style-name="T42_61">are</text:span><text:span text:style-name="T42_62"><text:s/></text:span><text:span text:style-name="T42_63">still</text:span><text:span text:style-name="T42_64"><text:s/></text:span><text:span text:style-name="T42_65">exploring</text:span><text:span text:style-name="T42_66"><text:s/></text:span><text:span text:style-name="T42_67">what</text:span><text:span text:style-name="T42_68"><text:s/></text:span><text:span text:style-name="T42_69">makes</text:span><text:span text:style-name="T42_70"><text:s/>“</text:span><text:span text:style-name="T42_71">open</text:span><text:span text:style-name="T42_72">”<text:s/></text:span><text:span text:style-name="T42_73">effective</text:span><text:span text:style-name="T42_74">,<text:s/></text:span><text:span text:style-name="T42_75">we</text:span><text:span text:style-name="T42_76"><text:s/></text:span><text:span text:style-name="T42_77">can</text:span><text:span text:style-name="T42_78"><text:s/></text:span><text:span text:style-name="T42_79">notice</text:span><text:span text:style-name="T42_80"><text:s/></text:span><text:span text:style-name="T42_81">a</text:span><text:span text:style-name="T42_82"><text:s/></text:span><text:span text:style-name="T42_83">few</text:span><text:span text:style-name="T42_84"><text:s/></text:span><text:span text:style-name="T42_85">recurring</text:span><text:span text:style-name="T42_86"><text:s/></text:span><text:span text:style-name="T42_87">themes</text:span><text:span text:style-name="T42_88">.</text:span></text:p>
      <text:h text:style-name="P43" text:outline-level="10"><text:bookmark-start text:name="h.sootadardz6k"/><text:bookmark-end text:name="h.sootadardz6k"/><text:span text:style-name="T43_1">Trust</text:span></text:h>
      <text:p text:style-name="P44"><text:span text:style-name="T44_1">Since</text:span><text:span text:style-name="T44_2"><text:s/></text:span><text:span text:style-name="T44_3">trust</text:span><text:span text:style-name="T44_4"><text:s/></text:span><text:span text:style-name="T44_5">is</text:span><text:span text:style-name="T44_6"><text:s/></text:span><text:span text:style-name="T44_7">one</text:span><text:span text:style-name="T44_8"><text:s/></text:span><text:span text:style-name="T44_9">of</text:span><text:span text:style-name="T44_10"><text:s/></text:span><text:span text:style-name="T44_11">the</text:span><text:span text:style-name="T44_12"><text:s/></text:span><text:span text:style-name="T44_13">foundational</text:span><text:span text:style-name="T44_14"><text:s/></text:span><text:span text:style-name="T44_15">elements</text:span><text:span text:style-name="T44_16"><text:s/></text:span><text:span text:style-name="T44_17">of</text:span><text:span text:style-name="T44_18"><text:s/></text:span><text:span text:style-name="T44_19">all</text:span><text:span text:style-name="T44_20"><text:s/></text:span><text:span text:style-name="T44_21">human</text:span><text:span text:style-name="T44_22"><text:s/></text:span><text:span text:style-name="T44_23">relationships</text:span><text:span text:style-name="T44_24">,<text:s/></text:span><text:span text:style-name="T44_25">it</text:span><text:span text:style-name="T44_26"><text:s/></text:span><text:span text:style-name="T44_27">makes</text:span><text:span text:style-name="T44_28"><text:s/></text:span><text:span text:style-name="T44_29">sense</text:span><text:span text:style-name="T44_30"><text:s/></text:span><text:span text:style-name="T44_31">that</text:span><text:span text:style-name="T44_32"><text:s/></text:span><text:span text:style-name="T44_33">it</text:span><text:span text:style-name="T44_34">’</text:span><text:span text:style-name="T44_35">s</text:span><text:span text:style-name="T44_36"><text:s/></text:span><text:span text:style-name="T44_37">also</text:span><text:span text:style-name="T44_38"><text:s/></text:span><text:span text:style-name="T44_39">central</text:span><text:span text:style-name="T44_40"><text:s/></text:span><text:span text:style-name="T44_41">to</text:span><text:span text:style-name="T44_42"><text:s/></text:span><text:span text:style-name="T44_43">collaboration</text:span><text:span text:style-name="T44_44">.<text:s/></text:span><text:span text:style-name="T44_45">The</text:span><text:span text:style-name="T44_46"><text:s/></text:span><text:span text:style-name="T44_47">dynamics</text:span><text:span text:style-name="T44_48"><text:s/></text:span><text:span text:style-name="T44_49">of</text:span><text:span text:style-name="T44_50"><text:s/></text:span><text:span text:style-name="T44_51">trust</text:span><text:span text:style-name="T44_52"><text:s/></text:span><text:span text:style-name="T44_53">in</text:span><text:span text:style-name="T44_54"><text:s/></text:span><text:span text:style-name="T44_55">teamwork</text:span><text:span text:style-name="T44_56"><text:s/></text:span><text:span text:style-name="T44_57">are</text:span><text:span text:style-name="T44_58"><text:s/></text:span><text:span text:style-name="T44_59">relatively</text:span><text:span text:style-name="T44_60"><text:s/></text:span><text:span text:style-name="T44_61">simple</text:span><text:span text:style-name="T44_62">:<text:s/></text:span><text:span text:style-name="T44_63">you</text:span><text:span text:style-name="T44_64">’</text:span><text:span text:style-name="T44_65">re</text:span><text:span text:style-name="T44_66"><text:s/></text:span><text:span text:style-name="T44_67">counting</text:span><text:span text:style-name="T44_68"><text:s/></text:span><text:span text:style-name="T44_69">on</text:span><text:span text:style-name="T44_70"><text:s/></text:span><text:span text:style-name="T44_71">your</text:span><text:span text:style-name="T44_72"><text:s/></text:span><text:span text:style-name="T44_73">work</text:span><text:span text:style-name="T44_74"><text:s/></text:span><text:span text:style-name="T44_75">contributing</text:span><text:span text:style-name="T44_76"><text:s/></text:span><text:span text:style-name="T44_77">to</text:span><text:span text:style-name="T44_78"><text:s/></text:span><text:span text:style-name="T44_79">a</text:span><text:span text:style-name="T44_80"><text:s/></text:span><text:span text:style-name="T44_81">stated</text:span><text:span text:style-name="T44_82"><text:s/></text:span><text:span text:style-name="T44_83">goal</text:span><text:span text:style-name="T44_84">.<text:s/></text:span><text:span text:style-name="T44_85">When</text:span><text:span text:style-name="T44_86"><text:s/></text:span><text:span text:style-name="T44_87">you</text:span><text:span text:style-name="T44_88"><text:s/></text:span><text:span text:style-name="T44_89">work</text:span><text:span text:style-name="T44_90"><text:s/></text:span><text:span text:style-name="T44_91">alone</text:span><text:span text:style-name="T44_92">,<text:s/></text:span><text:span text:style-name="T44_93">you</text:span><text:span text:style-name="T44_94"><text:s/></text:span><text:span text:style-name="T44_95">can</text:span><text:span text:style-name="T44_96"><text:s/></text:span><text:span text:style-name="T44_97">guarantee</text:span><text:span text:style-name="T44_98"><text:s/></text:span><text:span text:style-name="T44_99">that</text:span><text:span text:style-name="T44_100"><text:s/></text:span><text:span text:style-name="T44_101">you</text:span><text:span text:style-name="T44_102">’</text:span><text:span text:style-name="T44_103">ve</text:span><text:span text:style-name="T44_104"><text:s/></text:span><text:span text:style-name="T44_105">optimized</text:span><text:span text:style-name="T44_106"><text:s/></text:span><text:span text:style-name="T44_107">your</text:span><text:span text:style-name="T44_108"><text:s/></text:span><text:span text:style-name="T44_109">work</text:span><text:span text:style-name="T44_110"><text:s/></text:span><text:span text:style-name="T44_111">for</text:span><text:span text:style-name="T44_112"><text:s/></text:span><text:span text:style-name="T44_113">that</text:span><text:span text:style-name="T44_114"><text:s/></text:span><text:span text:style-name="T44_115">goal</text:span><text:span text:style-name="T44_116"><text:s/></text:span><text:span text:style-name="T44_117">as</text:span><text:span text:style-name="T44_118"><text:s/></text:span><text:span text:style-name="T44_119">best</text:span><text:span text:style-name="T44_120"><text:s/></text:span><text:span text:style-name="T44_121">you</text:span><text:span text:style-name="T44_122"><text:s/></text:span><text:span text:style-name="T44_123">could</text:span><text:span text:style-name="T44_124">.<text:s/></text:span><text:span text:style-name="T44_125">When</text:span><text:span text:style-name="T44_126"><text:s/></text:span><text:span text:style-name="T44_127">you</text:span><text:span text:style-name="T44_128"><text:s/></text:span><text:span text:style-name="T44_129">work</text:span><text:span text:style-name="T44_130"><text:s/></text:span><text:span text:style-name="T44_131">in</text:span><text:span text:style-name="T44_132"><text:s/></text:span><text:span text:style-name="T44_133">a</text:span><text:span text:style-name="T44_134"><text:s/></text:span><text:span text:style-name="T44_135">team</text:span><text:span text:style-name="T44_136">,<text:s/></text:span><text:span text:style-name="T44_137">however</text:span><text:span text:style-name="T44_138">,<text:s/></text:span><text:span text:style-name="T44_139">trust</text:span><text:span text:style-name="T44_140"><text:s/></text:span><text:span text:style-name="T44_141">is</text:span><text:span text:style-name="T44_142"><text:s/></text:span><text:span text:style-name="T44_143">a</text:span><text:span text:style-name="T44_144"><text:s/></text:span><text:span text:style-name="T44_145">proxy</text:span><text:span text:style-name="T44_146"><text:s/></text:span><text:span text:style-name="T44_147">for</text:span><text:span text:style-name="T44_148"><text:s/></text:span><text:span text:style-name="T44_149">that</text:span><text:span text:style-name="T44_150"><text:s/></text:span><text:span text:style-name="T44_151">guarantee</text:span><text:span text:style-name="T44_152">.<text:s/></text:span><text:span text:style-name="T44_153">If</text:span><text:span text:style-name="T44_154"><text:s/></text:span><text:span text:style-name="T44_155">you</text:span><text:span text:style-name="T44_156"><text:s/></text:span><text:span text:style-name="T44_157">trust</text:span><text:span text:style-name="T44_158"><text:s/></text:span><text:span text:style-name="T44_159">your</text:span><text:span text:style-name="T44_160"><text:s/></text:span><text:span text:style-name="T44_161">teammates</text:span><text:span text:style-name="T44_162"><text:s/></text:span><text:span text:style-name="T44_163">fully</text:span><text:span text:style-name="T44_164">—</text:span><text:span text:style-name="T44_165">that</text:span><text:span text:style-name="T44_166"><text:s/></text:span><text:span text:style-name="T44_167">is</text:span><text:span text:style-name="T44_168">,<text:s/></text:span><text:span text:style-name="T44_169">if</text:span><text:span text:style-name="T44_170"><text:s/></text:span><text:span text:style-name="T44_171">you</text:span><text:span text:style-name="T44_172"><text:s/></text:span><text:span text:style-name="T44_173">know</text:span><text:span text:style-name="T44_174"><text:s/></text:span><text:span text:style-name="T44_175">who</text:span><text:span text:style-name="T44_176"><text:s/></text:span><text:span text:style-name="T44_177">they</text:span><text:span text:style-name="T44_178"><text:s/></text:span><text:span text:style-name="T44_179">are</text:span><text:span text:style-name="T44_180"><text:s/></text:span><text:span text:style-name="T44_181">and</text:span><text:span text:style-name="T44_182"><text:s/></text:span><text:span text:style-name="T44_183">what</text:span><text:span text:style-name="T44_184"><text:s/></text:span><text:span text:style-name="T44_185">they</text:span><text:span text:style-name="T44_186">’</text:span><text:span text:style-name="T44_187">re</text:span><text:span text:style-name="T44_188"><text:s/></text:span><text:span text:style-name="T44_189">working</text:span><text:span text:style-name="T44_190"><text:s/></text:span><text:span text:style-name="T44_191">for</text:span><text:span text:style-name="T44_192">—</text:span><text:span text:style-name="T44_193">you</text:span><text:span text:style-name="T44_194"><text:s/></text:span><text:span text:style-name="T44_195">can</text:span><text:span text:style-name="T44_196"><text:s/></text:span><text:span text:style-name="T44_197">freely</text:span><text:span text:style-name="T44_198"><text:s/></text:span><text:span text:style-name="T44_199">contribute</text:span><text:span text:style-name="T44_200"><text:s/></text:span><text:span text:style-name="T44_201">your</text:span><text:span text:style-name="T44_202"><text:s/></text:span><text:span text:style-name="T44_203">best</text:span><text:span text:style-name="T44_204"><text:s/></text:span><text:span text:style-name="T44_205">work</text:span><text:span text:style-name="T44_206">,<text:s/></text:span><text:span text:style-name="T44_207">trusting</text:span><text:span text:style-name="T44_208"><text:s/></text:span><text:span text:style-name="T44_209">that</text:span><text:span text:style-name="T44_210"><text:s/></text:span><text:span text:style-name="T44_211">it</text:span><text:span text:style-name="T44_212"><text:s/></text:span><text:span text:style-name="T44_213">is</text:span><text:span text:style-name="T44_214"><text:s/></text:span><text:span text:style-name="T44_215">the</text:span><text:span text:style-name="T44_216"><text:s/></text:span><text:span text:style-name="T44_217">best</text:span><text:span text:style-name="T44_218"><text:s/></text:span><text:span text:style-name="T44_219">way</text:span><text:span text:style-name="T44_220"><text:s/></text:span><text:span text:style-name="T44_221">to</text:span><text:span text:style-name="T44_222"><text:s/></text:span><text:span text:style-name="T44_223">achieve</text:span><text:span text:style-name="T44_224"><text:s/></text:span><text:span text:style-name="T44_225">your</text:span><text:span text:style-name="T44_226"><text:s/></text:span><text:span text:style-name="T44_227">goals</text:span><text:span text:style-name="T44_228">.<text:s/></text:span><text:span text:style-name="T44_229">When</text:span><text:span text:style-name="T44_230"><text:s/></text:span><text:span text:style-name="T44_231">doubts</text:span><text:span text:style-name="T44_232"><text:s/></text:span><text:span text:style-name="T44_233">about</text:span><text:span text:style-name="T44_234"><text:s/></text:span><text:span text:style-name="T44_235">teammates</text:span><text:span text:style-name="T44_236">’<text:s/></text:span><text:span text:style-name="T44_237">motives</text:span><text:span text:style-name="T44_238"><text:s/></text:span><text:span text:style-name="T44_239">and</text:span><text:span text:style-name="T44_240"><text:s/></text:span><text:span text:style-name="T44_241">goals</text:span><text:span text:style-name="T44_242"><text:s/></text:span><text:span text:style-name="T44_243">emerge</text:span><text:span text:style-name="T44_244">,<text:s/></text:span><text:span text:style-name="T44_245">however</text:span><text:span text:style-name="T44_246">,<text:s/></text:span><text:span text:style-name="T44_247">teams</text:span><text:span text:style-name="T44_248"><text:s/></text:span><text:span text:style-name="T44_249">lose</text:span><text:span text:style-name="T44_250"><text:s/></text:span><text:span text:style-name="T44_251">energy</text:span><text:span text:style-name="T44_252"><text:s/></text:span><text:span text:style-name="T44_253">through</text:span><text:span text:style-name="T44_254"><text:s/></text:span><text:span text:style-name="T44_255">assessing</text:span><text:span text:style-name="T44_256"><text:s/></text:span><text:span text:style-name="T44_257">those</text:span><text:span text:style-name="T44_258"><text:s/></text:span><text:span text:style-name="T44_259">doubts</text:span><text:span text:style-name="T44_260"><text:s/></text:span><text:span text:style-name="T44_261">and</text:span><text:span text:style-name="T44_262"><text:s/></text:span><text:span text:style-name="T44_263">their</text:span><text:span text:style-name="T44_264"><text:s/></text:span><text:span text:style-name="T44_265">potential</text:span><text:span text:style-name="T44_266"><text:s/></text:span><text:span text:style-name="T44_267">impact</text:span><text:span text:style-name="T44_268"><text:s/></text:span><text:span text:style-name="T44_269">on</text:span><text:span text:style-name="T44_270"><text:s/></text:span><text:span text:style-name="T44_271">goals</text:span><text:span text:style-name="T44_272">.</text:span></text:p>
      <text:p text:style-name="P45"><text:span text:style-name="T45_1">An</text:span><text:span text:style-name="T45_2"><text:s/></text:span><text:span text:style-name="T45_3">easy</text:span><text:span text:style-name="T45_4"><text:s/></text:span><text:span text:style-name="T45_5">solution</text:span><text:span text:style-name="T45_6"><text:s/></text:span><text:span text:style-name="T45_7">for</text:span><text:span text:style-name="T45_8"><text:s/></text:span><text:span text:style-name="T45_9">this</text:span><text:span text:style-name="T45_10"><text:s/></text:span><text:span text:style-name="T45_11">is</text:span><text:span text:style-name="T45_12"><text:s/></text:span><text:span text:style-name="T45_13">openness</text:span><text:span text:style-name="T45_14">.<text:s/></text:span><text:span text:style-name="T45_15">Certain</text:span><text:span text:style-name="T45_16"><text:s/></text:span><text:span text:style-name="T45_17">pieces</text:span><text:span text:style-name="T45_18"><text:s/></text:span><text:span text:style-name="T45_19">of</text:span><text:span text:style-name="T45_20"><text:s/></text:span><text:span text:style-name="T45_21">information</text:span><text:span text:style-name="T45_22"><text:s/></text:span><text:span text:style-name="T45_23">that</text:span><text:span text:style-name="T45_24"><text:s/></text:span><text:span text:style-name="T45_25">can</text:span><text:span text:style-name="T45_26"><text:s/></text:span><text:span text:style-name="T45_27">help</text:span><text:span text:style-name="T45_28"><text:s/></text:span><text:span text:style-name="T45_29">to</text:span><text:span text:style-name="T45_30"><text:s/></text:span><text:span text:style-name="T45_31">quickly</text:span><text:span text:style-name="T45_32"><text:s/></text:span><text:span text:style-name="T45_33">secure</text:span><text:span text:style-name="T45_34"><text:s/></text:span><text:span text:style-name="T45_35">the</text:span><text:span text:style-name="T45_36"><text:s/></text:span><text:span text:style-name="T45_37">trust</text:span><text:span text:style-name="T45_38"><text:s/></text:span><text:span text:style-name="T45_39">of</text:span><text:span text:style-name="T45_40"><text:s/></text:span><text:span text:style-name="T45_41">other</text:span><text:span text:style-name="T45_42"><text:s/></text:span><text:span text:style-name="T45_43">teammates</text:span><text:span text:style-name="T45_44">.<text:s/></text:span><text:span text:style-name="T45_45">This</text:span><text:span text:style-name="T45_46"><text:s/></text:span><text:span text:style-name="T45_47">information</text:span><text:span text:style-name="T45_48"><text:s/></text:span><text:span text:style-name="T45_49">is</text:span><text:span text:style-name="T45_50"><text:s/></text:span><text:span text:style-name="T45_51">surely</text:span><text:span text:style-name="T45_52"><text:s/></text:span><text:span text:style-name="T45_53">subjective</text:span><text:span text:style-name="T45_54"><text:s/></text:span><text:span text:style-name="T45_55">and</text:span><text:span text:style-name="T45_56"><text:s/></text:span><text:span text:style-name="T45_57">varies</text:span><text:span text:style-name="T45_58"><text:s/></text:span><text:span text:style-name="T45_59">from</text:span><text:span text:style-name="T45_60"><text:s/></text:span><text:span text:style-name="T45_61">team</text:span><text:span text:style-name="T45_62"><text:s/></text:span><text:span text:style-name="T45_63">to</text:span><text:span text:style-name="T45_64"><text:s/></text:span><text:span text:style-name="T45_65">team</text:span><text:span text:style-name="T45_66">,<text:s/></text:span><text:span text:style-name="T45_67">but</text:span><text:span text:style-name="T45_68">,<text:s/></text:span><text:span text:style-name="T45_69">at</text:span><text:span text:style-name="T45_70"><text:s/></text:span><text:span text:style-name="T45_71">a</text:span><text:span text:style-name="T45_72"><text:s/></text:span><text:span text:style-name="T45_73">minimum</text:span><text:span text:style-name="T45_74">,<text:s/></text:span><text:span text:style-name="T45_75">it</text:span><text:span text:style-name="T45_76"><text:s/></text:span><text:span text:style-name="T45_77">would</text:span><text:span text:style-name="T45_78"><text:s/></text:span><text:span text:style-name="T45_79">probably</text:span><text:span text:style-name="T45_80"><text:s/></text:span><text:span text:style-name="T45_81">include</text:span><text:span text:style-name="T45_82"><text:s/></text:span><text:span text:style-name="T45_83">who</text:span><text:span text:style-name="T45_84"><text:s/></text:span><text:span text:style-name="T45_85">is</text:span><text:span text:style-name="T45_86"><text:s/></text:span><text:span text:style-name="T45_87">funding</text:span><text:span text:style-name="T45_88"><text:s/></text:span><text:span text:style-name="T45_89">your</text:span><text:span text:style-name="T45_90"><text:s/></text:span><text:span text:style-name="T45_91">work</text:span><text:span text:style-name="T45_92">,<text:s/></text:span><text:span text:style-name="T45_93">how</text:span><text:span text:style-name="T45_94"><text:s/></text:span><text:span text:style-name="T45_95">the</text:span><text:span text:style-name="T45_96"><text:s/></text:span><text:span text:style-name="T45_97">project</text:span><text:span text:style-name="T45_98"><text:s/></text:span><text:span text:style-name="T45_99">fits</text:span><text:span text:style-name="T45_100"><text:s/></text:span><text:span text:style-name="T45_101">into</text:span><text:span text:style-name="T45_102"><text:s/></text:span><text:span text:style-name="T45_103">your</text:span><text:span text:style-name="T45_104"><text:s/></text:span><text:span text:style-name="T45_105">ultimate</text:span><text:span text:style-name="T45_106"><text:s/></text:span><text:span text:style-name="T45_107">goals</text:span><text:span text:style-name="T45_108"><text:s/></text:span><text:span text:style-name="T45_109">and</text:span><text:span text:style-name="T45_110"><text:s/></text:span><text:span text:style-name="T45_111">the</text:span><text:span text:style-name="T45_112"><text:s/></text:span><text:span text:style-name="T45_113">goals</text:span><text:span text:style-name="T45_114"><text:s/></text:span><text:span text:style-name="T45_115">of</text:span><text:span text:style-name="T45_116"><text:s/></text:span><text:span text:style-name="T45_117">your</text:span><text:span text:style-name="T45_118"><text:s/></text:span><text:span text:style-name="T45_119">funders</text:span><text:span text:style-name="T45_120">,<text:s/></text:span><text:span text:style-name="T45_121">and</text:span><text:span text:style-name="T45_122"><text:s/></text:span><text:span text:style-name="T45_123">maybe</text:span><text:span text:style-name="T45_124"><text:s/></text:span><text:span text:style-name="T45_125">even</text:span><text:span text:style-name="T45_126"><text:s/></text:span><text:span text:style-name="T45_127">how</text:span><text:span text:style-name="T45_128"><text:s/></text:span><text:span text:style-name="T45_129">much</text:span><text:span text:style-name="T45_130"><text:s/></text:span><text:span text:style-name="T45_131">they</text:span><text:span text:style-name="T45_132">’</text:span><text:span text:style-name="T45_133">re</text:span><text:span text:style-name="T45_134"><text:s/></text:span><text:span text:style-name="T45_135">paying</text:span><text:span text:style-name="T45_136"><text:s/></text:span><text:span text:style-name="T45_137">you</text:span><text:span text:style-name="T45_138">.</text:span></text:p>
      <text:p text:style-name="P46"><text:span text:style-name="T46_1">This</text:span><text:span text:style-name="T46_2"><text:s/></text:span><text:span text:style-name="T46_3">is</text:span><text:span text:style-name="T46_4"><text:s/></text:span><text:span text:style-name="T46_5">not</text:span><text:span text:style-name="T46_6"><text:s/></text:span><text:span text:style-name="T46_7">just</text:span><text:span text:style-name="T46_8"><text:s/></text:span><text:span text:style-name="T46_9">any</text:span><text:span text:style-name="T46_10"><text:s/></text:span><text:span text:style-name="T46_11">old</text:span><text:span text:style-name="T46_12"><text:s/></text:span><text:span text:style-name="T46_13">information</text:span><text:span text:style-name="T46_14">.<text:s/></text:span><text:span text:style-name="T46_15">It</text:span><text:span text:style-name="T46_16">’</text:span><text:span text:style-name="T46_17">s</text:span><text:span text:style-name="T46_18"><text:s/></text:span><text:span text:style-name="T46_19">information</text:span><text:span text:style-name="T46_20"><text:s/></text:span><text:span text:style-name="T46_21">that</text:span><text:span text:style-name="T46_22"><text:s/></text:span><text:span text:style-name="T46_23">can</text:span><text:span text:style-name="T46_24"><text:s/></text:span><text:span text:style-name="T46_25">help</text:span><text:span text:style-name="T46_26"><text:s/></text:span><text:span text:style-name="T46_27">to</text:span><text:span text:style-name="T46_28"><text:s/></text:span><text:span text:style-name="T46_29">support</text:span><text:span text:style-name="T46_30"><text:s/>(</text:span><text:span text:style-name="T46_31">or</text:span><text:span text:style-name="T46_32"><text:s/></text:span><text:span text:style-name="T46_33">refute</text:span><text:span text:style-name="T46_34">)<text:s/></text:span><text:span text:style-name="T46_35">the</text:span><text:span text:style-name="T46_36"><text:s/></text:span><text:span text:style-name="T46_37">narrative</text:span><text:span text:style-name="T46_38"><text:s/></text:span><text:span text:style-name="T46_39">that</text:span><text:span text:style-name="T46_40"><text:s/></text:span><text:span text:style-name="T46_41">you</text:span><text:span text:style-name="T46_42">’</text:span><text:span text:style-name="T46_43">ve</text:span><text:span text:style-name="T46_44"><text:s/></text:span><text:span text:style-name="T46_45">presented</text:span><text:span text:style-name="T46_46"><text:s/></text:span><text:span text:style-name="T46_47">as</text:span><text:span text:style-name="T46_48"><text:s/></text:span><text:span text:style-name="T46_49">your</text:span><text:span text:style-name="T46_50"><text:s/></text:span><text:span text:style-name="T46_51">raison</text:span><text:span text:style-name="T46_52"><text:s/></text:span><text:span text:style-name="T46_53">d</text:span><text:span text:style-name="T46_54">’</text:span><text:span text:style-name="T46_55">etre</text:span><text:span text:style-name="T46_56">.<text:s/></text:span></text:p>
      <text:p text:style-name="P47"><text:span text:style-name="T47_1"><text:s text:c="2"/></text:span></text:p>
      <text:p text:style-name="P48"><text:span text:style-name="T48_1">...</text:span></text:p>
      <text:p text:style-name="P49"><text:span text:style-name="T49_1">Challenges</text:span><text:span text:style-name="T49_2"><text:s/></text:span><text:span text:style-name="T49_3">of</text:span><text:span text:style-name="T49_4"><text:s/></text:span><text:span text:style-name="T49_5">modern</text:span><text:span text:style-name="T49_6"><text:s/></text:span><text:span text:style-name="T49_7">collaboration</text:span><text:span text:style-name="T49_8">:</text:span></text:p>
      <text:list text:style-name="LS1" xml:id="list0">
        <text:list-item>
          <text:p text:style-name="P50"><text:span text:style-name="T50_1">Spec</text:span><text:span text:style-name="T50_2"><text:s/></text:span><text:span text:style-name="T50_3">bloat</text:span><text:span text:style-name="T50_4">—</text:span><text:span text:style-name="T50_5">the</text:span><text:span text:style-name="T50_6"><text:s/></text:span><text:span text:style-name="T50_7">tendency</text:span><text:span text:style-name="T50_8"><text:s/></text:span><text:span text:style-name="T50_9">to</text:span><text:span text:style-name="T50_10"><text:s/></text:span><text:span text:style-name="T50_11">overspecify</text:span><text:span text:style-name="T50_12"><text:s/></text:span><text:span text:style-name="T50_13">a</text:span><text:span text:style-name="T50_14"><text:s/></text:span><text:span text:style-name="T50_15">solution</text:span><text:span text:style-name="T50_16"><text:s/></text:span><text:span text:style-name="T50_17">such</text:span><text:span text:style-name="T50_18"><text:s/></text:span><text:span text:style-name="T50_19">that</text:span><text:span text:style-name="T50_20"><text:s/></text:span><text:span text:style-name="T50_21">it</text:span><text:span text:style-name="T50_22"><text:s/></text:span><text:span text:style-name="T50_23">captures</text:span><text:span text:style-name="T50_24"><text:s/></text:span><text:span text:style-name="T50_25">all</text:span><text:span text:style-name="T50_26"><text:s/></text:span><text:span text:style-name="T50_27">of</text:span><text:span text:style-name="T50_28"><text:s/></text:span><text:span text:style-name="T50_29">the</text:span><text:span text:style-name="T50_30"><text:s/></text:span><text:span text:style-name="T50_31">diverse</text:span><text:span text:style-name="T50_32"><text:s/></text:span><text:span text:style-name="T50_33">elements</text:span><text:span text:style-name="T50_34"><text:s/></text:span><text:span text:style-name="T50_35">in</text:span><text:span text:style-name="T50_36"><text:s/></text:span><text:span text:style-name="T50_37">the</text:span><text:span text:style-name="T50_38"><text:s/></text:span><text:span text:style-name="T50_39">system</text:span><text:span text:style-name="T50_40">.<text:s/></text:span><text:span text:style-name="T50_41">This</text:span><text:span text:style-name="T50_42"><text:s/></text:span><text:span text:style-name="T50_43">can</text:span><text:span text:style-name="T50_44"><text:s/></text:span><text:span text:style-name="T50_45">be</text:span><text:span text:style-name="T50_46"><text:s/></text:span><text:span text:style-name="T50_47">solved</text:span><text:span text:style-name="T50_48"><text:s/></text:span><text:span text:style-name="T50_49">by</text:span><text:span text:style-name="T50_50"><text:s/></text:span><text:span text:style-name="T50_51">adopting</text:span><text:span text:style-name="T50_52"><text:s/></text:span><text:span text:style-name="T50_53">a</text:span><text:span text:style-name="T50_54"><text:s/>“</text:span><text:span text:style-name="T50_55">shared</text:span><text:span text:style-name="T50_56">,<text:s/></text:span><text:span text:style-name="T50_57">open</text:span><text:span text:style-name="T50_58"><text:s/></text:span><text:span text:style-name="T50_59">trunk</text:span><text:span text:style-name="T50_60">”<text:s/></text:span><text:span text:style-name="T50_61">model</text:span><text:span text:style-name="T50_62">,<text:s/></text:span><text:span text:style-name="T50_63">where</text:span><text:span text:style-name="T50_64"><text:s/></text:span><text:span text:style-name="T50_65">businesses</text:span><text:span text:style-name="T50_66"><text:s/></text:span><text:span text:style-name="T50_67">create</text:span><text:span text:style-name="T50_68"><text:s/></text:span><text:span text:style-name="T50_69">open</text:span><text:span text:style-name="T50_70"><text:s/></text:span><text:span text:style-name="T50_71">foundations</text:span><text:span text:style-name="T50_72"><text:s/></text:span><text:span text:style-name="T50_73">for</text:span><text:span text:style-name="T50_74"><text:s/></text:span><text:span text:style-name="T50_75">a</text:span><text:span text:style-name="T50_76"><text:s/></text:span><text:span text:style-name="T50_77">solution</text:span><text:span text:style-name="T50_78">,<text:s/></text:span><text:span text:style-name="T50_79">then</text:span><text:span text:style-name="T50_80"><text:s/></text:span><text:span text:style-name="T50_81">build</text:span><text:span text:style-name="T50_82"><text:s/></text:span><text:span text:style-name="T50_83">proprietary</text:span><text:span text:style-name="T50_84"><text:s/>“</text:span><text:span text:style-name="T50_85">branches</text:span><text:span text:style-name="T50_86">”<text:s/></text:span><text:span text:style-name="T50_87">for</text:span><text:span text:style-name="T50_88"><text:s/></text:span><text:span text:style-name="T50_89">their</text:span><text:span text:style-name="T50_90"><text:s/></text:span><text:span text:style-name="T50_91">specific</text:span><text:span text:style-name="T50_92"><text:s/></text:span><text:span text:style-name="T50_93">audience</text:span><text:span text:style-name="T50_94">.</text:span></text:p>
        </text:list-item>
        <text:list-item>
          <text:p text:style-name="P51"><text:span text:style-name="T51_1">Trust</text:span><text:span text:style-name="T51_2">—</text:span><text:span text:style-name="T51_3">With</text:span><text:span text:style-name="T51_4"><text:s/></text:span><text:span text:style-name="T51_5">the</text:span><text:span text:style-name="T51_6"><text:s/></text:span><text:span text:style-name="T51_7">anonymity</text:span><text:span text:style-name="T51_8"><text:s/></text:span><text:span text:style-name="T51_9">of</text:span><text:span text:style-name="T51_10"><text:s/></text:span><text:span text:style-name="T51_11">the</text:span><text:span text:style-name="T51_12"><text:s/></text:span><text:span text:style-name="T51_13">modern</text:span><text:span text:style-name="T51_14"><text:s/></text:span><text:span text:style-name="T51_15">collaboration</text:span><text:span text:style-name="T51_16">,<text:s/></text:span><text:span text:style-name="T51_17">it</text:span><text:span text:style-name="T51_18">’</text:span><text:span text:style-name="T51_19">s</text:span><text:span text:style-name="T51_20"><text:s/></text:span><text:span text:style-name="T51_21">hard</text:span><text:span text:style-name="T51_22"><text:s/></text:span><text:span text:style-name="T51_23">to</text:span><text:span text:style-name="T51_24"><text:s/></text:span><text:span text:style-name="T51_25">build</text:span><text:span text:style-name="T51_26"><text:s/></text:span><text:span text:style-name="T51_27">trust</text:span><text:span text:style-name="T51_28"><text:s/></text:span><text:span text:style-name="T51_29">among</text:span><text:span text:style-name="T51_30"><text:s/></text:span><text:span text:style-name="T51_31">members</text:span><text:span text:style-name="T51_32">.<text:s/></text:span><text:span text:style-name="T51_33">Open</text:span><text:span text:style-name="T51_34"><text:s/></text:span><text:span text:style-name="T51_35">information</text:span><text:span text:style-name="T51_36"><text:s/>(</text:span><text:span text:style-name="T51_37">transparency</text:span><text:span text:style-name="T51_38">)<text:s/></text:span><text:span text:style-name="T51_39">is</text:span><text:span text:style-name="T51_40"><text:s/></text:span><text:span text:style-name="T51_41">a</text:span><text:span text:style-name="T51_42"><text:s/></text:span><text:span text:style-name="T51_43">solution</text:span><text:span text:style-name="T51_44"><text:s/></text:span><text:span text:style-name="T51_45">for</text:span><text:span text:style-name="T51_46"><text:s/></text:span><text:span text:style-name="T51_47">that</text:span><text:span text:style-name="T51_48">.</text:span></text:p>
        </text:list-item>
        <text:list-item>
          <text:p text:style-name="P52"><text:span text:style-name="T52_1">Communication</text:span><text:span text:style-name="T52_2">—</text:span><text:span text:style-name="T52_3">if</text:span><text:span text:style-name="T52_4"><text:s/></text:span><text:span text:style-name="T52_5">one</text:span><text:span text:style-name="T52_6"><text:s/></text:span><text:span text:style-name="T52_7">person</text:span><text:span text:style-name="T52_8"><text:s/></text:span><text:span text:style-name="T52_9">has</text:span><text:span text:style-name="T52_10"><text:s/></text:span><text:span text:style-name="T52_11">or</text:span><text:span text:style-name="T52_12"><text:s/></text:span><text:span text:style-name="T52_13">generates</text:span><text:span text:style-name="T52_14"><text:s/></text:span><text:span text:style-name="T52_15">information</text:span><text:span text:style-name="T52_16">,<text:s/></text:span><text:span text:style-name="T52_17">it</text:span><text:span text:style-name="T52_18"><text:s/></text:span><text:span text:style-name="T52_19">must</text:span><text:span text:style-name="T52_20"><text:s/></text:span><text:span text:style-name="T52_21">be</text:span><text:span text:style-name="T52_22"><text:s/></text:span><text:span text:style-name="T52_23">transmitted</text:span><text:span text:style-name="T52_24"><text:s/></text:span><text:span text:style-name="T52_25">to</text:span><text:span text:style-name="T52_26"><text:s/></text:span><text:span text:style-name="T52_27">others</text:span><text:span text:style-name="T52_28"><text:s/></text:span><text:span text:style-name="T52_29">to</text:span><text:span text:style-name="T52_30"><text:s/></text:span><text:span text:style-name="T52_31">whom</text:span><text:span text:style-name="T52_32"><text:s/></text:span><text:span text:style-name="T52_33">it</text:span><text:span text:style-name="T52_34"><text:s/></text:span><text:span text:style-name="T52_35">pertains</text:span><text:span text:style-name="T52_36">.<text:s/></text:span><text:span text:style-name="T52_37">Open</text:span><text:span text:style-name="T52_38"><text:s/></text:span><text:span text:style-name="T52_39">protocols</text:span><text:span text:style-name="T52_40"><text:s/></text:span><text:span text:style-name="T52_41">for</text:span><text:span text:style-name="T52_42"><text:s/></text:span><text:span text:style-name="T52_43">information</text:span><text:span text:style-name="T52_44"><text:s/></text:span><text:span text:style-name="T52_45">sharing</text:span><text:span text:style-name="T52_46"><text:s/></text:span><text:span text:style-name="T52_47">solve</text:span><text:span text:style-name="T52_48"><text:s/></text:span><text:span text:style-name="T52_49">this</text:span><text:span text:style-name="T52_50">.</text:span></text:p>
        </text:list-item>
        <text:list-item>
          <text:p text:style-name="P53"><text:span text:style-name="T53_1">Slowness</text:span><text:span text:style-name="T53_2">—</text:span><text:span text:style-name="T53_3">you</text:span><text:span text:style-name="T53_4"><text:s/></text:span><text:span text:style-name="T53_5">can</text:span><text:span text:style-name="T53_6">’</text:span><text:span text:style-name="T53_7">t</text:span><text:span text:style-name="T53_8"><text:s/></text:span><text:span text:style-name="T53_9">wait</text:span><text:span text:style-name="T53_10"><text:s/></text:span><text:span text:style-name="T53_11">around</text:span><text:span text:style-name="T53_12"><text:s/></text:span><text:span text:style-name="T53_13">forever</text:span><text:span text:style-name="T53_14"><text:s/></text:span><text:span text:style-name="T53_15">for</text:span><text:span text:style-name="T53_16"><text:s/></text:span><text:span text:style-name="T53_17">a</text:span><text:span text:style-name="T53_18"><text:s/></text:span><text:span text:style-name="T53_19">standards</text:span><text:span text:style-name="T53_20"><text:s/></text:span><text:span text:style-name="T53_21">organization</text:span><text:span text:style-name="T53_22"><text:s/></text:span><text:span text:style-name="T53_23">to</text:span><text:span text:style-name="T53_24"><text:s/></text:span><text:span text:style-name="T53_25">agree</text:span><text:span text:style-name="T53_26"><text:s/></text:span><text:span text:style-name="T53_27">on</text:span><text:span text:style-name="T53_28"><text:s/></text:span><text:span text:style-name="T53_29">a</text:span><text:span text:style-name="T53_30"><text:s/></text:span><text:span text:style-name="T53_31">standard</text:span><text:span text:style-name="T53_32"><text:s/></text:span><text:span text:style-name="T53_33">to</text:span><text:span text:style-name="T53_34"><text:s/></text:span><text:span text:style-name="T53_35">follow</text:span><text:span text:style-name="T53_36">.<text:s/></text:span><text:span text:style-name="T53_37">Creating</text:span><text:span text:style-name="T53_38"><text:s/></text:span><text:span text:style-name="T53_39">and</text:span><text:span text:style-name="T53_40"><text:s/></text:span><text:span text:style-name="T53_41">implementing</text:span><text:span text:style-name="T53_42"><text:s/></text:span><text:span text:style-name="T53_43">your</text:span><text:span text:style-name="T53_44"><text:s/></text:span><text:span text:style-name="T53_45">own</text:span><text:span text:style-name="T53_46"><text:s/></text:span><text:span text:style-name="T53_47">open</text:span><text:span text:style-name="T53_48"><text:s/></text:span><text:span text:style-name="T53_49">standard</text:span><text:span text:style-name="T53_50"><text:s/></text:span><text:span text:style-name="T53_51">allows</text:span><text:span text:style-name="T53_52"><text:s/></text:span><text:span text:style-name="T53_53">third</text:span><text:span text:style-name="T53_54">-</text:span><text:span text:style-name="T53_55">parties</text:span><text:span text:style-name="T53_56"><text:s/></text:span><text:span text:style-name="T53_57">to</text:span><text:span text:style-name="T53_58"><text:s/></text:span><text:span text:style-name="T53_59">maintain</text:span><text:span text:style-name="T53_60"><text:s/>“</text:span><text:span text:style-name="T53_61">adapters</text:span><text:span text:style-name="T53_62">”<text:s/></text:span><text:span text:style-name="T53_63">that</text:span><text:span text:style-name="T53_64"><text:s/></text:span><text:span text:style-name="T53_65">patch</text:span><text:span text:style-name="T53_66"><text:s/></text:span><text:span text:style-name="T53_67">your</text:span><text:span text:style-name="T53_68"><text:s/></text:span><text:span text:style-name="T53_69">system</text:span><text:span text:style-name="T53_70"><text:s/></text:span><text:span text:style-name="T53_71">together</text:span><text:span text:style-name="T53_72"><text:s/></text:span><text:span text:style-name="T53_73">with</text:span><text:span text:style-name="T53_74"><text:s/></text:span><text:span text:style-name="T53_75">theirs</text:span><text:span text:style-name="T53_76">.</text:span></text:p>
        </text:list-item>
      </text:list>
      <text:h text:style-name="P54" text:outline-level="10"><text:bookmark-start text:name="h.4s6dh06m4h6q"/><text:bookmark-end text:name="h.4s6dh06m4h6q"/><text:span text:style-name="T54_1">Conclusion</text:span></text:h>
      <text:p text:style-name="P55"><text:bookmark-start text:name="h.8rpjyhfs4snh"/><text:bookmark-end text:name="h.8rpjyhfs4snh"/><text:span text:style-name="T55_1">Should</text:span><text:span text:style-name="T55_2"><text:s/></text:span><text:span text:style-name="T55_3">recap</text:span><text:span text:style-name="T55_4"><text:s/></text:span><text:span text:style-name="T55_5">that</text:span><text:span text:style-name="T55_6"><text:s/></text:span><text:span text:style-name="T55_7">collaboration</text:span><text:span text:style-name="T55_8"><text:s/></text:span><text:span text:style-name="T55_9">is</text:span><text:span text:style-name="T55_10"><text:s/></text:span><text:span text:style-name="T55_11">more</text:span><text:span text:style-name="T55_12"><text:s/></text:span><text:span text:style-name="T55_13">powerful</text:span><text:span text:style-name="T55_14"><text:s/></text:span><text:span text:style-name="T55_15">and</text:span><text:span text:style-name="T55_16"><text:s/></text:span><text:span text:style-name="T55_17">much</text:span><text:span text:style-name="T55_18"><text:s/></text:span><text:span text:style-name="T55_19">more</text:span><text:span text:style-name="T55_20"><text:s/></text:span><text:span text:style-name="T55_21">difficult</text:span><text:span text:style-name="T55_22"><text:s/></text:span><text:span text:style-name="T55_23">now</text:span><text:span text:style-name="T55_24"><text:s/></text:span><text:span text:style-name="T55_25">than</text:span><text:span text:style-name="T55_26"><text:s/></text:span><text:span text:style-name="T55_27">ever</text:span><text:span text:style-name="T55_28"><text:s/></text:span><text:span text:style-name="T55_29">before</text:span><text:span text:style-name="T55_30">,<text:s/></text:span><text:span text:style-name="T55_31">and</text:span><text:span text:style-name="T55_32"><text:s/></text:span><text:span text:style-name="T55_33">that</text:span><text:span text:style-name="T55_34"><text:s/></text:span><text:span text:style-name="T55_35">to</text:span><text:span text:style-name="T55_36"><text:s/></text:span><text:span text:style-name="T55_37">harness</text:span><text:span text:style-name="T55_38"><text:s/></text:span><text:span text:style-name="T55_39">its</text:span><text:span text:style-name="T55_40"><text:s/></text:span><text:span text:style-name="T55_41">power</text:span><text:span text:style-name="T55_42">,<text:s/></text:span><text:span text:style-name="T55_43">we</text:span><text:span text:style-name="T55_44"><text:s/></text:span><text:span text:style-name="T55_45">need</text:span><text:span text:style-name="T55_46"><text:s/></text:span><text:span text:style-name="T55_47">a</text:span><text:span text:style-name="T55_48"><text:s/></text:span><text:span text:style-name="T55_49">new</text:span><text:span text:style-name="T55_50"><text:s/></text:span><text:span text:style-name="T55_51">set</text:span><text:span text:style-name="T55_52"><text:s/></text:span><text:span text:style-name="T55_53">of</text:span><text:span text:style-name="T55_54"><text:s/></text:span><text:span text:style-name="T55_55">tools</text:span><text:span text:style-name="T55_56">—</text:span><text:span text:style-name="T55_57">encompassed</text:span><text:span text:style-name="T55_58"><text:s/></text:span><text:span text:style-name="T55_59">in</text:span><text:span text:style-name="T55_60"><text:s/></text:span><text:span text:style-name="T55_61">the</text:span><text:span text:style-name="T55_62"><text:s/></text:span><text:span text:style-name="T55_63">Open</text:span><text:span text:style-name="T55_64"><text:s/></text:span><text:span text:style-name="T55_65">methodology</text:span><text:span text:style-name="T55_66">—</text:span><text:span text:style-name="T55_67">to</text:span><text:span text:style-name="T55_68"><text:s/></text:span><text:span text:style-name="T55_69">work</text:span><text:span text:style-name="T55_70"><text:s/></text:span><text:span text:style-name="T55_71">with</text:span><text:span text:style-name="T55_72">.<text:s/>(</text:span><text:span text:style-name="T55_73">The</text:span><text:span text:style-name="T55_74"><text:s/></text:span><text:span text:style-name="T55_75">following</text:span><text:span text:style-name="T55_76"><text:s/></text:span><text:span text:style-name="T55_77">needs</text:span><text:span text:style-name="T55_78"><text:s/></text:span><text:span text:style-name="T55_79">to</text:span><text:span text:style-name="T55_80"><text:s/></text:span><text:span text:style-name="T55_81">be</text:span><text:span text:style-name="T55_82"><text:s/></text:span><text:span text:style-name="T55_83">rewritten</text:span><text:span text:style-name="T55_84">.)</text:span></text:p>
      <text:p text:style-name="P56"/>
      <text:p text:style-name="P57"><text:span text:style-name="T57_1">In</text:span><text:span text:style-name="T57_2"><text:s/></text:span><text:span text:style-name="T57_3">software</text:span><text:span text:style-name="T57_4"><text:s/></text:span><text:span text:style-name="T57_5">development</text:span><text:span text:style-name="T57_6">,<text:s/></text:span><text:span text:style-name="T57_7">it</text:span><text:span text:style-name="T57_8"><text:s/></text:span><text:span text:style-name="T57_9">means</text:span><text:span text:style-name="T57_10"><text:s/></text:span><text:span text:style-name="T57_11">publishing</text:span><text:span text:style-name="T57_12"><text:s/></text:span><text:span text:style-name="T57_13">and</text:span><text:span text:style-name="T57_14"><text:s/></text:span><text:span text:style-name="T57_15">licensing</text:span><text:span text:style-name="T57_16"><text:s/></text:span><text:span text:style-name="T57_17">source</text:span><text:span text:style-name="T57_18"><text:s/></text:span><text:span text:style-name="T57_19">code</text:span><text:span text:style-name="T57_20"><text:s/></text:span><text:span text:style-name="T57_21">in</text:span><text:span text:style-name="T57_22"><text:s/></text:span><text:span text:style-name="T57_23">ways</text:span><text:span text:style-name="T57_24"><text:s/></text:span><text:span text:style-name="T57_25">that</text:span><text:span text:style-name="T57_26"><text:s/></text:span><text:span text:style-name="T57_27">allow</text:span><text:span text:style-name="T57_28"><text:s/></text:span><text:span text:style-name="T57_29">for</text:span><text:span text:style-name="T57_30"><text:s/></text:span><text:span text:style-name="T57_31">collaborative</text:span><text:span text:style-name="T57_32"><text:s/></text:span><text:span text:style-name="T57_33">development</text:span><text:span text:style-name="T57_34">.<text:s/></text:span><text:span text:style-name="T57_35">In</text:span><text:span text:style-name="T57_36"><text:s/></text:span><text:span text:style-name="T57_37">management</text:span><text:span text:style-name="T57_38"><text:s/></text:span><text:span text:style-name="T57_39">it</text:span><text:span text:style-name="T57_40"><text:s/></text:span><text:span text:style-name="T57_41">means</text:span><text:span text:style-name="T57_42"><text:s/></text:span><text:span text:style-name="T57_43">facilitating</text:span><text:span text:style-name="T57_44"><text:s/></text:span><text:span text:style-name="T57_45">the</text:span><text:span text:style-name="T57_46"><text:s/></text:span><text:span text:style-name="T57_47">flow</text:span><text:span text:style-name="T57_48"><text:s/></text:span><text:span text:style-name="T57_49">of</text:span><text:span text:style-name="T57_50"><text:s/></text:span><text:span text:style-name="T57_51">operational</text:span><text:span text:style-name="T57_52"><text:s/></text:span><text:span text:style-name="T57_53">information</text:span><text:span text:style-name="T57_54"><text:s/></text:span><text:span text:style-name="T57_55">throughout</text:span><text:span text:style-name="T57_56"><text:s/></text:span><text:span text:style-name="T57_57">a</text:span><text:span text:style-name="T57_58"><text:s/></text:span><text:span text:style-name="T57_59">company</text:span><text:span text:style-name="T57_60"><text:s/></text:span><text:span text:style-name="T57_61">or</text:span><text:span text:style-name="T57_62"><text:s/></text:span><text:span text:style-name="T57_63">unit</text:span><text:span text:style-name="T57_64"><text:s/></text:span><text:span text:style-name="T57_65">and</text:span><text:span text:style-name="T57_66"><text:s/></text:span><text:span text:style-name="T57_67">sharing</text:span><text:span text:style-name="T57_68"><text:s/></text:span><text:span text:style-name="T57_69">the</text:span><text:span text:style-name="T57_70"><text:s/></text:span><text:span text:style-name="T57_71">decision</text:span><text:span text:style-name="T57_72">-</text:span><text:span text:style-name="T57_73">making</text:span><text:span text:style-name="T57_74"><text:s/></text:span><text:span text:style-name="T57_75">process</text:span><text:span text:style-name="T57_76">.<text:s/></text:span><text:span text:style-name="T57_77">In</text:span><text:span text:style-name="T57_78"><text:s/></text:span><text:span text:style-name="T57_79">data</text:span><text:span text:style-name="T57_80"><text:s/></text:span><text:span text:style-name="T57_81">it</text:span><text:span text:style-name="T57_82"><text:s/></text:span><text:span text:style-name="T57_83">means</text:span><text:span text:style-name="T57_84"><text:s/></text:span><text:span text:style-name="T57_85">using</text:span><text:span text:style-name="T57_86"><text:s/></text:span><text:span text:style-name="T57_87">standard</text:span><text:span text:style-name="T57_88"><text:s/></text:span><text:span text:style-name="T57_89">APIs</text:span><text:span text:style-name="T57_90"><text:s/></text:span><text:span text:style-name="T57_91">and</text:span><text:span text:style-name="T57_92"><text:s/></text:span><text:span text:style-name="T57_93">protocols</text:span><text:span text:style-name="T57_94"><text:s/></text:span><text:span text:style-name="T57_95">for</text:span><text:span text:style-name="T57_96"><text:s/></text:span><text:span text:style-name="T57_97">access</text:span><text:span text:style-name="T57_98"><text:s/></text:span><text:span text:style-name="T57_99">and</text:span><text:span text:style-name="T57_100"><text:s/></text:span><text:span text:style-name="T57_101">storage</text:span><text:span text:style-name="T57_102">.<text:s/></text:span><text:span text:style-name="T57_103">In</text:span><text:span text:style-name="T57_104"><text:s/></text:span><text:span text:style-name="T57_105">all</text:span><text:span text:style-name="T57_106"><text:s/></text:span><text:span text:style-name="T57_107">cases</text:span><text:span text:style-name="T57_108">,<text:s/></text:span><text:span text:style-name="T57_109">it</text:span><text:span text:style-name="T57_110"><text:s/></text:span><text:span text:style-name="T57_111">is</text:span><text:span text:style-name="T57_112"><text:s/></text:span><text:span text:style-name="T57_113">a</text:span><text:span text:style-name="T57_114"><text:s/></text:span><text:span text:style-name="T57_115">means</text:span><text:span text:style-name="T57_116"><text:s/></text:span><text:span text:style-name="T57_117">for</text:span><text:span text:style-name="T57_118"><text:s/></text:span><text:span text:style-name="T57_119">crowd</text:span><text:span text:style-name="T57_120">-</text:span><text:span text:style-name="T57_121">sourcing</text:span><text:span text:style-name="T57_122"><text:s/></text:span><text:span text:style-name="T57_123">productivity</text:span><text:span text:style-name="T57_124">.</text:span></text:p>
      <text:p text:style-name="P58"><text:span text:style-name="T58_1">In</text:span><text:span text:style-name="T58_2"><text:s/></text:span><text:span text:style-name="T58_3">a</text:span><text:span text:style-name="T58_4"><text:s/></text:span><text:span text:style-name="T58_5">Knowledge</text:span><text:span text:style-name="T58_6"><text:s/></text:span><text:span text:style-name="T58_7">Society</text:span><text:span text:style-name="T58_8"><text:s/></text:span><text:span text:style-name="T58_9">with</text:span><text:span text:style-name="T58_10"><text:s/></text:span><text:span text:style-name="T58_11">an</text:span><text:span text:style-name="T58_12"><text:s/></text:span><text:span text:style-name="T58_13">increasing</text:span><text:span text:style-name="T58_14"><text:s/></text:span><text:span text:style-name="T58_15">emphasis</text:span><text:span text:style-name="T58_16"><text:s/></text:span><text:span text:style-name="T58_17">on</text:span><text:span text:style-name="T58_18"><text:s/></text:span><text:span text:style-name="T58_19">innovation</text:span><text:span text:style-name="T58_20">,<text:s/></text:span><text:span text:style-name="T58_21">accelerating</text:span><text:span text:style-name="T58_22"><text:s/></text:span><text:span text:style-name="T58_23">development</text:span><text:span text:style-name="T58_24">,<text:s/></text:span><text:span text:style-name="T58_25">and</text:span><text:span text:style-name="T58_26"><text:s/></text:span><text:span text:style-name="T58_27">enormous</text:span><text:span text:style-name="T58_28"><text:s/></text:span><text:span text:style-name="T58_29">scale</text:span><text:span text:style-name="T58_30">,<text:s/></text:span><text:span text:style-name="T58_31">collaboration</text:span><text:span text:style-name="T58_32"><text:s/></text:span><text:span text:style-name="T58_33">is</text:span><text:span text:style-name="T58_34"><text:s/></text:span><text:span text:style-name="T58_35">the</text:span><text:span text:style-name="T58_36"><text:s/></text:span><text:span text:style-name="T58_37">future</text:span><text:span text:style-name="T58_38">,<text:s/></text:span><text:span text:style-name="T58_39">and</text:span><text:span text:style-name="T58_40"><text:s/></text:span><text:span text:style-name="T58_41">Open</text:span><text:span text:style-name="T58_42"><text:s/></text:span><text:span text:style-name="T58_43">is</text:span><text:span text:style-name="T58_44"><text:s/></text:span><text:span text:style-name="T58_45">its</text:span><text:span text:style-name="T58_46"><text:s/></text:span><text:span text:style-name="T58_47">driver</text:span><text:span text:style-name="T58_48">.<text:s/></text:span><text:span text:style-name="T58_49">Our</text:span><text:span text:style-name="T58_50"><text:s/></text:span><text:span text:style-name="T58_51">ability</text:span><text:span text:style-name="T58_52"><text:s/></text:span><text:span text:style-name="T58_53">to</text:span><text:span text:style-name="T58_54"><text:s/></text:span><text:span text:style-name="T58_55">collaborate</text:span><text:span text:style-name="T58_56"><text:s/></text:span><text:span text:style-name="T58_57">not</text:span><text:span text:style-name="T58_58"><text:s/></text:span><text:span text:style-name="T58_59">just</text:span><text:span text:style-name="T58_60"><text:s/></text:span><text:span text:style-name="T58_61">as</text:span><text:span text:style-name="T58_62"><text:s/></text:span><text:span text:style-name="T58_63">individuals</text:span><text:span text:style-name="T58_64">,<text:s/></text:span><text:span text:style-name="T58_65">but</text:span><text:span text:style-name="T58_66"><text:s/></text:span><text:span text:style-name="T58_67">also</text:span><text:span text:style-name="T58_68"><text:s/></text:span><text:span text:style-name="T58_69">as</text:span><text:span text:style-name="T58_70"><text:s/></text:span><text:span text:style-name="T58_71">organizations</text:span><text:span text:style-name="T58_72"><text:s/></text:span><text:span text:style-name="T58_73">is</text:span><text:span text:style-name="T58_74"><text:s/></text:span><text:span text:style-name="T58_75">an</text:span><text:span text:style-name="T58_76"><text:s/></text:span><text:span text:style-name="T58_77">essential</text:span><text:span text:style-name="T58_78"><text:s/></text:span><text:span text:style-name="T58_79">part</text:span><text:span text:style-name="T58_80"><text:s/></text:span><text:span text:style-name="T58_81">of</text:span><text:span text:style-name="T58_82"><text:s/></text:span><text:span text:style-name="T58_83">our</text:span><text:span text:style-name="T58_84"><text:s/></text:span><text:span text:style-name="T58_85">ability</text:span><text:span text:style-name="T58_86"><text:s/></text:span><text:span text:style-name="T58_87">to</text:span><text:span text:style-name="T58_88"><text:s/></text:span><text:span text:style-name="T58_89">progress</text:span><text:span text:style-name="T58_90"><text:s/></text:span><text:span text:style-name="T58_91">and</text:span><text:span text:style-name="T58_92"><text:s/></text:span><text:span text:style-name="T58_93">is</text:span><text:span text:style-name="T58_94"><text:s/></text:span><text:span text:style-name="T58_95">contingent</text:span><text:span text:style-name="T58_96"><text:s/></text:span><text:span text:style-name="T58_97">on</text:span><text:span text:style-name="T58_98"><text:s/></text:span><text:span text:style-name="T58_99">one</text:span><text:span text:style-name="T58_100"><text:s/></text:span><text:span text:style-name="T58_101">thing</text:span><text:span text:style-name="T58_102"><text:s/></text:span><text:span text:style-name="T58_103">alone</text:span><text:span text:style-name="T58_104">:<text:s/></text:span><text:span text:style-name="T58_105">how</text:span><text:span text:style-name="T58_106"><text:s/></text:span><text:span text:style-name="T58_107">well</text:span><text:span text:style-name="T58_108"><text:s/></text:span><text:span text:style-name="T58_109">we</text:span><text:span text:style-name="T58_110"><text:s/></text:span><text:span text:style-name="T58_111">structure</text:span><text:span text:style-name="T58_112"><text:s/></text:span><text:span text:style-name="T58_113">and</text:span><text:span text:style-name="T58_114"><text:s/></text:span><text:span text:style-name="T58_115">share</text:span><text:span text:style-name="T58_116"><text:s/></text:span><text:span text:style-name="T58_117">information</text:span><text:span text:style-name="T58_118">—</text:span><text:span text:style-name="T58_119">our</text:span><text:span text:style-name="T58_120"><text:s/></text:span><text:span text:style-name="T58_121">openness</text:span><text:span text:style-name="T58_122">.</text:span></text:p>
      <text:p text:style-name="P59"><text:span text:style-name="T59_1">While</text:span><text:span text:style-name="T59_2"><text:s/></text:span><text:span text:style-name="T59_3">those</text:span><text:span text:style-name="T59_4"><text:s/></text:span><text:span text:style-name="T59_5">starry</text:span><text:span text:style-name="T59_6">-</text:span><text:span text:style-name="T59_7">eyed</text:span><text:span text:style-name="T59_8"><text:s/></text:span><text:span text:style-name="T59_9">among</text:span><text:span text:style-name="T59_10"><text:s/></text:span><text:span text:style-name="T59_11">us</text:span><text:span text:style-name="T59_12"><text:s/>(</text:span><text:span text:style-name="T59_13">like</text:span><text:span text:style-name="T59_14"><text:s/></text:span><text:span text:style-name="T59_15">me</text:span><text:span text:style-name="T59_16">)<text:s/></text:span><text:span text:style-name="T59_17">will</text:span><text:span text:style-name="T59_18"><text:s/></text:span><text:span text:style-name="T59_19">continue</text:span><text:span text:style-name="T59_20"><text:s/></text:span><text:span text:style-name="T59_21">to</text:span><text:span text:style-name="T59_22"><text:s/></text:span><text:span text:style-name="T59_23">capitalize</text:span><text:span text:style-name="T59_24"><text:s/></text:span><text:span text:style-name="T59_25">the</text:span><text:span text:style-name="T59_26"><text:s/>“</text:span><text:span text:style-name="T59_27">O</text:span><text:span text:style-name="T59_28">”<text:s/></text:span><text:span text:style-name="T59_29">and</text:span><text:span text:style-name="T59_30"><text:s/></text:span><text:span text:style-name="T59_31">to</text:span><text:span text:style-name="T59_32"><text:s/></text:span><text:span text:style-name="T59_33">cast</text:span><text:span text:style-name="T59_34"><text:s/></text:span><text:span text:style-name="T59_35">Open</text:span><text:span text:style-name="T59_36"><text:s/></text:span><text:span text:style-name="T59_37">as</text:span><text:span text:style-name="T59_38"><text:s/></text:span><text:span text:style-name="T59_39">the</text:span><text:span text:style-name="T59_40"><text:s/></text:span><text:span text:style-name="T59_41">lifestyle</text:span><text:span text:style-name="T59_42"><text:s/></text:span><text:span text:style-name="T59_43">of</text:span><text:span text:style-name="T59_44"><text:s/></text:span><text:span text:style-name="T59_45">the</text:span><text:span text:style-name="T59_46"><text:s/></text:span><text:span text:style-name="T59_47">righteous</text:span><text:span text:style-name="T59_48">—</text:span><text:span text:style-name="T59_49">a</text:span><text:span text:style-name="T59_50"><text:s/></text:span><text:span text:style-name="T59_51">way</text:span><text:span text:style-name="T59_52"><text:s/></text:span><text:span text:style-name="T59_53">of</text:span><text:span text:style-name="T59_54"><text:s/></text:span><text:span text:style-name="T59_55">being</text:span><text:span text:style-name="T59_56"><text:s/></text:span><text:span text:style-name="T59_57">and</text:span><text:span text:style-name="T59_58"><text:s/></text:span><text:span text:style-name="T59_59">a</text:span><text:span text:style-name="T59_60"><text:s/></text:span><text:span text:style-name="T59_61">life</text:span><text:span text:style-name="T59_62"><text:s/></text:span><text:span text:style-name="T59_63">philosophy</text:span><text:span text:style-name="T59_64"><text:s/>—,<text:s/></text:span><text:span text:style-name="T59_65">the</text:span><text:span text:style-name="T59_66"><text:s/></text:span><text:span text:style-name="T59_67">rest</text:span><text:span text:style-name="T59_68"><text:s/></text:span><text:span text:style-name="T59_69">need</text:span><text:span text:style-name="T59_70"><text:s/></text:span><text:span text:style-name="T59_71">only</text:span><text:span text:style-name="T59_72"><text:s/></text:span><text:span text:style-name="T59_73">recognize</text:span><text:span text:style-name="T59_74"><text:s/></text:span><text:span text:style-name="T59_75">that</text:span><text:span text:style-name="T59_76"><text:s/></text:span><text:span text:style-name="T59_77">in</text:span><text:span text:style-name="T59_78"><text:s/></text:span><text:span text:style-name="T59_79">a</text:span><text:span text:style-name="T59_80"><text:s/></text:span><text:span text:style-name="T59_81">world</text:span><text:span text:style-name="T59_82"><text:s/></text:span><text:span text:style-name="T59_83">defined</text:span><text:span text:style-name="T59_84"><text:s/></text:span><text:span text:style-name="T59_85">by</text:span><text:span text:style-name="T59_86"><text:s/></text:span><text:span text:style-name="T59_87">collaboration</text:span><text:span text:style-name="T59_88">,<text:s/></text:span><text:span text:style-name="T59_89">Open</text:span><text:span text:style-name="T59_90"><text:s/></text:span><text:span text:style-name="T59_91">is</text:span><text:span text:style-name="T59_92"><text:s/></text:span><text:span text:style-name="T59_93">king</text:span><text:span text:style-name="T59_94">.</text:span></text:p>
      <text:h text:style-name="P60" text:outline-level="10"><text:bookmark-start text:name="h.q29na1g7qt14"/><text:bookmark-end text:name="h.q29na1g7qt14"/><text:span text:style-name="T60_1">Notes</text:span></text:h>
      <text:h text:style-name="P61" text:outline-level="10"><text:bookmark-start text:name="h.1a9k70j4jexy"/><text:bookmark-end text:name="h.1a9k70j4jexy"/><text:span text:style-name="T61_1">Good</text:span><text:span text:style-name="T61_2"><text:s/></text:span><text:span text:style-name="T61_3">example</text:span><text:span text:style-name="T61_4"><text:s/></text:span><text:span text:style-name="T61_5">of</text:span><text:span text:style-name="T61_6"><text:s/></text:span><text:span text:style-name="T61_7">information</text:span><text:span text:style-name="T61_8"><text:s/></text:span><text:span text:style-name="T61_9">that</text:span><text:span text:style-name="T61_10"><text:s/></text:span><text:span text:style-name="T61_11">should</text:span><text:span text:style-name="T61_12"><text:s/></text:span><text:span text:style-name="T61_13">be</text:span><text:span text:style-name="T61_14"><text:s/></text:span><text:span text:style-name="T61_15">kept</text:span><text:span text:style-name="T61_16"><text:s/></text:span><text:span text:style-name="T61_17">private</text:span><text:span text:style-name="T61_18">:</text:span></text:h>
      <text:list text:style-name="LS2" xml:id="list4">
        <text:list-item>
          <text:p text:style-name="P62"><text:span text:style-name="T62_1">Met</text:span><text:span text:style-name="T62_2"><text:s/></text:span><text:span text:style-name="T62_3">this</text:span><text:span text:style-name="T62_4"><text:s/></text:span><text:span text:style-name="T62_5">guy</text:span><text:span text:style-name="T62_6"><text:s/></text:span><text:span text:style-name="T62_7">the</text:span><text:span text:style-name="T62_8"><text:s/></text:span><text:span text:style-name="T62_9">other</text:span><text:span text:style-name="T62_10"><text:s/></text:span><text:span text:style-name="T62_11">day</text:span><text:span text:style-name="T62_12">,<text:s/></text:span><text:span text:style-name="T62_13">and</text:span><text:span text:style-name="T62_14"><text:s/></text:span><text:span text:style-name="T62_15">to</text:span><text:span text:style-name="T62_16"><text:s/></text:span><text:span text:style-name="T62_17">me</text:span><text:span text:style-name="T62_18">,<text:s/></text:span><text:span text:style-name="T62_19">the</text:span><text:span text:style-name="T62_20"><text:s/></text:span><text:span text:style-name="T62_21">best</text:span><text:span text:style-name="T62_22"><text:s/></text:span><text:span text:style-name="T62_23">way</text:span><text:span text:style-name="T62_24"><text:s/></text:span><text:span text:style-name="T62_25">to</text:span><text:span text:style-name="T62_26"><text:s/></text:span><text:span text:style-name="T62_27">remember</text:span><text:span text:style-name="T62_28"><text:s/></text:span><text:span text:style-name="T62_29">him</text:span><text:span text:style-name="T62_30"><text:s/></text:span><text:span text:style-name="T62_31">in</text:span><text:span text:style-name="T62_32"><text:s/></text:span><text:span text:style-name="T62_33">my</text:span><text:span text:style-name="T62_34"><text:s/></text:span><text:span text:style-name="T62_35">contacts</text:span><text:span text:style-name="T62_36"><text:s/></text:span><text:span text:style-name="T62_37">was</text:span><text:span text:style-name="T62_38"><text:s/>“</text:span><text:span text:style-name="T62_39">Weird</text:span><text:span text:style-name="T62_40">,<text:s/></text:span><text:span text:style-name="T62_41">awkward</text:span><text:span text:style-name="T62_42">,<text:s/></text:span><text:span text:style-name="T62_43">hyper</text:span><text:span text:style-name="T62_44">-</text:span><text:span text:style-name="T62_45">religious</text:span><text:span text:style-name="T62_46"><text:s/></text:span><text:span text:style-name="T62_47">dude</text:span><text:span text:style-name="T62_48">;<text:s/></text:span><text:span text:style-name="T62_49">Christian</text:span><text:span text:style-name="T62_50"><text:s/></text:span><text:span text:style-name="T62_51">musician</text:span><text:span text:style-name="T62_52"><text:s/></text:span><text:span text:style-name="T62_53">and</text:span><text:span text:style-name="T62_54"><text:s/></text:span><text:span text:style-name="T62_55">graphic</text:span><text:span text:style-name="T62_56"><text:s/></text:span><text:span text:style-name="T62_57">artist</text:span><text:span text:style-name="T62_58">;<text:s/></text:span><text:span text:style-name="T62_59">met</text:span><text:span text:style-name="T62_60"><text:s/></text:span><text:span text:style-name="T62_61">at</text:span><text:span text:style-name="T62_62"><text:s/></text:span><text:span text:style-name="T62_63">Loqalus</text:span><text:span text:style-name="T62_64"><text:s/></text:span><text:span text:style-name="T62_65">product</text:span><text:span text:style-name="T62_66"><text:s/></text:span><text:span text:style-name="T62_67">forum</text:span><text:span text:style-name="T62_68"><text:s/></text:span><text:span text:style-name="T62_69">at</text:span><text:span text:style-name="T62_70"><text:s/>1871<text:s/></text:span><text:span text:style-name="T62_71">in</text:span><text:span text:style-name="T62_72"><text:s/></text:span><text:span text:style-name="T62_73">the</text:span><text:span text:style-name="T62_74"><text:s/></text:span><text:span text:style-name="T62_75">evening</text:span><text:span text:style-name="T62_76">.”<text:s/></text:span><text:span text:style-name="T62_77">This</text:span><text:span text:style-name="T62_78"><text:s/></text:span><text:span text:style-name="T62_79">description</text:span><text:span text:style-name="T62_80"><text:s/></text:span><text:span text:style-name="T62_81">is</text:span><text:span text:style-name="T62_82"><text:s/></text:span><text:span text:style-name="T62_83">geared</text:span><text:span text:style-name="T62_84"><text:s/></text:span><text:span text:style-name="T62_85">purely</text:span><text:span text:style-name="T62_86"><text:s/></text:span><text:span text:style-name="T62_87">toward</text:span><text:span text:style-name="T62_88"><text:s/></text:span><text:span text:style-name="T62_89">accessing</text:span><text:span text:style-name="T62_90"><text:s/></text:span><text:span text:style-name="T62_91">my</text:span><text:span text:style-name="T62_92"><text:s/></text:span><text:span text:style-name="T62_93">cluttered</text:span><text:span text:style-name="T62_94"><text:s/></text:span><text:span text:style-name="T62_95">memory</text:span><text:span text:style-name="T62_96"><text:s/></text:span><text:span text:style-name="T62_97">in</text:span><text:span text:style-name="T62_98"><text:s/></text:span><text:span text:style-name="T62_99">the</text:span><text:span text:style-name="T62_100"><text:s/></text:span><text:span text:style-name="T62_101">most</text:span><text:span text:style-name="T62_102"><text:s/></text:span><text:span text:style-name="T62_103">efficient</text:span><text:span text:style-name="T62_104"><text:s/></text:span><text:span text:style-name="T62_105">way</text:span><text:span text:style-name="T62_106">.<text:s/></text:span><text:span text:style-name="T62_107">However</text:span><text:span text:style-name="T62_108">,<text:s/></text:span><text:span text:style-name="T62_109">it</text:span><text:span text:style-name="T62_110"><text:s/></text:span><text:span text:style-name="T62_111">would</text:span><text:span text:style-name="T62_112"><text:s/></text:span><text:span text:style-name="T62_113">probably</text:span><text:span text:style-name="T62_114"><text:s/></text:span><text:span text:style-name="T62_115">be</text:span><text:span text:style-name="T62_116"><text:s/></text:span><text:span text:style-name="T62_117">harmful</text:span><text:span text:style-name="T62_118"><text:s/></text:span><text:span text:style-name="T62_119">to</text:span><text:span text:style-name="T62_120"><text:s/></text:span><text:span text:style-name="T62_121">share</text:span><text:span text:style-name="T62_122"><text:s/></text:span><text:span text:style-name="T62_123">it</text:span><text:span text:style-name="T62_124"><text:s/></text:span><text:span text:style-name="T62_125">with</text:span><text:span text:style-name="T62_126"><text:s/></text:span><text:span text:style-name="T62_127">the</text:span><text:span text:style-name="T62_128"><text:s/></text:span><text:span text:style-name="T62_129">guy</text:span><text:span text:style-name="T62_130"><text:s/>(</text:span><text:span text:style-name="T62_131">at</text:span><text:span text:style-name="T62_132"><text:s/></text:span><text:span text:style-name="T62_133">least</text:span><text:span text:style-name="T62_134"><text:s/></text:span><text:span text:style-name="T62_135">at</text:span><text:span text:style-name="T62_136"><text:s/></text:span><text:span text:style-name="T62_137">first</text:span><text:span text:style-name="T62_138">),<text:s/></text:span><text:span text:style-name="T62_139">since</text:span><text:span text:style-name="T62_140"><text:s/></text:span><text:span text:style-name="T62_141">he</text:span><text:span text:style-name="T62_142"><text:s/></text:span><text:span text:style-name="T62_143">was</text:span><text:span text:style-name="T62_144"><text:s/></text:span><text:span text:style-name="T62_145">a</text:span><text:span text:style-name="T62_146"><text:s/></text:span><text:span text:style-name="T62_147">good</text:span><text:span text:style-name="T62_148">,<text:s/></text:span><text:span text:style-name="T62_149">nice</text:span><text:span text:style-name="T62_150"><text:s/></text:span><text:span text:style-name="T62_151">guy</text:span><text:span text:style-name="T62_152"><text:s/></text:span><text:span text:style-name="T62_153">and</text:span><text:span text:style-name="T62_154"><text:s/></text:span><text:span text:style-name="T62_155">we</text:span><text:span text:style-name="T62_156"><text:s/></text:span><text:span text:style-name="T62_157">may</text:span><text:span text:style-name="T62_158"><text:s/></text:span><text:span text:style-name="T62_159">still</text:span><text:span text:style-name="T62_160"><text:s/></text:span><text:span text:style-name="T62_161">find</text:span><text:span text:style-name="T62_162"><text:s/></text:span><text:span text:style-name="T62_163">constructive</text:span><text:span text:style-name="T62_164"><text:s/></text:span><text:span text:style-name="T62_165">ways</text:span><text:span text:style-name="T62_166"><text:s/></text:span><text:span text:style-name="T62_167">to</text:span><text:span text:style-name="T62_168"><text:s/></text:span><text:span text:style-name="T62_169">collaborate</text:span><text:span text:style-name="T62_170">.<text:s/></text:span><text:span text:style-name="T62_171">This</text:span><text:span text:style-name="T62_172"><text:s/></text:span><text:span text:style-name="T62_173">is</text:span><text:span text:style-name="T62_174"><text:s/></text:span><text:span text:style-name="T62_175">a</text:span><text:span text:style-name="T62_176"><text:s/></text:span><text:span text:style-name="T62_177">legitimate</text:span><text:span text:style-name="T62_178"><text:s/></text:span><text:span text:style-name="T62_179">example</text:span><text:span text:style-name="T62_180"><text:s/></text:span><text:span text:style-name="T62_181">of</text:span><text:span text:style-name="T62_182"><text:s/></text:span><text:span text:style-name="T62_183">information</text:span><text:span text:style-name="T62_184"><text:s/></text:span><text:span text:style-name="T62_185">that</text:span><text:span text:style-name="T62_186"><text:s/></text:span><text:span text:style-name="T62_187">should</text:span><text:span text:style-name="T62_188"><text:s/></text:span><text:span text:style-name="T62_189">be</text:span><text:span text:style-name="T62_190"><text:s/></text:span><text:span text:style-name="T62_191">kept</text:span><text:span text:style-name="T62_192"><text:s/></text:span><text:span text:style-name="T62_193">private</text:span><text:span text:style-name="T62_194"><text:s/></text:span><text:span text:style-name="T62_195">until</text:span><text:span text:style-name="T62_196"><text:s/></text:span><text:span text:style-name="T62_197">a</text:span><text:span text:style-name="T62_198"><text:s/></text:span><text:span text:style-name="T62_199">relationship</text:span><text:span text:style-name="T62_200"><text:s/></text:span><text:span text:style-name="T62_201">strong</text:span><text:span text:style-name="T62_202"><text:s/></text:span><text:span text:style-name="T62_203">enough</text:span><text:span text:style-name="T62_204"><text:s/></text:span><text:span text:style-name="T62_205">to</text:span><text:span text:style-name="T62_206"><text:s/></text:span><text:span text:style-name="T62_207">endure</text:span><text:span text:style-name="T62_208"><text:s/></text:span><text:span text:style-name="T62_209">it</text:span><text:span text:style-name="T62_210"><text:s/></text:span><text:span text:style-name="T62_211">exists</text:span><text:span text:style-name="T62_212">.</text:span></text:p>
        </text:list-item>
      </text:list>
      <text:h text:style-name="P63" text:outline-level="10"><text:bookmark-start text:name="h.qu9yqjqg1665"/><text:bookmark-end text:name="h.qu9yqjqg1665"/><text:span text:style-name="T63_1">Interesting</text:span><text:span text:style-name="T63_2"><text:s/></text:span><text:span text:style-name="T63_3">points</text:span></text:h>
      <text:list text:style-name="LS3" xml:id="list5">
        <text:list-item>
          <text:p text:style-name="P64"><text:span text:style-name="T64_1">Knowledge</text:span><text:span text:style-name="T64_2"><text:s/></text:span><text:span text:style-name="T64_3">workers</text:span><text:span text:style-name="T64_4"><text:s/></text:span><text:span text:style-name="T64_5">are</text:span><text:span text:style-name="T64_6"><text:s/></text:span><text:span text:style-name="T64_7">not</text:span><text:span text:style-name="T64_8"><text:s/></text:span><text:span text:style-name="T64_9">assets</text:span><text:span text:style-name="T64_10"><text:s/></text:span><text:span text:style-name="T64_11">because</text:span><text:span text:style-name="T64_12"><text:s/></text:span><text:span text:style-name="T64_13">you</text:span><text:span text:style-name="T64_14"><text:s/></text:span><text:span text:style-name="T64_15">don</text:span><text:span text:style-name="T64_16">’</text:span><text:span text:style-name="T64_17">t</text:span><text:span text:style-name="T64_18"><text:s/></text:span><text:span text:style-name="T64_19">own</text:span><text:span text:style-name="T64_20"><text:s/></text:span><text:span text:style-name="T64_21">them</text:span><text:span text:style-name="T64_22">.<text:s/></text:span><text:span text:style-name="T64_23">They</text:span><text:span text:style-name="T64_24"><text:s/></text:span><text:span text:style-name="T64_25">represent</text:span><text:span text:style-name="T64_26"><text:s/></text:span><text:span text:style-name="T64_27">monetary</text:span><text:span text:style-name="T64_28"><text:s/></text:span><text:span text:style-name="T64_29">investments</text:span><text:span text:style-name="T64_30"><text:s/></text:span><text:span text:style-name="T64_31">which</text:span><text:span text:style-name="T64_32"><text:s/></text:span><text:span text:style-name="T64_33">you</text:span><text:span text:style-name="T64_34"><text:s/></text:span><text:span text:style-name="T64_35">must</text:span><text:span text:style-name="T64_36"><text:s/></text:span><text:span text:style-name="T64_37">recuperate</text:span><text:span text:style-name="T64_38">.</text:span></text:p>
        </text:list-item>
        <text:list-item>
          <text:p text:style-name="P65"><text:span text:style-name="T65_1">What</text:span><text:span text:style-name="T65_2"><text:s/></text:span><text:span text:style-name="T65_3">are</text:span><text:span text:style-name="T65_4"><text:s/></text:span><text:span text:style-name="T65_5">the</text:span><text:span text:style-name="T65_6"><text:s/></text:span><text:span text:style-name="T65_7">earth</text:span><text:span text:style-name="T65_8"><text:s/></text:span><text:span text:style-name="T65_9">movers</text:span><text:span text:style-name="T65_10"><text:s/></text:span><text:span text:style-name="T65_11">and</text:span><text:span text:style-name="T65_12"><text:s/></text:span><text:span text:style-name="T65_13">chainsaws</text:span><text:span text:style-name="T65_14"><text:s/></text:span><text:span text:style-name="T65_15">of</text:span><text:span text:style-name="T65_16"><text:s/></text:span><text:span text:style-name="T65_17">a</text:span><text:span text:style-name="T65_18"><text:s/></text:span><text:span text:style-name="T65_19">knowledge</text:span><text:span text:style-name="T65_20"><text:s/></text:span><text:span text:style-name="T65_21">economy</text:span><text:span text:style-name="T65_22">,<text:s/></text:span><text:span text:style-name="T65_23">though</text:span><text:span text:style-name="T65_24">?<text:s/></text:span><text:span text:style-name="T65_25">In</text:span><text:span text:style-name="T65_26"><text:s/></text:span><text:span text:style-name="T65_27">short</text:span><text:span text:style-name="T65_28">,<text:s/></text:span><text:span text:style-name="T65_29">they</text:span><text:span text:style-name="T65_30"><text:s/></text:span><text:span text:style-name="T65_31">are</text:span><text:span text:style-name="T65_32"><text:s/></text:span><text:span text:style-name="T65_33">the</text:span><text:span text:style-name="T65_34"><text:s/></text:span><text:span text:style-name="T65_35">workers</text:span><text:span text:style-name="T65_36"><text:s/></text:span><text:span text:style-name="T65_37">themselves</text:span><text:span text:style-name="T65_38">—</text:span><text:span text:style-name="T65_39">the</text:span><text:span text:style-name="T65_40"><text:s/></text:span><text:span text:style-name="T65_41">minds</text:span><text:span text:style-name="T65_42">,<text:s/></text:span><text:span text:style-name="T65_43">ambitions</text:span><text:span text:style-name="T65_44"><text:s/></text:span><text:span text:style-name="T65_45">and</text:span><text:span text:style-name="T65_46"><text:s/></text:span><text:span text:style-name="T65_47">productive</text:span><text:span text:style-name="T65_48"><text:s/></text:span><text:span text:style-name="T65_49">drives</text:span><text:span text:style-name="T65_50"><text:s/></text:span><text:span text:style-name="T65_51">they</text:span><text:span text:style-name="T65_52"><text:s/></text:span><text:span text:style-name="T65_53">possess</text:span><text:span text:style-name="T65_54">.<text:s/></text:span><text:span text:style-name="T65_55">Any</text:span><text:span text:style-name="T65_56"><text:s/></text:span><text:span text:style-name="T65_57">good</text:span><text:span text:style-name="T65_58"><text:s/></text:span><text:span text:style-name="T65_59">manager</text:span><text:span text:style-name="T65_60"><text:s/></text:span><text:span text:style-name="T65_61">will</text:span><text:span text:style-name="T65_62"><text:s/></text:span><text:span text:style-name="T65_63">know</text:span><text:span text:style-name="T65_64"><text:s/></text:span><text:span text:style-name="T65_65">that</text:span><text:span text:style-name="T65_66"><text:s/></text:span><text:span text:style-name="T65_67">capital</text:span><text:span text:style-name="T65_68"><text:s/></text:span><text:span text:style-name="T65_69">investments</text:span><text:span text:style-name="T65_70"><text:s/></text:span><text:span text:style-name="T65_71">in</text:span><text:span text:style-name="T65_72"><text:s/></text:span><text:span text:style-name="T65_73">a</text:span><text:span text:style-name="T65_74"><text:s/></text:span><text:span text:style-name="T65_75">knowledge</text:span><text:span text:style-name="T65_76"><text:s/></text:span><text:span text:style-name="T65_77">economy</text:span><text:span text:style-name="T65_78"><text:s/></text:span><text:span text:style-name="T65_79">go</text:span><text:span text:style-name="T65_80"><text:s/></text:span><text:span text:style-name="T65_81">to</text:span><text:span text:style-name="T65_82"><text:s/></text:span><text:span text:style-name="T65_83">education</text:span><text:span text:style-name="T65_84">,<text:s/></text:span><text:span text:style-name="T65_85">capacity</text:span><text:span text:style-name="T65_86"><text:s/></text:span><text:span text:style-name="T65_87">building</text:span><text:span text:style-name="T65_88"><text:s/></text:span><text:span text:style-name="T65_89">and</text:span><text:span text:style-name="T65_90"><text:s/></text:span><text:span text:style-name="T65_91">culture</text:span><text:span text:style-name="T65_92">—</text:span><text:span text:style-name="T65_93">intangibles</text:span><text:span text:style-name="T65_94"><text:s/></text:span><text:span text:style-name="T65_95">that</text:span><text:span text:style-name="T65_96"><text:s/></text:span><text:span text:style-name="T65_97">represent</text:span><text:span text:style-name="T65_98"><text:s/></text:span><text:span text:style-name="T65_99">a</text:span><text:span text:style-name="T65_100"><text:s/></text:span><text:span text:style-name="T65_101">cost</text:span><text:span text:style-name="T65_102"><text:s/></text:span><text:span text:style-name="T65_103">to</text:span><text:span text:style-name="T65_104"><text:s/></text:span><text:span text:style-name="T65_105">the</text:span><text:span text:style-name="T65_106"><text:s/></text:span><text:span text:style-name="T65_107">business</text:span><text:span text:style-name="T65_108"><text:s/></text:span><text:span text:style-name="T65_109">and</text:span><text:span text:style-name="T65_110"><text:s/></text:span><text:span text:style-name="T65_111">a</text:span><text:span text:style-name="T65_112"><text:s/></text:span><text:span text:style-name="T65_113">gain</text:span><text:span text:style-name="T65_114"><text:s/></text:span><text:span text:style-name="T65_115">for</text:span><text:span text:style-name="T65_116"><text:s/></text:span><text:span text:style-name="T65_117">the</text:span><text:span text:style-name="T65_118"><text:s/></text:span><text:span text:style-name="T65_119">employee</text:span><text:span text:style-name="T65_120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keep-with-next="always" fo:keep-together="always" style:writing-mode="lr-tb"/>
      <style:text-properties fo:color="#999999" style:font-name="Trebuchet MS" style:font-name-asian="Trebuchet MS" style:font-name-complex="Trebuchet MS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